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Ebced.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miri Quran Colored" svg:font-family="'Amiri Quran Colored'"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Devanagari" svg:font-family="'Noto Sans Devanagari'" style:font-family-generic="system" style:font-pitch="variable"/>
    <style:font-face style:name="Noto Sans UI" svg:font-family="'Noto Sans U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658cm"/>
    </style:style>
    <style:style style:name="co2" style:family="table-column">
      <style:table-column-properties fo:break-before="auto" style:column-width="7.114cm"/>
    </style:style>
    <style:style style:name="co3" style:family="table-column">
      <style:table-column-properties fo:break-before="auto" style:column-width="2.258cm"/>
    </style:style>
    <style:style style:name="co4" style:family="table-column">
      <style:table-column-properties fo:break-before="auto" style:column-width="4.475cm"/>
    </style:style>
    <style:style style:name="ro1" style:family="table-row">
      <style:table-row-properties style:row-height="0.452cm" fo:break-before="auto" style:use-optimal-row-height="true"/>
    </style:style>
    <style:style style:name="ro2" style:family="table-row">
      <style:table-row-properties style:row-height="1.266cm" fo:break-before="auto" style:use-optimal-row-height="false"/>
    </style:style>
    <style:style style:name="ro3" style:family="table-row">
      <style:table-row-properties style:row-height="0.894cm" fo:break-before="auto" style:use-optimal-row-height="true"/>
    </style:style>
    <style:style style:name="ro4" style:family="table-row">
      <style:table-row-properties style:row-height="1.737cm" fo:break-before="auto" style:use-optimal-row-height="true"/>
    </style:style>
    <style:style style:name="ro5" style:family="table-row">
      <style:table-row-properties style:row-height="2.579cm" fo:break-before="auto" style:use-optimal-row-height="true"/>
    </style:style>
    <style:style style:name="ro6" style:family="table-row">
      <style:table-row-properties style:row-height="3.422cm" fo:break-before="auto" style:use-optimal-row-height="true"/>
    </style:style>
    <style:style style:name="ro7" style:family="table-row">
      <style:table-row-properties style:row-height="1.381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border="1.5pt solid #000000" style:vertical-align="middle"/>
      <style:paragraph-properties fo:text-align="center" fo:margin-left="0cm"/>
    </style:style>
    <style:style style:name="ce5" style:family="table-cell" style:parent-style-name="Default">
      <style:table-cell-properties style:text-align-source="fix" style:repeat-content="false" fo:border="1.5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fo:border="1.5pt solid #000000" style:vertical-align="middle"/>
      <style:paragraph-properties fo:text-align="center" fo:margin-left="0cm"/>
      <style:text-properties style:font-name="Arial" fo:font-size="18pt" style:font-size-asian="18pt" style:font-name-complex="Arial" style:font-size-complex="18pt"/>
    </style:style>
    <style:style style:name="ce4" style:family="table-cell" style:parent-style-name="Default">
      <style:table-cell-properties style:text-align-source="fix" style:repeat-content="false" style:vertical-align="middle"/>
      <style:paragraph-properties fo:text-align="center" fo:margin-left="0cm"/>
    </style:style>
    <style:style style:name="ce19"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style:text-align-source="fix" style:repeat-content="false" fo:border="1.5pt solid #000000" style:vertical-align="middle"/>
      <style:paragraph-properties fo:text-align="center" fo:margin-left="0cm"/>
      <style:text-properties style:font-name="Arial" style:font-name-complex="Amiri Quran Colored"/>
    </style:style>
    <style:style style:name="ce7" style:family="table-cell" style:parent-style-name="Default">
      <style:table-cell-properties style:text-align-source="fix" style:repeat-content="false" style:vertical-align="middle"/>
      <style:paragraph-properties fo:text-align="center" fo:margin-left="0cm"/>
      <style:text-properties fo:font-size="18pt" style:font-size-asian="18pt" style:font-size-complex="18pt"/>
    </style:style>
    <style:style style:name="ce8" style:family="table-cell" style:parent-style-name="Default">
      <style:table-cell-properties fo:background-color="#f9cfb5" style:text-align-source="fix" style:repeat-content="false" fo:border="1.5pt solid #000000" style:vertical-align="middle"/>
      <style:paragraph-properties fo:text-align="center" fo:margin-left="0cm"/>
      <style:text-properties fo:font-weight="bold" style:font-weight-asian="bold" style:font-weight-complex="bold"/>
    </style:style>
    <style:style style:name="ce9" style:family="table-cell" style:parent-style-name="Default">
      <style:table-cell-properties fo:background-color="#f9cfb5" style:text-align-source="fix" style:repeat-content="false" fo:border="1.5pt solid #000000" style:vertical-align="middle"/>
      <style:paragraph-properties fo:text-align="center" fo:margin-left="0cm"/>
    </style:style>
    <style:style style:name="ce10" style:family="table-cell" style:parent-style-name="Default">
      <style:table-cell-properties style:text-align-source="fix" style:repeat-content="false" style:vertical-align="middle"/>
      <style:paragraph-properties fo:text-align="center" fo:margin-left="0cm"/>
      <style:text-properties style:font-name="Amiri Quran Colored" fo:font-size="15pt" style:font-size-asian="15pt" style:font-name-complex="Amiri Quran Colored" style:font-size-complex="15pt"/>
    </style:style>
    <style:style style:name="ce1" style:family="table-cell" style:parent-style-name="Default">
      <style:table-cell-properties style:text-align-source="fix" style:repeat-content="false" fo:border="1.5pt solid #000000" style:vertical-align="middle"/>
      <style:paragraph-properties fo:text-align="center" fo:margin-left="0cm"/>
    </style:style>
    <style:style style:name="ce11" style:family="table-cell" style:parent-style-name="Default">
      <style:table-cell-properties fo:background-color="#00a0fc" style:text-align-source="fix" style:repeat-content="false" fo:border="1.5pt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fo:background-color="#00a0fc" style:text-align-source="fix" style:repeat-content="false" fo:border="1.5pt solid #000000" style:vertical-align="middle"/>
      <style:paragraph-properties fo:text-align="center" fo:margin-left="0cm"/>
    </style:style>
    <style:style style:name="ce13" style:family="table-cell" style:parent-style-name="Default">
      <style:table-cell-properties fo:background-color="#ccf4c6" style:text-align-source="fix" style:repeat-content="false" fo:border="1.5pt solid #000000" style:vertical-align="middle"/>
      <style:paragraph-properties fo:text-align="center" fo:margin-left="0cm"/>
      <style:text-properties fo:font-weight="bold" style:font-weight-asian="bold" style:font-weight-complex="bold"/>
    </style:style>
    <style:style style:name="ce14" style:family="table-cell" style:parent-style-name="Default">
      <style:table-cell-properties fo:background-color="#ccf4c6" style:text-align-source="fix" style:repeat-content="false" fo:border="1.5pt solid #000000" style:vertical-align="middle"/>
      <style:paragraph-properties fo:text-align="center" fo:margin-left="0cm"/>
    </style:style>
    <style:style style:name="ce15" style:family="table-cell" style:parent-style-name="Default">
      <style:table-cell-properties style:text-align-source="fix" style:repeat-content="false" fo:border="1.5pt solid #000000" style:vertical-align="middle"/>
      <style:paragraph-properties fo:text-align="center" fo:margin-left="0cm"/>
      <style:text-properties fo:color="#023f62" fo:font-weight="bold" style:font-weight-asian="bold" style:font-weight-complex="bold"/>
    </style:style>
    <style:style style:name="ce16" style:family="table-cell" style:parent-style-name="Default">
      <style:table-cell-properties style:text-align-source="fix" style:repeat-content="false" fo:border="1.5pt solid #000000" style:vertical-align="middle"/>
      <style:paragraph-properties fo:text-align="center" fo:margin-left="0cm"/>
      <style:text-properties fo:color="#023f62"/>
    </style:style>
    <style:style style:name="ce32" style:family="table-cell" style:parent-style-name="Default">
      <style:table-cell-properties style:text-align-source="fix" style:repeat-content="false" fo:wrap-option="wrap" fo:border="1.5pt solid #000000" style:vertical-align="middle"/>
      <style:paragraph-properties fo:text-align="center" fo:margin-left="0cm"/>
      <style:text-properties style:font-name-complex="Amiri Quran Colored"/>
    </style:style>
    <style:style style:name="ce34" style:family="table-cell" style:parent-style-name="Default">
      <style:table-cell-properties style:text-align-source="fix" style:repeat-content="false" fo:wrap-option="wrap" fo:border="1.5pt solid #000000" style:vertical-align="middle"/>
      <style:paragraph-properties fo:text-align="center" fo:margin-left="0cm"/>
      <style:text-properties fo:font-weight="bold" style:font-weight-asian="bold" style:font-name-complex="Amiri Quran Colored" style:font-weight-complex="bold"/>
    </style:style>
    <style:style style:name="ce35" style:family="table-cell" style:parent-style-name="Default">
      <style:table-cell-properties style:text-align-source="fix" style:repeat-content="false" fo:wrap-option="wrap" style:vertical-align="middle"/>
      <style:paragraph-properties fo:text-align="center" fo:margin-left="0cm"/>
      <style:text-properties style:font-name-complex="Amiri Quran Colore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BUNI&quot;;&quot;HUSEYNI&quot;;&quot;ARABI&quot;;&quot;GENEL&quot;)" table:allow-empty-cell="true" table:display-list="unsorted" table:base-cell-address="Kadir.A1">
          <table:error-message table:message-type="stop" table:display="true"/>
        </table:content-validation>
        <table:content-validation table:name="val2" table:condition="of:cell-content-is-in-list(&quot;BUNI&quot;;&quot;HUSEYNI&quot;;&quot;ARABI&quot;;&quot;GENEL&quot;)" table:allow-empty-cell="true" table:display-list="unsorted" table:base-cell-address="Kadir.B2">
          <table:error-message table:message-type="stop" table:display="true"/>
        </table:content-validation>
      </table:content-validations>
      <table:table table:name="Kadir" table:style-name="ta1">
        <table:table-column table:style-name="co1" table:default-cell-style-name="ce19"/>
        <table:table-column table:style-name="co2" table:default-cell-style-name="ce19"/>
        <table:table-column table:style-name="co3" table:number-columns-repeated="1022" table:default-cell-style-name="Default"/>
        <table:table-row table:style-name="ro1">
          <table:table-cell table:style-name="ce2" table:content-validation-name="val1" office:value-type="string" calcext:value-type="string" table:number-columns-spanned="2" table:number-rows-spanned="2">
            <text:p>GENEL</text:p>
          </table:table-cell>
          <table:covered-table-cell table:style-name="ce2"/>
          <table:table-cell table:style-name="ce2" office:value-type="string" calcext:value-type="string" table:number-columns-spanned="5" table:number-rows-spanned="1">
            <text:p>Ebced</text:p>
          </table:table-cell>
          <table:covered-table-cell table:number-columns-repeated="4" table:style-name="ce2"/>
          <table:table-cell table:style-name="ce2" office:value-type="string" calcext:value-type="string" table:number-columns-spanned="5" table:number-rows-spanned="1">
            <text:p>Mağribi Ebced</text:p>
          </table:table-cell>
          <table:covered-table-cell table:number-columns-repeated="4" table:style-name="ce2"/>
          <table:table-cell table:style-name="ce19" table:number-columns-repeated="1012"/>
        </table:table-row>
        <table:table-row table:style-name="ro2">
          <table:covered-table-cell table:style-name="ce5"/>
          <table:covered-table-cell table:style-name="ce5" table:content-validation-name="val2"/>
          <table:table-cell table:style-name="ce8" office:value-type="string" calcext:value-type="string">
            <text:p>Ateş</text:p>
          </table:table-cell>
          <table:table-cell table:style-name="ce5" office:value-type="string" calcext:value-type="string">
            <text:p>Hava</text:p>
          </table:table-cell>
          <table:table-cell table:style-name="ce11" office:value-type="string" calcext:value-type="string">
            <text:p>Su</text:p>
          </table:table-cell>
          <table:table-cell table:style-name="ce13" office:value-type="string" calcext:value-type="string">
            <text:p>Toprak</text:p>
          </table:table-cell>
          <table:table-cell table:style-name="ce15" office:value-type="string" calcext:value-type="string">
            <text:p>Toplam</text:p>
          </table:table-cell>
          <table:table-cell table:style-name="ce8" office:value-type="string" calcext:value-type="string">
            <text:p>Ateş</text:p>
          </table:table-cell>
          <table:table-cell table:style-name="ce5" office:value-type="string" calcext:value-type="string">
            <text:p>Hava</text:p>
          </table:table-cell>
          <table:table-cell table:style-name="ce11" office:value-type="string" calcext:value-type="string">
            <text:p>Su</text:p>
          </table:table-cell>
          <table:table-cell table:style-name="ce13" office:value-type="string" calcext:value-type="string">
            <text:p>Toprak</text:p>
          </table:table-cell>
          <table:table-cell table:style-name="ce15" office:value-type="string" calcext:value-type="string">
            <text:p>Toplam</text:p>
          </table:table-cell>
          <table:table-cell table:number-columns-repeated="1012"/>
        </table:table-row>
        <table:table-row table:style-name="ro2">
          <table:table-cell table:style-name="ce3" office:value-type="float" office:value="1" calcext:value-type="float">
            <text:p>1</text:p>
          </table:table-cell>
          <table:table-cell table:style-name="ce6" office:value-type="string" calcext:value-type="string">
            <text:p>إِنَّا أَنْزَلْنَاهُ فِي لَيْلَةِ الْقَدْرِ</text:p>
          </table:table-cell>
          <table:table-cell table:style-name="ce9" table:formula="of:=VALUE(ABJAD(UNSUR([.$B3];1;0;1;[.$A$1]);1;1))" office:value-type="float" office:value="205" calcext:value-type="float">
            <text:p>205</text:p>
          </table:table-cell>
          <table:table-cell table:style-name="ce1" table:formula="of:=VALUE(ABJAD(UNSUR([.$B3];1;1;1;[.$A$1]);1;1))" office:value-type="float" office:value="157" calcext:value-type="float">
            <text:p>157</text:p>
          </table:table-cell>
          <table:table-cell table:style-name="ce12" table:formula="of:=VALUE(ABJAD(UNSUR([.$B3];1;2;1;[.$A$1]);1;1))" office:value-type="float" office:value="184" calcext:value-type="float">
            <text:p>184</text:p>
          </table:table-cell>
          <table:table-cell table:style-name="ce14" table:formula="of:=VALUE(ABJAD(UNSUR([.$B3];1;3;1;[.$A$1]);1;1))" office:value-type="float" office:value="150" calcext:value-type="float">
            <text:p>150</text:p>
          </table:table-cell>
          <table:table-cell table:style-name="ce16" table:formula="of:=VALUE(ABJAD([.$B3];1;1))" office:value-type="float" office:value="696" calcext:value-type="float">
            <text:p>696</text:p>
          </table:table-cell>
          <table:table-cell table:style-name="ce9" table:formula="of:=VALUE(ABJAD(UNSUR([.$B3];1;0;1;[.$A$1]);7;1))" office:value-type="float" office:value="205" calcext:value-type="float">
            <text:p>205</text:p>
          </table:table-cell>
          <table:table-cell table:style-name="ce1" table:formula="of:=VALUE(ABJAD(UNSUR([.$B3];1;1;1;[.$A$1]);7;1))" office:value-type="float" office:value="157" calcext:value-type="float">
            <text:p>157</text:p>
          </table:table-cell>
          <table:table-cell table:style-name="ce12" table:formula="of:=VALUE(ABJAD(UNSUR([.$B3];1;2;1;[.$A$1]);7;1))" office:value-type="float" office:value="184" calcext:value-type="float">
            <text:p>184</text:p>
          </table:table-cell>
          <table:table-cell table:style-name="ce14" table:formula="of:=VALUE(ABJAD(UNSUR([.$B3];1;3;1;[.$A$1]);7;1))" office:value-type="float" office:value="150" calcext:value-type="float">
            <text:p>150</text:p>
          </table:table-cell>
          <table:table-cell table:style-name="ce16" table:formula="of:=VALUE(ABJAD([.$B3];7;1))" office:value-type="float" office:value="696" calcext:value-type="float">
            <text:p>696</text:p>
          </table:table-cell>
          <table:table-cell table:number-columns-repeated="1012"/>
        </table:table-row>
        <table:table-row table:style-name="ro2">
          <table:table-cell table:style-name="ce3" office:value-type="float" office:value="2" calcext:value-type="float">
            <text:p>2</text:p>
          </table:table-cell>
          <table:table-cell table:style-name="ce6" office:value-type="string" calcext:value-type="string">
            <text:p>وَمَا أَدْرَاكَ مَا لَيْلَةُ الْقَدْرِ</text:p>
          </table:table-cell>
          <table:table-cell table:style-name="ce9" table:formula="of:=VALUE(ABJAD(UNSUR([.$B4];1;0;1;[.$A$1]);1;1))" office:value-type="float" office:value="405" calcext:value-type="float">
            <text:p>405</text:p>
          </table:table-cell>
          <table:table-cell table:style-name="ce1" table:formula="of:=VALUE(ABJAD(UNSUR([.$B4];1;1;1;[.$A$1]);1;1))" office:value-type="float" office:value="105" calcext:value-type="float">
            <text:p>105</text:p>
          </table:table-cell>
          <table:table-cell table:style-name="ce12" table:formula="of:=VALUE(ABJAD(UNSUR([.$B4];1;2;1;[.$A$1]);1;1))" office:value-type="float" office:value="128" calcext:value-type="float">
            <text:p>128</text:p>
          </table:table-cell>
          <table:table-cell table:style-name="ce14" table:formula="of:=VALUE(ABJAD(UNSUR([.$B4];1;3;1;[.$A$1]);1;1))" office:value-type="float" office:value="86" calcext:value-type="float">
            <text:p>86</text:p>
          </table:table-cell>
          <table:table-cell table:style-name="ce16" table:formula="of:=VALUE(ABJAD([.$B4];1;1))" office:value-type="float" office:value="724" calcext:value-type="float">
            <text:p>724</text:p>
          </table:table-cell>
          <table:table-cell table:style-name="ce9" table:formula="of:=VALUE(ABJAD(UNSUR([.$B4];1;0;1;[.$A$1]);7;1))" office:value-type="float" office:value="405" calcext:value-type="float">
            <text:p>405</text:p>
          </table:table-cell>
          <table:table-cell table:style-name="ce1" table:formula="of:=VALUE(ABJAD(UNSUR([.$B4];1;1;1;[.$A$1]);7;1))" office:value-type="float" office:value="105" calcext:value-type="float">
            <text:p>105</text:p>
          </table:table-cell>
          <table:table-cell table:style-name="ce12" table:formula="of:=VALUE(ABJAD(UNSUR([.$B4];1;2;1;[.$A$1]);7;1))" office:value-type="float" office:value="128" calcext:value-type="float">
            <text:p>128</text:p>
          </table:table-cell>
          <table:table-cell table:style-name="ce14" table:formula="of:=VALUE(ABJAD(UNSUR([.$B4];1;3;1;[.$A$1]);7;1))" office:value-type="float" office:value="86" calcext:value-type="float">
            <text:p>86</text:p>
          </table:table-cell>
          <table:table-cell table:style-name="ce16" table:formula="of:=VALUE(ABJAD([.$B4];7;1))" office:value-type="float" office:value="724" calcext:value-type="float">
            <text:p>724</text:p>
          </table:table-cell>
          <table:table-cell table:number-columns-repeated="1012"/>
        </table:table-row>
        <table:table-row table:style-name="ro2">
          <table:table-cell table:style-name="ce3" office:value-type="float" office:value="3" calcext:value-type="float">
            <text:p>3</text:p>
          </table:table-cell>
          <table:table-cell table:style-name="ce6" office:value-type="string" calcext:value-type="string">
            <text:p>لَيْلَةُ الْقَدْرِ خَيْرٌ مِنْ أَلْفِ شَهْرٍ</text:p>
          </table:table-cell>
          <table:table-cell table:style-name="ce9" table:formula="of:=VALUE(ABJAD(UNSUR([.$B5];1;0;1;[.$A$1]);1;1))" office:value-type="float" office:value="1202" calcext:value-type="float">
            <text:p>1202</text:p>
          </table:table-cell>
          <table:table-cell table:style-name="ce1" table:formula="of:=VALUE(ABJAD(UNSUR([.$B5];1;1;1;[.$A$1]);1;1))" office:value-type="float" office:value="150" calcext:value-type="float">
            <text:p>150</text:p>
          </table:table-cell>
          <table:table-cell table:style-name="ce12" table:formula="of:=VALUE(ABJAD(UNSUR([.$B5];1;2;1;[.$A$1]);1;1))" office:value-type="float" office:value="484" calcext:value-type="float">
            <text:p>484</text:p>
          </table:table-cell>
          <table:table-cell table:style-name="ce14" table:formula="of:=VALUE(ABJAD(UNSUR([.$B5];1;3;1;[.$A$1]);1;1))" office:value-type="float" office:value="90" calcext:value-type="float">
            <text:p>90</text:p>
          </table:table-cell>
          <table:table-cell table:style-name="ce16" table:formula="of:=VALUE(ABJAD([.$B5];1;1))" office:value-type="float" office:value="1926" calcext:value-type="float">
            <text:p>1926</text:p>
          </table:table-cell>
          <table:table-cell table:style-name="ce9" table:formula="of:=VALUE(ABJAD(UNSUR([.$B5];1;0;1;[.$A$1]);7;1))" office:value-type="float" office:value="1202" calcext:value-type="float">
            <text:p>1202</text:p>
          </table:table-cell>
          <table:table-cell table:style-name="ce1" table:formula="of:=VALUE(ABJAD(UNSUR([.$B5];1;1;1;[.$A$1]);7;1))" office:value-type="float" office:value="150" calcext:value-type="float">
            <text:p>150</text:p>
          </table:table-cell>
          <table:table-cell table:style-name="ce12" table:formula="of:=VALUE(ABJAD(UNSUR([.$B5];1;2;1;[.$A$1]);7;1))" office:value-type="float" office:value="1184" calcext:value-type="float">
            <text:p>1184</text:p>
          </table:table-cell>
          <table:table-cell table:style-name="ce14" table:formula="of:=VALUE(ABJAD(UNSUR([.$B5];1;3;1;[.$A$1]);7;1))" office:value-type="float" office:value="90" calcext:value-type="float">
            <text:p>90</text:p>
          </table:table-cell>
          <table:table-cell table:style-name="ce16" table:formula="of:=VALUE(ABJAD([.$B5];7;1))" office:value-type="float" office:value="2626" calcext:value-type="float">
            <text:p>2626</text:p>
          </table:table-cell>
          <table:table-cell table:number-columns-repeated="1012"/>
        </table:table-row>
        <table:table-row table:style-name="ro2">
          <table:table-cell table:style-name="ce3" office:value-type="float" office:value="4" calcext:value-type="float">
            <text:p>4</text:p>
          </table:table-cell>
          <table:table-cell table:style-name="ce6" office:value-type="string" calcext:value-type="string">
            <text:p>تَنَزَّلُ الْمَلَائِكَةُ وَالرُّوحُ فِيهَا بِإِذْنِ رَبِّهِمْ مِنْ كُلِّ أَمْرٍ</text:p>
          </table:table-cell>
          <table:table-cell table:style-name="ce9" table:formula="of:=VALUE(ABJAD(UNSUR([.$B6];1;0;1;[.$A$1]);1;1))" office:value-type="float" office:value="611" calcext:value-type="float">
            <text:p>611</text:p>
          </table:table-cell>
          <table:table-cell table:style-name="ce1" table:formula="of:=VALUE(ABJAD(UNSUR([.$B6];1;1;1;[.$A$1]);1;1))" office:value-type="float" office:value="200" calcext:value-type="float">
            <text:p>200</text:p>
          </table:table-cell>
          <table:table-cell table:style-name="ce12" table:formula="of:=VALUE(ABJAD(UNSUR([.$B6];1;2;1;[.$A$1]);1;1))" office:value-type="float" office:value="120" calcext:value-type="float">
            <text:p>120</text:p>
          </table:table-cell>
          <table:table-cell table:style-name="ce14" table:formula="of:=VALUE(ABJAD(UNSUR([.$B6];1;3;1;[.$A$1]);1;1))" office:value-type="float" office:value="1422" calcext:value-type="float">
            <text:p>1422</text:p>
          </table:table-cell>
          <table:table-cell table:style-name="ce16" table:formula="of:=VALUE(ABJAD([.$B6];1;1))" office:value-type="float" office:value="2353" calcext:value-type="float">
            <text:p>2353</text:p>
          </table:table-cell>
          <table:table-cell table:style-name="ce9" table:formula="of:=VALUE(ABJAD(UNSUR([.$B6];1;0;1;[.$A$1]);7;1))" office:value-type="float" office:value="611" calcext:value-type="float">
            <text:p>611</text:p>
          </table:table-cell>
          <table:table-cell table:style-name="ce1" table:formula="of:=VALUE(ABJAD(UNSUR([.$B6];1;1;1;[.$A$1]);7;1))" office:value-type="float" office:value="200" calcext:value-type="float">
            <text:p>200</text:p>
          </table:table-cell>
          <table:table-cell table:style-name="ce12" table:formula="of:=VALUE(ABJAD(UNSUR([.$B6];1;2;1;[.$A$1]);7;1))" office:value-type="float" office:value="120" calcext:value-type="float">
            <text:p>120</text:p>
          </table:table-cell>
          <table:table-cell table:style-name="ce14" table:formula="of:=VALUE(ABJAD(UNSUR([.$B6];1;3;1;[.$A$1]);7;1))" office:value-type="float" office:value="1422" calcext:value-type="float">
            <text:p>1422</text:p>
          </table:table-cell>
          <table:table-cell table:style-name="ce16" table:formula="of:=VALUE(ABJAD([.$B6];7;1))" office:value-type="float" office:value="2353" calcext:value-type="float">
            <text:p>2353</text:p>
          </table:table-cell>
          <table:table-cell table:number-columns-repeated="1012"/>
        </table:table-row>
        <table:table-row table:style-name="ro2">
          <table:table-cell table:style-name="ce3" office:value-type="float" office:value="5" calcext:value-type="float">
            <text:p>5</text:p>
          </table:table-cell>
          <table:table-cell table:style-name="ce6" office:value-type="string" calcext:value-type="string">
            <text:p>سَلَامٌ هِيَ حَتَّى مَطْلَعِ الْفَجْرِ</text:p>
          </table:table-cell>
          <table:table-cell table:style-name="ce9" table:formula="of:=VALUE(ABJAD(UNSUR([.$B7];1;0;1;[.$A$1]);1;1))" office:value-type="float" office:value="266" calcext:value-type="float">
            <text:p>266</text:p>
          </table:table-cell>
          <table:table-cell table:style-name="ce1" table:formula="of:=VALUE(ABJAD(UNSUR([.$B7];1;1;1;[.$A$1]);1;1))" office:value-type="float" office:value="122" calcext:value-type="float">
            <text:p>122</text:p>
          </table:table-cell>
          <table:table-cell table:style-name="ce12" table:formula="of:=VALUE(ABJAD(UNSUR([.$B7];1;2;1;[.$A$1]);1;1))" office:value-type="float" office:value="150" calcext:value-type="float">
            <text:p>150</text:p>
          </table:table-cell>
          <table:table-cell table:style-name="ce14" table:formula="of:=VALUE(ABJAD(UNSUR([.$B7];1;3;1;[.$A$1]);1;1))" office:value-type="float" office:value="480" calcext:value-type="float">
            <text:p>480</text:p>
          </table:table-cell>
          <table:table-cell table:style-name="ce16" table:formula="of:=VALUE(ABJAD([.$B7];1;1))" office:value-type="float" office:value="1018" calcext:value-type="float">
            <text:p>1018</text:p>
          </table:table-cell>
          <table:table-cell table:style-name="ce9" table:formula="of:=VALUE(ABJAD(UNSUR([.$B7];1;0;1;[.$A$1]);7;1))" office:value-type="float" office:value="506" calcext:value-type="float">
            <text:p>506</text:p>
          </table:table-cell>
          <table:table-cell table:style-name="ce1" table:formula="of:=VALUE(ABJAD(UNSUR([.$B7];1;1;1;[.$A$1]);7;1))" office:value-type="float" office:value="122" calcext:value-type="float">
            <text:p>122</text:p>
          </table:table-cell>
          <table:table-cell table:style-name="ce12" table:formula="of:=VALUE(ABJAD(UNSUR([.$B7];1;2;1;[.$A$1]);7;1))" office:value-type="float" office:value="150" calcext:value-type="float">
            <text:p>150</text:p>
          </table:table-cell>
          <table:table-cell table:style-name="ce14" table:formula="of:=VALUE(ABJAD(UNSUR([.$B7];1;3;1;[.$A$1]);7;1))" office:value-type="float" office:value="480" calcext:value-type="float">
            <text:p>480</text:p>
          </table:table-cell>
          <table:table-cell table:style-name="ce16" table:formula="of:=VALUE(ABJAD([.$B7];7;1))" office:value-type="float" office:value="1258" calcext:value-type="float">
            <text:p>1258</text:p>
          </table:table-cell>
          <table:table-cell table:number-columns-repeated="1012"/>
        </table:table-row>
        <table:table-row table:style-name="ro2">
          <table:table-cell table:style-name="ce4"/>
          <table:table-cell table:style-name="ce4" office:value-type="string" calcext:value-type="string">
            <text:p>TOPLAM</text:p>
          </table:table-cell>
          <table:table-cell table:style-name="ce4" table:formula="of:=SUM([.C3:.C7])" office:value-type="float" office:value="2689" calcext:value-type="float">
            <text:p>2689</text:p>
          </table:table-cell>
          <table:table-cell table:style-name="ce4" table:formula="of:=SUM([.D3:.D7])" office:value-type="float" office:value="734" calcext:value-type="float">
            <text:p>734</text:p>
          </table:table-cell>
          <table:table-cell table:style-name="ce4" table:formula="of:=SUM([.E3:.E7])" office:value-type="float" office:value="1066" calcext:value-type="float">
            <text:p>1066</text:p>
          </table:table-cell>
          <table:table-cell table:style-name="ce4" table:formula="of:=SUM([.F3:.F7])" office:value-type="float" office:value="2228" calcext:value-type="float">
            <text:p>2228</text:p>
          </table:table-cell>
          <table:table-cell table:style-name="ce4" table:formula="of:=SUM([.G3:.G7])" office:value-type="float" office:value="6717" calcext:value-type="float">
            <text:p>6717</text:p>
          </table:table-cell>
          <table:table-cell table:style-name="ce4" table:formula="of:=SUM([.H3:.H7])" office:value-type="float" office:value="2929" calcext:value-type="float">
            <text:p>2929</text:p>
          </table:table-cell>
          <table:table-cell table:style-name="ce4" table:formula="of:=SUM([.I3:.I7])" office:value-type="float" office:value="734" calcext:value-type="float">
            <text:p>734</text:p>
          </table:table-cell>
          <table:table-cell table:style-name="ce4" table:formula="of:=SUM([.J3:.J7])" office:value-type="float" office:value="1766" calcext:value-type="float">
            <text:p>1766</text:p>
          </table:table-cell>
          <table:table-cell table:style-name="ce4" table:formula="of:=SUM([.K3:.K7])" office:value-type="float" office:value="2228" calcext:value-type="float">
            <text:p>2228</text:p>
          </table:table-cell>
          <table:table-cell table:style-name="ce4" table:formula="of:=SUM([.L3:.L7])" office:value-type="float" office:value="7657" calcext:value-type="float">
            <text:p>7657</text:p>
          </table:table-cell>
          <table:table-cell table:style-name="ce4" table:number-columns-repeated="1012"/>
        </table:table-row>
        <table:table-row table:style-name="ro2">
          <table:table-cell table:style-name="ce4"/>
          <table:table-cell table:style-name="ce4" office:value-type="string" calcext:value-type="string">
            <text:p>Üretilen Ulvi Hadim İsimleri</text:p>
          </table:table-cell>
          <table:table-cell table:style-name="ce10" table:formula="of:=HUDDAM([.C$8];&quot;ULVI&quot;; 1)" office:value-type="string" office:string-value="بغخلحئيل" calcext:value-type="string">
            <text:p>بغخلحئيل</text:p>
          </table:table-cell>
          <table:table-cell table:style-name="ce10" table:formula="of:=HUDDAM([.D$8];&quot;ULVI&quot;; 1)" office:value-type="string" office:string-value="خفجئيل" calcext:value-type="string">
            <text:p>خفجئيل</text:p>
          </table:table-cell>
          <table:table-cell table:style-name="ce10" table:formula="of:=HUDDAM([.E$8];&quot;ULVI&quot;; 1)" office:value-type="string" office:string-value="غيهئيل" calcext:value-type="string">
            <text:p>غيهئيل</text:p>
          </table:table-cell>
          <table:table-cell table:style-name="ce10" table:formula="of:=HUDDAM([.F$8];&quot;ULVI&quot;; 1)" office:value-type="string" office:string-value="بغقعزئيل" calcext:value-type="string">
            <text:p>بغقعزئيل</text:p>
          </table:table-cell>
          <table:table-cell table:style-name="ce10" table:formula="of:=HUDDAM([.G$8];&quot;ULVI&quot;; 1)" office:value-type="string" office:string-value="وغخسوئيل" calcext:value-type="string">
            <text:p>وغخسوئيل</text:p>
          </table:table-cell>
          <table:table-cell table:style-name="ce10" table:formula="of:=HUDDAM([.H$8];&quot;ULVI&quot;; 7)" office:value-type="string" office:string-value="بشظعحئيل" calcext:value-type="string">
            <text:p>بشظعحئيل</text:p>
          </table:table-cell>
          <table:table-cell table:style-name="ce10" table:formula="of:=HUDDAM([.I$8];&quot;ULVI&quot;; 7)" office:value-type="string" office:string-value="خفجئيل" calcext:value-type="string">
            <text:p>خفجئيل</text:p>
          </table:table-cell>
          <table:table-cell table:style-name="ce10" table:formula="of:=HUDDAM([.J$8];&quot;ULVI&quot;; 7)" office:value-type="string" office:string-value="شذيهئيل" calcext:value-type="string">
            <text:p>شذيهئيل</text:p>
          </table:table-cell>
          <table:table-cell table:style-name="ce10" table:formula="of:=HUDDAM([.K$8];&quot;ULVI&quot;; 7)" office:value-type="string" office:string-value="بشقعزئيل" calcext:value-type="string">
            <text:p>بشقعزئيل</text:p>
          </table:table-cell>
          <table:table-cell table:style-name="ce10" table:formula="of:=HUDDAM([.L$8];&quot;ULVI&quot;; 7)" office:value-type="string" office:string-value="زشخوئيل" calcext:value-type="string">
            <text:p>زشخوئيل</text:p>
          </table:table-cell>
          <table:table-cell table:style-name="ce4" table:number-columns-repeated="1012"/>
        </table:table-row>
        <table:table-row table:style-name="ro2">
          <table:table-cell table:style-name="ce4"/>
          <table:table-cell table:style-name="ce4" office:value-type="string" calcext:value-type="string">
            <text:p>Üretilen Sufli Hadim İsimleri</text:p>
          </table:table-cell>
          <table:table-cell table:style-name="ce10" table:formula="of:=HUDDAM([.C$8];&quot;SUFLI&quot;; 1)" office:value-type="string" office:string-value="بغشعجيوش" calcext:value-type="string">
            <text:p>بغشعجيوش</text:p>
          </table:table-cell>
          <table:table-cell table:style-name="ce10" table:formula="of:=HUDDAM([.D$8];&quot;SUFLI&quot;; 1)" office:value-type="string" office:string-value="تيحيوش" calcext:value-type="string">
            <text:p>تيحيوش</text:p>
          </table:table-cell>
          <table:table-cell table:style-name="ce10" table:formula="of:=HUDDAM([.E$8];&quot;SUFLI&quot;; 1)" office:value-type="string" office:string-value="ذنيوش" calcext:value-type="string">
            <text:p>ذنيوش</text:p>
          </table:table-cell>
          <table:table-cell table:style-name="ce10" table:formula="of:=HUDDAM([.F$8];&quot;SUFLI&quot;; 1)" office:value-type="string" office:string-value="غظيبيوش" calcext:value-type="string">
            <text:p>غظيبيوش</text:p>
          </table:table-cell>
          <table:table-cell table:style-name="ce10" table:formula="of:=HUDDAM([.G$8];&quot;SUFLI&quot;; 1)" office:value-type="string" office:string-value="وغتايوش" calcext:value-type="string">
            <text:p>وغتايوش</text:p>
          </table:table-cell>
          <table:table-cell table:style-name="ce10" table:formula="of:=HUDDAM([.H$8];&quot;SUFLI&quot;; 7)" office:value-type="string" office:string-value="شغيجيوش" calcext:value-type="string">
            <text:p>شغيجيوش</text:p>
          </table:table-cell>
          <table:table-cell table:style-name="ce10" table:formula="of:=HUDDAM([.I$8];&quot;SUFLI&quot;; 7)" office:value-type="string" office:string-value="عطيوش" calcext:value-type="string">
            <text:p>عطيوش</text:p>
          </table:table-cell>
          <table:table-cell table:style-name="ce10" table:formula="of:=HUDDAM([.J$8];&quot;SUFLI&quot;; 7)" office:value-type="string" office:string-value="ذنيوش" calcext:value-type="string">
            <text:p>ذنيوش</text:p>
          </table:table-cell>
          <table:table-cell table:style-name="ce10" table:formula="of:=HUDDAM([.K$8];&quot;SUFLI&quot;; 7)" office:value-type="string" office:string-value="شريبيوش" calcext:value-type="string">
            <text:p>شريبيوش</text:p>
          </table:table-cell>
          <table:table-cell table:style-name="ce10" table:formula="of:=HUDDAM([.L$8];&quot;SUFLI&quot;; 7)" office:value-type="string" office:string-value="وشخمايوش" calcext:value-type="string">
            <text:p>وشخمايوش</text:p>
          </table:table-cell>
          <table:table-cell table:style-name="ce4" table:number-columns-repeated="1012"/>
        </table:table-row>
        <table:table-row table:style-name="ro1">
          <table:table-cell/>
          <table:table-cell table:style-name="ce7" office:value-type="string" calcext:value-type="string" table:number-columns-spanned="11" table:number-rows-spanned="2">
            <text:p>https://github.com/metatronslove/abjad</text:p>
          </table:table-cell>
          <table:covered-table-cell table:number-columns-repeated="10"/>
          <table:table-cell table:number-columns-repeated="1012"/>
        </table:table-row>
        <table:table-row table:style-name="ro1">
          <table:table-cell/>
          <table:covered-table-cell table:number-columns-repeated="11"/>
          <table:table-cell table:number-columns-repeated="1012"/>
        </table:table-row>
        <table:table-row table:style-name="ro1" table:number-rows-repeated="1048563">
          <table:table-cell table:number-columns-repeated="1024"/>
        </table:table-row>
        <table:table-row table:style-name="ro1">
          <table:table-cell table:number-columns-repeated="1024"/>
        </table:table-row>
      </table:table>
      <table:table table:name="Yasin" table:style-name="ta1">
        <table:table-column table:style-name="co3" table:default-cell-style-name="ce4"/>
        <table:table-column table:style-name="co4" table:default-cell-style-name="ce35"/>
        <table:table-column table:style-name="co3" table:number-columns-repeated="10" table:default-cell-style-name="Default"/>
        <table:table-row table:style-name="ro1">
          <table:table-cell table:style-name="ce2" table:content-validation-name="val1" office:value-type="string" calcext:value-type="string" table:number-columns-spanned="2" table:number-rows-spanned="2">
            <text:p>GENEL</text:p>
          </table:table-cell>
          <table:covered-table-cell table:style-name="ce32"/>
          <table:table-cell table:style-name="ce2" office:value-type="string" calcext:value-type="string" table:number-columns-spanned="5" table:number-rows-spanned="1">
            <text:p>Ebced</text:p>
          </table:table-cell>
          <table:covered-table-cell table:number-columns-repeated="4" table:style-name="ce2"/>
          <table:table-cell table:style-name="ce2" office:value-type="string" calcext:value-type="string" table:number-columns-spanned="5" table:number-rows-spanned="1">
            <text:p>Mağribi Ebced</text:p>
          </table:table-cell>
          <table:covered-table-cell table:number-columns-repeated="4" table:style-name="ce2"/>
        </table:table-row>
        <table:table-row table:style-name="ro2">
          <table:covered-table-cell table:style-name="ce5"/>
          <table:covered-table-cell table:style-name="ce34" table:content-validation-name="val2"/>
          <table:table-cell table:style-name="ce8" office:value-type="string" calcext:value-type="string">
            <text:p>Ateş</text:p>
          </table:table-cell>
          <table:table-cell table:style-name="ce5" office:value-type="string" calcext:value-type="string">
            <text:p>Hava</text:p>
          </table:table-cell>
          <table:table-cell table:style-name="ce11" office:value-type="string" calcext:value-type="string">
            <text:p>Su</text:p>
          </table:table-cell>
          <table:table-cell table:style-name="ce13" office:value-type="string" calcext:value-type="string">
            <text:p>Toprak</text:p>
          </table:table-cell>
          <table:table-cell table:style-name="ce15" office:value-type="string" calcext:value-type="string">
            <text:p>Toplam</text:p>
          </table:table-cell>
          <table:table-cell table:style-name="ce8" office:value-type="string" calcext:value-type="string">
            <text:p>Ateş</text:p>
          </table:table-cell>
          <table:table-cell table:style-name="ce5" office:value-type="string" calcext:value-type="string">
            <text:p>Hava</text:p>
          </table:table-cell>
          <table:table-cell table:style-name="ce11" office:value-type="string" calcext:value-type="string">
            <text:p>Su</text:p>
          </table:table-cell>
          <table:table-cell table:style-name="ce13" office:value-type="string" calcext:value-type="string">
            <text:p>Toprak</text:p>
          </table:table-cell>
          <table:table-cell table:style-name="ce15" office:value-type="string" calcext:value-type="string">
            <text:p>Toplam</text:p>
          </table:table-cell>
        </table:table-row>
        <table:table-row table:style-name="ro3">
          <table:table-cell table:style-name="ce2" office:value-type="float" office:value="1" calcext:value-type="float">
            <text:p>1</text:p>
          </table:table-cell>
          <table:table-cell table:style-name="ce32" office:value-type="string" calcext:value-type="string">
            <text:p>يس</text:p>
          </table:table-cell>
          <table:table-cell table:style-name="ce9" table:formula="of:=VALUE(ABJAD(UNSUR([.$B3];1;0;1;[.$A$1]);1;1))" office:value-type="float" office:value="60" calcext:value-type="float">
            <text:p>60</text:p>
          </table:table-cell>
          <table:table-cell table:style-name="ce2" table:formula="of:=VALUE(ABJAD(UNSUR([.$B3];1;1;1;[.$A$1]);1;1))" office:value-type="float" office:value="10" calcext:value-type="float">
            <text:p>10</text:p>
          </table:table-cell>
          <table:table-cell table:style-name="ce12" table:formula="of:=VALUE(ABJAD(UNSUR([.$B3];1;2;1;[.$A$1]);1;1))" office:value-type="float" office:value="0" calcext:value-type="float">
            <text:p>0</text:p>
          </table:table-cell>
          <table:table-cell table:style-name="ce14" table:formula="of:=VALUE(ABJAD(UNSUR([.$B3];1;3;1;[.$A$1]);1;1))" office:value-type="float" office:value="0" calcext:value-type="float">
            <text:p>0</text:p>
          </table:table-cell>
          <table:table-cell table:style-name="ce16" table:formula="of:=VALUE(ABJAD([.$B3];1;1))" office:value-type="float" office:value="70" calcext:value-type="float">
            <text:p>70</text:p>
          </table:table-cell>
          <table:table-cell table:style-name="ce9" table:formula="of:=VALUE(ABJAD(UNSUR([.$B3];1;0;1;[.$A$1]);7;1))" office:value-type="float" office:value="300" calcext:value-type="float">
            <text:p>300</text:p>
          </table:table-cell>
          <table:table-cell table:style-name="ce2" table:formula="of:=VALUE(ABJAD(UNSUR([.$B3];1;1;1;[.$A$1]);7;1))" office:value-type="float" office:value="10" calcext:value-type="float">
            <text:p>10</text:p>
          </table:table-cell>
          <table:table-cell table:style-name="ce12" table:formula="of:=VALUE(ABJAD(UNSUR([.$B3];1;2;1;[.$A$1]);7;1))" office:value-type="float" office:value="0" calcext:value-type="float">
            <text:p>0</text:p>
          </table:table-cell>
          <table:table-cell table:style-name="ce14" table:formula="of:=VALUE(ABJAD(UNSUR([.$B3];1;3;1;[.$A$1]);7;1))" office:value-type="float" office:value="0" calcext:value-type="float">
            <text:p>0</text:p>
          </table:table-cell>
          <table:table-cell table:style-name="ce16" table:formula="of:=VALUE(ABJAD([.$B3];7;1))" office:value-type="float" office:value="310" calcext:value-type="float">
            <text:p>310</text:p>
          </table:table-cell>
        </table:table-row>
        <table:table-row table:style-name="ro3">
          <table:table-cell table:style-name="ce2" office:value-type="float" office:value="2" calcext:value-type="float">
            <text:p>2</text:p>
          </table:table-cell>
          <table:table-cell table:style-name="ce32" office:value-type="string" calcext:value-type="string">
            <text:p>وَالْقُرْآنِ الْحَكِيمِ</text:p>
          </table:table-cell>
          <table:table-cell table:style-name="ce9" table:formula="of:=VALUE(ABJAD(UNSUR([.$B4];1;0;1;[.$A$1]);1;1))" office:value-type="float" office:value="203" calcext:value-type="float">
            <text:p>203</text:p>
          </table:table-cell>
          <table:table-cell table:style-name="ce2" table:formula="of:=VALUE(ABJAD(UNSUR([.$B4];1;1;1;[.$A$1]);1;1))" office:value-type="float" office:value="78" calcext:value-type="float">
            <text:p>78</text:p>
          </table:table-cell>
          <table:table-cell table:style-name="ce12" table:formula="of:=VALUE(ABJAD(UNSUR([.$B4];1;2;1;[.$A$1]);1;1))" office:value-type="float" office:value="120" calcext:value-type="float">
            <text:p>120</text:p>
          </table:table-cell>
          <table:table-cell table:style-name="ce14" table:formula="of:=VALUE(ABJAD(UNSUR([.$B4];1;3;1;[.$A$1]);1;1))" office:value-type="float" office:value="96" calcext:value-type="float">
            <text:p>96</text:p>
          </table:table-cell>
          <table:table-cell table:style-name="ce16" table:formula="of:=VALUE(ABJAD([.$B4];1;1))" office:value-type="float" office:value="497" calcext:value-type="float">
            <text:p>497</text:p>
          </table:table-cell>
          <table:table-cell table:style-name="ce9" table:formula="of:=VALUE(ABJAD(UNSUR([.$B4];1;0;1;[.$A$1]);7;1))" office:value-type="float" office:value="203" calcext:value-type="float">
            <text:p>203</text:p>
          </table:table-cell>
          <table:table-cell table:style-name="ce2" table:formula="of:=VALUE(ABJAD(UNSUR([.$B4];1;1;1;[.$A$1]);7;1))" office:value-type="float" office:value="78" calcext:value-type="float">
            <text:p>78</text:p>
          </table:table-cell>
          <table:table-cell table:style-name="ce12" table:formula="of:=VALUE(ABJAD(UNSUR([.$B4];1;2;1;[.$A$1]);7;1))" office:value-type="float" office:value="120" calcext:value-type="float">
            <text:p>120</text:p>
          </table:table-cell>
          <table:table-cell table:style-name="ce14" table:formula="of:=VALUE(ABJAD(UNSUR([.$B4];1;3;1;[.$A$1]);7;1))" office:value-type="float" office:value="96" calcext:value-type="float">
            <text:p>96</text:p>
          </table:table-cell>
          <table:table-cell table:style-name="ce16" table:formula="of:=VALUE(ABJAD([.$B4];7;1))" office:value-type="float" office:value="497" calcext:value-type="float">
            <text:p>497</text:p>
          </table:table-cell>
        </table:table-row>
        <table:table-row table:style-name="ro3">
          <table:table-cell table:style-name="ce2" office:value-type="float" office:value="3" calcext:value-type="float">
            <text:p>3</text:p>
          </table:table-cell>
          <table:table-cell table:style-name="ce32" office:value-type="string" calcext:value-type="string">
            <text:p>إِنَّكَ لَمِنَ الْمُرْسَلِينَ</text:p>
          </table:table-cell>
          <table:table-cell table:style-name="ce9" table:formula="of:=VALUE(ABJAD(UNSUR([.$B5];1;0;1;[.$A$1]);1;1))" office:value-type="float" office:value="262" calcext:value-type="float">
            <text:p>262</text:p>
          </table:table-cell>
          <table:table-cell table:style-name="ce2" table:formula="of:=VALUE(ABJAD(UNSUR([.$B5];1;1;1;[.$A$1]);1;1))" office:value-type="float" office:value="100" calcext:value-type="float">
            <text:p>100</text:p>
          </table:table-cell>
          <table:table-cell table:style-name="ce12" table:formula="of:=VALUE(ABJAD(UNSUR([.$B5];1;2;1;[.$A$1]);1;1))" office:value-type="float" office:value="20" calcext:value-type="float">
            <text:p>20</text:p>
          </table:table-cell>
          <table:table-cell table:style-name="ce14" table:formula="of:=VALUE(ABJAD(UNSUR([.$B5];1;3;1;[.$A$1]);1;1))" office:value-type="float" office:value="230" calcext:value-type="float">
            <text:p>230</text:p>
          </table:table-cell>
          <table:table-cell table:style-name="ce16" table:formula="of:=VALUE(ABJAD([.$B5];1;1))" office:value-type="float" office:value="612" calcext:value-type="float">
            <text:p>612</text:p>
          </table:table-cell>
          <table:table-cell table:style-name="ce9" table:formula="of:=VALUE(ABJAD(UNSUR([.$B5];1;0;1;[.$A$1]);7;1))" office:value-type="float" office:value="502" calcext:value-type="float">
            <text:p>502</text:p>
          </table:table-cell>
          <table:table-cell table:style-name="ce2" table:formula="of:=VALUE(ABJAD(UNSUR([.$B5];1;1;1;[.$A$1]);7;1))" office:value-type="float" office:value="100" calcext:value-type="float">
            <text:p>100</text:p>
          </table:table-cell>
          <table:table-cell table:style-name="ce12" table:formula="of:=VALUE(ABJAD(UNSUR([.$B5];1;2;1;[.$A$1]);7;1))" office:value-type="float" office:value="20" calcext:value-type="float">
            <text:p>20</text:p>
          </table:table-cell>
          <table:table-cell table:style-name="ce14" table:formula="of:=VALUE(ABJAD(UNSUR([.$B5];1;3;1;[.$A$1]);7;1))" office:value-type="float" office:value="230" calcext:value-type="float">
            <text:p>230</text:p>
          </table:table-cell>
          <table:table-cell table:style-name="ce16" table:formula="of:=VALUE(ABJAD([.$B5];7;1))" office:value-type="float" office:value="852" calcext:value-type="float">
            <text:p>852</text:p>
          </table:table-cell>
        </table:table-row>
        <table:table-row table:style-name="ro3">
          <table:table-cell table:style-name="ce2" office:value-type="float" office:value="4" calcext:value-type="float">
            <text:p>4</text:p>
          </table:table-cell>
          <table:table-cell table:style-name="ce32" office:value-type="string" calcext:value-type="string">
            <text:p>عَلَى صِرَاطٍ مُسْتَقِيمٍ</text:p>
          </table:table-cell>
          <table:table-cell table:style-name="ce9" table:formula="of:=VALUE(ABJAD(UNSUR([.$B6];1;0;1;[.$A$1]);1;1))" office:value-type="float" office:value="352" calcext:value-type="float">
            <text:p>352</text:p>
          </table:table-cell>
          <table:table-cell table:style-name="ce2" table:formula="of:=VALUE(ABJAD(UNSUR([.$B6];1;1;1;[.$A$1]);1;1))" office:value-type="float" office:value="49" calcext:value-type="float">
            <text:p>49</text:p>
          </table:table-cell>
          <table:table-cell table:style-name="ce12" table:formula="of:=VALUE(ABJAD(UNSUR([.$B6];1;2;1;[.$A$1]);1;1))" office:value-type="float" office:value="170" calcext:value-type="float">
            <text:p>170</text:p>
          </table:table-cell>
          <table:table-cell table:style-name="ce14" table:formula="of:=VALUE(ABJAD(UNSUR([.$B6];1;3;1;[.$A$1]);1;1))" office:value-type="float" office:value="480" calcext:value-type="float">
            <text:p>480</text:p>
          </table:table-cell>
          <table:table-cell table:style-name="ce16" table:formula="of:=VALUE(ABJAD([.$B6];1;1))" office:value-type="float" office:value="1051" calcext:value-type="float">
            <text:p>1051</text:p>
          </table:table-cell>
          <table:table-cell table:style-name="ce9" table:formula="of:=VALUE(ABJAD(UNSUR([.$B6];1;0;1;[.$A$1]);7;1))" office:value-type="float" office:value="562" calcext:value-type="float">
            <text:p>562</text:p>
          </table:table-cell>
          <table:table-cell table:style-name="ce2" table:formula="of:=VALUE(ABJAD(UNSUR([.$B6];1;1;1;[.$A$1]);7;1))" office:value-type="float" office:value="49" calcext:value-type="float">
            <text:p>49</text:p>
          </table:table-cell>
          <table:table-cell table:style-name="ce12" table:formula="of:=VALUE(ABJAD(UNSUR([.$B6];1;2;1;[.$A$1]);7;1))" office:value-type="float" office:value="170" calcext:value-type="float">
            <text:p>170</text:p>
          </table:table-cell>
          <table:table-cell table:style-name="ce14" table:formula="of:=VALUE(ABJAD(UNSUR([.$B6];1;3;1;[.$A$1]);7;1))" office:value-type="float" office:value="480" calcext:value-type="float">
            <text:p>480</text:p>
          </table:table-cell>
          <table:table-cell table:style-name="ce16" table:formula="of:=VALUE(ABJAD([.$B6];7;1))" office:value-type="float" office:value="1261" calcext:value-type="float">
            <text:p>1261</text:p>
          </table:table-cell>
        </table:table-row>
        <table:table-row table:style-name="ro3">
          <table:table-cell table:style-name="ce2" office:value-type="float" office:value="5" calcext:value-type="float">
            <text:p>5</text:p>
          </table:table-cell>
          <table:table-cell table:style-name="ce32" office:value-type="string" calcext:value-type="string">
            <text:p>تَنْزِيلَ الْعَزِيزِ الرَّحِيمِ</text:p>
          </table:table-cell>
          <table:table-cell table:style-name="ce9" table:formula="of:=VALUE(ABJAD(UNSUR([.$B7];1;0;1;[.$A$1]);1;1))" office:value-type="float" office:value="202" calcext:value-type="float">
            <text:p>202</text:p>
          </table:table-cell>
          <table:table-cell table:style-name="ce2" table:formula="of:=VALUE(ABJAD(UNSUR([.$B7];1;1;1;[.$A$1]);1;1))" office:value-type="float" office:value="149" calcext:value-type="float">
            <text:p>149</text:p>
          </table:table-cell>
          <table:table-cell table:style-name="ce12" table:formula="of:=VALUE(ABJAD(UNSUR([.$B7];1;2;1;[.$A$1]);1;1))" office:value-type="float" office:value="70" calcext:value-type="float">
            <text:p>70</text:p>
          </table:table-cell>
          <table:table-cell table:style-name="ce14" table:formula="of:=VALUE(ABJAD(UNSUR([.$B7];1;3;1;[.$A$1]);1;1))" office:value-type="float" office:value="490" calcext:value-type="float">
            <text:p>490</text:p>
          </table:table-cell>
          <table:table-cell table:style-name="ce16" table:formula="of:=VALUE(ABJAD([.$B7];1;1))" office:value-type="float" office:value="911" calcext:value-type="float">
            <text:p>911</text:p>
          </table:table-cell>
          <table:table-cell table:style-name="ce9" table:formula="of:=VALUE(ABJAD(UNSUR([.$B7];1;0;1;[.$A$1]);7;1))" office:value-type="float" office:value="202" calcext:value-type="float">
            <text:p>202</text:p>
          </table:table-cell>
          <table:table-cell table:style-name="ce2" table:formula="of:=VALUE(ABJAD(UNSUR([.$B7];1;1;1;[.$A$1]);7;1))" office:value-type="float" office:value="149" calcext:value-type="float">
            <text:p>149</text:p>
          </table:table-cell>
          <table:table-cell table:style-name="ce12" table:formula="of:=VALUE(ABJAD(UNSUR([.$B7];1;2;1;[.$A$1]);7;1))" office:value-type="float" office:value="70" calcext:value-type="float">
            <text:p>70</text:p>
          </table:table-cell>
          <table:table-cell table:style-name="ce14" table:formula="of:=VALUE(ABJAD(UNSUR([.$B7];1;3;1;[.$A$1]);7;1))" office:value-type="float" office:value="490" calcext:value-type="float">
            <text:p>490</text:p>
          </table:table-cell>
          <table:table-cell table:style-name="ce16" table:formula="of:=VALUE(ABJAD([.$B7];7;1))" office:value-type="float" office:value="911" calcext:value-type="float">
            <text:p>911</text:p>
          </table:table-cell>
        </table:table-row>
        <table:table-row table:style-name="ro3">
          <table:table-cell table:style-name="ce2" office:value-type="float" office:value="6" calcext:value-type="float">
            <text:p>6</text:p>
          </table:table-cell>
          <table:table-cell table:style-name="ce32" office:value-type="string" calcext:value-type="string">
            <text:p>لِتُنْذِرَ قَوْمًا مَا أُنْذِرَ آبَاؤُهُمْ فَهُمْ غَافِلُونَ</text:p>
          </table:table-cell>
          <table:table-cell table:style-name="ce9" table:formula="of:=VALUE(ABJAD(UNSUR([.$B8];1;0;1;[.$A$1]);1;1))" office:value-type="float" office:value="409" calcext:value-type="float">
            <text:p>409</text:p>
          </table:table-cell>
          <table:table-cell table:style-name="ce2" table:formula="of:=VALUE(ABJAD(UNSUR([.$B8];1;1;1;[.$A$1]);1;1))" office:value-type="float" office:value="70" calcext:value-type="float">
            <text:p>70</text:p>
          </table:table-cell>
          <table:table-cell table:style-name="ce12" table:formula="of:=VALUE(ABJAD(UNSUR([.$B8];1;2;1;[.$A$1]);1;1))" office:value-type="float" office:value="260" calcext:value-type="float">
            <text:p>260</text:p>
          </table:table-cell>
          <table:table-cell table:style-name="ce14" table:formula="of:=VALUE(ABJAD(UNSUR([.$B8];1;3;1;[.$A$1]);1;1))" office:value-type="float" office:value="3128" calcext:value-type="float">
            <text:p>3128</text:p>
          </table:table-cell>
          <table:table-cell table:style-name="ce16" table:formula="of:=VALUE(ABJAD([.$B8];1;1))" office:value-type="float" office:value="3867" calcext:value-type="float">
            <text:p>3867</text:p>
          </table:table-cell>
          <table:table-cell table:style-name="ce9" table:formula="of:=VALUE(ABJAD(UNSUR([.$B8];1;0;1;[.$A$1]);7;1))" office:value-type="float" office:value="409" calcext:value-type="float">
            <text:p>409</text:p>
          </table:table-cell>
          <table:table-cell table:style-name="ce2" table:formula="of:=VALUE(ABJAD(UNSUR([.$B8];1;1;1;[.$A$1]);7;1))" office:value-type="float" office:value="70" calcext:value-type="float">
            <text:p>70</text:p>
          </table:table-cell>
          <table:table-cell table:style-name="ce12" table:formula="of:=VALUE(ABJAD(UNSUR([.$B8];1;2;1;[.$A$1]);7;1))" office:value-type="float" office:value="260" calcext:value-type="float">
            <text:p>260</text:p>
          </table:table-cell>
          <table:table-cell table:style-name="ce14" table:formula="of:=VALUE(ABJAD(UNSUR([.$B8];1;3;1;[.$A$1]);7;1))" office:value-type="float" office:value="3028" calcext:value-type="float">
            <text:p>3028</text:p>
          </table:table-cell>
          <table:table-cell table:style-name="ce16" table:formula="of:=VALUE(ABJAD([.$B8];7;1))" office:value-type="float" office:value="3767" calcext:value-type="float">
            <text:p>3767</text:p>
          </table:table-cell>
        </table:table-row>
        <table:table-row table:style-name="ro4">
          <table:table-cell table:style-name="ce2" office:value-type="float" office:value="7" calcext:value-type="float">
            <text:p>7</text:p>
          </table:table-cell>
          <table:table-cell table:style-name="ce32" office:value-type="string" calcext:value-type="string">
            <text:p>لَقَدْ حَقَّ الْقَوْلُ عَلَى أَكْثَرِهِمْ فَهُمْ لَا يُؤْمِنُونَ</text:p>
          </table:table-cell>
          <table:table-cell table:style-name="ce9" table:formula="of:=VALUE(ABJAD(UNSUR([.$B9];1;0;1;[.$A$1]);1;1))" office:value-type="float" office:value="205" calcext:value-type="float">
            <text:p>205</text:p>
          </table:table-cell>
          <table:table-cell table:style-name="ce2" table:formula="of:=VALUE(ABJAD(UNSUR([.$B9];1;1;1;[.$A$1]);1;1))" office:value-type="float" office:value="678" calcext:value-type="float">
            <text:p>678</text:p>
          </table:table-cell>
          <table:table-cell table:style-name="ce12" table:formula="of:=VALUE(ABJAD(UNSUR([.$B9];1;2;1;[.$A$1]);1;1))" office:value-type="float" office:value="474" calcext:value-type="float">
            <text:p>474</text:p>
          </table:table-cell>
          <table:table-cell table:style-name="ce14" table:formula="of:=VALUE(ABJAD(UNSUR([.$B9];1;3;1;[.$A$1]);1;1))" office:value-type="float" office:value="238" calcext:value-type="float">
            <text:p>238</text:p>
          </table:table-cell>
          <table:table-cell table:style-name="ce16" table:formula="of:=VALUE(ABJAD([.$B9];1;1))" office:value-type="float" office:value="1595" calcext:value-type="float">
            <text:p>1595</text:p>
          </table:table-cell>
          <table:table-cell table:style-name="ce9" table:formula="of:=VALUE(ABJAD(UNSUR([.$B9];1;0;1;[.$A$1]);7;1))" office:value-type="float" office:value="205" calcext:value-type="float">
            <text:p>205</text:p>
          </table:table-cell>
          <table:table-cell table:style-name="ce2" table:formula="of:=VALUE(ABJAD(UNSUR([.$B9];1;1;1;[.$A$1]);7;1))" office:value-type="float" office:value="678" calcext:value-type="float">
            <text:p>678</text:p>
          </table:table-cell>
          <table:table-cell table:style-name="ce12" table:formula="of:=VALUE(ABJAD(UNSUR([.$B9];1;2;1;[.$A$1]);7;1))" office:value-type="float" office:value="474" calcext:value-type="float">
            <text:p>474</text:p>
          </table:table-cell>
          <table:table-cell table:style-name="ce14" table:formula="of:=VALUE(ABJAD(UNSUR([.$B9];1;3;1;[.$A$1]);7;1))" office:value-type="float" office:value="238" calcext:value-type="float">
            <text:p>238</text:p>
          </table:table-cell>
          <table:table-cell table:style-name="ce16" table:formula="of:=VALUE(ABJAD([.$B9];7;1))" office:value-type="float" office:value="1595" calcext:value-type="float">
            <text:p>1595</text:p>
          </table:table-cell>
        </table:table-row>
        <table:table-row table:style-name="ro4">
          <table:table-cell table:style-name="ce2" office:value-type="float" office:value="8" calcext:value-type="float">
            <text:p>8</text:p>
          </table:table-cell>
          <table:table-cell table:style-name="ce32" office:value-type="string" calcext:value-type="string">
            <text:p>إِنَّا جَعَلْنَا فِي أَعْنَاقِهِمْ أَغْلَالًا فَهِيَ إِلَى الْأَذْقَانِ فَهُمْ مُقْمَحُونَ</text:p>
          </table:table-cell>
          <table:table-cell table:style-name="ce9" table:formula="of:=VALUE(ABJAD(UNSUR([.$B10];1;0;1;[.$A$1]);1;1))" office:value-type="float" office:value="16" calcext:value-type="float">
            <text:p>16</text:p>
          </table:table-cell>
          <table:table-cell table:style-name="ce2" table:formula="of:=VALUE(ABJAD(UNSUR([.$B10];1;1;1;[.$A$1]);1;1))" office:value-type="float" office:value="193" calcext:value-type="float">
            <text:p>193</text:p>
          </table:table-cell>
          <table:table-cell table:style-name="ce12" table:formula="of:=VALUE(ABJAD(UNSUR([.$B10];1;2;1;[.$A$1]);1;1))" office:value-type="float" office:value="680" calcext:value-type="float">
            <text:p>680</text:p>
          </table:table-cell>
          <table:table-cell table:style-name="ce14" table:formula="of:=VALUE(ABJAD(UNSUR([.$B10];1;3;1;[.$A$1]);1;1))" office:value-type="float" office:value="2116" calcext:value-type="float">
            <text:p>2116</text:p>
          </table:table-cell>
          <table:table-cell table:style-name="ce16" table:formula="of:=VALUE(ABJAD([.$B10];1;1))" office:value-type="float" office:value="3005" calcext:value-type="float">
            <text:p>3005</text:p>
          </table:table-cell>
          <table:table-cell table:style-name="ce9" table:formula="of:=VALUE(ABJAD(UNSUR([.$B10];1;0;1;[.$A$1]);7;1))" office:value-type="float" office:value="16" calcext:value-type="float">
            <text:p>16</text:p>
          </table:table-cell>
          <table:table-cell table:style-name="ce2" table:formula="of:=VALUE(ABJAD(UNSUR([.$B10];1;1;1;[.$A$1]);7;1))" office:value-type="float" office:value="193" calcext:value-type="float">
            <text:p>193</text:p>
          </table:table-cell>
          <table:table-cell table:style-name="ce12" table:formula="of:=VALUE(ABJAD(UNSUR([.$B10];1;2;1;[.$A$1]);7;1))" office:value-type="float" office:value="680" calcext:value-type="float">
            <text:p>680</text:p>
          </table:table-cell>
          <table:table-cell table:style-name="ce14" table:formula="of:=VALUE(ABJAD(UNSUR([.$B10];1;3;1;[.$A$1]);7;1))" office:value-type="float" office:value="2016" calcext:value-type="float">
            <text:p>2016</text:p>
          </table:table-cell>
          <table:table-cell table:style-name="ce16" table:formula="of:=VALUE(ABJAD([.$B10];7;1))" office:value-type="float" office:value="2905" calcext:value-type="float">
            <text:p>2905</text:p>
          </table:table-cell>
        </table:table-row>
        <table:table-row table:style-name="ro4">
          <table:table-cell table:style-name="ce2" office:value-type="float" office:value="9" calcext:value-type="float">
            <text:p>9</text:p>
          </table:table-cell>
          <table:table-cell table:style-name="ce32" office:value-type="string" calcext:value-type="string">
            <text:p>وَجَعَلْنَا مِنْ بَيْنِ أَيْدِيهِمْ سَدًّا وَمِنْ خَلْفِهِمْ سَدًّا فَأَغْشَيْنَاهُمْ فَهُمْ لَا يُبْصِرُونَ</text:p>
          </table:table-cell>
          <table:table-cell table:style-name="ce9" table:formula="of:=VALUE(ABJAD(UNSUR([.$B11];1;0;1;[.$A$1]);1;1))" office:value-type="float" office:value="1024" calcext:value-type="float">
            <text:p>1024</text:p>
          </table:table-cell>
          <table:table-cell table:style-name="ce2" table:formula="of:=VALUE(ABJAD(UNSUR([.$B11];1;1;1;[.$A$1]);1;1))" office:value-type="float" office:value="160" calcext:value-type="float">
            <text:p>160</text:p>
          </table:table-cell>
          <table:table-cell table:style-name="ce12" table:formula="of:=VALUE(ABJAD(UNSUR([.$B11];1;2;1;[.$A$1]);1;1))" office:value-type="float" office:value="622" calcext:value-type="float">
            <text:p>622</text:p>
          </table:table-cell>
          <table:table-cell table:style-name="ce14" table:formula="of:=VALUE(ABJAD(UNSUR([.$B11];1;3;1;[.$A$1]);1;1))" office:value-type="float" office:value="1558" calcext:value-type="float">
            <text:p>1558</text:p>
          </table:table-cell>
          <table:table-cell table:style-name="ce16" table:formula="of:=VALUE(ABJAD([.$B11];1;1))" office:value-type="float" office:value="3364" calcext:value-type="float">
            <text:p>3364</text:p>
          </table:table-cell>
          <table:table-cell table:style-name="ce9" table:formula="of:=VALUE(ABJAD(UNSUR([.$B11];1;0;1;[.$A$1]);7;1))" office:value-type="float" office:value="1474" calcext:value-type="float">
            <text:p>1474</text:p>
          </table:table-cell>
          <table:table-cell table:style-name="ce2" table:formula="of:=VALUE(ABJAD(UNSUR([.$B11];1;1;1;[.$A$1]);7;1))" office:value-type="float" office:value="160" calcext:value-type="float">
            <text:p>160</text:p>
          </table:table-cell>
          <table:table-cell table:style-name="ce12" table:formula="of:=VALUE(ABJAD(UNSUR([.$B11];1;2;1;[.$A$1]);7;1))" office:value-type="float" office:value="1322" calcext:value-type="float">
            <text:p>1322</text:p>
          </table:table-cell>
          <table:table-cell table:style-name="ce14" table:formula="of:=VALUE(ABJAD(UNSUR([.$B11];1;3;1;[.$A$1]);7;1))" office:value-type="float" office:value="1458" calcext:value-type="float">
            <text:p>1458</text:p>
          </table:table-cell>
          <table:table-cell table:style-name="ce16" table:formula="of:=VALUE(ABJAD([.$B11];7;1))" office:value-type="float" office:value="4414" calcext:value-type="float">
            <text:p>4414</text:p>
          </table:table-cell>
        </table:table-row>
        <table:table-row table:style-name="ro4">
          <table:table-cell table:style-name="ce2" office:value-type="float" office:value="10" calcext:value-type="float">
            <text:p>10</text:p>
          </table:table-cell>
          <table:table-cell table:style-name="ce32" office:value-type="string" calcext:value-type="string">
            <text:p>وَسَوَاءٌ عَلَيْهِمْ أَأَنْذَرْتَهُمْ أَمْ لَمْ تُنْذِرْهُمْ لَا يُؤْمِنُونَ</text:p>
          </table:table-cell>
          <table:table-cell table:style-name="ce9" table:formula="of:=VALUE(ABJAD(UNSUR([.$B12];1;0;1;[.$A$1]);1;1))" office:value-type="float" office:value="467" calcext:value-type="float">
            <text:p>467</text:p>
          </table:table-cell>
          <table:table-cell table:style-name="ce2" table:formula="of:=VALUE(ABJAD(UNSUR([.$B12];1;1;1;[.$A$1]);1;1))" office:value-type="float" office:value="125" calcext:value-type="float">
            <text:p>125</text:p>
          </table:table-cell>
          <table:table-cell table:style-name="ce12" table:formula="of:=VALUE(ABJAD(UNSUR([.$B12];1;2;1;[.$A$1]);1;1))" office:value-type="float" office:value="70" calcext:value-type="float">
            <text:p>70</text:p>
          </table:table-cell>
          <table:table-cell table:style-name="ce14" table:formula="of:=VALUE(ABJAD(UNSUR([.$B12];1;3;1;[.$A$1]);1;1))" office:value-type="float" office:value="2664" calcext:value-type="float">
            <text:p>2664</text:p>
          </table:table-cell>
          <table:table-cell table:style-name="ce16" table:formula="of:=VALUE(ABJAD([.$B12];1;1))" office:value-type="float" office:value="3326" calcext:value-type="float">
            <text:p>3326</text:p>
          </table:table-cell>
          <table:table-cell table:style-name="ce9" table:formula="of:=VALUE(ABJAD(UNSUR([.$B12];1;0;1;[.$A$1]);7;1))" office:value-type="float" office:value="707" calcext:value-type="float">
            <text:p>707</text:p>
          </table:table-cell>
          <table:table-cell table:style-name="ce2" table:formula="of:=VALUE(ABJAD(UNSUR([.$B12];1;1;1;[.$A$1]);7;1))" office:value-type="float" office:value="125" calcext:value-type="float">
            <text:p>125</text:p>
          </table:table-cell>
          <table:table-cell table:style-name="ce12" table:formula="of:=VALUE(ABJAD(UNSUR([.$B12];1;2;1;[.$A$1]);7;1))" office:value-type="float" office:value="70" calcext:value-type="float">
            <text:p>70</text:p>
          </table:table-cell>
          <table:table-cell table:style-name="ce14" table:formula="of:=VALUE(ABJAD(UNSUR([.$B12];1;3;1;[.$A$1]);7;1))" office:value-type="float" office:value="2664" calcext:value-type="float">
            <text:p>2664</text:p>
          </table:table-cell>
          <table:table-cell table:style-name="ce16" table:formula="of:=VALUE(ABJAD([.$B12];7;1))" office:value-type="float" office:value="3566" calcext:value-type="float">
            <text:p>3566</text:p>
          </table:table-cell>
        </table:table-row>
        <table:table-row table:style-name="ro4">
          <table:table-cell table:style-name="ce2" office:value-type="float" office:value="11" calcext:value-type="float">
            <text:p>11</text:p>
          </table:table-cell>
          <table:table-cell table:style-name="ce32" office:value-type="string" calcext:value-type="string">
            <text:p>إِنَّمَا تُنْذِرُ مَنِ اتَّبَعَ الذِّكْرَ وَخَشِيَ الرَّحْمَنَ بِالْغَيْبِ فَبَشِّرْهُ بِمَغْفِرَةٍ وَأَجْرٍ كَرِيمٍ</text:p>
          </table:table-cell>
          <table:table-cell table:style-name="ce9" table:formula="of:=VALUE(ABJAD(UNSUR([.$B13];1;0;1;[.$A$1]);1;1))" office:value-type="float" office:value="2020" calcext:value-type="float">
            <text:p>2020</text:p>
          </table:table-cell>
          <table:table-cell table:style-name="ce2" table:formula="of:=VALUE(ABJAD(UNSUR([.$B13];1;1;1;[.$A$1]);1;1))" office:value-type="float" office:value="138" calcext:value-type="float">
            <text:p>138</text:p>
          </table:table-cell>
          <table:table-cell table:style-name="ce12" table:formula="of:=VALUE(ABJAD(UNSUR([.$B13];1;2;1;[.$A$1]);1;1))" office:value-type="float" office:value="870" calcext:value-type="float">
            <text:p>870</text:p>
          </table:table-cell>
          <table:table-cell table:style-name="ce14" table:formula="of:=VALUE(ABJAD(UNSUR([.$B13];1;3;1;[.$A$1]);1;1))" office:value-type="float" office:value="4612" calcext:value-type="float">
            <text:p>4612</text:p>
          </table:table-cell>
          <table:table-cell table:style-name="ce16" table:formula="of:=VALUE(ABJAD([.$B13];1;1))" office:value-type="float" office:value="7640" calcext:value-type="float">
            <text:p>7640</text:p>
          </table:table-cell>
          <table:table-cell table:style-name="ce9" table:formula="of:=VALUE(ABJAD(UNSUR([.$B13];1;0;1;[.$A$1]);7;1))" office:value-type="float" office:value="2020" calcext:value-type="float">
            <text:p>2020</text:p>
          </table:table-cell>
          <table:table-cell table:style-name="ce2" table:formula="of:=VALUE(ABJAD(UNSUR([.$B13];1;1;1;[.$A$1]);7;1))" office:value-type="float" office:value="138" calcext:value-type="float">
            <text:p>138</text:p>
          </table:table-cell>
          <table:table-cell table:style-name="ce12" table:formula="of:=VALUE(ABJAD(UNSUR([.$B13];1;2;1;[.$A$1]);7;1))" office:value-type="float" office:value="2270" calcext:value-type="float">
            <text:p>2270</text:p>
          </table:table-cell>
          <table:table-cell table:style-name="ce14" table:formula="of:=VALUE(ABJAD(UNSUR([.$B13];1;3;1;[.$A$1]);7;1))" office:value-type="float" office:value="4412" calcext:value-type="float">
            <text:p>4412</text:p>
          </table:table-cell>
          <table:table-cell table:style-name="ce16" table:formula="of:=VALUE(ABJAD([.$B13];7;1))" office:value-type="float" office:value="8840" calcext:value-type="float">
            <text:p>8840</text:p>
          </table:table-cell>
        </table:table-row>
        <table:table-row table:style-name="ro5">
          <table:table-cell table:style-name="ce2" office:value-type="float" office:value="12" calcext:value-type="float">
            <text:p>12</text:p>
          </table:table-cell>
          <table:table-cell table:style-name="ce32" office:value-type="string" calcext:value-type="string">
            <text:p>إِنَّا نَحْنُ نُحْيِي الْمَوْتَى وَنَكْتُبُ مَا قَدَّمُوا وَآثَارَهُمْ وَكُلَّ شَيْءٍ أَحْصَيْنَاهُ فِي إِمَامٍ مُبِينٍ</text:p>
          </table:table-cell>
          <table:table-cell table:style-name="ce9" table:formula="of:=VALUE(ABJAD(UNSUR([.$B14];1;0;1;[.$A$1]);1;1))" office:value-type="float" office:value="307" calcext:value-type="float">
            <text:p>307</text:p>
          </table:table-cell>
          <table:table-cell table:style-name="ce2" table:formula="of:=VALUE(ABJAD(UNSUR([.$B14];1;1;1;[.$A$1]);1;1))" office:value-type="float" office:value="654" calcext:value-type="float">
            <text:p>654</text:p>
          </table:table-cell>
          <table:table-cell table:style-name="ce12" table:formula="of:=VALUE(ABJAD(UNSUR([.$B14];1;2;1;[.$A$1]);1;1))" office:value-type="float" office:value="524" calcext:value-type="float">
            <text:p>524</text:p>
          </table:table-cell>
          <table:table-cell table:style-name="ce14" table:formula="of:=VALUE(ABJAD(UNSUR([.$B14];1;3;1;[.$A$1]);1;1))" office:value-type="float" office:value="1460" calcext:value-type="float">
            <text:p>1460</text:p>
          </table:table-cell>
          <table:table-cell table:style-name="ce16" table:formula="of:=VALUE(ABJAD([.$B14];1;1))" office:value-type="float" office:value="2945" calcext:value-type="float">
            <text:p>2945</text:p>
          </table:table-cell>
          <table:table-cell table:style-name="ce9" table:formula="of:=VALUE(ABJAD(UNSUR([.$B14];1;0;1;[.$A$1]);7;1))" office:value-type="float" office:value="277" calcext:value-type="float">
            <text:p>277</text:p>
          </table:table-cell>
          <table:table-cell table:style-name="ce2" table:formula="of:=VALUE(ABJAD(UNSUR([.$B14];1;1;1;[.$A$1]);7;1))" office:value-type="float" office:value="654" calcext:value-type="float">
            <text:p>654</text:p>
          </table:table-cell>
          <table:table-cell table:style-name="ce12" table:formula="of:=VALUE(ABJAD(UNSUR([.$B14];1;2;1;[.$A$1]);7;1))" office:value-type="float" office:value="1224" calcext:value-type="float">
            <text:p>1224</text:p>
          </table:table-cell>
          <table:table-cell table:style-name="ce14" table:formula="of:=VALUE(ABJAD(UNSUR([.$B14];1;3;1;[.$A$1]);7;1))" office:value-type="float" office:value="1460" calcext:value-type="float">
            <text:p>1460</text:p>
          </table:table-cell>
          <table:table-cell table:style-name="ce16" table:formula="of:=VALUE(ABJAD([.$B14];7;1))" office:value-type="float" office:value="3615" calcext:value-type="float">
            <text:p>3615</text:p>
          </table:table-cell>
        </table:table-row>
        <table:table-row table:style-name="ro4">
          <table:table-cell table:style-name="ce2" office:value-type="float" office:value="13" calcext:value-type="float">
            <text:p>13</text:p>
          </table:table-cell>
          <table:table-cell table:style-name="ce32" office:value-type="string" calcext:value-type="string">
            <text:p>وَاضْرِبْ لَهُمْ مَثَلًا أَصْحَابَ الْقَرْيَةِ إِذْ جَاءَهَا الْمُرْسَلُونَ</text:p>
          </table:table-cell>
          <table:table-cell table:style-name="ce9" table:formula="of:=VALUE(ABJAD(UNSUR([.$B15];1;0;1;[.$A$1]);1;1))" office:value-type="float" office:value="767" calcext:value-type="float">
            <text:p>767</text:p>
          </table:table-cell>
          <table:table-cell table:style-name="ce2" table:formula="of:=VALUE(ABJAD(UNSUR([.$B15];1;1;1;[.$A$1]);1;1))" office:value-type="float" office:value="683" calcext:value-type="float">
            <text:p>683</text:p>
          </table:table-cell>
          <table:table-cell table:style-name="ce12" table:formula="of:=VALUE(ABJAD(UNSUR([.$B15];1;2;1;[.$A$1]);1;1))" office:value-type="float" office:value="900" calcext:value-type="float">
            <text:p>900</text:p>
          </table:table-cell>
          <table:table-cell table:style-name="ce14" table:formula="of:=VALUE(ABJAD(UNSUR([.$B15];1;3;1;[.$A$1]);1;1))" office:value-type="float" office:value="882" calcext:value-type="float">
            <text:p>882</text:p>
          </table:table-cell>
          <table:table-cell table:style-name="ce16" table:formula="of:=VALUE(ABJAD([.$B15];1;1))" office:value-type="float" office:value="3232" calcext:value-type="float">
            <text:p>3232</text:p>
          </table:table-cell>
          <table:table-cell table:style-name="ce9" table:formula="of:=VALUE(ABJAD(UNSUR([.$B15];1;0;1;[.$A$1]);7;1))" office:value-type="float" office:value="977" calcext:value-type="float">
            <text:p>977</text:p>
          </table:table-cell>
          <table:table-cell table:style-name="ce2" table:formula="of:=VALUE(ABJAD(UNSUR([.$B15];1;1;1;[.$A$1]);7;1))" office:value-type="float" office:value="683" calcext:value-type="float">
            <text:p>683</text:p>
          </table:table-cell>
          <table:table-cell table:style-name="ce12" table:formula="of:=VALUE(ABJAD(UNSUR([.$B15];1;2;1;[.$A$1]);7;1))" office:value-type="float" office:value="190" calcext:value-type="float">
            <text:p>190</text:p>
          </table:table-cell>
          <table:table-cell table:style-name="ce14" table:formula="of:=VALUE(ABJAD(UNSUR([.$B15];1;3;1;[.$A$1]);7;1))" office:value-type="float" office:value="882" calcext:value-type="float">
            <text:p>882</text:p>
          </table:table-cell>
          <table:table-cell table:style-name="ce16" table:formula="of:=VALUE(ABJAD([.$B15];7;1))" office:value-type="float" office:value="2732" calcext:value-type="float">
            <text:p>2732</text:p>
          </table:table-cell>
        </table:table-row>
        <table:table-row table:style-name="ro4">
          <table:table-cell table:style-name="ce2" office:value-type="float" office:value="14" calcext:value-type="float">
            <text:p>14</text:p>
          </table:table-cell>
          <table:table-cell table:style-name="ce32" office:value-type="string" calcext:value-type="string">
            <text:p>إِذْ أَرْسَلْنَا إِلَيْهِمُ اثْنَيْنِ فَكَذَّبُوهُمَا فَعَزَّزْنَا بِثَالِثٍ فَقَالُوا إِنَّا إِلَيْكُمْ مُرْسَلُونَ</text:p>
          </table:table-cell>
          <table:table-cell table:style-name="ce9" table:formula="of:=VALUE(ABJAD(UNSUR([.$B16];1;0;1;[.$A$1]);1;1))" office:value-type="float" office:value="537" calcext:value-type="float">
            <text:p>537</text:p>
          </table:table-cell>
          <table:table-cell table:style-name="ce2" table:formula="of:=VALUE(ABJAD(UNSUR([.$B16];1;1;1;[.$A$1]);1;1))" office:value-type="float" office:value="1734" calcext:value-type="float">
            <text:p>1734</text:p>
          </table:table-cell>
          <table:table-cell table:style-name="ce12" table:formula="of:=VALUE(ABJAD(UNSUR([.$B16];1;2;1;[.$A$1]);1;1))" office:value-type="float" office:value="450" calcext:value-type="float">
            <text:p>450</text:p>
          </table:table-cell>
          <table:table-cell table:style-name="ce14" table:formula="of:=VALUE(ABJAD(UNSUR([.$B16];1;3;1;[.$A$1]);1;1))" office:value-type="float" office:value="1878" calcext:value-type="float">
            <text:p>1878</text:p>
          </table:table-cell>
          <table:table-cell table:style-name="ce16" table:formula="of:=VALUE(ABJAD([.$B16];1;1))" office:value-type="float" office:value="4599" calcext:value-type="float">
            <text:p>4599</text:p>
          </table:table-cell>
          <table:table-cell table:style-name="ce9" table:formula="of:=VALUE(ABJAD(UNSUR([.$B16];1;0;1;[.$A$1]);7;1))" office:value-type="float" office:value="1017" calcext:value-type="float">
            <text:p>1017</text:p>
          </table:table-cell>
          <table:table-cell table:style-name="ce2" table:formula="of:=VALUE(ABJAD(UNSUR([.$B16];1;1;1;[.$A$1]);7;1))" office:value-type="float" office:value="1734" calcext:value-type="float">
            <text:p>1734</text:p>
          </table:table-cell>
          <table:table-cell table:style-name="ce12" table:formula="of:=VALUE(ABJAD(UNSUR([.$B16];1;2;1;[.$A$1]);7;1))" office:value-type="float" office:value="450" calcext:value-type="float">
            <text:p>450</text:p>
          </table:table-cell>
          <table:table-cell table:style-name="ce14" table:formula="of:=VALUE(ABJAD(UNSUR([.$B16];1;3;1;[.$A$1]);7;1))" office:value-type="float" office:value="1878" calcext:value-type="float">
            <text:p>1878</text:p>
          </table:table-cell>
          <table:table-cell table:style-name="ce16" table:formula="of:=VALUE(ABJAD([.$B16];7;1))" office:value-type="float" office:value="5079" calcext:value-type="float">
            <text:p>5079</text:p>
          </table:table-cell>
        </table:table-row>
        <table:table-row table:style-name="ro4">
          <table:table-cell table:style-name="ce2" office:value-type="float" office:value="15" calcext:value-type="float">
            <text:p>15</text:p>
          </table:table-cell>
          <table:table-cell table:style-name="ce32" office:value-type="string" calcext:value-type="string">
            <text:p>قَالُوا مَا أَنْتُمْ إِلَّا بَشَرٌ مِثْلُنَا وَمَا أَنْزَلَ الرَّحْمَنُ مِنْ شَيْءٍ إِنْ أَنْتُمْ إِلَّا تَكْذِبُونَ</text:p>
          </table:table-cell>
          <table:table-cell table:style-name="ce9" table:formula="of:=VALUE(ABJAD(UNSUR([.$B17];1;0;1;[.$A$1]);1;1))" office:value-type="float" office:value="419" calcext:value-type="float">
            <text:p>419</text:p>
          </table:table-cell>
          <table:table-cell table:style-name="ce2" table:formula="of:=VALUE(ABJAD(UNSUR([.$B17];1;1;1;[.$A$1]);1;1))" office:value-type="float" office:value="705" calcext:value-type="float">
            <text:p>705</text:p>
          </table:table-cell>
          <table:table-cell table:style-name="ce12" table:formula="of:=VALUE(ABJAD(UNSUR([.$B17];1;2;1;[.$A$1]);1;1))" office:value-type="float" office:value="720" calcext:value-type="float">
            <text:p>720</text:p>
          </table:table-cell>
          <table:table-cell table:style-name="ce14" table:formula="of:=VALUE(ABJAD(UNSUR([.$B17];1;3;1;[.$A$1]);1;1))" office:value-type="float" office:value="2598" calcext:value-type="float">
            <text:p>2598</text:p>
          </table:table-cell>
          <table:table-cell table:style-name="ce16" table:formula="of:=VALUE(ABJAD([.$B17];1;1))" office:value-type="float" office:value="4442" calcext:value-type="float">
            <text:p>4442</text:p>
          </table:table-cell>
          <table:table-cell table:style-name="ce9" table:formula="of:=VALUE(ABJAD(UNSUR([.$B17];1;0;1;[.$A$1]);7;1))" office:value-type="float" office:value="419" calcext:value-type="float">
            <text:p>419</text:p>
          </table:table-cell>
          <table:table-cell table:style-name="ce2" table:formula="of:=VALUE(ABJAD(UNSUR([.$B17];1;1;1;[.$A$1]);7;1))" office:value-type="float" office:value="705" calcext:value-type="float">
            <text:p>705</text:p>
          </table:table-cell>
          <table:table-cell table:style-name="ce12" table:formula="of:=VALUE(ABJAD(UNSUR([.$B17];1;2;1;[.$A$1]);7;1))" office:value-type="float" office:value="2120" calcext:value-type="float">
            <text:p>2120</text:p>
          </table:table-cell>
          <table:table-cell table:style-name="ce14" table:formula="of:=VALUE(ABJAD(UNSUR([.$B17];1;3;1;[.$A$1]);7;1))" office:value-type="float" office:value="2598" calcext:value-type="float">
            <text:p>2598</text:p>
          </table:table-cell>
          <table:table-cell table:style-name="ce16" table:formula="of:=VALUE(ABJAD([.$B17];7;1))" office:value-type="float" office:value="5842" calcext:value-type="float">
            <text:p>5842</text:p>
          </table:table-cell>
        </table:table-row>
        <table:table-row table:style-name="ro3">
          <table:table-cell table:style-name="ce2" office:value-type="float" office:value="16" calcext:value-type="float">
            <text:p>16</text:p>
          </table:table-cell>
          <table:table-cell table:style-name="ce32" office:value-type="string" calcext:value-type="string">
            <text:p>قَالُوا رَبُّنَا يَعْلَمُ إِنَّا إِلَيْكُمْ لَمُرْسَلُونَ</text:p>
          </table:table-cell>
          <table:table-cell table:style-name="ce9" table:formula="of:=VALUE(ABJAD(UNSUR([.$B18];1;0;1;[.$A$1]);1;1))" office:value-type="float" office:value="468" calcext:value-type="float">
            <text:p>468</text:p>
          </table:table-cell>
          <table:table-cell table:style-name="ce2" table:formula="of:=VALUE(ABJAD(UNSUR([.$B18];1;1;1;[.$A$1]);1;1))" office:value-type="float" office:value="170" calcext:value-type="float">
            <text:p>170</text:p>
          </table:table-cell>
          <table:table-cell table:style-name="ce12" table:formula="of:=VALUE(ABJAD(UNSUR([.$B18];1;2;1;[.$A$1]);1;1))" office:value-type="float" office:value="190" calcext:value-type="float">
            <text:p>190</text:p>
          </table:table-cell>
          <table:table-cell table:style-name="ce14" table:formula="of:=VALUE(ABJAD(UNSUR([.$B18];1;3;1;[.$A$1]);1;1))" office:value-type="float" office:value="282" calcext:value-type="float">
            <text:p>282</text:p>
          </table:table-cell>
          <table:table-cell table:style-name="ce16" table:formula="of:=VALUE(ABJAD([.$B18];1;1))" office:value-type="float" office:value="1110" calcext:value-type="float">
            <text:p>1110</text:p>
          </table:table-cell>
          <table:table-cell table:style-name="ce9" table:formula="of:=VALUE(ABJAD(UNSUR([.$B18];1;0;1;[.$A$1]);7;1))" office:value-type="float" office:value="708" calcext:value-type="float">
            <text:p>708</text:p>
          </table:table-cell>
          <table:table-cell table:style-name="ce2" table:formula="of:=VALUE(ABJAD(UNSUR([.$B18];1;1;1;[.$A$1]);7;1))" office:value-type="float" office:value="170" calcext:value-type="float">
            <text:p>170</text:p>
          </table:table-cell>
          <table:table-cell table:style-name="ce12" table:formula="of:=VALUE(ABJAD(UNSUR([.$B18];1;2;1;[.$A$1]);7;1))" office:value-type="float" office:value="190" calcext:value-type="float">
            <text:p>190</text:p>
          </table:table-cell>
          <table:table-cell table:style-name="ce14" table:formula="of:=VALUE(ABJAD(UNSUR([.$B18];1;3;1;[.$A$1]);7;1))" office:value-type="float" office:value="282" calcext:value-type="float">
            <text:p>282</text:p>
          </table:table-cell>
          <table:table-cell table:style-name="ce16" table:formula="of:=VALUE(ABJAD([.$B18];7;1))" office:value-type="float" office:value="1350" calcext:value-type="float">
            <text:p>1350</text:p>
          </table:table-cell>
        </table:table-row>
        <table:table-row table:style-name="ro3">
          <table:table-cell table:style-name="ce2" office:value-type="float" office:value="17" calcext:value-type="float">
            <text:p>17</text:p>
          </table:table-cell>
          <table:table-cell table:style-name="ce32" office:value-type="string" calcext:value-type="string">
            <text:p>وَمَا عَلَيْنَا إِلَّا الْبَلَاغُ الْمُبِينُ</text:p>
          </table:table-cell>
          <table:table-cell table:style-name="ce9" table:formula="of:=VALUE(ABJAD(UNSUR([.$B19];1;0;1;[.$A$1]);1;1))" office:value-type="float" office:value="11" calcext:value-type="float">
            <text:p>11</text:p>
          </table:table-cell>
          <table:table-cell table:style-name="ce2" table:formula="of:=VALUE(ABJAD(UNSUR([.$B19];1;1;1;[.$A$1]);1;1))" office:value-type="float" office:value="170" calcext:value-type="float">
            <text:p>170</text:p>
          </table:table-cell>
          <table:table-cell table:style-name="ce12" table:formula="of:=VALUE(ABJAD(UNSUR([.$B19];1;2;1;[.$A$1]);1;1))" office:value-type="float" office:value="70" calcext:value-type="float">
            <text:p>70</text:p>
          </table:table-cell>
          <table:table-cell table:style-name="ce14" table:formula="of:=VALUE(ABJAD(UNSUR([.$B19];1;3;1;[.$A$1]);1;1))" office:value-type="float" office:value="1186" calcext:value-type="float">
            <text:p>1186</text:p>
          </table:table-cell>
          <table:table-cell table:style-name="ce16" table:formula="of:=VALUE(ABJAD([.$B19];1;1))" office:value-type="float" office:value="1437" calcext:value-type="float">
            <text:p>1437</text:p>
          </table:table-cell>
          <table:table-cell table:style-name="ce9" table:formula="of:=VALUE(ABJAD(UNSUR([.$B19];1;0;1;[.$A$1]);7;1))" office:value-type="float" office:value="11" calcext:value-type="float">
            <text:p>11</text:p>
          </table:table-cell>
          <table:table-cell table:style-name="ce2" table:formula="of:=VALUE(ABJAD(UNSUR([.$B19];1;1;1;[.$A$1]);7;1))" office:value-type="float" office:value="170" calcext:value-type="float">
            <text:p>170</text:p>
          </table:table-cell>
          <table:table-cell table:style-name="ce12" table:formula="of:=VALUE(ABJAD(UNSUR([.$B19];1;2;1;[.$A$1]);7;1))" office:value-type="float" office:value="70" calcext:value-type="float">
            <text:p>70</text:p>
          </table:table-cell>
          <table:table-cell table:style-name="ce14" table:formula="of:=VALUE(ABJAD(UNSUR([.$B19];1;3;1;[.$A$1]);7;1))" office:value-type="float" office:value="1086" calcext:value-type="float">
            <text:p>1086</text:p>
          </table:table-cell>
          <table:table-cell table:style-name="ce16" table:formula="of:=VALUE(ABJAD([.$B19];7;1))" office:value-type="float" office:value="1337" calcext:value-type="float">
            <text:p>1337</text:p>
          </table:table-cell>
        </table:table-row>
        <table:table-row table:style-name="ro4">
          <table:table-cell table:style-name="ce2" office:value-type="float" office:value="18" calcext:value-type="float">
            <text:p>18</text:p>
          </table:table-cell>
          <table:table-cell table:style-name="ce32" office:value-type="string" calcext:value-type="string">
            <text:p>قَالُوا إِنَّا تَطَيَّرْنَا بِكُمْ لَئِنْ لَمْ تَنْتَهُوا لَنَرْجُمَنَّكُمْ وَلَيَمَسَّنَّكُمْ مِنَّا عَذَابٌ أَلِيمٌ</text:p>
          </table:table-cell>
          <table:table-cell table:style-name="ce9" table:formula="of:=VALUE(ABJAD(UNSUR([.$B20];1;0;1;[.$A$1]);1;1))" office:value-type="float" office:value="477" calcext:value-type="float">
            <text:p>477</text:p>
          </table:table-cell>
          <table:table-cell table:style-name="ce2" table:formula="of:=VALUE(ABJAD(UNSUR([.$B20];1;1;1;[.$A$1]);1;1))" office:value-type="float" office:value="234" calcext:value-type="float">
            <text:p>234</text:p>
          </table:table-cell>
          <table:table-cell table:style-name="ce12" table:formula="of:=VALUE(ABJAD(UNSUR([.$B20];1;2;1;[.$A$1]);1;1))" office:value-type="float" office:value="230" calcext:value-type="float">
            <text:p>230</text:p>
          </table:table-cell>
          <table:table-cell table:style-name="ce14" table:formula="of:=VALUE(ABJAD(UNSUR([.$B20];1;3;1;[.$A$1]);1;1))" office:value-type="float" office:value="2638" calcext:value-type="float">
            <text:p>2638</text:p>
          </table:table-cell>
          <table:table-cell table:style-name="ce16" table:formula="of:=VALUE(ABJAD([.$B20];1;1))" office:value-type="float" office:value="3579" calcext:value-type="float">
            <text:p>3579</text:p>
          </table:table-cell>
          <table:table-cell table:style-name="ce9" table:formula="of:=VALUE(ABJAD(UNSUR([.$B20];1;0;1;[.$A$1]);7;1))" office:value-type="float" office:value="717" calcext:value-type="float">
            <text:p>717</text:p>
          </table:table-cell>
          <table:table-cell table:style-name="ce2" table:formula="of:=VALUE(ABJAD(UNSUR([.$B20];1;1;1;[.$A$1]);7;1))" office:value-type="float" office:value="234" calcext:value-type="float">
            <text:p>234</text:p>
          </table:table-cell>
          <table:table-cell table:style-name="ce12" table:formula="of:=VALUE(ABJAD(UNSUR([.$B20];1;2;1;[.$A$1]);7;1))" office:value-type="float" office:value="230" calcext:value-type="float">
            <text:p>230</text:p>
          </table:table-cell>
          <table:table-cell table:style-name="ce14" table:formula="of:=VALUE(ABJAD(UNSUR([.$B20];1;3;1;[.$A$1]);7;1))" office:value-type="float" office:value="2638" calcext:value-type="float">
            <text:p>2638</text:p>
          </table:table-cell>
          <table:table-cell table:style-name="ce16" table:formula="of:=VALUE(ABJAD([.$B20];7;1))" office:value-type="float" office:value="3819" calcext:value-type="float">
            <text:p>3819</text:p>
          </table:table-cell>
        </table:table-row>
        <table:table-row table:style-name="ro4">
          <table:table-cell table:style-name="ce2" office:value-type="float" office:value="19" calcext:value-type="float">
            <text:p>19</text:p>
          </table:table-cell>
          <table:table-cell table:style-name="ce32" office:value-type="string" calcext:value-type="string">
            <text:p>قَالُوا طَائِرُكُمْ مَعَكُمْ أَئِنْ ذُكِّرْتُمْ بَلْ أَنْتُمْ قَوْمٌ مُسْرِفُونَ</text:p>
          </table:table-cell>
          <table:table-cell table:style-name="ce9" table:formula="of:=VALUE(ABJAD(UNSUR([.$B21];1;0;1;[.$A$1]);1;1))" office:value-type="float" office:value="669" calcext:value-type="float">
            <text:p>669</text:p>
          </table:table-cell>
          <table:table-cell table:style-name="ce2" table:formula="of:=VALUE(ABJAD(UNSUR([.$B21];1;1;1;[.$A$1]);1;1))" office:value-type="float" office:value="89" calcext:value-type="float">
            <text:p>89</text:p>
          </table:table-cell>
          <table:table-cell table:style-name="ce12" table:formula="of:=VALUE(ABJAD(UNSUR([.$B21];1;2;1;[.$A$1]);1;1))" office:value-type="float" office:value="410" calcext:value-type="float">
            <text:p>410</text:p>
          </table:table-cell>
          <table:table-cell table:style-name="ce14" table:formula="of:=VALUE(ABJAD(UNSUR([.$B21];1;3;1;[.$A$1]);1;1))" office:value-type="float" office:value="1948" calcext:value-type="float">
            <text:p>1948</text:p>
          </table:table-cell>
          <table:table-cell table:style-name="ce16" table:formula="of:=VALUE(ABJAD([.$B21];1;1))" office:value-type="float" office:value="3116" calcext:value-type="float">
            <text:p>3116</text:p>
          </table:table-cell>
          <table:table-cell table:style-name="ce9" table:formula="of:=VALUE(ABJAD(UNSUR([.$B21];1;0;1;[.$A$1]);7;1))" office:value-type="float" office:value="909" calcext:value-type="float">
            <text:p>909</text:p>
          </table:table-cell>
          <table:table-cell table:style-name="ce2" table:formula="of:=VALUE(ABJAD(UNSUR([.$B21];1;1;1;[.$A$1]);7;1))" office:value-type="float" office:value="89" calcext:value-type="float">
            <text:p>89</text:p>
          </table:table-cell>
          <table:table-cell table:style-name="ce12" table:formula="of:=VALUE(ABJAD(UNSUR([.$B21];1;2;1;[.$A$1]);7;1))" office:value-type="float" office:value="410" calcext:value-type="float">
            <text:p>410</text:p>
          </table:table-cell>
          <table:table-cell table:style-name="ce14" table:formula="of:=VALUE(ABJAD(UNSUR([.$B21];1;3;1;[.$A$1]);7;1))" office:value-type="float" office:value="1948" calcext:value-type="float">
            <text:p>1948</text:p>
          </table:table-cell>
          <table:table-cell table:style-name="ce16" table:formula="of:=VALUE(ABJAD([.$B21];7;1))" office:value-type="float" office:value="3356" calcext:value-type="float">
            <text:p>3356</text:p>
          </table:table-cell>
        </table:table-row>
        <table:table-row table:style-name="ro4">
          <table:table-cell table:style-name="ce2" office:value-type="float" office:value="20" calcext:value-type="float">
            <text:p>20</text:p>
          </table:table-cell>
          <table:table-cell table:style-name="ce32" office:value-type="string" calcext:value-type="string">
            <text:p>وَجَاءَ مِنْ أَقْصَى الْمَدِينَةِ رَجُلٌ يَسْعَى قَالَ يَا قَوْمِ اتَّبِعُوا الْمُرْسَلِينَ</text:p>
          </table:table-cell>
          <table:table-cell table:style-name="ce9" table:formula="of:=VALUE(ABJAD(UNSUR([.$B22];1;0;1;[.$A$1]);1;1))" office:value-type="float" office:value="629" calcext:value-type="float">
            <text:p>629</text:p>
          </table:table-cell>
          <table:table-cell table:style-name="ce2" table:formula="of:=VALUE(ABJAD(UNSUR([.$B22];1;1;1;[.$A$1]);1;1))" office:value-type="float" office:value="195" calcext:value-type="float">
            <text:p>195</text:p>
          </table:table-cell>
          <table:table-cell table:style-name="ce12" table:formula="of:=VALUE(ABJAD(UNSUR([.$B22];1;2;1;[.$A$1]);1;1))" office:value-type="float" office:value="444" calcext:value-type="float">
            <text:p>444</text:p>
          </table:table-cell>
          <table:table-cell table:style-name="ce14" table:formula="of:=VALUE(ABJAD(UNSUR([.$B22];1;3;1;[.$A$1]);1;1))" office:value-type="float" office:value="728" calcext:value-type="float">
            <text:p>728</text:p>
          </table:table-cell>
          <table:table-cell table:style-name="ce16" table:formula="of:=VALUE(ABJAD([.$B22];1;1))" office:value-type="float" office:value="1996" calcext:value-type="float">
            <text:p>1996</text:p>
          </table:table-cell>
          <table:table-cell table:style-name="ce9" table:formula="of:=VALUE(ABJAD(UNSUR([.$B22];1;0;1;[.$A$1]);7;1))" office:value-type="float" office:value="1079" calcext:value-type="float">
            <text:p>1079</text:p>
          </table:table-cell>
          <table:table-cell table:style-name="ce2" table:formula="of:=VALUE(ABJAD(UNSUR([.$B22];1;1;1;[.$A$1]);7;1))" office:value-type="float" office:value="195" calcext:value-type="float">
            <text:p>195</text:p>
          </table:table-cell>
          <table:table-cell table:style-name="ce12" table:formula="of:=VALUE(ABJAD(UNSUR([.$B22];1;2;1;[.$A$1]);7;1))" office:value-type="float" office:value="444" calcext:value-type="float">
            <text:p>444</text:p>
          </table:table-cell>
          <table:table-cell table:style-name="ce14" table:formula="of:=VALUE(ABJAD(UNSUR([.$B22];1;3;1;[.$A$1]);7;1))" office:value-type="float" office:value="728" calcext:value-type="float">
            <text:p>728</text:p>
          </table:table-cell>
          <table:table-cell table:style-name="ce16" table:formula="of:=VALUE(ABJAD([.$B22];7;1))" office:value-type="float" office:value="2446" calcext:value-type="float">
            <text:p>2446</text:p>
          </table:table-cell>
        </table:table-row>
        <table:table-row table:style-name="ro3">
          <table:table-cell table:style-name="ce2" office:value-type="float" office:value="21" calcext:value-type="float">
            <text:p>21</text:p>
          </table:table-cell>
          <table:table-cell table:style-name="ce32" office:value-type="string" calcext:value-type="string">
            <text:p>اتَّبِعُوا مَنْ لَا يَسْأَلُكُمْ أَجْرًا وَهُمْ مُهْتَدُونَ</text:p>
          </table:table-cell>
          <table:table-cell table:style-name="ce9" table:formula="of:=VALUE(ABJAD(UNSUR([.$B23];1;0;1;[.$A$1]);1;1))" office:value-type="float" office:value="271" calcext:value-type="float">
            <text:p>271</text:p>
          </table:table-cell>
          <table:table-cell table:style-name="ce2" table:formula="of:=VALUE(ABJAD(UNSUR([.$B23];1;1;1;[.$A$1]);1;1))" office:value-type="float" office:value="80" calcext:value-type="float">
            <text:p>80</text:p>
          </table:table-cell>
          <table:table-cell table:style-name="ce12" table:formula="of:=VALUE(ABJAD(UNSUR([.$B23];1;2;1;[.$A$1]);1;1))" office:value-type="float" office:value="94" calcext:value-type="float">
            <text:p>94</text:p>
          </table:table-cell>
          <table:table-cell table:style-name="ce14" table:formula="of:=VALUE(ABJAD(UNSUR([.$B23];1;3;1;[.$A$1]);1;1))" office:value-type="float" office:value="1078" calcext:value-type="float">
            <text:p>1078</text:p>
          </table:table-cell>
          <table:table-cell table:style-name="ce16" table:formula="of:=VALUE(ABJAD([.$B23];1;1))" office:value-type="float" office:value="1523" calcext:value-type="float">
            <text:p>1523</text:p>
          </table:table-cell>
          <table:table-cell table:style-name="ce9" table:formula="of:=VALUE(ABJAD(UNSUR([.$B23];1;0;1;[.$A$1]);7;1))" office:value-type="float" office:value="511" calcext:value-type="float">
            <text:p>511</text:p>
          </table:table-cell>
          <table:table-cell table:style-name="ce2" table:formula="of:=VALUE(ABJAD(UNSUR([.$B23];1;1;1;[.$A$1]);7;1))" office:value-type="float" office:value="80" calcext:value-type="float">
            <text:p>80</text:p>
          </table:table-cell>
          <table:table-cell table:style-name="ce12" table:formula="of:=VALUE(ABJAD(UNSUR([.$B23];1;2;1;[.$A$1]);7;1))" office:value-type="float" office:value="94" calcext:value-type="float">
            <text:p>94</text:p>
          </table:table-cell>
          <table:table-cell table:style-name="ce14" table:formula="of:=VALUE(ABJAD(UNSUR([.$B23];1;3;1;[.$A$1]);7;1))" office:value-type="float" office:value="1078" calcext:value-type="float">
            <text:p>1078</text:p>
          </table:table-cell>
          <table:table-cell table:style-name="ce16" table:formula="of:=VALUE(ABJAD([.$B23];7;1))" office:value-type="float" office:value="1763" calcext:value-type="float">
            <text:p>1763</text:p>
          </table:table-cell>
        </table:table-row>
        <table:table-row table:style-name="ro4">
          <table:table-cell table:style-name="ce2" office:value-type="float" office:value="22" calcext:value-type="float">
            <text:p>22</text:p>
          </table:table-cell>
          <table:table-cell table:style-name="ce32" office:value-type="string" calcext:value-type="string">
            <text:p>وَمَا لِيَ لَا أَعْبُدُ الَّذِي فَطَرَنِي وَإِلَيْهِ تُرْجَعُونَ</text:p>
          </table:table-cell>
          <table:table-cell table:style-name="ce9" table:formula="of:=VALUE(ABJAD(UNSUR([.$B24];1;0;1;[.$A$1]);1;1))" office:value-type="float" office:value="410" calcext:value-type="float">
            <text:p>410</text:p>
          </table:table-cell>
          <table:table-cell table:style-name="ce2" table:formula="of:=VALUE(ABJAD(UNSUR([.$B24];1;1;1;[.$A$1]);1;1))" office:value-type="float" office:value="174" calcext:value-type="float">
            <text:p>174</text:p>
          </table:table-cell>
          <table:table-cell table:style-name="ce12" table:formula="of:=VALUE(ABJAD(UNSUR([.$B24];1;2;1;[.$A$1]);1;1))" office:value-type="float" office:value="224" calcext:value-type="float">
            <text:p>224</text:p>
          </table:table-cell>
          <table:table-cell table:style-name="ce14" table:formula="of:=VALUE(ABJAD(UNSUR([.$B24];1;3;1;[.$A$1]);1;1))" office:value-type="float" office:value="1258" calcext:value-type="float">
            <text:p>1258</text:p>
          </table:table-cell>
          <table:table-cell table:style-name="ce16" table:formula="of:=VALUE(ABJAD([.$B24];1;1))" office:value-type="float" office:value="2066" calcext:value-type="float">
            <text:p>2066</text:p>
          </table:table-cell>
          <table:table-cell table:style-name="ce9" table:formula="of:=VALUE(ABJAD(UNSUR([.$B24];1;0;1;[.$A$1]);7;1))" office:value-type="float" office:value="410" calcext:value-type="float">
            <text:p>410</text:p>
          </table:table-cell>
          <table:table-cell table:style-name="ce2" table:formula="of:=VALUE(ABJAD(UNSUR([.$B24];1;1;1;[.$A$1]);7;1))" office:value-type="float" office:value="174" calcext:value-type="float">
            <text:p>174</text:p>
          </table:table-cell>
          <table:table-cell table:style-name="ce12" table:formula="of:=VALUE(ABJAD(UNSUR([.$B24];1;2;1;[.$A$1]);7;1))" office:value-type="float" office:value="224" calcext:value-type="float">
            <text:p>224</text:p>
          </table:table-cell>
          <table:table-cell table:style-name="ce14" table:formula="of:=VALUE(ABJAD(UNSUR([.$B24];1;3;1;[.$A$1]);7;1))" office:value-type="float" office:value="1258" calcext:value-type="float">
            <text:p>1258</text:p>
          </table:table-cell>
          <table:table-cell table:style-name="ce16" table:formula="of:=VALUE(ABJAD([.$B24];7;1))" office:value-type="float" office:value="2066" calcext:value-type="float">
            <text:p>2066</text:p>
          </table:table-cell>
        </table:table-row>
        <table:table-row table:style-name="ro5">
          <table:table-cell table:style-name="ce2" office:value-type="float" office:value="23" calcext:value-type="float">
            <text:p>23</text:p>
          </table:table-cell>
          <table:table-cell table:style-name="ce32" office:value-type="string" calcext:value-type="string">
            <text:p>أَأَتَّخِذُ مِنْ دُونِهِ آلِهَةً إِنْ يُرِدْنِ الرَّحْمَنُ بِضُرٍّ لَا تُغْنِ عَنِّي شَفَاعَتُهُمْ شَيْئًا وَلَا يُنْقِذُونِ</text:p>
          </table:table-cell>
          <table:table-cell table:style-name="ce9" table:formula="of:=VALUE(ABJAD(UNSUR([.$B25];1;0;1;[.$A$1]);1;1))" office:value-type="float" office:value="1212" calcext:value-type="float">
            <text:p>1212</text:p>
          </table:table-cell>
          <table:table-cell table:style-name="ce2" table:formula="of:=VALUE(ABJAD(UNSUR([.$B25];1;1;1;[.$A$1]);1;1))" office:value-type="float" office:value="198" calcext:value-type="float">
            <text:p>198</text:p>
          </table:table-cell>
          <table:table-cell table:style-name="ce12" table:formula="of:=VALUE(ABJAD(UNSUR([.$B25];1;2;1;[.$A$1]);1;1))" office:value-type="float" office:value="1728" calcext:value-type="float">
            <text:p>1728</text:p>
          </table:table-cell>
          <table:table-cell table:style-name="ce14" table:formula="of:=VALUE(ABJAD(UNSUR([.$B25];1;3;1;[.$A$1]);1;1))" office:value-type="float" office:value="4188" calcext:value-type="float">
            <text:p>4188</text:p>
          </table:table-cell>
          <table:table-cell table:style-name="ce16" table:formula="of:=VALUE(ABJAD([.$B25];1;1))" office:value-type="float" office:value="7326" calcext:value-type="float">
            <text:p>7326</text:p>
          </table:table-cell>
          <table:table-cell table:style-name="ce9" table:formula="of:=VALUE(ABJAD(UNSUR([.$B25];1;0;1;[.$A$1]);7;1))" office:value-type="float" office:value="1212" calcext:value-type="float">
            <text:p>1212</text:p>
          </table:table-cell>
          <table:table-cell table:style-name="ce2" table:formula="of:=VALUE(ABJAD(UNSUR([.$B25];1;1;1;[.$A$1]);7;1))" office:value-type="float" office:value="198" calcext:value-type="float">
            <text:p>198</text:p>
          </table:table-cell>
          <table:table-cell table:style-name="ce12" table:formula="of:=VALUE(ABJAD(UNSUR([.$B25];1;2;1;[.$A$1]);7;1))" office:value-type="float" office:value="2418" calcext:value-type="float">
            <text:p>2418</text:p>
          </table:table-cell>
          <table:table-cell table:style-name="ce14" table:formula="of:=VALUE(ABJAD(UNSUR([.$B25];1;3;1;[.$A$1]);7;1))" office:value-type="float" office:value="4088" calcext:value-type="float">
            <text:p>4088</text:p>
          </table:table-cell>
          <table:table-cell table:style-name="ce16" table:formula="of:=VALUE(ABJAD([.$B25];7;1))" office:value-type="float" office:value="7916" calcext:value-type="float">
            <text:p>7916</text:p>
          </table:table-cell>
        </table:table-row>
        <table:table-row table:style-name="ro3">
          <table:table-cell table:style-name="ce2" office:value-type="float" office:value="24" calcext:value-type="float">
            <text:p>24</text:p>
          </table:table-cell>
          <table:table-cell table:style-name="ce32" office:value-type="string" calcext:value-type="string">
            <text:p>إِنِّي إِذًا لَفِي ضَلَالٍ مُبِينٍ</text:p>
          </table:table-cell>
          <table:table-cell table:style-name="ce9" table:formula="of:=VALUE(ABJAD(UNSUR([.$B26];1;0;1;[.$A$1]);1;1))" office:value-type="float" office:value="6" calcext:value-type="float">
            <text:p>6</text:p>
          </table:table-cell>
          <table:table-cell table:style-name="ce2" table:formula="of:=VALUE(ABJAD(UNSUR([.$B26];1;1;1;[.$A$1]);1;1))" office:value-type="float" office:value="120" calcext:value-type="float">
            <text:p>120</text:p>
          </table:table-cell>
          <table:table-cell table:style-name="ce12" table:formula="of:=VALUE(ABJAD(UNSUR([.$B26];1;2;1;[.$A$1]);1;1))" office:value-type="float" office:value="880" calcext:value-type="float">
            <text:p>880</text:p>
          </table:table-cell>
          <table:table-cell table:style-name="ce14" table:formula="of:=VALUE(ABJAD(UNSUR([.$B26];1;3;1;[.$A$1]);1;1))" office:value-type="float" office:value="840" calcext:value-type="float">
            <text:p>840</text:p>
          </table:table-cell>
          <table:table-cell table:style-name="ce16" table:formula="of:=VALUE(ABJAD([.$B26];1;1))" office:value-type="float" office:value="1846" calcext:value-type="float">
            <text:p>1846</text:p>
          </table:table-cell>
          <table:table-cell table:style-name="ce9" table:formula="of:=VALUE(ABJAD(UNSUR([.$B26];1;0;1;[.$A$1]);7;1))" office:value-type="float" office:value="6" calcext:value-type="float">
            <text:p>6</text:p>
          </table:table-cell>
          <table:table-cell table:style-name="ce2" table:formula="of:=VALUE(ABJAD(UNSUR([.$B26];1;1;1;[.$A$1]);7;1))" office:value-type="float" office:value="120" calcext:value-type="float">
            <text:p>120</text:p>
          </table:table-cell>
          <table:table-cell table:style-name="ce12" table:formula="of:=VALUE(ABJAD(UNSUR([.$B26];1;2;1;[.$A$1]);7;1))" office:value-type="float" office:value="170" calcext:value-type="float">
            <text:p>170</text:p>
          </table:table-cell>
          <table:table-cell table:style-name="ce14" table:formula="of:=VALUE(ABJAD(UNSUR([.$B26];1;3;1;[.$A$1]);7;1))" office:value-type="float" office:value="840" calcext:value-type="float">
            <text:p>840</text:p>
          </table:table-cell>
          <table:table-cell table:style-name="ce16" table:formula="of:=VALUE(ABJAD([.$B26];7;1))" office:value-type="float" office:value="1136" calcext:value-type="float">
            <text:p>1136</text:p>
          </table:table-cell>
        </table:table-row>
        <table:table-row table:style-name="ro3">
          <table:table-cell table:style-name="ce2" office:value-type="float" office:value="25" calcext:value-type="float">
            <text:p>25</text:p>
          </table:table-cell>
          <table:table-cell table:style-name="ce32" office:value-type="string" calcext:value-type="string">
            <text:p>إِنِّي آمَنْتُ بِرَبِّكُمْ فَاسْمَعُونِ</text:p>
          </table:table-cell>
          <table:table-cell table:style-name="ce9" table:formula="of:=VALUE(ABJAD(UNSUR([.$B27];1;0;1;[.$A$1]);1;1))" office:value-type="float" office:value="267" calcext:value-type="float">
            <text:p>267</text:p>
          </table:table-cell>
          <table:table-cell table:style-name="ce2" table:formula="of:=VALUE(ABJAD(UNSUR([.$B27];1;1;1;[.$A$1]);1;1))" office:value-type="float" office:value="10" calcext:value-type="float">
            <text:p>10</text:p>
          </table:table-cell>
          <table:table-cell table:style-name="ce12" table:formula="of:=VALUE(ABJAD(UNSUR([.$B27];1;2;1;[.$A$1]);1;1))" office:value-type="float" office:value="170" calcext:value-type="float">
            <text:p>170</text:p>
          </table:table-cell>
          <table:table-cell table:style-name="ce14" table:formula="of:=VALUE(ABJAD(UNSUR([.$B27];1;3;1;[.$A$1]);1;1))" office:value-type="float" office:value="676" calcext:value-type="float">
            <text:p>676</text:p>
          </table:table-cell>
          <table:table-cell table:style-name="ce16" table:formula="of:=VALUE(ABJAD([.$B27];1;1))" office:value-type="float" office:value="1123" calcext:value-type="float">
            <text:p>1123</text:p>
          </table:table-cell>
          <table:table-cell table:style-name="ce9" table:formula="of:=VALUE(ABJAD(UNSUR([.$B27];1;0;1;[.$A$1]);7;1))" office:value-type="float" office:value="507" calcext:value-type="float">
            <text:p>507</text:p>
          </table:table-cell>
          <table:table-cell table:style-name="ce2" table:formula="of:=VALUE(ABJAD(UNSUR([.$B27];1;1;1;[.$A$1]);7;1))" office:value-type="float" office:value="10" calcext:value-type="float">
            <text:p>10</text:p>
          </table:table-cell>
          <table:table-cell table:style-name="ce12" table:formula="of:=VALUE(ABJAD(UNSUR([.$B27];1;2;1;[.$A$1]);7;1))" office:value-type="float" office:value="170" calcext:value-type="float">
            <text:p>170</text:p>
          </table:table-cell>
          <table:table-cell table:style-name="ce14" table:formula="of:=VALUE(ABJAD(UNSUR([.$B27];1;3;1;[.$A$1]);7;1))" office:value-type="float" office:value="676" calcext:value-type="float">
            <text:p>676</text:p>
          </table:table-cell>
          <table:table-cell table:style-name="ce16" table:formula="of:=VALUE(ABJAD([.$B27];7;1))" office:value-type="float" office:value="1363" calcext:value-type="float">
            <text:p>1363</text:p>
          </table:table-cell>
        </table:table-row>
        <table:table-row table:style-name="ro4">
          <table:table-cell table:style-name="ce2" office:value-type="float" office:value="26" calcext:value-type="float">
            <text:p>26</text:p>
          </table:table-cell>
          <table:table-cell table:style-name="ce32" office:value-type="string" calcext:value-type="string">
            <text:p>قِيلَ ادْخُلِ الْجَنَّةَ قَالَ يَا لَيْتَ قَوْمِي يَعْلَمُونَ</text:p>
          </table:table-cell>
          <table:table-cell table:style-name="ce9" table:formula="of:=VALUE(ABJAD(UNSUR([.$B28];1;0;1;[.$A$1]);1;1))" office:value-type="float" office:value="607" calcext:value-type="float">
            <text:p>607</text:p>
          </table:table-cell>
          <table:table-cell table:style-name="ce2" table:formula="of:=VALUE(ABJAD(UNSUR([.$B28];1;1;1;[.$A$1]);1;1))" office:value-type="float" office:value="235" calcext:value-type="float">
            <text:p>235</text:p>
          </table:table-cell>
          <table:table-cell table:style-name="ce12" table:formula="of:=VALUE(ABJAD(UNSUR([.$B28];1;2;1;[.$A$1]);1;1))" office:value-type="float" office:value="374" calcext:value-type="float">
            <text:p>374</text:p>
          </table:table-cell>
          <table:table-cell table:style-name="ce14" table:formula="of:=VALUE(ABJAD(UNSUR([.$B28];1;3;1;[.$A$1]);1;1))" office:value-type="float" office:value="592" calcext:value-type="float">
            <text:p>592</text:p>
          </table:table-cell>
          <table:table-cell table:style-name="ce16" table:formula="of:=VALUE(ABJAD([.$B28];1;1))" office:value-type="float" office:value="1808" calcext:value-type="float">
            <text:p>1808</text:p>
          </table:table-cell>
          <table:table-cell table:style-name="ce9" table:formula="of:=VALUE(ABJAD(UNSUR([.$B28];1;0;1;[.$A$1]);7;1))" office:value-type="float" office:value="607" calcext:value-type="float">
            <text:p>607</text:p>
          </table:table-cell>
          <table:table-cell table:style-name="ce2" table:formula="of:=VALUE(ABJAD(UNSUR([.$B28];1;1;1;[.$A$1]);7;1))" office:value-type="float" office:value="235" calcext:value-type="float">
            <text:p>235</text:p>
          </table:table-cell>
          <table:table-cell table:style-name="ce12" table:formula="of:=VALUE(ABJAD(UNSUR([.$B28];1;2;1;[.$A$1]);7;1))" office:value-type="float" office:value="374" calcext:value-type="float">
            <text:p>374</text:p>
          </table:table-cell>
          <table:table-cell table:style-name="ce14" table:formula="of:=VALUE(ABJAD(UNSUR([.$B28];1;3;1;[.$A$1]);7;1))" office:value-type="float" office:value="592" calcext:value-type="float">
            <text:p>592</text:p>
          </table:table-cell>
          <table:table-cell table:style-name="ce16" table:formula="of:=VALUE(ABJAD([.$B28];7;1))" office:value-type="float" office:value="1808" calcext:value-type="float">
            <text:p>1808</text:p>
          </table:table-cell>
        </table:table-row>
        <table:table-row table:style-name="ro3">
          <table:table-cell table:style-name="ce2" office:value-type="float" office:value="27" calcext:value-type="float">
            <text:p>27</text:p>
          </table:table-cell>
          <table:table-cell table:style-name="ce32" office:value-type="string" calcext:value-type="string">
            <text:p>بِمَا غَفَرَ لِي رَبِّي وَجَعَلَنِي مِنَ الْمُكْرَمِينَ</text:p>
          </table:table-cell>
          <table:table-cell table:style-name="ce9" table:formula="of:=VALUE(ABJAD(UNSUR([.$B29];1;0;1;[.$A$1]);1;1))" office:value-type="float" office:value="609" calcext:value-type="float">
            <text:p>609</text:p>
          </table:table-cell>
          <table:table-cell table:style-name="ce2" table:formula="of:=VALUE(ABJAD(UNSUR([.$B29];1;1;1;[.$A$1]);1;1))" office:value-type="float" office:value="130" calcext:value-type="float">
            <text:p>130</text:p>
          </table:table-cell>
          <table:table-cell table:style-name="ce12" table:formula="of:=VALUE(ABJAD(UNSUR([.$B29];1;2;1;[.$A$1]);1;1))" office:value-type="float" office:value="170" calcext:value-type="float">
            <text:p>170</text:p>
          </table:table-cell>
          <table:table-cell table:style-name="ce14" table:formula="of:=VALUE(ABJAD(UNSUR([.$B29];1;3;1;[.$A$1]);1;1))" office:value-type="float" office:value="1316" calcext:value-type="float">
            <text:p>1316</text:p>
          </table:table-cell>
          <table:table-cell table:style-name="ce16" table:formula="of:=VALUE(ABJAD([.$B29];1;1))" office:value-type="float" office:value="2225" calcext:value-type="float">
            <text:p>2225</text:p>
          </table:table-cell>
          <table:table-cell table:style-name="ce9" table:formula="of:=VALUE(ABJAD(UNSUR([.$B29];1;0;1;[.$A$1]);7;1))" office:value-type="float" office:value="609" calcext:value-type="float">
            <text:p>609</text:p>
          </table:table-cell>
          <table:table-cell table:style-name="ce2" table:formula="of:=VALUE(ABJAD(UNSUR([.$B29];1;1;1;[.$A$1]);7;1))" office:value-type="float" office:value="130" calcext:value-type="float">
            <text:p>130</text:p>
          </table:table-cell>
          <table:table-cell table:style-name="ce12" table:formula="of:=VALUE(ABJAD(UNSUR([.$B29];1;2;1;[.$A$1]);7;1))" office:value-type="float" office:value="170" calcext:value-type="float">
            <text:p>170</text:p>
          </table:table-cell>
          <table:table-cell table:style-name="ce14" table:formula="of:=VALUE(ABJAD(UNSUR([.$B29];1;3;1;[.$A$1]);7;1))" office:value-type="float" office:value="1216" calcext:value-type="float">
            <text:p>1216</text:p>
          </table:table-cell>
          <table:table-cell table:style-name="ce16" table:formula="of:=VALUE(ABJAD([.$B29];7;1))" office:value-type="float" office:value="2125" calcext:value-type="float">
            <text:p>2125</text:p>
          </table:table-cell>
        </table:table-row>
        <table:table-row table:style-name="ro4">
          <table:table-cell table:style-name="ce2" office:value-type="float" office:value="28" calcext:value-type="float">
            <text:p>28</text:p>
          </table:table-cell>
          <table:table-cell table:style-name="ce32" office:value-type="string" calcext:value-type="string">
            <text:p>وَمَا أَنْزَلْنَا عَلَى قَوْمِهِ مِنْ بَعْدِهِ مِنْ جُنْدٍ مِنَ السَّمَاءِ وَمَا كُنَّا مُنْزِلِينَ</text:p>
          </table:table-cell>
          <table:table-cell table:style-name="ce9" table:formula="of:=VALUE(ABJAD(UNSUR([.$B30];1;0;1;[.$A$1]);1;1))" office:value-type="float" office:value="74" calcext:value-type="float">
            <text:p>74</text:p>
          </table:table-cell>
          <table:table-cell table:style-name="ce2" table:formula="of:=VALUE(ABJAD(UNSUR([.$B30];1;1;1;[.$A$1]);1;1))" office:value-type="float" office:value="154" calcext:value-type="float">
            <text:p>154</text:p>
          </table:table-cell>
          <table:table-cell table:style-name="ce12" table:formula="of:=VALUE(ABJAD(UNSUR([.$B30];1;2;1;[.$A$1]);1;1))" office:value-type="float" office:value="268" calcext:value-type="float">
            <text:p>268</text:p>
          </table:table-cell>
          <table:table-cell table:style-name="ce14" table:formula="of:=VALUE(ABJAD(UNSUR([.$B30];1;3;1;[.$A$1]);1;1))" office:value-type="float" office:value="788" calcext:value-type="float">
            <text:p>788</text:p>
          </table:table-cell>
          <table:table-cell table:style-name="ce16" table:formula="of:=VALUE(ABJAD([.$B30];1;1))" office:value-type="float" office:value="1284" calcext:value-type="float">
            <text:p>1284</text:p>
          </table:table-cell>
          <table:table-cell table:style-name="ce9" table:formula="of:=VALUE(ABJAD(UNSUR([.$B30];1;0;1;[.$A$1]);7;1))" office:value-type="float" office:value="314" calcext:value-type="float">
            <text:p>314</text:p>
          </table:table-cell>
          <table:table-cell table:style-name="ce2" table:formula="of:=VALUE(ABJAD(UNSUR([.$B30];1;1;1;[.$A$1]);7;1))" office:value-type="float" office:value="154" calcext:value-type="float">
            <text:p>154</text:p>
          </table:table-cell>
          <table:table-cell table:style-name="ce12" table:formula="of:=VALUE(ABJAD(UNSUR([.$B30];1;2;1;[.$A$1]);7;1))" office:value-type="float" office:value="268" calcext:value-type="float">
            <text:p>268</text:p>
          </table:table-cell>
          <table:table-cell table:style-name="ce14" table:formula="of:=VALUE(ABJAD(UNSUR([.$B30];1;3;1;[.$A$1]);7;1))" office:value-type="float" office:value="788" calcext:value-type="float">
            <text:p>788</text:p>
          </table:table-cell>
          <table:table-cell table:style-name="ce16" table:formula="of:=VALUE(ABJAD([.$B30];7;1))" office:value-type="float" office:value="1524" calcext:value-type="float">
            <text:p>1524</text:p>
          </table:table-cell>
        </table:table-row>
        <table:table-row table:style-name="ro4">
          <table:table-cell table:style-name="ce2" office:value-type="float" office:value="29" calcext:value-type="float">
            <text:p>29</text:p>
          </table:table-cell>
          <table:table-cell table:style-name="ce32" office:value-type="string" calcext:value-type="string">
            <text:p>إِنْ كَانَتْ إِلَّا صَيْحَةً وَاحِدَةً فَإِذَا هُمْ خَامِدُونَ</text:p>
          </table:table-cell>
          <table:table-cell table:style-name="ce9" table:formula="of:=VALUE(ABJAD(UNSUR([.$B31];1;0;1;[.$A$1]);1;1))" office:value-type="float" office:value="698" calcext:value-type="float">
            <text:p>698</text:p>
          </table:table-cell>
          <table:table-cell table:style-name="ce2" table:formula="of:=VALUE(ABJAD(UNSUR([.$B31];1;1;1;[.$A$1]);1;1))" office:value-type="float" office:value="71" calcext:value-type="float">
            <text:p>71</text:p>
          </table:table-cell>
          <table:table-cell table:style-name="ce12" table:formula="of:=VALUE(ABJAD(UNSUR([.$B31];1;2;1;[.$A$1]);1;1))" office:value-type="float" office:value="108" calcext:value-type="float">
            <text:p>108</text:p>
          </table:table-cell>
          <table:table-cell table:style-name="ce14" table:formula="of:=VALUE(ABJAD(UNSUR([.$B31];1;3;1;[.$A$1]);1;1))" office:value-type="float" office:value="1342" calcext:value-type="float">
            <text:p>1342</text:p>
          </table:table-cell>
          <table:table-cell table:style-name="ce16" table:formula="of:=VALUE(ABJAD([.$B31];1;1))" office:value-type="float" office:value="2219" calcext:value-type="float">
            <text:p>2219</text:p>
          </table:table-cell>
          <table:table-cell table:style-name="ce9" table:formula="of:=VALUE(ABJAD(UNSUR([.$B31];1;0;1;[.$A$1]);7;1))" office:value-type="float" office:value="668" calcext:value-type="float">
            <text:p>668</text:p>
          </table:table-cell>
          <table:table-cell table:style-name="ce2" table:formula="of:=VALUE(ABJAD(UNSUR([.$B31];1;1;1;[.$A$1]);7;1))" office:value-type="float" office:value="71" calcext:value-type="float">
            <text:p>71</text:p>
          </table:table-cell>
          <table:table-cell table:style-name="ce12" table:formula="of:=VALUE(ABJAD(UNSUR([.$B31];1;2;1;[.$A$1]);7;1))" office:value-type="float" office:value="108" calcext:value-type="float">
            <text:p>108</text:p>
          </table:table-cell>
          <table:table-cell table:style-name="ce14" table:formula="of:=VALUE(ABJAD(UNSUR([.$B31];1;3;1;[.$A$1]);7;1))" office:value-type="float" office:value="1342" calcext:value-type="float">
            <text:p>1342</text:p>
          </table:table-cell>
          <table:table-cell table:style-name="ce16" table:formula="of:=VALUE(ABJAD([.$B31];7;1))" office:value-type="float" office:value="2189" calcext:value-type="float">
            <text:p>2189</text:p>
          </table:table-cell>
        </table:table-row>
        <table:table-row table:style-name="ro4">
          <table:table-cell table:style-name="ce2" office:value-type="float" office:value="30" calcext:value-type="float">
            <text:p>30</text:p>
          </table:table-cell>
          <table:table-cell table:style-name="ce32" office:value-type="string" calcext:value-type="string">
            <text:p>يَا حَسْرَةً عَلَى الْعِبَادِ مَا يَأْتِيهِمْ مِنْ رَسُولٍ إِلَّا كَانُوا بِهِ يَسْتَهْزِئُونَ</text:p>
          </table:table-cell>
          <table:table-cell table:style-name="ce9" table:formula="of:=VALUE(ABJAD(UNSUR([.$B32];1;0;1;[.$A$1]);1;1))" office:value-type="float" office:value="595" calcext:value-type="float">
            <text:p>595</text:p>
          </table:table-cell>
          <table:table-cell table:style-name="ce2" table:formula="of:=VALUE(ABJAD(UNSUR([.$B32];1;1;1;[.$A$1]);1;1))" office:value-type="float" office:value="205" calcext:value-type="float">
            <text:p>205</text:p>
          </table:table-cell>
          <table:table-cell table:style-name="ce12" table:formula="of:=VALUE(ABJAD(UNSUR([.$B32];1;2;1;[.$A$1]);1;1))" office:value-type="float" office:value="164" calcext:value-type="float">
            <text:p>164</text:p>
          </table:table-cell>
          <table:table-cell table:style-name="ce14" table:formula="of:=VALUE(ABJAD(UNSUR([.$B32];1;3;1;[.$A$1]);1;1))" office:value-type="float" office:value="1088" calcext:value-type="float">
            <text:p>1088</text:p>
          </table:table-cell>
          <table:table-cell table:style-name="ce16" table:formula="of:=VALUE(ABJAD([.$B32];1;1))" office:value-type="float" office:value="2052" calcext:value-type="float">
            <text:p>2052</text:p>
          </table:table-cell>
          <table:table-cell table:style-name="ce9" table:formula="of:=VALUE(ABJAD(UNSUR([.$B32];1;0;1;[.$A$1]);7;1))" office:value-type="float" office:value="1315" calcext:value-type="float">
            <text:p>1315</text:p>
          </table:table-cell>
          <table:table-cell table:style-name="ce2" table:formula="of:=VALUE(ABJAD(UNSUR([.$B32];1;1;1;[.$A$1]);7;1))" office:value-type="float" office:value="205" calcext:value-type="float">
            <text:p>205</text:p>
          </table:table-cell>
          <table:table-cell table:style-name="ce12" table:formula="of:=VALUE(ABJAD(UNSUR([.$B32];1;2;1;[.$A$1]);7;1))" office:value-type="float" office:value="164" calcext:value-type="float">
            <text:p>164</text:p>
          </table:table-cell>
          <table:table-cell table:style-name="ce14" table:formula="of:=VALUE(ABJAD(UNSUR([.$B32];1;3;1;[.$A$1]);7;1))" office:value-type="float" office:value="1088" calcext:value-type="float">
            <text:p>1088</text:p>
          </table:table-cell>
          <table:table-cell table:style-name="ce16" table:formula="of:=VALUE(ABJAD([.$B32];7;1))" office:value-type="float" office:value="2772" calcext:value-type="float">
            <text:p>2772</text:p>
          </table:table-cell>
        </table:table-row>
        <table:table-row table:style-name="ro4">
          <table:table-cell table:style-name="ce2" office:value-type="float" office:value="31" calcext:value-type="float">
            <text:p>31</text:p>
          </table:table-cell>
          <table:table-cell table:style-name="ce32" office:value-type="string" calcext:value-type="string">
            <text:p>أَلَمْ يَرَوْا كَمْ أَهْلَكْنَا قَبْلَهُمْ مِنَ الْقُرُونِ أَنَّهُمْ إِلَيْهِمْ لَا يَرْجِعُونَ</text:p>
          </table:table-cell>
          <table:table-cell table:style-name="ce9" table:formula="of:=VALUE(ABJAD(UNSUR([.$B33];1;0;1;[.$A$1]);1;1))" office:value-type="float" office:value="613" calcext:value-type="float">
            <text:p>613</text:p>
          </table:table-cell>
          <table:table-cell table:style-name="ce2" table:formula="of:=VALUE(ABJAD(UNSUR([.$B33];1;1;1;[.$A$1]);1;1))" office:value-type="float" office:value="230" calcext:value-type="float">
            <text:p>230</text:p>
          </table:table-cell>
          <table:table-cell table:style-name="ce12" table:formula="of:=VALUE(ABJAD(UNSUR([.$B33];1;2;1;[.$A$1]);1;1))" office:value-type="float" office:value="310" calcext:value-type="float">
            <text:p>310</text:p>
          </table:table-cell>
          <table:table-cell table:style-name="ce14" table:formula="of:=VALUE(ABJAD(UNSUR([.$B33];1;3;1;[.$A$1]);1;1))" office:value-type="float" office:value="508" calcext:value-type="float">
            <text:p>508</text:p>
          </table:table-cell>
          <table:table-cell table:style-name="ce16" table:formula="of:=VALUE(ABJAD([.$B33];1;1))" office:value-type="float" office:value="1661" calcext:value-type="float">
            <text:p>1661</text:p>
          </table:table-cell>
          <table:table-cell table:style-name="ce9" table:formula="of:=VALUE(ABJAD(UNSUR([.$B33];1;0;1;[.$A$1]);7;1))" office:value-type="float" office:value="613" calcext:value-type="float">
            <text:p>613</text:p>
          </table:table-cell>
          <table:table-cell table:style-name="ce2" table:formula="of:=VALUE(ABJAD(UNSUR([.$B33];1;1;1;[.$A$1]);7;1))" office:value-type="float" office:value="230" calcext:value-type="float">
            <text:p>230</text:p>
          </table:table-cell>
          <table:table-cell table:style-name="ce12" table:formula="of:=VALUE(ABJAD(UNSUR([.$B33];1;2;1;[.$A$1]);7;1))" office:value-type="float" office:value="310" calcext:value-type="float">
            <text:p>310</text:p>
          </table:table-cell>
          <table:table-cell table:style-name="ce14" table:formula="of:=VALUE(ABJAD(UNSUR([.$B33];1;3;1;[.$A$1]);7;1))" office:value-type="float" office:value="508" calcext:value-type="float">
            <text:p>508</text:p>
          </table:table-cell>
          <table:table-cell table:style-name="ce16" table:formula="of:=VALUE(ABJAD([.$B33];7;1))" office:value-type="float" office:value="1661" calcext:value-type="float">
            <text:p>1661</text:p>
          </table:table-cell>
        </table:table-row>
        <table:table-row table:style-name="ro3">
          <table:table-cell table:style-name="ce2" office:value-type="float" office:value="32" calcext:value-type="float">
            <text:p>32</text:p>
          </table:table-cell>
          <table:table-cell table:style-name="ce32" office:value-type="string" calcext:value-type="string">
            <text:p>وَإِنْ كُلٌّ لَمَّا جَمِيعٌ لَدَيْنَا مُحْضَرُونَ</text:p>
          </table:table-cell>
          <table:table-cell table:style-name="ce9" table:formula="of:=VALUE(ABJAD(UNSUR([.$B34];1;0;1;[.$A$1]);1;1))" office:value-type="float" office:value="206" calcext:value-type="float">
            <text:p>206</text:p>
          </table:table-cell>
          <table:table-cell table:style-name="ce2" table:formula="of:=VALUE(ABJAD(UNSUR([.$B34];1;1;1;[.$A$1]);1;1))" office:value-type="float" office:value="118" calcext:value-type="float">
            <text:p>118</text:p>
          </table:table-cell>
          <table:table-cell table:style-name="ce12" table:formula="of:=VALUE(ABJAD(UNSUR([.$B34];1;2;1;[.$A$1]);1;1))" office:value-type="float" office:value="894" calcext:value-type="float">
            <text:p>894</text:p>
          </table:table-cell>
          <table:table-cell table:style-name="ce14" table:formula="of:=VALUE(ABJAD(UNSUR([.$B34];1;3;1;[.$A$1]);1;1))" office:value-type="float" office:value="282" calcext:value-type="float">
            <text:p>282</text:p>
          </table:table-cell>
          <table:table-cell table:style-name="ce16" table:formula="of:=VALUE(ABJAD([.$B34];1;1))" office:value-type="float" office:value="1500" calcext:value-type="float">
            <text:p>1500</text:p>
          </table:table-cell>
          <table:table-cell table:style-name="ce9" table:formula="of:=VALUE(ABJAD(UNSUR([.$B34];1;0;1;[.$A$1]);7;1))" office:value-type="float" office:value="206" calcext:value-type="float">
            <text:p>206</text:p>
          </table:table-cell>
          <table:table-cell table:style-name="ce2" table:formula="of:=VALUE(ABJAD(UNSUR([.$B34];1;1;1;[.$A$1]);7;1))" office:value-type="float" office:value="118" calcext:value-type="float">
            <text:p>118</text:p>
          </table:table-cell>
          <table:table-cell table:style-name="ce12" table:formula="of:=VALUE(ABJAD(UNSUR([.$B34];1;2;1;[.$A$1]);7;1))" office:value-type="float" office:value="184" calcext:value-type="float">
            <text:p>184</text:p>
          </table:table-cell>
          <table:table-cell table:style-name="ce14" table:formula="of:=VALUE(ABJAD(UNSUR([.$B34];1;3;1;[.$A$1]);7;1))" office:value-type="float" office:value="282" calcext:value-type="float">
            <text:p>282</text:p>
          </table:table-cell>
          <table:table-cell table:style-name="ce16" table:formula="of:=VALUE(ABJAD([.$B34];7;1))" office:value-type="float" office:value="790" calcext:value-type="float">
            <text:p>790</text:p>
          </table:table-cell>
        </table:table-row>
        <table:table-row table:style-name="ro4">
          <table:table-cell table:style-name="ce2" office:value-type="float" office:value="33" calcext:value-type="float">
            <text:p>33</text:p>
          </table:table-cell>
          <table:table-cell table:style-name="ce32" office:value-type="string" calcext:value-type="string">
            <text:p>وَآيَةٌ لَهُمُ الْأَرْضُ الْمَيْتَةُ أَحْيَيْنَاهَا وَأَخْرَجْنَا مِنْهَا حَبًّا فَمِنْهُ يَأْكُلُونَ</text:p>
          </table:table-cell>
          <table:table-cell table:style-name="ce9" table:formula="of:=VALUE(ABJAD(UNSUR([.$B35];1;0;1;[.$A$1]);1;1))" office:value-type="float" office:value="1017" calcext:value-type="float">
            <text:p>1017</text:p>
          </table:table-cell>
          <table:table-cell table:style-name="ce2" table:formula="of:=VALUE(ABJAD(UNSUR([.$B35];1;1;1;[.$A$1]);1;1))" office:value-type="float" office:value="216" calcext:value-type="float">
            <text:p>216</text:p>
          </table:table-cell>
          <table:table-cell table:style-name="ce12" table:formula="of:=VALUE(ABJAD(UNSUR([.$B35];1;2;1;[.$A$1]);1;1))" office:value-type="float" office:value="900" calcext:value-type="float">
            <text:p>900</text:p>
          </table:table-cell>
          <table:table-cell table:style-name="ce14" table:formula="of:=VALUE(ABJAD(UNSUR([.$B35];1;3;1;[.$A$1]);1;1))" office:value-type="float" office:value="828" calcext:value-type="float">
            <text:p>828</text:p>
          </table:table-cell>
          <table:table-cell table:style-name="ce16" table:formula="of:=VALUE(ABJAD([.$B35];1;1))" office:value-type="float" office:value="2961" calcext:value-type="float">
            <text:p>2961</text:p>
          </table:table-cell>
          <table:table-cell table:style-name="ce9" table:formula="of:=VALUE(ABJAD(UNSUR([.$B35];1;0;1;[.$A$1]);7;1))" office:value-type="float" office:value="1017" calcext:value-type="float">
            <text:p>1017</text:p>
          </table:table-cell>
          <table:table-cell table:style-name="ce2" table:formula="of:=VALUE(ABJAD(UNSUR([.$B35];1;1;1;[.$A$1]);7;1))" office:value-type="float" office:value="216" calcext:value-type="float">
            <text:p>216</text:p>
          </table:table-cell>
          <table:table-cell table:style-name="ce12" table:formula="of:=VALUE(ABJAD(UNSUR([.$B35];1;2;1;[.$A$1]);7;1))" office:value-type="float" office:value="190" calcext:value-type="float">
            <text:p>190</text:p>
          </table:table-cell>
          <table:table-cell table:style-name="ce14" table:formula="of:=VALUE(ABJAD(UNSUR([.$B35];1;3;1;[.$A$1]);7;1))" office:value-type="float" office:value="828" calcext:value-type="float">
            <text:p>828</text:p>
          </table:table-cell>
          <table:table-cell table:style-name="ce16" table:formula="of:=VALUE(ABJAD([.$B35];7;1))" office:value-type="float" office:value="2251" calcext:value-type="float">
            <text:p>2251</text:p>
          </table:table-cell>
        </table:table-row>
        <table:table-row table:style-name="ro4">
          <table:table-cell table:style-name="ce2" office:value-type="float" office:value="34" calcext:value-type="float">
            <text:p>34</text:p>
          </table:table-cell>
          <table:table-cell table:style-name="ce32" office:value-type="string" calcext:value-type="string">
            <text:p>وَجَعَلْنَا فِيهَا جَنَّاتٍ مِنْ نَخِيلٍ وَأَعْنَابٍ وَفَجَّرْنَا فِيهَا مِنَ الْعُيُونِ</text:p>
          </table:table-cell>
          <table:table-cell table:style-name="ce9" table:formula="of:=VALUE(ABJAD(UNSUR([.$B36];1;0;1;[.$A$1]);1;1))" office:value-type="float" office:value="819" calcext:value-type="float">
            <text:p>819</text:p>
          </table:table-cell>
          <table:table-cell table:style-name="ce2" table:formula="of:=VALUE(ABJAD(UNSUR([.$B36];1;1;1;[.$A$1]);1;1))" office:value-type="float" office:value="140" calcext:value-type="float">
            <text:p>140</text:p>
          </table:table-cell>
          <table:table-cell table:style-name="ce12" table:formula="of:=VALUE(ABJAD(UNSUR([.$B36];1;2;1;[.$A$1]);1;1))" office:value-type="float" office:value="450" calcext:value-type="float">
            <text:p>450</text:p>
          </table:table-cell>
          <table:table-cell table:style-name="ce14" table:formula="of:=VALUE(ABJAD(UNSUR([.$B36];1;3;1;[.$A$1]);1;1))" office:value-type="float" office:value="904" calcext:value-type="float">
            <text:p>904</text:p>
          </table:table-cell>
          <table:table-cell table:style-name="ce16" table:formula="of:=VALUE(ABJAD([.$B36];1;1))" office:value-type="float" office:value="2313" calcext:value-type="float">
            <text:p>2313</text:p>
          </table:table-cell>
          <table:table-cell table:style-name="ce9" table:formula="of:=VALUE(ABJAD(UNSUR([.$B36];1;0;1;[.$A$1]);7;1))" office:value-type="float" office:value="819" calcext:value-type="float">
            <text:p>819</text:p>
          </table:table-cell>
          <table:table-cell table:style-name="ce2" table:formula="of:=VALUE(ABJAD(UNSUR([.$B36];1;1;1;[.$A$1]);7;1))" office:value-type="float" office:value="140" calcext:value-type="float">
            <text:p>140</text:p>
          </table:table-cell>
          <table:table-cell table:style-name="ce12" table:formula="of:=VALUE(ABJAD(UNSUR([.$B36];1;2;1;[.$A$1]);7;1))" office:value-type="float" office:value="450" calcext:value-type="float">
            <text:p>450</text:p>
          </table:table-cell>
          <table:table-cell table:style-name="ce14" table:formula="of:=VALUE(ABJAD(UNSUR([.$B36];1;3;1;[.$A$1]);7;1))" office:value-type="float" office:value="904" calcext:value-type="float">
            <text:p>904</text:p>
          </table:table-cell>
          <table:table-cell table:style-name="ce16" table:formula="of:=VALUE(ABJAD([.$B36];7;1))" office:value-type="float" office:value="2313" calcext:value-type="float">
            <text:p>2313</text:p>
          </table:table-cell>
        </table:table-row>
        <table:table-row table:style-name="ro4">
          <table:table-cell table:style-name="ce2" office:value-type="float" office:value="35" calcext:value-type="float">
            <text:p>35</text:p>
          </table:table-cell>
          <table:table-cell table:style-name="ce32" office:value-type="string" calcext:value-type="string">
            <text:p>لِيَأْكُلُوا مِنْ ثَمَرِهِ وَمَا عَمِلَتْهُ أَيْدِيهِمْ أَفَلَا يَشْكُرُونَ</text:p>
          </table:table-cell>
          <table:table-cell table:style-name="ce9" table:formula="of:=VALUE(ABJAD(UNSUR([.$B37];1;0;1;[.$A$1]);1;1))" office:value-type="float" office:value="406" calcext:value-type="float">
            <text:p>406</text:p>
          </table:table-cell>
          <table:table-cell table:style-name="ce2" table:formula="of:=VALUE(ABJAD(UNSUR([.$B37];1;1;1;[.$A$1]);1;1))" office:value-type="float" office:value="675" calcext:value-type="float">
            <text:p>675</text:p>
          </table:table-cell>
          <table:table-cell table:style-name="ce12" table:formula="of:=VALUE(ABJAD(UNSUR([.$B37];1;2;1;[.$A$1]);1;1))" office:value-type="float" office:value="494" calcext:value-type="float">
            <text:p>494</text:p>
          </table:table-cell>
          <table:table-cell table:style-name="ce14" table:formula="of:=VALUE(ABJAD(UNSUR([.$B37];1;3;1;[.$A$1]);1;1))" office:value-type="float" office:value="718" calcext:value-type="float">
            <text:p>718</text:p>
          </table:table-cell>
          <table:table-cell table:style-name="ce16" table:formula="of:=VALUE(ABJAD([.$B37];1;1))" office:value-type="float" office:value="2293" calcext:value-type="float">
            <text:p>2293</text:p>
          </table:table-cell>
          <table:table-cell table:style-name="ce9" table:formula="of:=VALUE(ABJAD(UNSUR([.$B37];1;0;1;[.$A$1]);7;1))" office:value-type="float" office:value="406" calcext:value-type="float">
            <text:p>406</text:p>
          </table:table-cell>
          <table:table-cell table:style-name="ce2" table:formula="of:=VALUE(ABJAD(UNSUR([.$B37];1;1;1;[.$A$1]);7;1))" office:value-type="float" office:value="675" calcext:value-type="float">
            <text:p>675</text:p>
          </table:table-cell>
          <table:table-cell table:style-name="ce12" table:formula="of:=VALUE(ABJAD(UNSUR([.$B37];1;2;1;[.$A$1]);7;1))" office:value-type="float" office:value="1194" calcext:value-type="float">
            <text:p>1194</text:p>
          </table:table-cell>
          <table:table-cell table:style-name="ce14" table:formula="of:=VALUE(ABJAD(UNSUR([.$B37];1;3;1;[.$A$1]);7;1))" office:value-type="float" office:value="718" calcext:value-type="float">
            <text:p>718</text:p>
          </table:table-cell>
          <table:table-cell table:style-name="ce16" table:formula="of:=VALUE(ABJAD([.$B37];7;1))" office:value-type="float" office:value="2993" calcext:value-type="float">
            <text:p>2993</text:p>
          </table:table-cell>
        </table:table-row>
        <table:table-row table:style-name="ro5">
          <table:table-cell table:style-name="ce2" office:value-type="float" office:value="36" calcext:value-type="float">
            <text:p>36</text:p>
          </table:table-cell>
          <table:table-cell table:style-name="ce32" office:value-type="string" calcext:value-type="string">
            <text:p>سُبْحَانَ الَّذِي خَلَقَ الْأَزْوَاجَ كُلَّهَا مِمَّا تُنْبِتُ الْأَرْضُ وَمِنْ أَنْفُسِهِمْ وَمِمَّا لَا يَعْلَمُونَ</text:p>
          </table:table-cell>
          <table:table-cell table:style-name="ce9" table:formula="of:=VALUE(ABJAD(UNSUR([.$B38];1;0;1;[.$A$1]);1;1))" office:value-type="float" office:value="939" calcext:value-type="float">
            <text:p>939</text:p>
          </table:table-cell>
          <table:table-cell table:style-name="ce2" table:formula="of:=VALUE(ABJAD(UNSUR([.$B38];1;1;1;[.$A$1]);1;1))" office:value-type="float" office:value="255" calcext:value-type="float">
            <text:p>255</text:p>
          </table:table-cell>
          <table:table-cell table:style-name="ce12" table:formula="of:=VALUE(ABJAD(UNSUR([.$B38];1;2;1;[.$A$1]);1;1))" office:value-type="float" office:value="1070" calcext:value-type="float">
            <text:p>1070</text:p>
          </table:table-cell>
          <table:table-cell table:style-name="ce14" table:formula="of:=VALUE(ABJAD(UNSUR([.$B38];1;3;1;[.$A$1]);1;1))" office:value-type="float" office:value="2054" calcext:value-type="float">
            <text:p>2054</text:p>
          </table:table-cell>
          <table:table-cell table:style-name="ce16" table:formula="of:=VALUE(ABJAD([.$B38];1;1))" office:value-type="float" office:value="4318" calcext:value-type="float">
            <text:p>4318</text:p>
          </table:table-cell>
          <table:table-cell table:style-name="ce9" table:formula="of:=VALUE(ABJAD(UNSUR([.$B38];1;0;1;[.$A$1]);7;1))" office:value-type="float" office:value="1419" calcext:value-type="float">
            <text:p>1419</text:p>
          </table:table-cell>
          <table:table-cell table:style-name="ce2" table:formula="of:=VALUE(ABJAD(UNSUR([.$B38];1;1;1;[.$A$1]);7;1))" office:value-type="float" office:value="255" calcext:value-type="float">
            <text:p>255</text:p>
          </table:table-cell>
          <table:table-cell table:style-name="ce12" table:formula="of:=VALUE(ABJAD(UNSUR([.$B38];1;2;1;[.$A$1]);7;1))" office:value-type="float" office:value="360" calcext:value-type="float">
            <text:p>360</text:p>
          </table:table-cell>
          <table:table-cell table:style-name="ce14" table:formula="of:=VALUE(ABJAD(UNSUR([.$B38];1;3;1;[.$A$1]);7;1))" office:value-type="float" office:value="2054" calcext:value-type="float">
            <text:p>2054</text:p>
          </table:table-cell>
          <table:table-cell table:style-name="ce16" table:formula="of:=VALUE(ABJAD([.$B38];7;1))" office:value-type="float" office:value="4088" calcext:value-type="float">
            <text:p>4088</text:p>
          </table:table-cell>
        </table:table-row>
        <table:table-row table:style-name="ro4">
          <table:table-cell table:style-name="ce2" office:value-type="float" office:value="37" calcext:value-type="float">
            <text:p>37</text:p>
          </table:table-cell>
          <table:table-cell table:style-name="ce32" office:value-type="string" calcext:value-type="string">
            <text:p>وَآيَةٌ لَهُمُ اللَّيْلُ نَسْلَخُ مِنْهُ النَّهَارَ فَإِذَا هُمْ مُظْلِمُونَ</text:p>
          </table:table-cell>
          <table:table-cell table:style-name="ce9" table:formula="of:=VALUE(ABJAD(UNSUR([.$B39];1;0;1;[.$A$1]);1;1))" office:value-type="float" office:value="866" calcext:value-type="float">
            <text:p>866</text:p>
          </table:table-cell>
          <table:table-cell table:style-name="ce2" table:formula="of:=VALUE(ABJAD(UNSUR([.$B39];1;1;1;[.$A$1]);1;1))" office:value-type="float" office:value="255" calcext:value-type="float">
            <text:p>255</text:p>
          </table:table-cell>
          <table:table-cell table:style-name="ce12" table:formula="of:=VALUE(ABJAD(UNSUR([.$B39];1;2;1;[.$A$1]);1;1))" office:value-type="float" office:value="80" calcext:value-type="float">
            <text:p>80</text:p>
          </table:table-cell>
          <table:table-cell table:style-name="ce14" table:formula="of:=VALUE(ABJAD(UNSUR([.$B39];1;3;1;[.$A$1]);1;1))" office:value-type="float" office:value="2012" calcext:value-type="float">
            <text:p>2012</text:p>
          </table:table-cell>
          <table:table-cell table:style-name="ce16" table:formula="of:=VALUE(ABJAD([.$B39];1;1))" office:value-type="float" office:value="3213" calcext:value-type="float">
            <text:p>3213</text:p>
          </table:table-cell>
          <table:table-cell table:style-name="ce9" table:formula="of:=VALUE(ABJAD(UNSUR([.$B39];1;0;1;[.$A$1]);7;1))" office:value-type="float" office:value="1106" calcext:value-type="float">
            <text:p>1106</text:p>
          </table:table-cell>
          <table:table-cell table:style-name="ce2" table:formula="of:=VALUE(ABJAD(UNSUR([.$B39];1;1;1;[.$A$1]);7;1))" office:value-type="float" office:value="255" calcext:value-type="float">
            <text:p>255</text:p>
          </table:table-cell>
          <table:table-cell table:style-name="ce12" table:formula="of:=VALUE(ABJAD(UNSUR([.$B39];1;2;1;[.$A$1]);7;1))" office:value-type="float" office:value="80" calcext:value-type="float">
            <text:p>80</text:p>
          </table:table-cell>
          <table:table-cell table:style-name="ce14" table:formula="of:=VALUE(ABJAD(UNSUR([.$B39];1;3;1;[.$A$1]);7;1))" office:value-type="float" office:value="1912" calcext:value-type="float">
            <text:p>1912</text:p>
          </table:table-cell>
          <table:table-cell table:style-name="ce16" table:formula="of:=VALUE(ABJAD([.$B39];7;1))" office:value-type="float" office:value="3353" calcext:value-type="float">
            <text:p>3353</text:p>
          </table:table-cell>
        </table:table-row>
        <table:table-row table:style-name="ro4">
          <table:table-cell table:style-name="ce2" office:value-type="float" office:value="38" calcext:value-type="float">
            <text:p>38</text:p>
          </table:table-cell>
          <table:table-cell table:style-name="ce32" office:value-type="string" calcext:value-type="string">
            <text:p>وَالشَّمْسُ تَجْرِي لِمُسْتَقَرٍّ لَهَا ذَلِكَ تَقْدِيرُ الْعَزِيزِ الْعَلِيمِ</text:p>
          </table:table-cell>
          <table:table-cell table:style-name="ce9" table:formula="of:=VALUE(ABJAD(UNSUR([.$B40];1;0;1;[.$A$1]);1;1))" office:value-type="float" office:value="727" calcext:value-type="float">
            <text:p>727</text:p>
          </table:table-cell>
          <table:table-cell table:style-name="ce2" table:formula="of:=VALUE(ABJAD(UNSUR([.$B40];1;1;1;[.$A$1]);1;1))" office:value-type="float" office:value="269" calcext:value-type="float">
            <text:p>269</text:p>
          </table:table-cell>
          <table:table-cell table:style-name="ce12" table:formula="of:=VALUE(ABJAD(UNSUR([.$B40];1;2;1;[.$A$1]);1;1))" office:value-type="float" office:value="664" calcext:value-type="float">
            <text:p>664</text:p>
          </table:table-cell>
          <table:table-cell table:style-name="ce14" table:formula="of:=VALUE(ABJAD(UNSUR([.$B40];1;3;1;[.$A$1]);1;1))" office:value-type="float" office:value="2026" calcext:value-type="float">
            <text:p>2026</text:p>
          </table:table-cell>
          <table:table-cell table:style-name="ce16" table:formula="of:=VALUE(ABJAD([.$B40];1;1))" office:value-type="float" office:value="3686" calcext:value-type="float">
            <text:p>3686</text:p>
          </table:table-cell>
          <table:table-cell table:style-name="ce9" table:formula="of:=VALUE(ABJAD(UNSUR([.$B40];1;0;1;[.$A$1]);7;1))" office:value-type="float" office:value="1207" calcext:value-type="float">
            <text:p>1207</text:p>
          </table:table-cell>
          <table:table-cell table:style-name="ce2" table:formula="of:=VALUE(ABJAD(UNSUR([.$B40];1;1;1;[.$A$1]);7;1))" office:value-type="float" office:value="269" calcext:value-type="float">
            <text:p>269</text:p>
          </table:table-cell>
          <table:table-cell table:style-name="ce12" table:formula="of:=VALUE(ABJAD(UNSUR([.$B40];1;2;1;[.$A$1]);7;1))" office:value-type="float" office:value="1364" calcext:value-type="float">
            <text:p>1364</text:p>
          </table:table-cell>
          <table:table-cell table:style-name="ce14" table:formula="of:=VALUE(ABJAD(UNSUR([.$B40];1;3;1;[.$A$1]);7;1))" office:value-type="float" office:value="2026" calcext:value-type="float">
            <text:p>2026</text:p>
          </table:table-cell>
          <table:table-cell table:style-name="ce16" table:formula="of:=VALUE(ABJAD([.$B40];7;1))" office:value-type="float" office:value="4866" calcext:value-type="float">
            <text:p>4866</text:p>
          </table:table-cell>
        </table:table-row>
        <table:table-row table:style-name="ro4">
          <table:table-cell table:style-name="ce2" office:value-type="float" office:value="39" calcext:value-type="float">
            <text:p>39</text:p>
          </table:table-cell>
          <table:table-cell table:style-name="ce32" office:value-type="string" calcext:value-type="string">
            <text:p>وَالْقَمَرَ قَدَّرْنَاهُ مَنَازِلَ حَتَّى عَادَ كَالْعُرْجُونِ الْقَدِيمِ</text:p>
          </table:table-cell>
          <table:table-cell table:style-name="ce9" table:formula="of:=VALUE(ABJAD(UNSUR([.$B41];1;0;1;[.$A$1]);1;1))" office:value-type="float" office:value="610" calcext:value-type="float">
            <text:p>610</text:p>
          </table:table-cell>
          <table:table-cell table:style-name="ce2" table:formula="of:=VALUE(ABJAD(UNSUR([.$B41];1;1;1;[.$A$1]);1;1))" office:value-type="float" office:value="150" calcext:value-type="float">
            <text:p>150</text:p>
          </table:table-cell>
          <table:table-cell table:style-name="ce12" table:formula="of:=VALUE(ABJAD(UNSUR([.$B41];1;2;1;[.$A$1]);1;1))" office:value-type="float" office:value="472" calcext:value-type="float">
            <text:p>472</text:p>
          </table:table-cell>
          <table:table-cell table:style-name="ce14" table:formula="of:=VALUE(ABJAD(UNSUR([.$B41];1;3;1;[.$A$1]);1;1))" office:value-type="float" office:value="682" calcext:value-type="float">
            <text:p>682</text:p>
          </table:table-cell>
          <table:table-cell table:style-name="ce16" table:formula="of:=VALUE(ABJAD([.$B41];1;1))" office:value-type="float" office:value="1914" calcext:value-type="float">
            <text:p>1914</text:p>
          </table:table-cell>
          <table:table-cell table:style-name="ce9" table:formula="of:=VALUE(ABJAD(UNSUR([.$B41];1;0;1;[.$A$1]);7;1))" office:value-type="float" office:value="610" calcext:value-type="float">
            <text:p>610</text:p>
          </table:table-cell>
          <table:table-cell table:style-name="ce2" table:formula="of:=VALUE(ABJAD(UNSUR([.$B41];1;1;1;[.$A$1]);7;1))" office:value-type="float" office:value="150" calcext:value-type="float">
            <text:p>150</text:p>
          </table:table-cell>
          <table:table-cell table:style-name="ce12" table:formula="of:=VALUE(ABJAD(UNSUR([.$B41];1;2;1;[.$A$1]);7;1))" office:value-type="float" office:value="472" calcext:value-type="float">
            <text:p>472</text:p>
          </table:table-cell>
          <table:table-cell table:style-name="ce14" table:formula="of:=VALUE(ABJAD(UNSUR([.$B41];1;3;1;[.$A$1]);7;1))" office:value-type="float" office:value="682" calcext:value-type="float">
            <text:p>682</text:p>
          </table:table-cell>
          <table:table-cell table:style-name="ce16" table:formula="of:=VALUE(ABJAD([.$B41];7;1))" office:value-type="float" office:value="1914" calcext:value-type="float">
            <text:p>1914</text:p>
          </table:table-cell>
        </table:table-row>
        <table:table-row table:style-name="ro4">
          <table:table-cell table:style-name="ce2" office:value-type="float" office:value="40" calcext:value-type="float">
            <text:p>40</text:p>
          </table:table-cell>
          <table:table-cell table:style-name="ce32" office:value-type="string" calcext:value-type="string">
            <text:p>لَا الشَّمْسُ يَنْبَغِي لَهَا أَنْ تُدْرِكَ الْقَمَرَ وَلَا اللَّيْلُ سَابِقُ النَّهَارِ وَكُلٌّ فِي فَلَكٍ يَسْبَحُونَ</text:p>
          </table:table-cell>
          <table:table-cell table:style-name="ce9" table:formula="of:=VALUE(ABJAD(UNSUR([.$B42];1;0;1;[.$A$1]);1;1))" office:value-type="float" office:value="796" calcext:value-type="float">
            <text:p>796</text:p>
          </table:table-cell>
          <table:table-cell table:style-name="ce2" table:formula="of:=VALUE(ABJAD(UNSUR([.$B42];1;1;1;[.$A$1]);1;1))" office:value-type="float" office:value="398" calcext:value-type="float">
            <text:p>398</text:p>
          </table:table-cell>
          <table:table-cell table:style-name="ce12" table:formula="of:=VALUE(ABJAD(UNSUR([.$B42];1;2;1;[.$A$1]);1;1))" office:value-type="float" office:value="724" calcext:value-type="float">
            <text:p>724</text:p>
          </table:table-cell>
          <table:table-cell table:style-name="ce14" table:formula="of:=VALUE(ABJAD(UNSUR([.$B42];1;3;1;[.$A$1]);1;1))" office:value-type="float" office:value="1698" calcext:value-type="float">
            <text:p>1698</text:p>
          </table:table-cell>
          <table:table-cell table:style-name="ce16" table:formula="of:=VALUE(ABJAD([.$B42];1;1))" office:value-type="float" office:value="3616" calcext:value-type="float">
            <text:p>3616</text:p>
          </table:table-cell>
          <table:table-cell table:style-name="ce9" table:formula="of:=VALUE(ABJAD(UNSUR([.$B42];1;0;1;[.$A$1]);7;1))" office:value-type="float" office:value="1516" calcext:value-type="float">
            <text:p>1516</text:p>
          </table:table-cell>
          <table:table-cell table:style-name="ce2" table:formula="of:=VALUE(ABJAD(UNSUR([.$B42];1;1;1;[.$A$1]);7;1))" office:value-type="float" office:value="398" calcext:value-type="float">
            <text:p>398</text:p>
          </table:table-cell>
          <table:table-cell table:style-name="ce12" table:formula="of:=VALUE(ABJAD(UNSUR([.$B42];1;2;1;[.$A$1]);7;1))" office:value-type="float" office:value="1424" calcext:value-type="float">
            <text:p>1424</text:p>
          </table:table-cell>
          <table:table-cell table:style-name="ce14" table:formula="of:=VALUE(ABJAD(UNSUR([.$B42];1;3;1;[.$A$1]);7;1))" office:value-type="float" office:value="1598" calcext:value-type="float">
            <text:p>1598</text:p>
          </table:table-cell>
          <table:table-cell table:style-name="ce16" table:formula="of:=VALUE(ABJAD([.$B42];7;1))" office:value-type="float" office:value="4936" calcext:value-type="float">
            <text:p>4936</text:p>
          </table:table-cell>
        </table:table-row>
        <table:table-row table:style-name="ro4">
          <table:table-cell table:style-name="ce2" office:value-type="float" office:value="41" calcext:value-type="float">
            <text:p>41</text:p>
          </table:table-cell>
          <table:table-cell table:style-name="ce32" office:value-type="string" calcext:value-type="string">
            <text:p>وَآيَةٌ لَهُمْ أَنَّا حَمَلْنَا ذُرِّيَّتَهُمْ فِي الْفُلْكِ الْمَشْحُونِ</text:p>
          </table:table-cell>
          <table:table-cell table:style-name="ce9" table:formula="of:=VALUE(ABJAD(UNSUR([.$B43];1;0;1;[.$A$1]);1;1))" office:value-type="float" office:value="206" calcext:value-type="float">
            <text:p>206</text:p>
          </table:table-cell>
          <table:table-cell table:style-name="ce2" table:formula="of:=VALUE(ABJAD(UNSUR([.$B43];1;1;1;[.$A$1]);1;1))" office:value-type="float" office:value="211" calcext:value-type="float">
            <text:p>211</text:p>
          </table:table-cell>
          <table:table-cell table:style-name="ce12" table:formula="of:=VALUE(ABJAD(UNSUR([.$B43];1;2;1;[.$A$1]);1;1))" office:value-type="float" office:value="480" calcext:value-type="float">
            <text:p>480</text:p>
          </table:table-cell>
          <table:table-cell table:style-name="ce14" table:formula="of:=VALUE(ABJAD(UNSUR([.$B43];1;3;1;[.$A$1]);1;1))" office:value-type="float" office:value="1422" calcext:value-type="float">
            <text:p>1422</text:p>
          </table:table-cell>
          <table:table-cell table:style-name="ce16" table:formula="of:=VALUE(ABJAD([.$B43];1;1))" office:value-type="float" office:value="2319" calcext:value-type="float">
            <text:p>2319</text:p>
          </table:table-cell>
          <table:table-cell table:style-name="ce9" table:formula="of:=VALUE(ABJAD(UNSUR([.$B43];1;0;1;[.$A$1]);7;1))" office:value-type="float" office:value="206" calcext:value-type="float">
            <text:p>206</text:p>
          </table:table-cell>
          <table:table-cell table:style-name="ce2" table:formula="of:=VALUE(ABJAD(UNSUR([.$B43];1;1;1;[.$A$1]);7;1))" office:value-type="float" office:value="211" calcext:value-type="float">
            <text:p>211</text:p>
          </table:table-cell>
          <table:table-cell table:style-name="ce12" table:formula="of:=VALUE(ABJAD(UNSUR([.$B43];1;2;1;[.$A$1]);7;1))" office:value-type="float" office:value="1180" calcext:value-type="float">
            <text:p>1180</text:p>
          </table:table-cell>
          <table:table-cell table:style-name="ce14" table:formula="of:=VALUE(ABJAD(UNSUR([.$B43];1;3;1;[.$A$1]);7;1))" office:value-type="float" office:value="1422" calcext:value-type="float">
            <text:p>1422</text:p>
          </table:table-cell>
          <table:table-cell table:style-name="ce16" table:formula="of:=VALUE(ABJAD([.$B43];7;1))" office:value-type="float" office:value="3019" calcext:value-type="float">
            <text:p>3019</text:p>
          </table:table-cell>
        </table:table-row>
        <table:table-row table:style-name="ro3">
          <table:table-cell table:style-name="ce2" office:value-type="float" office:value="42" calcext:value-type="float">
            <text:p>42</text:p>
          </table:table-cell>
          <table:table-cell table:style-name="ce32" office:value-type="string" calcext:value-type="string">
            <text:p>وَخَلَقْنَا لَهُمْ مِنْ مِثْلِهِ مَا يَرْكَبُونَ</text:p>
          </table:table-cell>
          <table:table-cell table:style-name="ce9" table:formula="of:=VALUE(ABJAD(UNSUR([.$B44];1;0;1;[.$A$1]);1;1))" office:value-type="float" office:value="804" calcext:value-type="float">
            <text:p>804</text:p>
          </table:table-cell>
          <table:table-cell table:style-name="ce2" table:formula="of:=VALUE(ABJAD(UNSUR([.$B44];1;1;1;[.$A$1]);1;1))" office:value-type="float" office:value="610" calcext:value-type="float">
            <text:p>610</text:p>
          </table:table-cell>
          <table:table-cell table:style-name="ce12" table:formula="of:=VALUE(ABJAD(UNSUR([.$B44];1;2;1;[.$A$1]);1;1))" office:value-type="float" office:value="120" calcext:value-type="float">
            <text:p>120</text:p>
          </table:table-cell>
          <table:table-cell table:style-name="ce14" table:formula="of:=VALUE(ABJAD(UNSUR([.$B44];1;3;1;[.$A$1]);1;1))" office:value-type="float" office:value="322" calcext:value-type="float">
            <text:p>322</text:p>
          </table:table-cell>
          <table:table-cell table:style-name="ce16" table:formula="of:=VALUE(ABJAD([.$B44];1;1))" office:value-type="float" office:value="1856" calcext:value-type="float">
            <text:p>1856</text:p>
          </table:table-cell>
          <table:table-cell table:style-name="ce9" table:formula="of:=VALUE(ABJAD(UNSUR([.$B44];1;0;1;[.$A$1]);7;1))" office:value-type="float" office:value="804" calcext:value-type="float">
            <text:p>804</text:p>
          </table:table-cell>
          <table:table-cell table:style-name="ce2" table:formula="of:=VALUE(ABJAD(UNSUR([.$B44];1;1;1;[.$A$1]);7;1))" office:value-type="float" office:value="610" calcext:value-type="float">
            <text:p>610</text:p>
          </table:table-cell>
          <table:table-cell table:style-name="ce12" table:formula="of:=VALUE(ABJAD(UNSUR([.$B44];1;2;1;[.$A$1]);7;1))" office:value-type="float" office:value="120" calcext:value-type="float">
            <text:p>120</text:p>
          </table:table-cell>
          <table:table-cell table:style-name="ce14" table:formula="of:=VALUE(ABJAD(UNSUR([.$B44];1;3;1;[.$A$1]);7;1))" office:value-type="float" office:value="322" calcext:value-type="float">
            <text:p>322</text:p>
          </table:table-cell>
          <table:table-cell table:style-name="ce16" table:formula="of:=VALUE(ABJAD([.$B44];7;1))" office:value-type="float" office:value="1856" calcext:value-type="float">
            <text:p>1856</text:p>
          </table:table-cell>
        </table:table-row>
        <table:table-row table:style-name="ro4">
          <table:table-cell table:style-name="ce2" office:value-type="float" office:value="43" calcext:value-type="float">
            <text:p>43</text:p>
          </table:table-cell>
          <table:table-cell table:style-name="ce32" office:value-type="string" calcext:value-type="string">
            <text:p>وَإِنْ نَشَأْ نُغْرِقْهُمْ فَلَا صَرِيخَ لَهُمْ وَلَا هُمْ يُنْقَذُونَ</text:p>
          </table:table-cell>
          <table:table-cell table:style-name="ce9" table:formula="of:=VALUE(ABJAD(UNSUR([.$B45];1;0;1;[.$A$1]);1;1))" office:value-type="float" office:value="1094" calcext:value-type="float">
            <text:p>1094</text:p>
          </table:table-cell>
          <table:table-cell table:style-name="ce2" table:formula="of:=VALUE(ABJAD(UNSUR([.$B45];1;1;1;[.$A$1]);1;1))" office:value-type="float" office:value="125" calcext:value-type="float">
            <text:p>125</text:p>
          </table:table-cell>
          <table:table-cell table:style-name="ce12" table:formula="of:=VALUE(ABJAD(UNSUR([.$B45];1;2;1;[.$A$1]);1;1))" office:value-type="float" office:value="580" calcext:value-type="float">
            <text:p>580</text:p>
          </table:table-cell>
          <table:table-cell table:style-name="ce14" table:formula="of:=VALUE(ABJAD(UNSUR([.$B45];1;3;1;[.$A$1]);1;1))" office:value-type="float" office:value="2088" calcext:value-type="float">
            <text:p>2088</text:p>
          </table:table-cell>
          <table:table-cell table:style-name="ce16" table:formula="of:=VALUE(ABJAD([.$B45];1;1))" office:value-type="float" office:value="3887" calcext:value-type="float">
            <text:p>3887</text:p>
          </table:table-cell>
          <table:table-cell table:style-name="ce9" table:formula="of:=VALUE(ABJAD(UNSUR([.$B45];1;0;1;[.$A$1]);7;1))" office:value-type="float" office:value="1064" calcext:value-type="float">
            <text:p>1064</text:p>
          </table:table-cell>
          <table:table-cell table:style-name="ce2" table:formula="of:=VALUE(ABJAD(UNSUR([.$B45];1;1;1;[.$A$1]);7;1))" office:value-type="float" office:value="125" calcext:value-type="float">
            <text:p>125</text:p>
          </table:table-cell>
          <table:table-cell table:style-name="ce12" table:formula="of:=VALUE(ABJAD(UNSUR([.$B45];1;2;1;[.$A$1]);7;1))" office:value-type="float" office:value="1280" calcext:value-type="float">
            <text:p>1280</text:p>
          </table:table-cell>
          <table:table-cell table:style-name="ce14" table:formula="of:=VALUE(ABJAD(UNSUR([.$B45];1;3;1;[.$A$1]);7;1))" office:value-type="float" office:value="1988" calcext:value-type="float">
            <text:p>1988</text:p>
          </table:table-cell>
          <table:table-cell table:style-name="ce16" table:formula="of:=VALUE(ABJAD([.$B45];7;1))" office:value-type="float" office:value="4457" calcext:value-type="float">
            <text:p>4457</text:p>
          </table:table-cell>
        </table:table-row>
        <table:table-row table:style-name="ro3">
          <table:table-cell table:style-name="ce2" office:value-type="float" office:value="44" calcext:value-type="float">
            <text:p>44</text:p>
          </table:table-cell>
          <table:table-cell table:style-name="ce32" office:value-type="string" calcext:value-type="string">
            <text:p>إِلَّا رَحْمَةً مِنَّا وَمَتَاعًا إِلَى حِينٍ</text:p>
          </table:table-cell>
          <table:table-cell table:style-name="ce9" table:formula="of:=VALUE(ABJAD(UNSUR([.$B46];1;0;1;[.$A$1]);1;1))" office:value-type="float" office:value="207" calcext:value-type="float">
            <text:p>207</text:p>
          </table:table-cell>
          <table:table-cell table:style-name="ce2" table:formula="of:=VALUE(ABJAD(UNSUR([.$B46];1;1;1;[.$A$1]);1;1))" office:value-type="float" office:value="91" calcext:value-type="float">
            <text:p>91</text:p>
          </table:table-cell>
          <table:table-cell table:style-name="ce12" table:formula="of:=VALUE(ABJAD(UNSUR([.$B46];1;2;1;[.$A$1]);1;1))" office:value-type="float" office:value="70" calcext:value-type="float">
            <text:p>70</text:p>
          </table:table-cell>
          <table:table-cell table:style-name="ce14" table:formula="of:=VALUE(ABJAD(UNSUR([.$B46];1;3;1;[.$A$1]);1;1))" office:value-type="float" office:value="626" calcext:value-type="float">
            <text:p>626</text:p>
          </table:table-cell>
          <table:table-cell table:style-name="ce16" table:formula="of:=VALUE(ABJAD([.$B46];1;1))" office:value-type="float" office:value="994" calcext:value-type="float">
            <text:p>994</text:p>
          </table:table-cell>
          <table:table-cell table:style-name="ce9" table:formula="of:=VALUE(ABJAD(UNSUR([.$B46];1;0;1;[.$A$1]);7;1))" office:value-type="float" office:value="207" calcext:value-type="float">
            <text:p>207</text:p>
          </table:table-cell>
          <table:table-cell table:style-name="ce2" table:formula="of:=VALUE(ABJAD(UNSUR([.$B46];1;1;1;[.$A$1]);7;1))" office:value-type="float" office:value="91" calcext:value-type="float">
            <text:p>91</text:p>
          </table:table-cell>
          <table:table-cell table:style-name="ce12" table:formula="of:=VALUE(ABJAD(UNSUR([.$B46];1;2;1;[.$A$1]);7;1))" office:value-type="float" office:value="70" calcext:value-type="float">
            <text:p>70</text:p>
          </table:table-cell>
          <table:table-cell table:style-name="ce14" table:formula="of:=VALUE(ABJAD(UNSUR([.$B46];1;3;1;[.$A$1]);7;1))" office:value-type="float" office:value="626" calcext:value-type="float">
            <text:p>626</text:p>
          </table:table-cell>
          <table:table-cell table:style-name="ce16" table:formula="of:=VALUE(ABJAD([.$B46];7;1))" office:value-type="float" office:value="994" calcext:value-type="float">
            <text:p>994</text:p>
          </table:table-cell>
        </table:table-row>
        <table:table-row table:style-name="ro4">
          <table:table-cell table:style-name="ce2" office:value-type="float" office:value="45" calcext:value-type="float">
            <text:p>45</text:p>
          </table:table-cell>
          <table:table-cell table:style-name="ce32" office:value-type="string" calcext:value-type="string">
            <text:p>وَإِذَا قِيلَ لَهُمُ اتَّقُوا مَا بَيْنَ أَيْدِيكُمْ وَمَا خَلْفَكُمْ لَعَلَّكُمْ تُرْحَمُونَ</text:p>
          </table:table-cell>
          <table:table-cell table:style-name="ce9" table:formula="of:=VALUE(ABJAD(UNSUR([.$B47];1;0;1;[.$A$1]);1;1))" office:value-type="float" office:value="809" calcext:value-type="float">
            <text:p>809</text:p>
          </table:table-cell>
          <table:table-cell table:style-name="ce2" table:formula="of:=VALUE(ABJAD(UNSUR([.$B47];1;1;1;[.$A$1]);1;1))" office:value-type="float" office:value="203" calcext:value-type="float">
            <text:p>203</text:p>
          </table:table-cell>
          <table:table-cell table:style-name="ce12" table:formula="of:=VALUE(ABJAD(UNSUR([.$B47];1;2;1;[.$A$1]);1;1))" office:value-type="float" office:value="414" calcext:value-type="float">
            <text:p>414</text:p>
          </table:table-cell>
          <table:table-cell table:style-name="ce14" table:formula="of:=VALUE(ABJAD(UNSUR([.$B47];1;3;1;[.$A$1]);1;1))" office:value-type="float" office:value="1904" calcext:value-type="float">
            <text:p>1904</text:p>
          </table:table-cell>
          <table:table-cell table:style-name="ce16" table:formula="of:=VALUE(ABJAD([.$B47];1;1))" office:value-type="float" office:value="3330" calcext:value-type="float">
            <text:p>3330</text:p>
          </table:table-cell>
          <table:table-cell table:style-name="ce9" table:formula="of:=VALUE(ABJAD(UNSUR([.$B47];1;0;1;[.$A$1]);7;1))" office:value-type="float" office:value="809" calcext:value-type="float">
            <text:p>809</text:p>
          </table:table-cell>
          <table:table-cell table:style-name="ce2" table:formula="of:=VALUE(ABJAD(UNSUR([.$B47];1;1;1;[.$A$1]);7;1))" office:value-type="float" office:value="203" calcext:value-type="float">
            <text:p>203</text:p>
          </table:table-cell>
          <table:table-cell table:style-name="ce12" table:formula="of:=VALUE(ABJAD(UNSUR([.$B47];1;2;1;[.$A$1]);7;1))" office:value-type="float" office:value="414" calcext:value-type="float">
            <text:p>414</text:p>
          </table:table-cell>
          <table:table-cell table:style-name="ce14" table:formula="of:=VALUE(ABJAD(UNSUR([.$B47];1;3;1;[.$A$1]);7;1))" office:value-type="float" office:value="1904" calcext:value-type="float">
            <text:p>1904</text:p>
          </table:table-cell>
          <table:table-cell table:style-name="ce16" table:formula="of:=VALUE(ABJAD([.$B47];7;1))" office:value-type="float" office:value="3330" calcext:value-type="float">
            <text:p>3330</text:p>
          </table:table-cell>
        </table:table-row>
        <table:table-row table:style-name="ro4">
          <table:table-cell table:style-name="ce2" office:value-type="float" office:value="46" calcext:value-type="float">
            <text:p>46</text:p>
          </table:table-cell>
          <table:table-cell table:style-name="ce32" office:value-type="string" calcext:value-type="string">
            <text:p>وَمَا تَأْتِيهِمْ مِنْ آيَةٍ مِنْ آيَاتِ رَبِّهِمْ إِلَّا كَانُوا عَنْهَا مُعْرِضِينَ</text:p>
          </table:table-cell>
          <table:table-cell table:style-name="ce9" table:formula="of:=VALUE(ABJAD(UNSUR([.$B48];1;0;1;[.$A$1]);1;1))" office:value-type="float" office:value="412" calcext:value-type="float">
            <text:p>412</text:p>
          </table:table-cell>
          <table:table-cell table:style-name="ce2" table:formula="of:=VALUE(ABJAD(UNSUR([.$B48];1;1;1;[.$A$1]);1;1))" office:value-type="float" office:value="90" calcext:value-type="float">
            <text:p>90</text:p>
          </table:table-cell>
          <table:table-cell table:style-name="ce12" table:formula="of:=VALUE(ABJAD(UNSUR([.$B48];1;2;1;[.$A$1]);1;1))" office:value-type="float" office:value="960" calcext:value-type="float">
            <text:p>960</text:p>
          </table:table-cell>
          <table:table-cell table:style-name="ce14" table:formula="of:=VALUE(ABJAD(UNSUR([.$B48];1;3;1;[.$A$1]);1;1))" office:value-type="float" office:value="1702" calcext:value-type="float">
            <text:p>1702</text:p>
          </table:table-cell>
          <table:table-cell table:style-name="ce16" table:formula="of:=VALUE(ABJAD([.$B48];1;1))" office:value-type="float" office:value="3164" calcext:value-type="float">
            <text:p>3164</text:p>
          </table:table-cell>
          <table:table-cell table:style-name="ce9" table:formula="of:=VALUE(ABJAD(UNSUR([.$B48];1;0;1;[.$A$1]);7;1))" office:value-type="float" office:value="412" calcext:value-type="float">
            <text:p>412</text:p>
          </table:table-cell>
          <table:table-cell table:style-name="ce2" table:formula="of:=VALUE(ABJAD(UNSUR([.$B48];1;1;1;[.$A$1]);7;1))" office:value-type="float" office:value="90" calcext:value-type="float">
            <text:p>90</text:p>
          </table:table-cell>
          <table:table-cell table:style-name="ce12" table:formula="of:=VALUE(ABJAD(UNSUR([.$B48];1;2;1;[.$A$1]);7;1))" office:value-type="float" office:value="250" calcext:value-type="float">
            <text:p>250</text:p>
          </table:table-cell>
          <table:table-cell table:style-name="ce14" table:formula="of:=VALUE(ABJAD(UNSUR([.$B48];1;3;1;[.$A$1]);7;1))" office:value-type="float" office:value="1702" calcext:value-type="float">
            <text:p>1702</text:p>
          </table:table-cell>
          <table:table-cell table:style-name="ce16" table:formula="of:=VALUE(ABJAD([.$B48];7;1))" office:value-type="float" office:value="2454" calcext:value-type="float">
            <text:p>2454</text:p>
          </table:table-cell>
        </table:table-row>
        <table:table-row table:style-name="ro6">
          <table:table-cell table:style-name="ce2" office:value-type="float" office:value="47" calcext:value-type="float">
            <text:p>47</text:p>
          </table:table-cell>
          <table:table-cell table:style-name="ce32" office:value-type="string" calcext:value-type="string">
            <text:p>وَإِذَا قِيلَ لَهُمْ أَنْفِقُوا مِمَّا رَزَقَكُمُ اللَّهُ قَالَ الَّذِينَ كَفَرُوا لِلَّذِينَ آمَنُوا أَنُطْعِمُ مَنْ لَوْ يَشَاءُ اللَّهُ أَطْعَمَهُ إِنْ أَنْتُمْ إِلَّا فِي ضَلَالٍ مُبِينٍ</text:p>
          </table:table-cell>
          <table:table-cell table:style-name="ce9" table:formula="of:=VALUE(ABJAD(UNSUR([.$B49];1;0;1;[.$A$1]);1;1))" office:value-type="float" office:value="423" calcext:value-type="float">
            <text:p>423</text:p>
          </table:table-cell>
          <table:table-cell table:style-name="ce2" table:formula="of:=VALUE(ABJAD(UNSUR([.$B49];1;1;1;[.$A$1]);1;1))" office:value-type="float" office:value="525" calcext:value-type="float">
            <text:p>525</text:p>
          </table:table-cell>
          <table:table-cell table:style-name="ce12" table:formula="of:=VALUE(ABJAD(UNSUR([.$B49];1;2;1;[.$A$1]);1;1))" office:value-type="float" office:value="1920" calcext:value-type="float">
            <text:p>1920</text:p>
          </table:table-cell>
          <table:table-cell table:style-name="ce14" table:formula="of:=VALUE(ABJAD(UNSUR([.$B49];1;3;1;[.$A$1]);1;1))" office:value-type="float" office:value="3380" calcext:value-type="float">
            <text:p>3380</text:p>
          </table:table-cell>
          <table:table-cell table:style-name="ce16" table:formula="of:=VALUE(ABJAD([.$B49];1;1))" office:value-type="float" office:value="6248" calcext:value-type="float">
            <text:p>6248</text:p>
          </table:table-cell>
          <table:table-cell table:style-name="ce9" table:formula="of:=VALUE(ABJAD(UNSUR([.$B49];1;0;1;[.$A$1]);7;1))" office:value-type="float" office:value="423" calcext:value-type="float">
            <text:p>423</text:p>
          </table:table-cell>
          <table:table-cell table:style-name="ce2" table:formula="of:=VALUE(ABJAD(UNSUR([.$B49];1;1;1;[.$A$1]);7;1))" office:value-type="float" office:value="525" calcext:value-type="float">
            <text:p>525</text:p>
          </table:table-cell>
          <table:table-cell table:style-name="ce12" table:formula="of:=VALUE(ABJAD(UNSUR([.$B49];1;2;1;[.$A$1]);7;1))" office:value-type="float" office:value="1910" calcext:value-type="float">
            <text:p>1910</text:p>
          </table:table-cell>
          <table:table-cell table:style-name="ce14" table:formula="of:=VALUE(ABJAD(UNSUR([.$B49];1;3;1;[.$A$1]);7;1))" office:value-type="float" office:value="3380" calcext:value-type="float">
            <text:p>3380</text:p>
          </table:table-cell>
          <table:table-cell table:style-name="ce16" table:formula="of:=VALUE(ABJAD([.$B49];7;1))" office:value-type="float" office:value="6238" calcext:value-type="float">
            <text:p>6238</text:p>
          </table:table-cell>
        </table:table-row>
        <table:table-row table:style-name="ro3">
          <table:table-cell table:style-name="ce2" office:value-type="float" office:value="48" calcext:value-type="float">
            <text:p>48</text:p>
          </table:table-cell>
          <table:table-cell table:style-name="ce32" office:value-type="string" calcext:value-type="string">
            <text:p>وَيَقُولُونَ مَتَى هَذَا الْوَعْدُ إِنْ كُنْتُمْ صَادِقِينَ</text:p>
          </table:table-cell>
          <table:table-cell table:style-name="ce9" table:formula="of:=VALUE(ABJAD(UNSUR([.$B50];1;0;1;[.$A$1]);1;1))" office:value-type="float" office:value="95" calcext:value-type="float">
            <text:p>95</text:p>
          </table:table-cell>
          <table:table-cell table:style-name="ce2" table:formula="of:=VALUE(ABJAD(UNSUR([.$B50];1;1;1;[.$A$1]);1;1))" office:value-type="float" office:value="85" calcext:value-type="float">
            <text:p>85</text:p>
          </table:table-cell>
          <table:table-cell table:style-name="ce12" table:formula="of:=VALUE(ABJAD(UNSUR([.$B50];1;2;1;[.$A$1]);1;1))" office:value-type="float" office:value="298" calcext:value-type="float">
            <text:p>298</text:p>
          </table:table-cell>
          <table:table-cell table:style-name="ce14" table:formula="of:=VALUE(ABJAD(UNSUR([.$B50];1;3;1;[.$A$1]);1;1))" office:value-type="float" office:value="1804" calcext:value-type="float">
            <text:p>1804</text:p>
          </table:table-cell>
          <table:table-cell table:style-name="ce16" table:formula="of:=VALUE(ABJAD([.$B50];1;1))" office:value-type="float" office:value="2282" calcext:value-type="float">
            <text:p>2282</text:p>
          </table:table-cell>
          <table:table-cell table:style-name="ce9" table:formula="of:=VALUE(ABJAD(UNSUR([.$B50];1;0;1;[.$A$1]);7;1))" office:value-type="float" office:value="65" calcext:value-type="float">
            <text:p>65</text:p>
          </table:table-cell>
          <table:table-cell table:style-name="ce2" table:formula="of:=VALUE(ABJAD(UNSUR([.$B50];1;1;1;[.$A$1]);7;1))" office:value-type="float" office:value="85" calcext:value-type="float">
            <text:p>85</text:p>
          </table:table-cell>
          <table:table-cell table:style-name="ce12" table:formula="of:=VALUE(ABJAD(UNSUR([.$B50];1;2;1;[.$A$1]);7;1))" office:value-type="float" office:value="298" calcext:value-type="float">
            <text:p>298</text:p>
          </table:table-cell>
          <table:table-cell table:style-name="ce14" table:formula="of:=VALUE(ABJAD(UNSUR([.$B50];1;3;1;[.$A$1]);7;1))" office:value-type="float" office:value="1804" calcext:value-type="float">
            <text:p>1804</text:p>
          </table:table-cell>
          <table:table-cell table:style-name="ce16" table:formula="of:=VALUE(ABJAD([.$B50];7;1))" office:value-type="float" office:value="2252" calcext:value-type="float">
            <text:p>2252</text:p>
          </table:table-cell>
        </table:table-row>
        <table:table-row table:style-name="ro4">
          <table:table-cell table:style-name="ce2" office:value-type="float" office:value="49" calcext:value-type="float">
            <text:p>49</text:p>
          </table:table-cell>
          <table:table-cell table:style-name="ce32" office:value-type="string" calcext:value-type="string">
            <text:p>مَا يَنْظُرُونَ إِلَّا صَيْحَةً وَاحِدَةً تَأْخُذُهُمْ وَهُمْ يَخِصِّمُونَ</text:p>
          </table:table-cell>
          <table:table-cell table:style-name="ce9" table:formula="of:=VALUE(ABJAD(UNSUR([.$B51];1;0;1;[.$A$1]);1;1))" office:value-type="float" office:value="1585" calcext:value-type="float">
            <text:p>1585</text:p>
          </table:table-cell>
          <table:table-cell table:style-name="ce2" table:formula="of:=VALUE(ABJAD(UNSUR([.$B51];1;1;1;[.$A$1]);1;1))" office:value-type="float" office:value="96" calcext:value-type="float">
            <text:p>96</text:p>
          </table:table-cell>
          <table:table-cell table:style-name="ce12" table:formula="of:=VALUE(ABJAD(UNSUR([.$B51];1;2;1;[.$A$1]);1;1))" office:value-type="float" office:value="4" calcext:value-type="float">
            <text:p>4</text:p>
          </table:table-cell>
          <table:table-cell table:style-name="ce14" table:formula="of:=VALUE(ABJAD(UNSUR([.$B51];1;3;1;[.$A$1]);1;1))" office:value-type="float" office:value="2334" calcext:value-type="float">
            <text:p>2334</text:p>
          </table:table-cell>
          <table:table-cell table:style-name="ce16" table:formula="of:=VALUE(ABJAD([.$B51];1;1))" office:value-type="float" office:value="4019" calcext:value-type="float">
            <text:p>4019</text:p>
          </table:table-cell>
          <table:table-cell table:style-name="ce9" table:formula="of:=VALUE(ABJAD(UNSUR([.$B51];1;0;1;[.$A$1]);7;1))" office:value-type="float" office:value="1525" calcext:value-type="float">
            <text:p>1525</text:p>
          </table:table-cell>
          <table:table-cell table:style-name="ce2" table:formula="of:=VALUE(ABJAD(UNSUR([.$B51];1;1;1;[.$A$1]);7;1))" office:value-type="float" office:value="96" calcext:value-type="float">
            <text:p>96</text:p>
          </table:table-cell>
          <table:table-cell table:style-name="ce12" table:formula="of:=VALUE(ABJAD(UNSUR([.$B51];1;2;1;[.$A$1]);7;1))" office:value-type="float" office:value="4" calcext:value-type="float">
            <text:p>4</text:p>
          </table:table-cell>
          <table:table-cell table:style-name="ce14" table:formula="of:=VALUE(ABJAD(UNSUR([.$B51];1;3;1;[.$A$1]);7;1))" office:value-type="float" office:value="2234" calcext:value-type="float">
            <text:p>2234</text:p>
          </table:table-cell>
          <table:table-cell table:style-name="ce16" table:formula="of:=VALUE(ABJAD([.$B51];7;1))" office:value-type="float" office:value="3859" calcext:value-type="float">
            <text:p>3859</text:p>
          </table:table-cell>
        </table:table-row>
        <table:table-row table:style-name="ro4">
          <table:table-cell table:style-name="ce2" office:value-type="float" office:value="50" calcext:value-type="float">
            <text:p>50</text:p>
          </table:table-cell>
          <table:table-cell table:style-name="ce32" office:value-type="string" calcext:value-type="string">
            <text:p>فَلَا يَسْتَطِيعُونَ تَوْصِيَةً وَلَا إِلَى أَهْلِهِمْ يَرْجِعُونَ</text:p>
          </table:table-cell>
          <table:table-cell table:style-name="ce9" table:formula="of:=VALUE(ABJAD(UNSUR([.$B52];1;0;1;[.$A$1]);1;1))" office:value-type="float" office:value="358" calcext:value-type="float">
            <text:p>358</text:p>
          </table:table-cell>
          <table:table-cell table:style-name="ce2" table:formula="of:=VALUE(ABJAD(UNSUR([.$B52];1;1;1;[.$A$1]);1;1))" office:value-type="float" office:value="184" calcext:value-type="float">
            <text:p>184</text:p>
          </table:table-cell>
          <table:table-cell table:style-name="ce12" table:formula="of:=VALUE(ABJAD(UNSUR([.$B52];1;2;1;[.$A$1]);1;1))" office:value-type="float" office:value="220" calcext:value-type="float">
            <text:p>220</text:p>
          </table:table-cell>
          <table:table-cell table:style-name="ce14" table:formula="of:=VALUE(ABJAD(UNSUR([.$B52];1;3;1;[.$A$1]);1;1))" office:value-type="float" office:value="964" calcext:value-type="float">
            <text:p>964</text:p>
          </table:table-cell>
          <table:table-cell table:style-name="ce16" table:formula="of:=VALUE(ABJAD([.$B52];1;1))" office:value-type="float" office:value="1726" calcext:value-type="float">
            <text:p>1726</text:p>
          </table:table-cell>
          <table:table-cell table:style-name="ce9" table:formula="of:=VALUE(ABJAD(UNSUR([.$B52];1;0;1;[.$A$1]);7;1))" office:value-type="float" office:value="568" calcext:value-type="float">
            <text:p>568</text:p>
          </table:table-cell>
          <table:table-cell table:style-name="ce2" table:formula="of:=VALUE(ABJAD(UNSUR([.$B52];1;1;1;[.$A$1]);7;1))" office:value-type="float" office:value="184" calcext:value-type="float">
            <text:p>184</text:p>
          </table:table-cell>
          <table:table-cell table:style-name="ce12" table:formula="of:=VALUE(ABJAD(UNSUR([.$B52];1;2;1;[.$A$1]);7;1))" office:value-type="float" office:value="220" calcext:value-type="float">
            <text:p>220</text:p>
          </table:table-cell>
          <table:table-cell table:style-name="ce14" table:formula="of:=VALUE(ABJAD(UNSUR([.$B52];1;3;1;[.$A$1]);7;1))" office:value-type="float" office:value="964" calcext:value-type="float">
            <text:p>964</text:p>
          </table:table-cell>
          <table:table-cell table:style-name="ce16" table:formula="of:=VALUE(ABJAD([.$B52];7;1))" office:value-type="float" office:value="1936" calcext:value-type="float">
            <text:p>1936</text:p>
          </table:table-cell>
        </table:table-row>
        <table:table-row table:style-name="ro4">
          <table:table-cell table:style-name="ce2" office:value-type="float" office:value="51" calcext:value-type="float">
            <text:p>51</text:p>
          </table:table-cell>
          <table:table-cell table:style-name="ce32" office:value-type="string" calcext:value-type="string">
            <text:p>وَنُفِخَ فِي الصُّورِ فَإِذَا هُمْ مِنَ الْأَجْدَاثِ إِلَى رَبِّهِمْ يَنْسِلُونَ</text:p>
          </table:table-cell>
          <table:table-cell table:style-name="ce9" table:formula="of:=VALUE(ABJAD(UNSUR([.$B53];1;0;1;[.$A$1]);1;1))" office:value-type="float" office:value="1163" calcext:value-type="float">
            <text:p>1163</text:p>
          </table:table-cell>
          <table:table-cell table:style-name="ce2" table:formula="of:=VALUE(ABJAD(UNSUR([.$B53];1;1;1;[.$A$1]);1;1))" office:value-type="float" office:value="650" calcext:value-type="float">
            <text:p>650</text:p>
          </table:table-cell>
          <table:table-cell table:style-name="ce12" table:formula="of:=VALUE(ABJAD(UNSUR([.$B53];1;2;1;[.$A$1]);1;1))" office:value-type="float" office:value="244" calcext:value-type="float">
            <text:p>244</text:p>
          </table:table-cell>
          <table:table-cell table:style-name="ce14" table:formula="of:=VALUE(ABJAD(UNSUR([.$B53];1;3;1;[.$A$1]);1;1))" office:value-type="float" office:value="1038" calcext:value-type="float">
            <text:p>1038</text:p>
          </table:table-cell>
          <table:table-cell table:style-name="ce16" table:formula="of:=VALUE(ABJAD([.$B53];1;1))" office:value-type="float" office:value="3095" calcext:value-type="float">
            <text:p>3095</text:p>
          </table:table-cell>
          <table:table-cell table:style-name="ce9" table:formula="of:=VALUE(ABJAD(UNSUR([.$B53];1;0;1;[.$A$1]);7;1))" office:value-type="float" office:value="1373" calcext:value-type="float">
            <text:p>1373</text:p>
          </table:table-cell>
          <table:table-cell table:style-name="ce2" table:formula="of:=VALUE(ABJAD(UNSUR([.$B53];1;1;1;[.$A$1]);7;1))" office:value-type="float" office:value="650" calcext:value-type="float">
            <text:p>650</text:p>
          </table:table-cell>
          <table:table-cell table:style-name="ce12" table:formula="of:=VALUE(ABJAD(UNSUR([.$B53];1;2;1;[.$A$1]);7;1))" office:value-type="float" office:value="244" calcext:value-type="float">
            <text:p>244</text:p>
          </table:table-cell>
          <table:table-cell table:style-name="ce14" table:formula="of:=VALUE(ABJAD(UNSUR([.$B53];1;3;1;[.$A$1]);7;1))" office:value-type="float" office:value="1038" calcext:value-type="float">
            <text:p>1038</text:p>
          </table:table-cell>
          <table:table-cell table:style-name="ce16" table:formula="of:=VALUE(ABJAD([.$B53];7;1))" office:value-type="float" office:value="3305" calcext:value-type="float">
            <text:p>3305</text:p>
          </table:table-cell>
        </table:table-row>
        <table:table-row table:style-name="ro4">
          <table:table-cell table:style-name="ce2" office:value-type="float" office:value="52" calcext:value-type="float">
            <text:p>52</text:p>
          </table:table-cell>
          <table:table-cell table:style-name="ce32" office:value-type="string" calcext:value-type="string">
            <text:p>قَالُوا يَا وَيْلَنَا مَنْ بَعَثَنَا مِنْ مَرْقَدِنَا هَذَا مَا وَعَدَ الرَّحْمَنُ وَصَدَقَ الْمُرْسَلُونَ</text:p>
          </table:table-cell>
          <table:table-cell table:style-name="ce9" table:formula="of:=VALUE(ABJAD(UNSUR([.$B54];1;0;1;[.$A$1]);1;1))" office:value-type="float" office:value="762" calcext:value-type="float">
            <text:p>762</text:p>
          </table:table-cell>
          <table:table-cell table:style-name="ce2" table:formula="of:=VALUE(ABJAD(UNSUR([.$B54];1;1;1;[.$A$1]);1;1))" office:value-type="float" office:value="683" calcext:value-type="float">
            <text:p>683</text:p>
          </table:table-cell>
          <table:table-cell table:style-name="ce12" table:formula="of:=VALUE(ABJAD(UNSUR([.$B54];1;2;1;[.$A$1]);1;1))" office:value-type="float" office:value="452" calcext:value-type="float">
            <text:p>452</text:p>
          </table:table-cell>
          <table:table-cell table:style-name="ce14" table:formula="of:=VALUE(ABJAD(UNSUR([.$B54];1;3;1;[.$A$1]);1;1))" office:value-type="float" office:value="1320" calcext:value-type="float">
            <text:p>1320</text:p>
          </table:table-cell>
          <table:table-cell table:style-name="ce16" table:formula="of:=VALUE(ABJAD([.$B54];1;1))" office:value-type="float" office:value="3217" calcext:value-type="float">
            <text:p>3217</text:p>
          </table:table-cell>
          <table:table-cell table:style-name="ce9" table:formula="of:=VALUE(ABJAD(UNSUR([.$B54];1;0;1;[.$A$1]);7;1))" office:value-type="float" office:value="972" calcext:value-type="float">
            <text:p>972</text:p>
          </table:table-cell>
          <table:table-cell table:style-name="ce2" table:formula="of:=VALUE(ABJAD(UNSUR([.$B54];1;1;1;[.$A$1]);7;1))" office:value-type="float" office:value="683" calcext:value-type="float">
            <text:p>683</text:p>
          </table:table-cell>
          <table:table-cell table:style-name="ce12" table:formula="of:=VALUE(ABJAD(UNSUR([.$B54];1;2;1;[.$A$1]);7;1))" office:value-type="float" office:value="452" calcext:value-type="float">
            <text:p>452</text:p>
          </table:table-cell>
          <table:table-cell table:style-name="ce14" table:formula="of:=VALUE(ABJAD(UNSUR([.$B54];1;3;1;[.$A$1]);7;1))" office:value-type="float" office:value="1320" calcext:value-type="float">
            <text:p>1320</text:p>
          </table:table-cell>
          <table:table-cell table:style-name="ce16" table:formula="of:=VALUE(ABJAD([.$B54];7;1))" office:value-type="float" office:value="3427" calcext:value-type="float">
            <text:p>3427</text:p>
          </table:table-cell>
        </table:table-row>
        <table:table-row table:style-name="ro4">
          <table:table-cell table:style-name="ce2" office:value-type="float" office:value="53" calcext:value-type="float">
            <text:p>53</text:p>
          </table:table-cell>
          <table:table-cell table:style-name="ce32" office:value-type="string" calcext:value-type="string">
            <text:p>إِنْ كَانَتْ إِلَّا صَيْحَةً وَاحِدَةً فَإِذَا هُمْ جَمِيعٌ لَدَيْنَا مُحْضَرُونَ</text:p>
          </table:table-cell>
          <table:table-cell table:style-name="ce9" table:formula="of:=VALUE(ABJAD(UNSUR([.$B55];1;0;1;[.$A$1]);1;1))" office:value-type="float" office:value="301" calcext:value-type="float">
            <text:p>301</text:p>
          </table:table-cell>
          <table:table-cell table:style-name="ce2" table:formula="of:=VALUE(ABJAD(UNSUR([.$B55];1;1;1;[.$A$1]);1;1))" office:value-type="float" office:value="129" calcext:value-type="float">
            <text:p>129</text:p>
          </table:table-cell>
          <table:table-cell table:style-name="ce12" table:formula="of:=VALUE(ABJAD(UNSUR([.$B55];1;2;1;[.$A$1]);1;1))" office:value-type="float" office:value="978" calcext:value-type="float">
            <text:p>978</text:p>
          </table:table-cell>
          <table:table-cell table:style-name="ce14" table:formula="of:=VALUE(ABJAD(UNSUR([.$B55];1;3;1;[.$A$1]);1;1))" office:value-type="float" office:value="1432" calcext:value-type="float">
            <text:p>1432</text:p>
          </table:table-cell>
          <table:table-cell table:style-name="ce16" table:formula="of:=VALUE(ABJAD([.$B55];1;1))" office:value-type="float" office:value="2840" calcext:value-type="float">
            <text:p>2840</text:p>
          </table:table-cell>
          <table:table-cell table:style-name="ce9" table:formula="of:=VALUE(ABJAD(UNSUR([.$B55];1;0;1;[.$A$1]);7;1))" office:value-type="float" office:value="271" calcext:value-type="float">
            <text:p>271</text:p>
          </table:table-cell>
          <table:table-cell table:style-name="ce2" table:formula="of:=VALUE(ABJAD(UNSUR([.$B55];1;1;1;[.$A$1]);7;1))" office:value-type="float" office:value="129" calcext:value-type="float">
            <text:p>129</text:p>
          </table:table-cell>
          <table:table-cell table:style-name="ce12" table:formula="of:=VALUE(ABJAD(UNSUR([.$B55];1;2;1;[.$A$1]);7;1))" office:value-type="float" office:value="268" calcext:value-type="float">
            <text:p>268</text:p>
          </table:table-cell>
          <table:table-cell table:style-name="ce14" table:formula="of:=VALUE(ABJAD(UNSUR([.$B55];1;3;1;[.$A$1]);7;1))" office:value-type="float" office:value="1432" calcext:value-type="float">
            <text:p>1432</text:p>
          </table:table-cell>
          <table:table-cell table:style-name="ce16" table:formula="of:=VALUE(ABJAD([.$B55];7;1))" office:value-type="float" office:value="2100" calcext:value-type="float">
            <text:p>2100</text:p>
          </table:table-cell>
        </table:table-row>
        <table:table-row table:style-name="ro4">
          <table:table-cell table:style-name="ce2" office:value-type="float" office:value="54" calcext:value-type="float">
            <text:p>54</text:p>
          </table:table-cell>
          <table:table-cell table:style-name="ce32" office:value-type="string" calcext:value-type="string">
            <text:p>فَالْيَوْمَ لَا تُظْلَمُ نَفْسٌ شَيْئًا وَلَا تُجْزَوْنَ إِلَّا مَا كُنْتُمْ تَعْمَلُونَ</text:p>
          </table:table-cell>
          <table:table-cell table:style-name="ce9" table:formula="of:=VALUE(ABJAD(UNSUR([.$B56];1;0;1;[.$A$1]);1;1))" office:value-type="float" office:value="71" calcext:value-type="float">
            <text:p>71</text:p>
          </table:table-cell>
          <table:table-cell table:style-name="ce2" table:formula="of:=VALUE(ABJAD(UNSUR([.$B56];1;1;1;[.$A$1]);1;1))" office:value-type="float" office:value="217" calcext:value-type="float">
            <text:p>217</text:p>
          </table:table-cell>
          <table:table-cell table:style-name="ce12" table:formula="of:=VALUE(ABJAD(UNSUR([.$B56];1;2;1;[.$A$1]);1;1))" office:value-type="float" office:value="550" calcext:value-type="float">
            <text:p>550</text:p>
          </table:table-cell>
          <table:table-cell table:style-name="ce14" table:formula="of:=VALUE(ABJAD(UNSUR([.$B56];1;3;1;[.$A$1]);1;1))" office:value-type="float" office:value="2924" calcext:value-type="float">
            <text:p>2924</text:p>
          </table:table-cell>
          <table:table-cell table:style-name="ce16" table:formula="of:=VALUE(ABJAD([.$B56];1;1))" office:value-type="float" office:value="3762" calcext:value-type="float">
            <text:p>3762</text:p>
          </table:table-cell>
          <table:table-cell table:style-name="ce9" table:formula="of:=VALUE(ABJAD(UNSUR([.$B56];1;0;1;[.$A$1]);7;1))" office:value-type="float" office:value="311" calcext:value-type="float">
            <text:p>311</text:p>
          </table:table-cell>
          <table:table-cell table:style-name="ce2" table:formula="of:=VALUE(ABJAD(UNSUR([.$B56];1;1;1;[.$A$1]);7;1))" office:value-type="float" office:value="217" calcext:value-type="float">
            <text:p>217</text:p>
          </table:table-cell>
          <table:table-cell table:style-name="ce12" table:formula="of:=VALUE(ABJAD(UNSUR([.$B56];1;2;1;[.$A$1]);7;1))" office:value-type="float" office:value="1250" calcext:value-type="float">
            <text:p>1250</text:p>
          </table:table-cell>
          <table:table-cell table:style-name="ce14" table:formula="of:=VALUE(ABJAD(UNSUR([.$B56];1;3;1;[.$A$1]);7;1))" office:value-type="float" office:value="2824" calcext:value-type="float">
            <text:p>2824</text:p>
          </table:table-cell>
          <table:table-cell table:style-name="ce16" table:formula="of:=VALUE(ABJAD([.$B56];7;1))" office:value-type="float" office:value="4602" calcext:value-type="float">
            <text:p>4602</text:p>
          </table:table-cell>
        </table:table-row>
        <table:table-row table:style-name="ro3">
          <table:table-cell table:style-name="ce2" office:value-type="float" office:value="55" calcext:value-type="float">
            <text:p>55</text:p>
          </table:table-cell>
          <table:table-cell table:style-name="ce32" office:value-type="string" calcext:value-type="string">
            <text:p>إِنَّ أَصْحَابَ الْجَنَّةِ الْيَوْمَ فِي شُغُلٍ فَاكِهُونَ</text:p>
          </table:table-cell>
          <table:table-cell table:style-name="ce9" table:formula="of:=VALUE(ABJAD(UNSUR([.$B57];1;0;1;[.$A$1]);1;1))" office:value-type="float" office:value="101" calcext:value-type="float">
            <text:p>101</text:p>
          </table:table-cell>
          <table:table-cell table:style-name="ce2" table:formula="of:=VALUE(ABJAD(UNSUR([.$B57];1;1;1;[.$A$1]);1;1))" office:value-type="float" office:value="128" calcext:value-type="float">
            <text:p>128</text:p>
          </table:table-cell>
          <table:table-cell table:style-name="ce12" table:formula="of:=VALUE(ABJAD(UNSUR([.$B57];1;2;1;[.$A$1]);1;1))" office:value-type="float" office:value="480" calcext:value-type="float">
            <text:p>480</text:p>
          </table:table-cell>
          <table:table-cell table:style-name="ce14" table:formula="of:=VALUE(ABJAD(UNSUR([.$B57];1;3;1;[.$A$1]);1;1))" office:value-type="float" office:value="1202" calcext:value-type="float">
            <text:p>1202</text:p>
          </table:table-cell>
          <table:table-cell table:style-name="ce16" table:formula="of:=VALUE(ABJAD([.$B57];1;1))" office:value-type="float" office:value="1911" calcext:value-type="float">
            <text:p>1911</text:p>
          </table:table-cell>
          <table:table-cell table:style-name="ce9" table:formula="of:=VALUE(ABJAD(UNSUR([.$B57];1;0;1;[.$A$1]);7;1))" office:value-type="float" office:value="71" calcext:value-type="float">
            <text:p>71</text:p>
          </table:table-cell>
          <table:table-cell table:style-name="ce2" table:formula="of:=VALUE(ABJAD(UNSUR([.$B57];1;1;1;[.$A$1]);7;1))" office:value-type="float" office:value="128" calcext:value-type="float">
            <text:p>128</text:p>
          </table:table-cell>
          <table:table-cell table:style-name="ce12" table:formula="of:=VALUE(ABJAD(UNSUR([.$B57];1;2;1;[.$A$1]);7;1))" office:value-type="float" office:value="1180" calcext:value-type="float">
            <text:p>1180</text:p>
          </table:table-cell>
          <table:table-cell table:style-name="ce14" table:formula="of:=VALUE(ABJAD(UNSUR([.$B57];1;3;1;[.$A$1]);7;1))" office:value-type="float" office:value="1102" calcext:value-type="float">
            <text:p>1102</text:p>
          </table:table-cell>
          <table:table-cell table:style-name="ce16" table:formula="of:=VALUE(ABJAD([.$B57];7;1))" office:value-type="float" office:value="2481" calcext:value-type="float">
            <text:p>2481</text:p>
          </table:table-cell>
        </table:table-row>
        <table:table-row table:style-name="ro4">
          <table:table-cell table:style-name="ce2" office:value-type="float" office:value="56" calcext:value-type="float">
            <text:p>56</text:p>
          </table:table-cell>
          <table:table-cell table:style-name="ce32" office:value-type="string" calcext:value-type="string">
            <text:p>هُمْ وَأَزْوَاجُهُمْ فِي ظِلَالٍ عَلَى الْأَرَائِكِ مُتَّكِئُونَ</text:p>
          </table:table-cell>
          <table:table-cell table:style-name="ce9" table:formula="of:=VALUE(ABJAD(UNSUR([.$B58];1;0;1;[.$A$1]);1;1))" office:value-type="float" office:value="212" calcext:value-type="float">
            <text:p>212</text:p>
          </table:table-cell>
          <table:table-cell table:style-name="ce2" table:formula="of:=VALUE(ABJAD(UNSUR([.$B58];1;1;1;[.$A$1]);1;1))" office:value-type="float" office:value="167" calcext:value-type="float">
            <text:p>167</text:p>
          </table:table-cell>
          <table:table-cell table:style-name="ce12" table:formula="of:=VALUE(ABJAD(UNSUR([.$B58];1;2;1;[.$A$1]);1;1))" office:value-type="float" office:value="190" calcext:value-type="float">
            <text:p>190</text:p>
          </table:table-cell>
          <table:table-cell table:style-name="ce14" table:formula="of:=VALUE(ABJAD(UNSUR([.$B58];1;3;1;[.$A$1]);1;1))" office:value-type="float" office:value="1488" calcext:value-type="float">
            <text:p>1488</text:p>
          </table:table-cell>
          <table:table-cell table:style-name="ce16" table:formula="of:=VALUE(ABJAD([.$B58];1;1))" office:value-type="float" office:value="2057" calcext:value-type="float">
            <text:p>2057</text:p>
          </table:table-cell>
          <table:table-cell table:style-name="ce9" table:formula="of:=VALUE(ABJAD(UNSUR([.$B58];1;0;1;[.$A$1]);7;1))" office:value-type="float" office:value="212" calcext:value-type="float">
            <text:p>212</text:p>
          </table:table-cell>
          <table:table-cell table:style-name="ce2" table:formula="of:=VALUE(ABJAD(UNSUR([.$B58];1;1;1;[.$A$1]);7;1))" office:value-type="float" office:value="167" calcext:value-type="float">
            <text:p>167</text:p>
          </table:table-cell>
          <table:table-cell table:style-name="ce12" table:formula="of:=VALUE(ABJAD(UNSUR([.$B58];1;2;1;[.$A$1]);7;1))" office:value-type="float" office:value="190" calcext:value-type="float">
            <text:p>190</text:p>
          </table:table-cell>
          <table:table-cell table:style-name="ce14" table:formula="of:=VALUE(ABJAD(UNSUR([.$B58];1;3;1;[.$A$1]);7;1))" office:value-type="float" office:value="1388" calcext:value-type="float">
            <text:p>1388</text:p>
          </table:table-cell>
          <table:table-cell table:style-name="ce16" table:formula="of:=VALUE(ABJAD([.$B58];7;1))" office:value-type="float" office:value="1957" calcext:value-type="float">
            <text:p>1957</text:p>
          </table:table-cell>
        </table:table-row>
        <table:table-row table:style-name="ro3">
          <table:table-cell table:style-name="ce2" office:value-type="float" office:value="57" calcext:value-type="float">
            <text:p>57</text:p>
          </table:table-cell>
          <table:table-cell table:style-name="ce32" office:value-type="string" calcext:value-type="string">
            <text:p>لَهُمْ فِيهَا فَاكِهَةٌ وَلَهُمْ مَا يَدَّعُونَ</text:p>
          </table:table-cell>
          <table:table-cell table:style-name="ce9" table:formula="of:=VALUE(ABJAD(UNSUR([.$B59];1;0;1;[.$A$1]);1;1))" office:value-type="float" office:value="3" calcext:value-type="float">
            <text:p>3</text:p>
          </table:table-cell>
          <table:table-cell table:style-name="ce2" table:formula="of:=VALUE(ABJAD(UNSUR([.$B59];1;1;1;[.$A$1]);1;1))" office:value-type="float" office:value="105" calcext:value-type="float">
            <text:p>105</text:p>
          </table:table-cell>
          <table:table-cell table:style-name="ce12" table:formula="of:=VALUE(ABJAD(UNSUR([.$B59];1;2;1;[.$A$1]);1;1))" office:value-type="float" office:value="254" calcext:value-type="float">
            <text:p>254</text:p>
          </table:table-cell>
          <table:table-cell table:style-name="ce14" table:formula="of:=VALUE(ABJAD(UNSUR([.$B59];1;3;1;[.$A$1]);1;1))" office:value-type="float" office:value="182" calcext:value-type="float">
            <text:p>182</text:p>
          </table:table-cell>
          <table:table-cell table:style-name="ce16" table:formula="of:=VALUE(ABJAD([.$B59];1;1))" office:value-type="float" office:value="544" calcext:value-type="float">
            <text:p>544</text:p>
          </table:table-cell>
          <table:table-cell table:style-name="ce9" table:formula="of:=VALUE(ABJAD(UNSUR([.$B59];1;0;1;[.$A$1]);7;1))" office:value-type="float" office:value="3" calcext:value-type="float">
            <text:p>3</text:p>
          </table:table-cell>
          <table:table-cell table:style-name="ce2" table:formula="of:=VALUE(ABJAD(UNSUR([.$B59];1;1;1;[.$A$1]);7;1))" office:value-type="float" office:value="105" calcext:value-type="float">
            <text:p>105</text:p>
          </table:table-cell>
          <table:table-cell table:style-name="ce12" table:formula="of:=VALUE(ABJAD(UNSUR([.$B59];1;2;1;[.$A$1]);7;1))" office:value-type="float" office:value="254" calcext:value-type="float">
            <text:p>254</text:p>
          </table:table-cell>
          <table:table-cell table:style-name="ce14" table:formula="of:=VALUE(ABJAD(UNSUR([.$B59];1;3;1;[.$A$1]);7;1))" office:value-type="float" office:value="182" calcext:value-type="float">
            <text:p>182</text:p>
          </table:table-cell>
          <table:table-cell table:style-name="ce16" table:formula="of:=VALUE(ABJAD([.$B59];7;1))" office:value-type="float" office:value="544" calcext:value-type="float">
            <text:p>544</text:p>
          </table:table-cell>
        </table:table-row>
        <table:table-row table:style-name="ro3">
          <table:table-cell table:style-name="ce2" office:value-type="float" office:value="58" calcext:value-type="float">
            <text:p>58</text:p>
          </table:table-cell>
          <table:table-cell table:style-name="ce32" office:value-type="string" calcext:value-type="string">
            <text:p>سَلَامٌ قَوْلًا مِنْ رَبٍّ رَحِيمٍ</text:p>
          </table:table-cell>
          <table:table-cell table:style-name="ce9" table:formula="of:=VALUE(ABJAD(UNSUR([.$B60];1;0;1;[.$A$1]);1;1))" office:value-type="float" office:value="464" calcext:value-type="float">
            <text:p>464</text:p>
          </table:table-cell>
          <table:table-cell table:style-name="ce2" table:formula="of:=VALUE(ABJAD(UNSUR([.$B60];1;1;1;[.$A$1]);1;1))" office:value-type="float" office:value="78" calcext:value-type="float">
            <text:p>78</text:p>
          </table:table-cell>
          <table:table-cell table:style-name="ce12" table:formula="of:=VALUE(ABJAD(UNSUR([.$B60];1;2;1;[.$A$1]);1;1))" office:value-type="float" office:value="100" calcext:value-type="float">
            <text:p>100</text:p>
          </table:table-cell>
          <table:table-cell table:style-name="ce14" table:formula="of:=VALUE(ABJAD(UNSUR([.$B60];1;3;1;[.$A$1]);1;1))" office:value-type="float" office:value="176" calcext:value-type="float">
            <text:p>176</text:p>
          </table:table-cell>
          <table:table-cell table:style-name="ce16" table:formula="of:=VALUE(ABJAD([.$B60];1;1))" office:value-type="float" office:value="818" calcext:value-type="float">
            <text:p>818</text:p>
          </table:table-cell>
          <table:table-cell table:style-name="ce9" table:formula="of:=VALUE(ABJAD(UNSUR([.$B60];1;0;1;[.$A$1]);7;1))" office:value-type="float" office:value="704" calcext:value-type="float">
            <text:p>704</text:p>
          </table:table-cell>
          <table:table-cell table:style-name="ce2" table:formula="of:=VALUE(ABJAD(UNSUR([.$B60];1;1;1;[.$A$1]);7;1))" office:value-type="float" office:value="78" calcext:value-type="float">
            <text:p>78</text:p>
          </table:table-cell>
          <table:table-cell table:style-name="ce12" table:formula="of:=VALUE(ABJAD(UNSUR([.$B60];1;2;1;[.$A$1]);7;1))" office:value-type="float" office:value="100" calcext:value-type="float">
            <text:p>100</text:p>
          </table:table-cell>
          <table:table-cell table:style-name="ce14" table:formula="of:=VALUE(ABJAD(UNSUR([.$B60];1;3;1;[.$A$1]);7;1))" office:value-type="float" office:value="176" calcext:value-type="float">
            <text:p>176</text:p>
          </table:table-cell>
          <table:table-cell table:style-name="ce16" table:formula="of:=VALUE(ABJAD([.$B60];7;1))" office:value-type="float" office:value="1058" calcext:value-type="float">
            <text:p>1058</text:p>
          </table:table-cell>
        </table:table-row>
        <table:table-row table:style-name="ro3">
          <table:table-cell table:style-name="ce2" office:value-type="float" office:value="59" calcext:value-type="float">
            <text:p>59</text:p>
          </table:table-cell>
          <table:table-cell table:style-name="ce32" office:value-type="string" calcext:value-type="string">
            <text:p>وَامْتَازُوا الْيَوْمَ أَيُّهَا الْمُجْرِمُونَ</text:p>
          </table:table-cell>
          <table:table-cell table:style-name="ce9" table:formula="of:=VALUE(ABJAD(UNSUR([.$B61];1;0;1;[.$A$1]);1;1))" office:value-type="float" office:value="210" calcext:value-type="float">
            <text:p>210</text:p>
          </table:table-cell>
          <table:table-cell table:style-name="ce2" table:formula="of:=VALUE(ABJAD(UNSUR([.$B61];1;1;1;[.$A$1]);1;1))" office:value-type="float" office:value="92" calcext:value-type="float">
            <text:p>92</text:p>
          </table:table-cell>
          <table:table-cell table:style-name="ce12" table:formula="of:=VALUE(ABJAD(UNSUR([.$B61];1;2;1;[.$A$1]);1;1))" office:value-type="float" office:value="0" calcext:value-type="float">
            <text:p>0</text:p>
          </table:table-cell>
          <table:table-cell table:style-name="ce14" table:formula="of:=VALUE(ABJAD(UNSUR([.$B61];1;3;1;[.$A$1]);1;1))" office:value-type="float" office:value="634" calcext:value-type="float">
            <text:p>634</text:p>
          </table:table-cell>
          <table:table-cell table:style-name="ce16" table:formula="of:=VALUE(ABJAD([.$B61];1;1))" office:value-type="float" office:value="936" calcext:value-type="float">
            <text:p>936</text:p>
          </table:table-cell>
          <table:table-cell table:style-name="ce9" table:formula="of:=VALUE(ABJAD(UNSUR([.$B61];1;0;1;[.$A$1]);7;1))" office:value-type="float" office:value="210" calcext:value-type="float">
            <text:p>210</text:p>
          </table:table-cell>
          <table:table-cell table:style-name="ce2" table:formula="of:=VALUE(ABJAD(UNSUR([.$B61];1;1;1;[.$A$1]);7;1))" office:value-type="float" office:value="92" calcext:value-type="float">
            <text:p>92</text:p>
          </table:table-cell>
          <table:table-cell table:style-name="ce12" table:formula="of:=VALUE(ABJAD(UNSUR([.$B61];1;2;1;[.$A$1]);7;1))" office:value-type="float" office:value="0" calcext:value-type="float">
            <text:p>0</text:p>
          </table:table-cell>
          <table:table-cell table:style-name="ce14" table:formula="of:=VALUE(ABJAD(UNSUR([.$B61];1;3;1;[.$A$1]);7;1))" office:value-type="float" office:value="634" calcext:value-type="float">
            <text:p>634</text:p>
          </table:table-cell>
          <table:table-cell table:style-name="ce16" table:formula="of:=VALUE(ABJAD([.$B61];7;1))" office:value-type="float" office:value="936" calcext:value-type="float">
            <text:p>936</text:p>
          </table:table-cell>
        </table:table-row>
        <table:table-row table:style-name="ro4">
          <table:table-cell table:style-name="ce2" office:value-type="float" office:value="60" calcext:value-type="float">
            <text:p>60</text:p>
          </table:table-cell>
          <table:table-cell table:style-name="ce32" office:value-type="string" calcext:value-type="string">
            <text:p>أَلَمْ أَعْهَدْ إِلَيْكُمْ يَا بَنِي آدَمَ أَنْ لَا تَعْبُدُوا الشَّيْطَانَ إِنَّهُ لَكُمْ عَدُوٌّ مُبِينٌ</text:p>
          </table:table-cell>
          <table:table-cell table:style-name="ce9" table:formula="of:=VALUE(ABJAD(UNSUR([.$B62];1;0;1;[.$A$1]);1;1))" office:value-type="float" office:value="17" calcext:value-type="float">
            <text:p>17</text:p>
          </table:table-cell>
          <table:table-cell table:style-name="ce2" table:formula="of:=VALUE(ABJAD(UNSUR([.$B62];1;1;1;[.$A$1]);1;1))" office:value-type="float" office:value="219" calcext:value-type="float">
            <text:p>219</text:p>
          </table:table-cell>
          <table:table-cell table:style-name="ce12" table:formula="of:=VALUE(ABJAD(UNSUR([.$B62];1;2;1;[.$A$1]);1;1))" office:value-type="float" office:value="566" calcext:value-type="float">
            <text:p>566</text:p>
          </table:table-cell>
          <table:table-cell table:style-name="ce14" table:formula="of:=VALUE(ABJAD(UNSUR([.$B62];1;3;1;[.$A$1]);1;1))" office:value-type="float" office:value="862" calcext:value-type="float">
            <text:p>862</text:p>
          </table:table-cell>
          <table:table-cell table:style-name="ce16" table:formula="of:=VALUE(ABJAD([.$B62];1;1))" office:value-type="float" office:value="1664" calcext:value-type="float">
            <text:p>1664</text:p>
          </table:table-cell>
          <table:table-cell table:style-name="ce9" table:formula="of:=VALUE(ABJAD(UNSUR([.$B62];1;0;1;[.$A$1]);7;1))" office:value-type="float" office:value="17" calcext:value-type="float">
            <text:p>17</text:p>
          </table:table-cell>
          <table:table-cell table:style-name="ce2" table:formula="of:=VALUE(ABJAD(UNSUR([.$B62];1;1;1;[.$A$1]);7;1))" office:value-type="float" office:value="219" calcext:value-type="float">
            <text:p>219</text:p>
          </table:table-cell>
          <table:table-cell table:style-name="ce12" table:formula="of:=VALUE(ABJAD(UNSUR([.$B62];1;2;1;[.$A$1]);7;1))" office:value-type="float" office:value="1266" calcext:value-type="float">
            <text:p>1266</text:p>
          </table:table-cell>
          <table:table-cell table:style-name="ce14" table:formula="of:=VALUE(ABJAD(UNSUR([.$B62];1;3;1;[.$A$1]);7;1))" office:value-type="float" office:value="862" calcext:value-type="float">
            <text:p>862</text:p>
          </table:table-cell>
          <table:table-cell table:style-name="ce16" table:formula="of:=VALUE(ABJAD([.$B62];7;1))" office:value-type="float" office:value="2364" calcext:value-type="float">
            <text:p>2364</text:p>
          </table:table-cell>
        </table:table-row>
        <table:table-row table:style-name="ro3">
          <table:table-cell table:style-name="ce2" office:value-type="float" office:value="61" calcext:value-type="float">
            <text:p>61</text:p>
          </table:table-cell>
          <table:table-cell table:style-name="ce32" office:value-type="string" calcext:value-type="string">
            <text:p>وَأَنِ اعْبُدُونِي هَذَا صِرَاطٌ مُسْتَقِيمٌ</text:p>
          </table:table-cell>
          <table:table-cell table:style-name="ce9" table:formula="of:=VALUE(ABJAD(UNSUR([.$B63];1;0;1;[.$A$1]);1;1))" office:value-type="float" office:value="356" calcext:value-type="float">
            <text:p>356</text:p>
          </table:table-cell>
          <table:table-cell table:style-name="ce2" table:formula="of:=VALUE(ABJAD(UNSUR([.$B63];1;1;1;[.$A$1]);1;1))" office:value-type="float" office:value="34" calcext:value-type="float">
            <text:p>34</text:p>
          </table:table-cell>
          <table:table-cell table:style-name="ce12" table:formula="of:=VALUE(ABJAD(UNSUR([.$B63];1;2;1;[.$A$1]);1;1))" office:value-type="float" office:value="174" calcext:value-type="float">
            <text:p>174</text:p>
          </table:table-cell>
          <table:table-cell table:style-name="ce14" table:formula="of:=VALUE(ABJAD(UNSUR([.$B63];1;3;1;[.$A$1]);1;1))" office:value-type="float" office:value="1292" calcext:value-type="float">
            <text:p>1292</text:p>
          </table:table-cell>
          <table:table-cell table:style-name="ce16" table:formula="of:=VALUE(ABJAD([.$B63];1;1))" office:value-type="float" office:value="1856" calcext:value-type="float">
            <text:p>1856</text:p>
          </table:table-cell>
          <table:table-cell table:style-name="ce9" table:formula="of:=VALUE(ABJAD(UNSUR([.$B63];1;0;1;[.$A$1]);7;1))" office:value-type="float" office:value="566" calcext:value-type="float">
            <text:p>566</text:p>
          </table:table-cell>
          <table:table-cell table:style-name="ce2" table:formula="of:=VALUE(ABJAD(UNSUR([.$B63];1;1;1;[.$A$1]);7;1))" office:value-type="float" office:value="34" calcext:value-type="float">
            <text:p>34</text:p>
          </table:table-cell>
          <table:table-cell table:style-name="ce12" table:formula="of:=VALUE(ABJAD(UNSUR([.$B63];1;2;1;[.$A$1]);7;1))" office:value-type="float" office:value="174" calcext:value-type="float">
            <text:p>174</text:p>
          </table:table-cell>
          <table:table-cell table:style-name="ce14" table:formula="of:=VALUE(ABJAD(UNSUR([.$B63];1;3;1;[.$A$1]);7;1))" office:value-type="float" office:value="1292" calcext:value-type="float">
            <text:p>1292</text:p>
          </table:table-cell>
          <table:table-cell table:style-name="ce16" table:formula="of:=VALUE(ABJAD([.$B63];7;1))" office:value-type="float" office:value="2066" calcext:value-type="float">
            <text:p>2066</text:p>
          </table:table-cell>
        </table:table-row>
        <table:table-row table:style-name="ro4">
          <table:table-cell table:style-name="ce2" office:value-type="float" office:value="62" calcext:value-type="float">
            <text:p>62</text:p>
          </table:table-cell>
          <table:table-cell table:style-name="ce32" office:value-type="string" calcext:value-type="string">
            <text:p>وَلَقَدْ أَضَلَّ مِنْكُمْ جِبِلًّا كَثِيرًا أَفَلَمْ تَكُونُوا تَعْقِلُونَ</text:p>
          </table:table-cell>
          <table:table-cell table:style-name="ce9" table:formula="of:=VALUE(ABJAD(UNSUR([.$B64];1;0;1;[.$A$1]);1;1))" office:value-type="float" office:value="210" calcext:value-type="float">
            <text:p>210</text:p>
          </table:table-cell>
          <table:table-cell table:style-name="ce2" table:formula="of:=VALUE(ABJAD(UNSUR([.$B64];1;1;1;[.$A$1]);1;1))" office:value-type="float" office:value="660" calcext:value-type="float">
            <text:p>660</text:p>
          </table:table-cell>
          <table:table-cell table:style-name="ce12" table:formula="of:=VALUE(ABJAD(UNSUR([.$B64];1;2;1;[.$A$1]);1;1))" office:value-type="float" office:value="1214" calcext:value-type="float">
            <text:p>1214</text:p>
          </table:table-cell>
          <table:table-cell table:style-name="ce14" table:formula="of:=VALUE(ABJAD(UNSUR([.$B64];1;3;1;[.$A$1]);1;1))" office:value-type="float" office:value="1094" calcext:value-type="float">
            <text:p>1094</text:p>
          </table:table-cell>
          <table:table-cell table:style-name="ce16" table:formula="of:=VALUE(ABJAD([.$B64];1;1))" office:value-type="float" office:value="3178" calcext:value-type="float">
            <text:p>3178</text:p>
          </table:table-cell>
          <table:table-cell table:style-name="ce9" table:formula="of:=VALUE(ABJAD(UNSUR([.$B64];1;0;1;[.$A$1]);7;1))" office:value-type="float" office:value="210" calcext:value-type="float">
            <text:p>210</text:p>
          </table:table-cell>
          <table:table-cell table:style-name="ce2" table:formula="of:=VALUE(ABJAD(UNSUR([.$B64];1;1;1;[.$A$1]);7;1))" office:value-type="float" office:value="660" calcext:value-type="float">
            <text:p>660</text:p>
          </table:table-cell>
          <table:table-cell table:style-name="ce12" table:formula="of:=VALUE(ABJAD(UNSUR([.$B64];1;2;1;[.$A$1]);7;1))" office:value-type="float" office:value="504" calcext:value-type="float">
            <text:p>504</text:p>
          </table:table-cell>
          <table:table-cell table:style-name="ce14" table:formula="of:=VALUE(ABJAD(UNSUR([.$B64];1;3;1;[.$A$1]);7;1))" office:value-type="float" office:value="1094" calcext:value-type="float">
            <text:p>1094</text:p>
          </table:table-cell>
          <table:table-cell table:style-name="ce16" table:formula="of:=VALUE(ABJAD([.$B64];7;1))" office:value-type="float" office:value="2468" calcext:value-type="float">
            <text:p>2468</text:p>
          </table:table-cell>
        </table:table-row>
        <table:table-row table:style-name="ro3">
          <table:table-cell table:style-name="ce2" office:value-type="float" office:value="63" calcext:value-type="float">
            <text:p>63</text:p>
          </table:table-cell>
          <table:table-cell table:style-name="ce32" office:value-type="string" calcext:value-type="string">
            <text:p>هَذِهِ جَهَنَّمُ الَّتِي كُنْتُمْ تُوعَدُونَ</text:p>
          </table:table-cell>
          <table:table-cell table:style-name="ce9" table:formula="of:=VALUE(ABJAD(UNSUR([.$B65];1;0;1;[.$A$1]);1;1))" office:value-type="float" office:value="4" calcext:value-type="float">
            <text:p>4</text:p>
          </table:table-cell>
          <table:table-cell table:style-name="ce2" table:formula="of:=VALUE(ABJAD(UNSUR([.$B65];1;1;1;[.$A$1]);1;1))" office:value-type="float" office:value="55" calcext:value-type="float">
            <text:p>55</text:p>
          </table:table-cell>
          <table:table-cell table:style-name="ce12" table:formula="of:=VALUE(ABJAD(UNSUR([.$B65];1;2;1;[.$A$1]);1;1))" office:value-type="float" office:value="94" calcext:value-type="float">
            <text:p>94</text:p>
          </table:table-cell>
          <table:table-cell table:style-name="ce14" table:formula="of:=VALUE(ABJAD(UNSUR([.$B65];1;3;1;[.$A$1]);1;1))" office:value-type="float" office:value="2142" calcext:value-type="float">
            <text:p>2142</text:p>
          </table:table-cell>
          <table:table-cell table:style-name="ce16" table:formula="of:=VALUE(ABJAD([.$B65];1;1))" office:value-type="float" office:value="2295" calcext:value-type="float">
            <text:p>2295</text:p>
          </table:table-cell>
          <table:table-cell table:style-name="ce9" table:formula="of:=VALUE(ABJAD(UNSUR([.$B65];1;0;1;[.$A$1]);7;1))" office:value-type="float" office:value="4" calcext:value-type="float">
            <text:p>4</text:p>
          </table:table-cell>
          <table:table-cell table:style-name="ce2" table:formula="of:=VALUE(ABJAD(UNSUR([.$B65];1;1;1;[.$A$1]);7;1))" office:value-type="float" office:value="55" calcext:value-type="float">
            <text:p>55</text:p>
          </table:table-cell>
          <table:table-cell table:style-name="ce12" table:formula="of:=VALUE(ABJAD(UNSUR([.$B65];1;2;1;[.$A$1]);7;1))" office:value-type="float" office:value="94" calcext:value-type="float">
            <text:p>94</text:p>
          </table:table-cell>
          <table:table-cell table:style-name="ce14" table:formula="of:=VALUE(ABJAD(UNSUR([.$B65];1;3;1;[.$A$1]);7;1))" office:value-type="float" office:value="2142" calcext:value-type="float">
            <text:p>2142</text:p>
          </table:table-cell>
          <table:table-cell table:style-name="ce16" table:formula="of:=VALUE(ABJAD([.$B65];7;1))" office:value-type="float" office:value="2295" calcext:value-type="float">
            <text:p>2295</text:p>
          </table:table-cell>
        </table:table-row>
        <table:table-row table:style-name="ro3">
          <table:table-cell table:style-name="ce2" office:value-type="float" office:value="64" calcext:value-type="float">
            <text:p>64</text:p>
          </table:table-cell>
          <table:table-cell table:style-name="ce32" office:value-type="string" calcext:value-type="string">
            <text:p>اصْلَوْهَا الْيَوْمَ بِمَا كُنْتُمْ تَكْفُرُونَ</text:p>
          </table:table-cell>
          <table:table-cell table:style-name="ce9" table:formula="of:=VALUE(ABJAD(UNSUR([.$B66];1;0;1;[.$A$1]);1;1))" office:value-type="float" office:value="296" calcext:value-type="float">
            <text:p>296</text:p>
          </table:table-cell>
          <table:table-cell table:style-name="ce2" table:formula="of:=VALUE(ABJAD(UNSUR([.$B66];1;1;1;[.$A$1]);1;1))" office:value-type="float" office:value="75" calcext:value-type="float">
            <text:p>75</text:p>
          </table:table-cell>
          <table:table-cell table:style-name="ce12" table:formula="of:=VALUE(ABJAD(UNSUR([.$B66];1;2;1;[.$A$1]);1;1))" office:value-type="float" office:value="120" calcext:value-type="float">
            <text:p>120</text:p>
          </table:table-cell>
          <table:table-cell table:style-name="ce14" table:formula="of:=VALUE(ABJAD(UNSUR([.$B66];1;3;1;[.$A$1]);1;1))" office:value-type="float" office:value="1038" calcext:value-type="float">
            <text:p>1038</text:p>
          </table:table-cell>
          <table:table-cell table:style-name="ce16" table:formula="of:=VALUE(ABJAD([.$B66];1;1))" office:value-type="float" office:value="1529" calcext:value-type="float">
            <text:p>1529</text:p>
          </table:table-cell>
          <table:table-cell table:style-name="ce9" table:formula="of:=VALUE(ABJAD(UNSUR([.$B66];1;0;1;[.$A$1]);7;1))" office:value-type="float" office:value="266" calcext:value-type="float">
            <text:p>266</text:p>
          </table:table-cell>
          <table:table-cell table:style-name="ce2" table:formula="of:=VALUE(ABJAD(UNSUR([.$B66];1;1;1;[.$A$1]);7;1))" office:value-type="float" office:value="75" calcext:value-type="float">
            <text:p>75</text:p>
          </table:table-cell>
          <table:table-cell table:style-name="ce12" table:formula="of:=VALUE(ABJAD(UNSUR([.$B66];1;2;1;[.$A$1]);7;1))" office:value-type="float" office:value="120" calcext:value-type="float">
            <text:p>120</text:p>
          </table:table-cell>
          <table:table-cell table:style-name="ce14" table:formula="of:=VALUE(ABJAD(UNSUR([.$B66];1;3;1;[.$A$1]);7;1))" office:value-type="float" office:value="1038" calcext:value-type="float">
            <text:p>1038</text:p>
          </table:table-cell>
          <table:table-cell table:style-name="ce16" table:formula="of:=VALUE(ABJAD([.$B66];7;1))" office:value-type="float" office:value="1499" calcext:value-type="float">
            <text:p>1499</text:p>
          </table:table-cell>
        </table:table-row>
        <table:table-row table:style-name="ro4">
          <table:table-cell table:style-name="ce2" office:value-type="float" office:value="65" calcext:value-type="float">
            <text:p>65</text:p>
          </table:table-cell>
          <table:table-cell table:style-name="ce32" office:value-type="string" calcext:value-type="string">
            <text:p>الْيَوْمَ نَخْتِمُ عَلَى أَفْوَاهِهِمْ وَتُكَلِّمُنَا أَيْدِيهِمْ وَتَشْهَدُ أَرْجُلُهُمْ بِمَا كَانُوا يَكْسِبُونَ</text:p>
          </table:table-cell>
          <table:table-cell table:style-name="ce9" table:formula="of:=VALUE(ABJAD(UNSUR([.$B67];1;0;1;[.$A$1]);1;1))" office:value-type="float" office:value="877" calcext:value-type="float">
            <text:p>877</text:p>
          </table:table-cell>
          <table:table-cell table:style-name="ce2" table:formula="of:=VALUE(ABJAD(UNSUR([.$B67];1;1;1;[.$A$1]);1;1))" office:value-type="float" office:value="185" calcext:value-type="float">
            <text:p>185</text:p>
          </table:table-cell>
          <table:table-cell table:style-name="ce12" table:formula="of:=VALUE(ABJAD(UNSUR([.$B67];1;2;1;[.$A$1]);1;1))" office:value-type="float" office:value="518" calcext:value-type="float">
            <text:p>518</text:p>
          </table:table-cell>
          <table:table-cell table:style-name="ce14" table:formula="of:=VALUE(ABJAD(UNSUR([.$B67];1;3;1;[.$A$1]);1;1))" office:value-type="float" office:value="1716" calcext:value-type="float">
            <text:p>1716</text:p>
          </table:table-cell>
          <table:table-cell table:style-name="ce16" table:formula="of:=VALUE(ABJAD([.$B67];1;1))" office:value-type="float" office:value="3296" calcext:value-type="float">
            <text:p>3296</text:p>
          </table:table-cell>
          <table:table-cell table:style-name="ce9" table:formula="of:=VALUE(ABJAD(UNSUR([.$B67];1;0;1;[.$A$1]);7;1))" office:value-type="float" office:value="1117" calcext:value-type="float">
            <text:p>1117</text:p>
          </table:table-cell>
          <table:table-cell table:style-name="ce2" table:formula="of:=VALUE(ABJAD(UNSUR([.$B67];1;1;1;[.$A$1]);7;1))" office:value-type="float" office:value="185" calcext:value-type="float">
            <text:p>185</text:p>
          </table:table-cell>
          <table:table-cell table:style-name="ce12" table:formula="of:=VALUE(ABJAD(UNSUR([.$B67];1;2;1;[.$A$1]);7;1))" office:value-type="float" office:value="1218" calcext:value-type="float">
            <text:p>1218</text:p>
          </table:table-cell>
          <table:table-cell table:style-name="ce14" table:formula="of:=VALUE(ABJAD(UNSUR([.$B67];1;3;1;[.$A$1]);7;1))" office:value-type="float" office:value="1716" calcext:value-type="float">
            <text:p>1716</text:p>
          </table:table-cell>
          <table:table-cell table:style-name="ce16" table:formula="of:=VALUE(ABJAD([.$B67];7;1))" office:value-type="float" office:value="4236" calcext:value-type="float">
            <text:p>4236</text:p>
          </table:table-cell>
        </table:table-row>
        <table:table-row table:style-name="ro4">
          <table:table-cell table:style-name="ce2" office:value-type="float" office:value="66" calcext:value-type="float">
            <text:p>66</text:p>
          </table:table-cell>
          <table:table-cell table:style-name="ce32" office:value-type="string" calcext:value-type="string">
            <text:p>وَلَوْ نَشَاءُ لَطَمَسْنَا عَلَى أَعْيُنِهِمْ فَاسْتَبَقُوا الصِّرَاطَ فَأَنَّى يُبْصِرُونَ</text:p>
          </table:table-cell>
          <table:table-cell table:style-name="ce9" table:formula="of:=VALUE(ABJAD(UNSUR([.$B68];1;0;1;[.$A$1]);1;1))" office:value-type="float" office:value="715" calcext:value-type="float">
            <text:p>715</text:p>
          </table:table-cell>
          <table:table-cell table:style-name="ce2" table:formula="of:=VALUE(ABJAD(UNSUR([.$B68];1;1;1;[.$A$1]);1;1))" office:value-type="float" office:value="163" calcext:value-type="float">
            <text:p>163</text:p>
          </table:table-cell>
          <table:table-cell table:style-name="ce12" table:formula="of:=VALUE(ABJAD(UNSUR([.$B68];1;2;1;[.$A$1]);1;1))" office:value-type="float" office:value="700" calcext:value-type="float">
            <text:p>700</text:p>
          </table:table-cell>
          <table:table-cell table:style-name="ce14" table:formula="of:=VALUE(ABJAD(UNSUR([.$B68];1;3;1;[.$A$1]);1;1))" office:value-type="float" office:value="754" calcext:value-type="float">
            <text:p>754</text:p>
          </table:table-cell>
          <table:table-cell table:style-name="ce16" table:formula="of:=VALUE(ABJAD([.$B68];1;1))" office:value-type="float" office:value="2332" calcext:value-type="float">
            <text:p>2332</text:p>
          </table:table-cell>
          <table:table-cell table:style-name="ce9" table:formula="of:=VALUE(ABJAD(UNSUR([.$B68];1;0;1;[.$A$1]);7;1))" office:value-type="float" office:value="1135" calcext:value-type="float">
            <text:p>1135</text:p>
          </table:table-cell>
          <table:table-cell table:style-name="ce2" table:formula="of:=VALUE(ABJAD(UNSUR([.$B68];1;1;1;[.$A$1]);7;1))" office:value-type="float" office:value="163" calcext:value-type="float">
            <text:p>163</text:p>
          </table:table-cell>
          <table:table-cell table:style-name="ce12" table:formula="of:=VALUE(ABJAD(UNSUR([.$B68];1;2;1;[.$A$1]);7;1))" office:value-type="float" office:value="1400" calcext:value-type="float">
            <text:p>1400</text:p>
          </table:table-cell>
          <table:table-cell table:style-name="ce14" table:formula="of:=VALUE(ABJAD(UNSUR([.$B68];1;3;1;[.$A$1]);7;1))" office:value-type="float" office:value="754" calcext:value-type="float">
            <text:p>754</text:p>
          </table:table-cell>
          <table:table-cell table:style-name="ce16" table:formula="of:=VALUE(ABJAD([.$B68];7;1))" office:value-type="float" office:value="3452" calcext:value-type="float">
            <text:p>3452</text:p>
          </table:table-cell>
        </table:table-row>
        <table:table-row table:style-name="ro4">
          <table:table-cell table:style-name="ce2" office:value-type="float" office:value="67" calcext:value-type="float">
            <text:p>67</text:p>
          </table:table-cell>
          <table:table-cell table:style-name="ce32" office:value-type="string" calcext:value-type="string">
            <text:p>وَلَوْ نَشَاءُ لَمَسَخْنَاهُمْ عَلَى مَكَانَتِهِمْ فَمَا اسْتَطَاعُوا مُضِيًّا وَلَا يَرْجِعُونَ</text:p>
          </table:table-cell>
          <table:table-cell table:style-name="ce9" table:formula="of:=VALUE(ABJAD(UNSUR([.$B69];1;0;1;[.$A$1]);1;1))" office:value-type="float" office:value="934" calcext:value-type="float">
            <text:p>934</text:p>
          </table:table-cell>
          <table:table-cell table:style-name="ce2" table:formula="of:=VALUE(ABJAD(UNSUR([.$B69];1;1;1;[.$A$1]);1;1))" office:value-type="float" office:value="159" calcext:value-type="float">
            <text:p>159</text:p>
          </table:table-cell>
          <table:table-cell table:style-name="ce12" table:formula="of:=VALUE(ABJAD(UNSUR([.$B69];1;2;1;[.$A$1]);1;1))" office:value-type="float" office:value="1410" calcext:value-type="float">
            <text:p>1410</text:p>
          </table:table-cell>
          <table:table-cell table:style-name="ce14" table:formula="of:=VALUE(ABJAD(UNSUR([.$B69];1;3;1;[.$A$1]);1;1))" office:value-type="float" office:value="1270" calcext:value-type="float">
            <text:p>1270</text:p>
          </table:table-cell>
          <table:table-cell table:style-name="ce16" table:formula="of:=VALUE(ABJAD([.$B69];1;1))" office:value-type="float" office:value="3773" calcext:value-type="float">
            <text:p>3773</text:p>
          </table:table-cell>
          <table:table-cell table:style-name="ce9" table:formula="of:=VALUE(ABJAD(UNSUR([.$B69];1;0;1;[.$A$1]);7;1))" office:value-type="float" office:value="1414" calcext:value-type="float">
            <text:p>1414</text:p>
          </table:table-cell>
          <table:table-cell table:style-name="ce2" table:formula="of:=VALUE(ABJAD(UNSUR([.$B69];1;1;1;[.$A$1]);7;1))" office:value-type="float" office:value="159" calcext:value-type="float">
            <text:p>159</text:p>
          </table:table-cell>
          <table:table-cell table:style-name="ce12" table:formula="of:=VALUE(ABJAD(UNSUR([.$B69];1;2;1;[.$A$1]);7;1))" office:value-type="float" office:value="1400" calcext:value-type="float">
            <text:p>1400</text:p>
          </table:table-cell>
          <table:table-cell table:style-name="ce14" table:formula="of:=VALUE(ABJAD(UNSUR([.$B69];1;3;1;[.$A$1]);7;1))" office:value-type="float" office:value="1270" calcext:value-type="float">
            <text:p>1270</text:p>
          </table:table-cell>
          <table:table-cell table:style-name="ce16" table:formula="of:=VALUE(ABJAD([.$B69];7;1))" office:value-type="float" office:value="4243" calcext:value-type="float">
            <text:p>4243</text:p>
          </table:table-cell>
        </table:table-row>
        <table:table-row table:style-name="ro3">
          <table:table-cell table:style-name="ce2" office:value-type="float" office:value="68" calcext:value-type="float">
            <text:p>68</text:p>
          </table:table-cell>
          <table:table-cell table:style-name="ce32" office:value-type="string" calcext:value-type="string">
            <text:p>وَمَنْ نُعَمِّرْهُ نُنَكِّسْهُ فِي الْخَلْقِ أَفَلَا يَعْقِلُونَ</text:p>
          </table:table-cell>
          <table:table-cell table:style-name="ce9" table:formula="of:=VALUE(ABJAD(UNSUR([.$B70];1;0;1;[.$A$1]);1;1))" office:value-type="float" office:value="863" calcext:value-type="float">
            <text:p>863</text:p>
          </table:table-cell>
          <table:table-cell table:style-name="ce2" table:formula="of:=VALUE(ABJAD(UNSUR([.$B70];1;1;1;[.$A$1]);1;1))" office:value-type="float" office:value="150" calcext:value-type="float">
            <text:p>150</text:p>
          </table:table-cell>
          <table:table-cell table:style-name="ce12" table:formula="of:=VALUE(ABJAD(UNSUR([.$B70];1;2;1;[.$A$1]);1;1))" office:value-type="float" office:value="520" calcext:value-type="float">
            <text:p>520</text:p>
          </table:table-cell>
          <table:table-cell table:style-name="ce14" table:formula="of:=VALUE(ABJAD(UNSUR([.$B70];1;3;1;[.$A$1]);1;1))" office:value-type="float" office:value="342" calcext:value-type="float">
            <text:p>342</text:p>
          </table:table-cell>
          <table:table-cell table:style-name="ce16" table:formula="of:=VALUE(ABJAD([.$B70];1;1))" office:value-type="float" office:value="1875" calcext:value-type="float">
            <text:p>1875</text:p>
          </table:table-cell>
          <table:table-cell table:style-name="ce9" table:formula="of:=VALUE(ABJAD(UNSUR([.$B70];1;0;1;[.$A$1]);7;1))" office:value-type="float" office:value="1103" calcext:value-type="float">
            <text:p>1103</text:p>
          </table:table-cell>
          <table:table-cell table:style-name="ce2" table:formula="of:=VALUE(ABJAD(UNSUR([.$B70];1;1;1;[.$A$1]);7;1))" office:value-type="float" office:value="150" calcext:value-type="float">
            <text:p>150</text:p>
          </table:table-cell>
          <table:table-cell table:style-name="ce12" table:formula="of:=VALUE(ABJAD(UNSUR([.$B70];1;2;1;[.$A$1]);7;1))" office:value-type="float" office:value="520" calcext:value-type="float">
            <text:p>520</text:p>
          </table:table-cell>
          <table:table-cell table:style-name="ce14" table:formula="of:=VALUE(ABJAD(UNSUR([.$B70];1;3;1;[.$A$1]);7;1))" office:value-type="float" office:value="342" calcext:value-type="float">
            <text:p>342</text:p>
          </table:table-cell>
          <table:table-cell table:style-name="ce16" table:formula="of:=VALUE(ABJAD([.$B70];7;1))" office:value-type="float" office:value="2115" calcext:value-type="float">
            <text:p>2115</text:p>
          </table:table-cell>
        </table:table-row>
        <table:table-row table:style-name="ro4">
          <table:table-cell table:style-name="ce2" office:value-type="float" office:value="69" calcext:value-type="float">
            <text:p>69</text:p>
          </table:table-cell>
          <table:table-cell table:style-name="ce32" office:value-type="string" calcext:value-type="string">
            <text:p>وَمَا عَلَّمْنَاهُ الشِّعْرَ وَمَا يَنْبَغِي لَهُ إِنْ هُوَ إِلَّا ذِكْرٌ وَقُرْآنٌ مُبِينٌ</text:p>
          </table:table-cell>
          <table:table-cell table:style-name="ce9" table:formula="of:=VALUE(ABJAD(UNSUR([.$B71];1;0;1;[.$A$1]);1;1))" office:value-type="float" office:value="612" calcext:value-type="float">
            <text:p>612</text:p>
          </table:table-cell>
          <table:table-cell table:style-name="ce2" table:formula="of:=VALUE(ABJAD(UNSUR([.$B71];1;1;1;[.$A$1]);1;1))" office:value-type="float" office:value="165" calcext:value-type="float">
            <text:p>165</text:p>
          </table:table-cell>
          <table:table-cell table:style-name="ce12" table:formula="of:=VALUE(ABJAD(UNSUR([.$B71];1;2;1;[.$A$1]);1;1))" office:value-type="float" office:value="560" calcext:value-type="float">
            <text:p>560</text:p>
          </table:table-cell>
          <table:table-cell table:style-name="ce14" table:formula="of:=VALUE(ABJAD(UNSUR([.$B71];1;3;1;[.$A$1]);1;1))" office:value-type="float" office:value="2134" calcext:value-type="float">
            <text:p>2134</text:p>
          </table:table-cell>
          <table:table-cell table:style-name="ce16" table:formula="of:=VALUE(ABJAD([.$B71];1;1))" office:value-type="float" office:value="3471" calcext:value-type="float">
            <text:p>3471</text:p>
          </table:table-cell>
          <table:table-cell table:style-name="ce9" table:formula="of:=VALUE(ABJAD(UNSUR([.$B71];1;0;1;[.$A$1]);7;1))" office:value-type="float" office:value="612" calcext:value-type="float">
            <text:p>612</text:p>
          </table:table-cell>
          <table:table-cell table:style-name="ce2" table:formula="of:=VALUE(ABJAD(UNSUR([.$B71];1;1;1;[.$A$1]);7;1))" office:value-type="float" office:value="165" calcext:value-type="float">
            <text:p>165</text:p>
          </table:table-cell>
          <table:table-cell table:style-name="ce12" table:formula="of:=VALUE(ABJAD(UNSUR([.$B71];1;2;1;[.$A$1]);7;1))" office:value-type="float" office:value="1260" calcext:value-type="float">
            <text:p>1260</text:p>
          </table:table-cell>
          <table:table-cell table:style-name="ce14" table:formula="of:=VALUE(ABJAD(UNSUR([.$B71];1;3;1;[.$A$1]);7;1))" office:value-type="float" office:value="2034" calcext:value-type="float">
            <text:p>2034</text:p>
          </table:table-cell>
          <table:table-cell table:style-name="ce16" table:formula="of:=VALUE(ABJAD([.$B71];7;1))" office:value-type="float" office:value="4071" calcext:value-type="float">
            <text:p>4071</text:p>
          </table:table-cell>
        </table:table-row>
        <table:table-row table:style-name="ro4">
          <table:table-cell table:style-name="ce2" office:value-type="float" office:value="70" calcext:value-type="float">
            <text:p>70</text:p>
          </table:table-cell>
          <table:table-cell table:style-name="ce32" office:value-type="string" calcext:value-type="string">
            <text:p>لِيُنْذِرَ مَنْ كَانَ حَيًّا وَيَحِقَّ الْقَوْلُ عَلَى الْكَافِرِينَ</text:p>
          </table:table-cell>
          <table:table-cell table:style-name="ce9" table:formula="of:=VALUE(ABJAD(UNSUR([.$B72];1;0;1;[.$A$1]);1;1))" office:value-type="float" office:value="406" calcext:value-type="float">
            <text:p>406</text:p>
          </table:table-cell>
          <table:table-cell table:style-name="ce2" table:formula="of:=VALUE(ABJAD(UNSUR([.$B72];1;1;1;[.$A$1]);1;1))" office:value-type="float" office:value="206" calcext:value-type="float">
            <text:p>206</text:p>
          </table:table-cell>
          <table:table-cell table:style-name="ce12" table:formula="of:=VALUE(ABJAD(UNSUR([.$B72];1;2;1;[.$A$1]);1;1))" office:value-type="float" office:value="390" calcext:value-type="float">
            <text:p>390</text:p>
          </table:table-cell>
          <table:table-cell table:style-name="ce14" table:formula="of:=VALUE(ABJAD(UNSUR([.$B72];1;3;1;[.$A$1]);1;1))" office:value-type="float" office:value="952" calcext:value-type="float">
            <text:p>952</text:p>
          </table:table-cell>
          <table:table-cell table:style-name="ce16" table:formula="of:=VALUE(ABJAD([.$B72];1;1))" office:value-type="float" office:value="1954" calcext:value-type="float">
            <text:p>1954</text:p>
          </table:table-cell>
          <table:table-cell table:style-name="ce9" table:formula="of:=VALUE(ABJAD(UNSUR([.$B72];1;0;1;[.$A$1]);7;1))" office:value-type="float" office:value="406" calcext:value-type="float">
            <text:p>406</text:p>
          </table:table-cell>
          <table:table-cell table:style-name="ce2" table:formula="of:=VALUE(ABJAD(UNSUR([.$B72];1;1;1;[.$A$1]);7;1))" office:value-type="float" office:value="206" calcext:value-type="float">
            <text:p>206</text:p>
          </table:table-cell>
          <table:table-cell table:style-name="ce12" table:formula="of:=VALUE(ABJAD(UNSUR([.$B72];1;2;1;[.$A$1]);7;1))" office:value-type="float" office:value="390" calcext:value-type="float">
            <text:p>390</text:p>
          </table:table-cell>
          <table:table-cell table:style-name="ce14" table:formula="of:=VALUE(ABJAD(UNSUR([.$B72];1;3;1;[.$A$1]);7;1))" office:value-type="float" office:value="952" calcext:value-type="float">
            <text:p>952</text:p>
          </table:table-cell>
          <table:table-cell table:style-name="ce16" table:formula="of:=VALUE(ABJAD([.$B72];7;1))" office:value-type="float" office:value="1954" calcext:value-type="float">
            <text:p>1954</text:p>
          </table:table-cell>
        </table:table-row>
        <table:table-row table:style-name="ro4">
          <table:table-cell table:style-name="ce2" office:value-type="float" office:value="71" calcext:value-type="float">
            <text:p>71</text:p>
          </table:table-cell>
          <table:table-cell table:style-name="ce32" office:value-type="string" calcext:value-type="string">
            <text:p>أَوَلَمْ يَرَوْا أَنَّا خَلَقْنَا لَهُمْ مِمَّا عَمِلَتْ أَيْدِينَا أَنْعَامًا فَهُمْ لَهَا مَالِكُونَ</text:p>
          </table:table-cell>
          <table:table-cell table:style-name="ce9" table:formula="of:=VALUE(ABJAD(UNSUR([.$B73];1;0;1;[.$A$1]);1;1))" office:value-type="float" office:value="813" calcext:value-type="float">
            <text:p>813</text:p>
          </table:table-cell>
          <table:table-cell table:style-name="ce2" table:formula="of:=VALUE(ABJAD(UNSUR([.$B73];1;1;1;[.$A$1]);1;1))" office:value-type="float" office:value="225" calcext:value-type="float">
            <text:p>225</text:p>
          </table:table-cell>
          <table:table-cell table:style-name="ce12" table:formula="of:=VALUE(ABJAD(UNSUR([.$B73];1;2;1;[.$A$1]);1;1))" office:value-type="float" office:value="344" calcext:value-type="float">
            <text:p>344</text:p>
          </table:table-cell>
          <table:table-cell table:style-name="ce14" table:formula="of:=VALUE(ABJAD(UNSUR([.$B73];1;3;1;[.$A$1]);1;1))" office:value-type="float" office:value="988" calcext:value-type="float">
            <text:p>988</text:p>
          </table:table-cell>
          <table:table-cell table:style-name="ce16" table:formula="of:=VALUE(ABJAD([.$B73];1;1))" office:value-type="float" office:value="2370" calcext:value-type="float">
            <text:p>2370</text:p>
          </table:table-cell>
          <table:table-cell table:style-name="ce9" table:formula="of:=VALUE(ABJAD(UNSUR([.$B73];1;0;1;[.$A$1]);7;1))" office:value-type="float" office:value="813" calcext:value-type="float">
            <text:p>813</text:p>
          </table:table-cell>
          <table:table-cell table:style-name="ce2" table:formula="of:=VALUE(ABJAD(UNSUR([.$B73];1;1;1;[.$A$1]);7;1))" office:value-type="float" office:value="225" calcext:value-type="float">
            <text:p>225</text:p>
          </table:table-cell>
          <table:table-cell table:style-name="ce12" table:formula="of:=VALUE(ABJAD(UNSUR([.$B73];1;2;1;[.$A$1]);7;1))" office:value-type="float" office:value="344" calcext:value-type="float">
            <text:p>344</text:p>
          </table:table-cell>
          <table:table-cell table:style-name="ce14" table:formula="of:=VALUE(ABJAD(UNSUR([.$B73];1;3;1;[.$A$1]);7;1))" office:value-type="float" office:value="988" calcext:value-type="float">
            <text:p>988</text:p>
          </table:table-cell>
          <table:table-cell table:style-name="ce16" table:formula="of:=VALUE(ABJAD([.$B73];7;1))" office:value-type="float" office:value="2370" calcext:value-type="float">
            <text:p>2370</text:p>
          </table:table-cell>
        </table:table-row>
        <table:table-row table:style-name="ro3">
          <table:table-cell table:style-name="ce2" office:value-type="float" office:value="72" calcext:value-type="float">
            <text:p>72</text:p>
          </table:table-cell>
          <table:table-cell table:style-name="ce32" office:value-type="string" calcext:value-type="string">
            <text:p>وَذَلَّلْنَاهَا لَهُمْ فَمِنْهَا رَكُوبُهُمْ وَمِنْهَا يَأْكُلُونَ</text:p>
          </table:table-cell>
          <table:table-cell table:style-name="ce9" table:formula="of:=VALUE(ABJAD(UNSUR([.$B74];1;0;1;[.$A$1]);1;1))" office:value-type="float" office:value="207" calcext:value-type="float">
            <text:p>207</text:p>
          </table:table-cell>
          <table:table-cell table:style-name="ce2" table:formula="of:=VALUE(ABJAD(UNSUR([.$B74];1;1;1;[.$A$1]);1;1))" office:value-type="float" office:value="155" calcext:value-type="float">
            <text:p>155</text:p>
          </table:table-cell>
          <table:table-cell table:style-name="ce12" table:formula="of:=VALUE(ABJAD(UNSUR([.$B74];1;2;1;[.$A$1]);1;1))" office:value-type="float" office:value="120" calcext:value-type="float">
            <text:p>120</text:p>
          </table:table-cell>
          <table:table-cell table:style-name="ce14" table:formula="of:=VALUE(ABJAD(UNSUR([.$B74];1;3;1;[.$A$1]);1;1))" office:value-type="float" office:value="1084" calcext:value-type="float">
            <text:p>1084</text:p>
          </table:table-cell>
          <table:table-cell table:style-name="ce16" table:formula="of:=VALUE(ABJAD([.$B74];1;1))" office:value-type="float" office:value="1566" calcext:value-type="float">
            <text:p>1566</text:p>
          </table:table-cell>
          <table:table-cell table:style-name="ce9" table:formula="of:=VALUE(ABJAD(UNSUR([.$B74];1;0;1;[.$A$1]);7;1))" office:value-type="float" office:value="207" calcext:value-type="float">
            <text:p>207</text:p>
          </table:table-cell>
          <table:table-cell table:style-name="ce2" table:formula="of:=VALUE(ABJAD(UNSUR([.$B74];1;1;1;[.$A$1]);7;1))" office:value-type="float" office:value="155" calcext:value-type="float">
            <text:p>155</text:p>
          </table:table-cell>
          <table:table-cell table:style-name="ce12" table:formula="of:=VALUE(ABJAD(UNSUR([.$B74];1;2;1;[.$A$1]);7;1))" office:value-type="float" office:value="120" calcext:value-type="float">
            <text:p>120</text:p>
          </table:table-cell>
          <table:table-cell table:style-name="ce14" table:formula="of:=VALUE(ABJAD(UNSUR([.$B74];1;3;1;[.$A$1]);7;1))" office:value-type="float" office:value="1084" calcext:value-type="float">
            <text:p>1084</text:p>
          </table:table-cell>
          <table:table-cell table:style-name="ce16" table:formula="of:=VALUE(ABJAD([.$B74];7;1))" office:value-type="float" office:value="1566" calcext:value-type="float">
            <text:p>1566</text:p>
          </table:table-cell>
        </table:table-row>
        <table:table-row table:style-name="ro3">
          <table:table-cell table:style-name="ce2" office:value-type="float" office:value="73" calcext:value-type="float">
            <text:p>73</text:p>
          </table:table-cell>
          <table:table-cell table:style-name="ce32" office:value-type="string" calcext:value-type="string">
            <text:p>وَلَهُمْ فِيهَا مَنَافِعُ وَمَشَارِبُ أَفَلَا يَشْكُرُونَ</text:p>
          </table:table-cell>
          <table:table-cell table:style-name="ce9" table:formula="of:=VALUE(ABJAD(UNSUR([.$B75];1;0;1;[.$A$1]);1;1))" office:value-type="float" office:value="407" calcext:value-type="float">
            <text:p>407</text:p>
          </table:table-cell>
          <table:table-cell table:style-name="ce2" table:formula="of:=VALUE(ABJAD(UNSUR([.$B75];1;1;1;[.$A$1]);1;1))" office:value-type="float" office:value="90" calcext:value-type="float">
            <text:p>90</text:p>
          </table:table-cell>
          <table:table-cell table:style-name="ce12" table:formula="of:=VALUE(ABJAD(UNSUR([.$B75];1;2;1;[.$A$1]);1;1))" office:value-type="float" office:value="930" calcext:value-type="float">
            <text:p>930</text:p>
          </table:table-cell>
          <table:table-cell table:style-name="ce14" table:formula="of:=VALUE(ABJAD(UNSUR([.$B75];1;3;1;[.$A$1]);1;1))" office:value-type="float" office:value="238" calcext:value-type="float">
            <text:p>238</text:p>
          </table:table-cell>
          <table:table-cell table:style-name="ce16" table:formula="of:=VALUE(ABJAD([.$B75];1;1))" office:value-type="float" office:value="1665" calcext:value-type="float">
            <text:p>1665</text:p>
          </table:table-cell>
          <table:table-cell table:style-name="ce9" table:formula="of:=VALUE(ABJAD(UNSUR([.$B75];1;0;1;[.$A$1]);7;1))" office:value-type="float" office:value="407" calcext:value-type="float">
            <text:p>407</text:p>
          </table:table-cell>
          <table:table-cell table:style-name="ce2" table:formula="of:=VALUE(ABJAD(UNSUR([.$B75];1;1;1;[.$A$1]);7;1))" office:value-type="float" office:value="90" calcext:value-type="float">
            <text:p>90</text:p>
          </table:table-cell>
          <table:table-cell table:style-name="ce12" table:formula="of:=VALUE(ABJAD(UNSUR([.$B75];1;2;1;[.$A$1]);7;1))" office:value-type="float" office:value="2330" calcext:value-type="float">
            <text:p>2330</text:p>
          </table:table-cell>
          <table:table-cell table:style-name="ce14" table:formula="of:=VALUE(ABJAD(UNSUR([.$B75];1;3;1;[.$A$1]);7;1))" office:value-type="float" office:value="238" calcext:value-type="float">
            <text:p>238</text:p>
          </table:table-cell>
          <table:table-cell table:style-name="ce16" table:formula="of:=VALUE(ABJAD([.$B75];7;1))" office:value-type="float" office:value="3065" calcext:value-type="float">
            <text:p>3065</text:p>
          </table:table-cell>
        </table:table-row>
        <table:table-row table:style-name="ro4">
          <table:table-cell table:style-name="ce2" office:value-type="float" office:value="74" calcext:value-type="float">
            <text:p>74</text:p>
          </table:table-cell>
          <table:table-cell table:style-name="ce32" office:value-type="string" calcext:value-type="string">
            <text:p>وَاتَّخَذُوا مِنْ دُونِ اللَّهِ آلِهَةً لَعَلَّهُمْ يُنْصَرُونَ</text:p>
          </table:table-cell>
          <table:table-cell table:style-name="ce9" table:formula="of:=VALUE(ABJAD(UNSUR([.$B76];1;0;1;[.$A$1]);1;1))" office:value-type="float" office:value="894" calcext:value-type="float">
            <text:p>894</text:p>
          </table:table-cell>
          <table:table-cell table:style-name="ce2" table:formula="of:=VALUE(ABJAD(UNSUR([.$B76];1;1;1;[.$A$1]);1;1))" office:value-type="float" office:value="180" calcext:value-type="float">
            <text:p>180</text:p>
          </table:table-cell>
          <table:table-cell table:style-name="ce12" table:formula="of:=VALUE(ABJAD(UNSUR([.$B76];1;2;1;[.$A$1]);1;1))" office:value-type="float" office:value="74" calcext:value-type="float">
            <text:p>74</text:p>
          </table:table-cell>
          <table:table-cell table:style-name="ce14" table:formula="of:=VALUE(ABJAD(UNSUR([.$B76];1;3;1;[.$A$1]);1;1))" office:value-type="float" office:value="1404" calcext:value-type="float">
            <text:p>1404</text:p>
          </table:table-cell>
          <table:table-cell table:style-name="ce16" table:formula="of:=VALUE(ABJAD([.$B76];1;1))" office:value-type="float" office:value="2552" calcext:value-type="float">
            <text:p>2552</text:p>
          </table:table-cell>
          <table:table-cell table:style-name="ce9" table:formula="of:=VALUE(ABJAD(UNSUR([.$B76];1;0;1;[.$A$1]);7;1))" office:value-type="float" office:value="864" calcext:value-type="float">
            <text:p>864</text:p>
          </table:table-cell>
          <table:table-cell table:style-name="ce2" table:formula="of:=VALUE(ABJAD(UNSUR([.$B76];1;1;1;[.$A$1]);7;1))" office:value-type="float" office:value="180" calcext:value-type="float">
            <text:p>180</text:p>
          </table:table-cell>
          <table:table-cell table:style-name="ce12" table:formula="of:=VALUE(ABJAD(UNSUR([.$B76];1;2;1;[.$A$1]);7;1))" office:value-type="float" office:value="74" calcext:value-type="float">
            <text:p>74</text:p>
          </table:table-cell>
          <table:table-cell table:style-name="ce14" table:formula="of:=VALUE(ABJAD(UNSUR([.$B76];1;3;1;[.$A$1]);7;1))" office:value-type="float" office:value="1404" calcext:value-type="float">
            <text:p>1404</text:p>
          </table:table-cell>
          <table:table-cell table:style-name="ce16" table:formula="of:=VALUE(ABJAD([.$B76];7;1))" office:value-type="float" office:value="2522" calcext:value-type="float">
            <text:p>2522</text:p>
          </table:table-cell>
        </table:table-row>
        <table:table-row table:style-name="ro4">
          <table:table-cell table:style-name="ce2" office:value-type="float" office:value="75" calcext:value-type="float">
            <text:p>75</text:p>
          </table:table-cell>
          <table:table-cell table:style-name="ce32" office:value-type="string" calcext:value-type="string">
            <text:p>لَا يَسْتَطِيعُونَ نَصْرَهُمْ وَهُمْ لَهُمْ جُنْدٌ مُحْضَرُونَ</text:p>
          </table:table-cell>
          <table:table-cell table:style-name="ce9" table:formula="of:=VALUE(ABJAD(UNSUR([.$B77];1;0;1;[.$A$1]);1;1))" office:value-type="float" office:value="554" calcext:value-type="float">
            <text:p>554</text:p>
          </table:table-cell>
          <table:table-cell table:style-name="ce2" table:formula="of:=VALUE(ABJAD(UNSUR([.$B77];1;1;1;[.$A$1]);1;1))" office:value-type="float" office:value="112" calcext:value-type="float">
            <text:p>112</text:p>
          </table:table-cell>
          <table:table-cell table:style-name="ce12" table:formula="of:=VALUE(ABJAD(UNSUR([.$B77];1;2;1;[.$A$1]);1;1))" office:value-type="float" office:value="874" calcext:value-type="float">
            <text:p>874</text:p>
          </table:table-cell>
          <table:table-cell table:style-name="ce14" table:formula="of:=VALUE(ABJAD(UNSUR([.$B77];1;3;1;[.$A$1]);1;1))" office:value-type="float" office:value="778" calcext:value-type="float">
            <text:p>778</text:p>
          </table:table-cell>
          <table:table-cell table:style-name="ce16" table:formula="of:=VALUE(ABJAD([.$B77];1;1))" office:value-type="float" office:value="2318" calcext:value-type="float">
            <text:p>2318</text:p>
          </table:table-cell>
          <table:table-cell table:style-name="ce9" table:formula="of:=VALUE(ABJAD(UNSUR([.$B77];1;0;1;[.$A$1]);7;1))" office:value-type="float" office:value="764" calcext:value-type="float">
            <text:p>764</text:p>
          </table:table-cell>
          <table:table-cell table:style-name="ce2" table:formula="of:=VALUE(ABJAD(UNSUR([.$B77];1;1;1;[.$A$1]);7;1))" office:value-type="float" office:value="112" calcext:value-type="float">
            <text:p>112</text:p>
          </table:table-cell>
          <table:table-cell table:style-name="ce12" table:formula="of:=VALUE(ABJAD(UNSUR([.$B77];1;2;1;[.$A$1]);7;1))" office:value-type="float" office:value="164" calcext:value-type="float">
            <text:p>164</text:p>
          </table:table-cell>
          <table:table-cell table:style-name="ce14" table:formula="of:=VALUE(ABJAD(UNSUR([.$B77];1;3;1;[.$A$1]);7;1))" office:value-type="float" office:value="778" calcext:value-type="float">
            <text:p>778</text:p>
          </table:table-cell>
          <table:table-cell table:style-name="ce16" table:formula="of:=VALUE(ABJAD([.$B77];7;1))" office:value-type="float" office:value="1818" calcext:value-type="float">
            <text:p>1818</text:p>
          </table:table-cell>
        </table:table-row>
        <table:table-row table:style-name="ro4">
          <table:table-cell table:style-name="ce2" office:value-type="float" office:value="76" calcext:value-type="float">
            <text:p>76</text:p>
          </table:table-cell>
          <table:table-cell table:style-name="ce32" office:value-type="string" calcext:value-type="string">
            <text:p>فَلَا يَحْزُنْكَ قَوْلُهُمْ إِنَّا نَعْلَمُ مَا يُسِرُّونَ وَمَا يُعْلِنُونَ</text:p>
          </table:table-cell>
          <table:table-cell table:style-name="ce9" table:formula="of:=VALUE(ABJAD(UNSUR([.$B78];1;0;1;[.$A$1]);1;1))" office:value-type="float" office:value="265" calcext:value-type="float">
            <text:p>265</text:p>
          </table:table-cell>
          <table:table-cell table:style-name="ce2" table:formula="of:=VALUE(ABJAD(UNSUR([.$B78];1;1;1;[.$A$1]);1;1))" office:value-type="float" office:value="170" calcext:value-type="float">
            <text:p>170</text:p>
          </table:table-cell>
          <table:table-cell table:style-name="ce12" table:formula="of:=VALUE(ABJAD(UNSUR([.$B78];1;2;1;[.$A$1]);1;1))" office:value-type="float" office:value="340" calcext:value-type="float">
            <text:p>340</text:p>
          </table:table-cell>
          <table:table-cell table:style-name="ce14" table:formula="of:=VALUE(ABJAD(UNSUR([.$B78];1;3;1;[.$A$1]);1;1))" office:value-type="float" office:value="484" calcext:value-type="float">
            <text:p>484</text:p>
          </table:table-cell>
          <table:table-cell table:style-name="ce16" table:formula="of:=VALUE(ABJAD([.$B78];1;1))" office:value-type="float" office:value="1259" calcext:value-type="float">
            <text:p>1259</text:p>
          </table:table-cell>
          <table:table-cell table:style-name="ce9" table:formula="of:=VALUE(ABJAD(UNSUR([.$B78];1;0;1;[.$A$1]);7;1))" office:value-type="float" office:value="505" calcext:value-type="float">
            <text:p>505</text:p>
          </table:table-cell>
          <table:table-cell table:style-name="ce2" table:formula="of:=VALUE(ABJAD(UNSUR([.$B78];1;1;1;[.$A$1]);7;1))" office:value-type="float" office:value="170" calcext:value-type="float">
            <text:p>170</text:p>
          </table:table-cell>
          <table:table-cell table:style-name="ce12" table:formula="of:=VALUE(ABJAD(UNSUR([.$B78];1;2;1;[.$A$1]);7;1))" office:value-type="float" office:value="340" calcext:value-type="float">
            <text:p>340</text:p>
          </table:table-cell>
          <table:table-cell table:style-name="ce14" table:formula="of:=VALUE(ABJAD(UNSUR([.$B78];1;3;1;[.$A$1]);7;1))" office:value-type="float" office:value="484" calcext:value-type="float">
            <text:p>484</text:p>
          </table:table-cell>
          <table:table-cell table:style-name="ce16" table:formula="of:=VALUE(ABJAD([.$B78];7;1))" office:value-type="float" office:value="1499" calcext:value-type="float">
            <text:p>1499</text:p>
          </table:table-cell>
        </table:table-row>
        <table:table-row table:style-name="ro4">
          <table:table-cell table:style-name="ce2" office:value-type="float" office:value="77" calcext:value-type="float">
            <text:p>77</text:p>
          </table:table-cell>
          <table:table-cell table:style-name="ce32" office:value-type="string" calcext:value-type="string">
            <text:p>أَوَلَمْ يَرَ الْإِنْسَانُ أَنَّا خَلَقْنَاهُ مِنْ نُطْفَةٍ فَإِذَا هُوَ خَصِيمٌ مُبِينٌ</text:p>
          </table:table-cell>
          <table:table-cell table:style-name="ce9" table:formula="of:=VALUE(ABJAD(UNSUR([.$B79];1;0;1;[.$A$1]);1;1))" office:value-type="float" office:value="1561" calcext:value-type="float">
            <text:p>1561</text:p>
          </table:table-cell>
          <table:table-cell table:style-name="ce2" table:formula="of:=VALUE(ABJAD(UNSUR([.$B79];1;1;1;[.$A$1]);1;1))" office:value-type="float" office:value="144" calcext:value-type="float">
            <text:p>144</text:p>
          </table:table-cell>
          <table:table-cell table:style-name="ce12" table:formula="of:=VALUE(ABJAD(UNSUR([.$B79];1;2;1;[.$A$1]);1;1))" office:value-type="float" office:value="260" calcext:value-type="float">
            <text:p>260</text:p>
          </table:table-cell>
          <table:table-cell table:style-name="ce14" table:formula="of:=VALUE(ABJAD(UNSUR([.$B79];1;3;1;[.$A$1]);1;1))" office:value-type="float" office:value="1222" calcext:value-type="float">
            <text:p>1222</text:p>
          </table:table-cell>
          <table:table-cell table:style-name="ce16" table:formula="of:=VALUE(ABJAD([.$B79];1;1))" office:value-type="float" office:value="3187" calcext:value-type="float">
            <text:p>3187</text:p>
          </table:table-cell>
          <table:table-cell table:style-name="ce9" table:formula="of:=VALUE(ABJAD(UNSUR([.$B79];1;0;1;[.$A$1]);7;1))" office:value-type="float" office:value="1771" calcext:value-type="float">
            <text:p>1771</text:p>
          </table:table-cell>
          <table:table-cell table:style-name="ce2" table:formula="of:=VALUE(ABJAD(UNSUR([.$B79];1;1;1;[.$A$1]);7;1))" office:value-type="float" office:value="144" calcext:value-type="float">
            <text:p>144</text:p>
          </table:table-cell>
          <table:table-cell table:style-name="ce12" table:formula="of:=VALUE(ABJAD(UNSUR([.$B79];1;2;1;[.$A$1]);7;1))" office:value-type="float" office:value="260" calcext:value-type="float">
            <text:p>260</text:p>
          </table:table-cell>
          <table:table-cell table:style-name="ce14" table:formula="of:=VALUE(ABJAD(UNSUR([.$B79];1;3;1;[.$A$1]);7;1))" office:value-type="float" office:value="1222" calcext:value-type="float">
            <text:p>1222</text:p>
          </table:table-cell>
          <table:table-cell table:style-name="ce16" table:formula="of:=VALUE(ABJAD([.$B79];7;1))" office:value-type="float" office:value="3397" calcext:value-type="float">
            <text:p>3397</text:p>
          </table:table-cell>
        </table:table-row>
        <table:table-row table:style-name="ro4">
          <table:table-cell table:style-name="ce2" office:value-type="float" office:value="78" calcext:value-type="float">
            <text:p>78</text:p>
          </table:table-cell>
          <table:table-cell table:style-name="ce32" office:value-type="string" calcext:value-type="string">
            <text:p>وَضَرَبَ لَنَا مَثَلًا وَنَسِيَ خَلْقَهُ قَالَ مَنْ يُحْيِي الْعِظَامَ وَهِيَ رَمِيمٌ</text:p>
          </table:table-cell>
          <table:table-cell table:style-name="ce9" table:formula="of:=VALUE(ABJAD(UNSUR([.$B80];1;0;1;[.$A$1]);1;1))" office:value-type="float" office:value="1067" calcext:value-type="float">
            <text:p>1067</text:p>
          </table:table-cell>
          <table:table-cell table:style-name="ce2" table:formula="of:=VALUE(ABJAD(UNSUR([.$B80];1;1;1;[.$A$1]);1;1))" office:value-type="float" office:value="728" calcext:value-type="float">
            <text:p>728</text:p>
          </table:table-cell>
          <table:table-cell table:style-name="ce12" table:formula="of:=VALUE(ABJAD(UNSUR([.$B80];1;2;1;[.$A$1]);1;1))" office:value-type="float" office:value="1070" calcext:value-type="float">
            <text:p>1070</text:p>
          </table:table-cell>
          <table:table-cell table:style-name="ce14" table:formula="of:=VALUE(ABJAD(UNSUR([.$B80];1;3;1;[.$A$1]);1;1))" office:value-type="float" office:value="1268" calcext:value-type="float">
            <text:p>1268</text:p>
          </table:table-cell>
          <table:table-cell table:style-name="ce16" table:formula="of:=VALUE(ABJAD([.$B80];1;1))" office:value-type="float" office:value="4133" calcext:value-type="float">
            <text:p>4133</text:p>
          </table:table-cell>
          <table:table-cell table:style-name="ce9" table:formula="of:=VALUE(ABJAD(UNSUR([.$B80];1;0;1;[.$A$1]);7;1))" office:value-type="float" office:value="1307" calcext:value-type="float">
            <text:p>1307</text:p>
          </table:table-cell>
          <table:table-cell table:style-name="ce2" table:formula="of:=VALUE(ABJAD(UNSUR([.$B80];1;1;1;[.$A$1]);7;1))" office:value-type="float" office:value="728" calcext:value-type="float">
            <text:p>728</text:p>
          </table:table-cell>
          <table:table-cell table:style-name="ce12" table:formula="of:=VALUE(ABJAD(UNSUR([.$B80];1;2;1;[.$A$1]);7;1))" office:value-type="float" office:value="360" calcext:value-type="float">
            <text:p>360</text:p>
          </table:table-cell>
          <table:table-cell table:style-name="ce14" table:formula="of:=VALUE(ABJAD(UNSUR([.$B80];1;3;1;[.$A$1]);7;1))" office:value-type="float" office:value="1168" calcext:value-type="float">
            <text:p>1168</text:p>
          </table:table-cell>
          <table:table-cell table:style-name="ce16" table:formula="of:=VALUE(ABJAD([.$B80];7;1))" office:value-type="float" office:value="3563" calcext:value-type="float">
            <text:p>3563</text:p>
          </table:table-cell>
        </table:table-row>
        <table:table-row table:style-name="ro4">
          <table:table-cell table:style-name="ce2" office:value-type="float" office:value="79" calcext:value-type="float">
            <text:p>79</text:p>
          </table:table-cell>
          <table:table-cell table:style-name="ce32" office:value-type="string" calcext:value-type="string">
            <text:p>قُلْ يُحْيِيهَا الَّذِي أَنْشَأَهَا أَوَّلَ مَرَّةٍ وَهُوَ بِكُلِّ خَلْقٍ عَلِيمٌ</text:p>
          </table:table-cell>
          <table:table-cell table:style-name="ce9" table:formula="of:=VALUE(ABJAD(UNSUR([.$B81];1;0;1;[.$A$1]);1;1))" office:value-type="float" office:value="808" calcext:value-type="float">
            <text:p>808</text:p>
          </table:table-cell>
          <table:table-cell table:style-name="ce2" table:formula="of:=VALUE(ABJAD(UNSUR([.$B81];1;1;1;[.$A$1]);1;1))" office:value-type="float" office:value="258" calcext:value-type="float">
            <text:p>258</text:p>
          </table:table-cell>
          <table:table-cell table:style-name="ce12" table:formula="of:=VALUE(ABJAD(UNSUR([.$B81];1;2;1;[.$A$1]);1;1))" office:value-type="float" office:value="590" calcext:value-type="float">
            <text:p>590</text:p>
          </table:table-cell>
          <table:table-cell table:style-name="ce14" table:formula="of:=VALUE(ABJAD(UNSUR([.$B81];1;3;1;[.$A$1]);1;1))" office:value-type="float" office:value="848" calcext:value-type="float">
            <text:p>848</text:p>
          </table:table-cell>
          <table:table-cell table:style-name="ce16" table:formula="of:=VALUE(ABJAD([.$B81];1;1))" office:value-type="float" office:value="2504" calcext:value-type="float">
            <text:p>2504</text:p>
          </table:table-cell>
          <table:table-cell table:style-name="ce9" table:formula="of:=VALUE(ABJAD(UNSUR([.$B81];1;0;1;[.$A$1]);7;1))" office:value-type="float" office:value="808" calcext:value-type="float">
            <text:p>808</text:p>
          </table:table-cell>
          <table:table-cell table:style-name="ce2" table:formula="of:=VALUE(ABJAD(UNSUR([.$B81];1;1;1;[.$A$1]);7;1))" office:value-type="float" office:value="258" calcext:value-type="float">
            <text:p>258</text:p>
          </table:table-cell>
          <table:table-cell table:style-name="ce12" table:formula="of:=VALUE(ABJAD(UNSUR([.$B81];1;2;1;[.$A$1]);7;1))" office:value-type="float" office:value="1290" calcext:value-type="float">
            <text:p>1290</text:p>
          </table:table-cell>
          <table:table-cell table:style-name="ce14" table:formula="of:=VALUE(ABJAD(UNSUR([.$B81];1;3;1;[.$A$1]);7;1))" office:value-type="float" office:value="848" calcext:value-type="float">
            <text:p>848</text:p>
          </table:table-cell>
          <table:table-cell table:style-name="ce16" table:formula="of:=VALUE(ABJAD([.$B81];7;1))" office:value-type="float" office:value="3204" calcext:value-type="float">
            <text:p>3204</text:p>
          </table:table-cell>
        </table:table-row>
        <table:table-row table:style-name="ro4">
          <table:table-cell table:style-name="ce2" office:value-type="float" office:value="80" calcext:value-type="float">
            <text:p>80</text:p>
          </table:table-cell>
          <table:table-cell table:style-name="ce32" office:value-type="string" calcext:value-type="string">
            <text:p>الَّذِي جَعَلَ لَكُمْ مِنَ الشَّجَرِ الْأَخْضَرِ نَارًا فَإِذَا أَنْتُمْ مِنْهُ تُوقِدُونَ</text:p>
          </table:table-cell>
          <table:table-cell table:style-name="ce9" table:formula="of:=VALUE(ABJAD(UNSUR([.$B82];1;0;1;[.$A$1]);1;1))" office:value-type="float" office:value="1215" calcext:value-type="float">
            <text:p>1215</text:p>
          </table:table-cell>
          <table:table-cell table:style-name="ce2" table:formula="of:=VALUE(ABJAD(UNSUR([.$B82];1;1;1;[.$A$1]);1;1))" office:value-type="float" office:value="165" calcext:value-type="float">
            <text:p>165</text:p>
          </table:table-cell>
          <table:table-cell table:style-name="ce12" table:formula="of:=VALUE(ABJAD(UNSUR([.$B82];1;2;1;[.$A$1]);1;1))" office:value-type="float" office:value="1374" calcext:value-type="float">
            <text:p>1374</text:p>
          </table:table-cell>
          <table:table-cell table:style-name="ce14" table:formula="of:=VALUE(ABJAD(UNSUR([.$B82];1;3;1;[.$A$1]);1;1))" office:value-type="float" office:value="2622" calcext:value-type="float">
            <text:p>2622</text:p>
          </table:table-cell>
          <table:table-cell table:style-name="ce16" table:formula="of:=VALUE(ABJAD([.$B82];1;1))" office:value-type="float" office:value="5376" calcext:value-type="float">
            <text:p>5376</text:p>
          </table:table-cell>
          <table:table-cell table:style-name="ce9" table:formula="of:=VALUE(ABJAD(UNSUR([.$B82];1;0;1;[.$A$1]);7;1))" office:value-type="float" office:value="1215" calcext:value-type="float">
            <text:p>1215</text:p>
          </table:table-cell>
          <table:table-cell table:style-name="ce2" table:formula="of:=VALUE(ABJAD(UNSUR([.$B82];1;1;1;[.$A$1]);7;1))" office:value-type="float" office:value="165" calcext:value-type="float">
            <text:p>165</text:p>
          </table:table-cell>
          <table:table-cell table:style-name="ce12" table:formula="of:=VALUE(ABJAD(UNSUR([.$B82];1;2;1;[.$A$1]);7;1))" office:value-type="float" office:value="1364" calcext:value-type="float">
            <text:p>1364</text:p>
          </table:table-cell>
          <table:table-cell table:style-name="ce14" table:formula="of:=VALUE(ABJAD(UNSUR([.$B82];1;3;1;[.$A$1]);7;1))" office:value-type="float" office:value="2622" calcext:value-type="float">
            <text:p>2622</text:p>
          </table:table-cell>
          <table:table-cell table:style-name="ce16" table:formula="of:=VALUE(ABJAD([.$B82];7;1))" office:value-type="float" office:value="5366" calcext:value-type="float">
            <text:p>5366</text:p>
          </table:table-cell>
        </table:table-row>
        <table:table-row table:style-name="ro5">
          <table:table-cell table:style-name="ce2" office:value-type="float" office:value="81" calcext:value-type="float">
            <text:p>81</text:p>
          </table:table-cell>
          <table:table-cell table:style-name="ce32" office:value-type="string" calcext:value-type="string">
            <text:p>أَوَلَيْسَ الَّذِي خَلَقَ السَّمَاوَاتِ وَالْأَرْضَ بِقَادِرٍ عَلَى أَنْ يَخْلُقَ مِثْلَهُمْ بَلَى وَهُوَ الْخَلَّاقُ الْعَلِيمُ</text:p>
          </table:table-cell>
          <table:table-cell table:style-name="ce9" table:formula="of:=VALUE(ABJAD(UNSUR([.$B83];1;0;1;[.$A$1]);1;1))" office:value-type="float" office:value="2338" calcext:value-type="float">
            <text:p>2338</text:p>
          </table:table-cell>
          <table:table-cell table:style-name="ce2" table:formula="of:=VALUE(ABJAD(UNSUR([.$B83];1;1;1;[.$A$1]);1;1))" office:value-type="float" office:value="940" calcext:value-type="float">
            <text:p>940</text:p>
          </table:table-cell>
          <table:table-cell table:style-name="ce12" table:formula="of:=VALUE(ABJAD(UNSUR([.$B83];1;2;1;[.$A$1]);1;1))" office:value-type="float" office:value="1344" calcext:value-type="float">
            <text:p>1344</text:p>
          </table:table-cell>
          <table:table-cell table:style-name="ce14" table:formula="of:=VALUE(ABJAD(UNSUR([.$B83];1;3;1;[.$A$1]);1;1))" office:value-type="float" office:value="1340" calcext:value-type="float">
            <text:p>1340</text:p>
          </table:table-cell>
          <table:table-cell table:style-name="ce16" table:formula="of:=VALUE(ABJAD([.$B83];1;1))" office:value-type="float" office:value="5962" calcext:value-type="float">
            <text:p>5962</text:p>
          </table:table-cell>
          <table:table-cell table:style-name="ce9" table:formula="of:=VALUE(ABJAD(UNSUR([.$B83];1;0;1;[.$A$1]);7;1))" office:value-type="float" office:value="2818" calcext:value-type="float">
            <text:p>2818</text:p>
          </table:table-cell>
          <table:table-cell table:style-name="ce2" table:formula="of:=VALUE(ABJAD(UNSUR([.$B83];1;1;1;[.$A$1]);7;1))" office:value-type="float" office:value="940" calcext:value-type="float">
            <text:p>940</text:p>
          </table:table-cell>
          <table:table-cell table:style-name="ce12" table:formula="of:=VALUE(ABJAD(UNSUR([.$B83];1;2;1;[.$A$1]);7;1))" office:value-type="float" office:value="634" calcext:value-type="float">
            <text:p>634</text:p>
          </table:table-cell>
          <table:table-cell table:style-name="ce14" table:formula="of:=VALUE(ABJAD(UNSUR([.$B83];1;3;1;[.$A$1]);7;1))" office:value-type="float" office:value="1340" calcext:value-type="float">
            <text:p>1340</text:p>
          </table:table-cell>
          <table:table-cell table:style-name="ce16" table:formula="of:=VALUE(ABJAD([.$B83];7;1))" office:value-type="float" office:value="5732" calcext:value-type="float">
            <text:p>5732</text:p>
          </table:table-cell>
        </table:table-row>
        <table:table-row table:style-name="ro4">
          <table:table-cell table:style-name="ce2" office:value-type="float" office:value="82" calcext:value-type="float">
            <text:p>82</text:p>
          </table:table-cell>
          <table:table-cell table:style-name="ce32" office:value-type="string" calcext:value-type="string">
            <text:p>إِنَّمَا أَمْرُهُ إِذَا أَرَادَ شَيْئًا أَنْ يَقُولَ لَهُ كُنْ فَيَكُونُ</text:p>
          </table:table-cell>
          <table:table-cell table:style-name="ce9" table:formula="of:=VALUE(ABJAD(UNSUR([.$B84];1;0;1;[.$A$1]);1;1))" office:value-type="float" office:value="410" calcext:value-type="float">
            <text:p>410</text:p>
          </table:table-cell>
          <table:table-cell table:style-name="ce2" table:formula="of:=VALUE(ABJAD(UNSUR([.$B84];1;1;1;[.$A$1]);1;1))" office:value-type="float" office:value="110" calcext:value-type="float">
            <text:p>110</text:p>
          </table:table-cell>
          <table:table-cell table:style-name="ce12" table:formula="of:=VALUE(ABJAD(UNSUR([.$B84];1;2;1;[.$A$1]);1;1))" office:value-type="float" office:value="524" calcext:value-type="float">
            <text:p>524</text:p>
          </table:table-cell>
          <table:table-cell table:style-name="ce14" table:formula="of:=VALUE(ABJAD(UNSUR([.$B84];1;3;1;[.$A$1]);1;1))" office:value-type="float" office:value="992" calcext:value-type="float">
            <text:p>992</text:p>
          </table:table-cell>
          <table:table-cell table:style-name="ce16" table:formula="of:=VALUE(ABJAD([.$B84];1;1))" office:value-type="float" office:value="2036" calcext:value-type="float">
            <text:p>2036</text:p>
          </table:table-cell>
          <table:table-cell table:style-name="ce9" table:formula="of:=VALUE(ABJAD(UNSUR([.$B84];1;0;1;[.$A$1]);7;1))" office:value-type="float" office:value="410" calcext:value-type="float">
            <text:p>410</text:p>
          </table:table-cell>
          <table:table-cell table:style-name="ce2" table:formula="of:=VALUE(ABJAD(UNSUR([.$B84];1;1;1;[.$A$1]);7;1))" office:value-type="float" office:value="110" calcext:value-type="float">
            <text:p>110</text:p>
          </table:table-cell>
          <table:table-cell table:style-name="ce12" table:formula="of:=VALUE(ABJAD(UNSUR([.$B84];1;2;1;[.$A$1]);7;1))" office:value-type="float" office:value="1224" calcext:value-type="float">
            <text:p>1224</text:p>
          </table:table-cell>
          <table:table-cell table:style-name="ce14" table:formula="of:=VALUE(ABJAD(UNSUR([.$B84];1;3;1;[.$A$1]);7;1))" office:value-type="float" office:value="992" calcext:value-type="float">
            <text:p>992</text:p>
          </table:table-cell>
          <table:table-cell table:style-name="ce16" table:formula="of:=VALUE(ABJAD([.$B84];7;1))" office:value-type="float" office:value="2736" calcext:value-type="float">
            <text:p>2736</text:p>
          </table:table-cell>
        </table:table-row>
        <table:table-row table:style-name="ro4">
          <table:table-cell table:style-name="ce2" office:value-type="float" office:value="83" calcext:value-type="float">
            <text:p>83</text:p>
          </table:table-cell>
          <table:table-cell table:style-name="ce32" office:value-type="string" calcext:value-type="string">
            <text:p>فَسُبْحَانَ الَّذِي بِيَدِهِ مَلَكُوتُ كُلِّ شَيْءٍ وَإِلَيْهِ تُرْجَعُونَ</text:p>
          </table:table-cell>
          <table:table-cell table:style-name="ce9" table:formula="of:=VALUE(ABJAD(UNSUR([.$B85];1;0;1;[.$A$1]);1;1))" office:value-type="float" office:value="271" calcext:value-type="float">
            <text:p>271</text:p>
          </table:table-cell>
          <table:table-cell table:style-name="ce2" table:formula="of:=VALUE(ABJAD(UNSUR([.$B85];1;1;1;[.$A$1]);1;1))" office:value-type="float" office:value="178" calcext:value-type="float">
            <text:p>178</text:p>
          </table:table-cell>
          <table:table-cell table:style-name="ce12" table:formula="of:=VALUE(ABJAD(UNSUR([.$B85];1;2;1;[.$A$1]);1;1))" office:value-type="float" office:value="494" calcext:value-type="float">
            <text:p>494</text:p>
          </table:table-cell>
          <table:table-cell table:style-name="ce14" table:formula="of:=VALUE(ABJAD(UNSUR([.$B85];1;3;1;[.$A$1]);1;1))" office:value-type="float" office:value="1658" calcext:value-type="float">
            <text:p>1658</text:p>
          </table:table-cell>
          <table:table-cell table:style-name="ce16" table:formula="of:=VALUE(ABJAD([.$B85];1;1))" office:value-type="float" office:value="2601" calcext:value-type="float">
            <text:p>2601</text:p>
          </table:table-cell>
          <table:table-cell table:style-name="ce9" table:formula="of:=VALUE(ABJAD(UNSUR([.$B85];1;0;1;[.$A$1]);7;1))" office:value-type="float" office:value="511" calcext:value-type="float">
            <text:p>511</text:p>
          </table:table-cell>
          <table:table-cell table:style-name="ce2" table:formula="of:=VALUE(ABJAD(UNSUR([.$B85];1;1;1;[.$A$1]);7;1))" office:value-type="float" office:value="178" calcext:value-type="float">
            <text:p>178</text:p>
          </table:table-cell>
          <table:table-cell table:style-name="ce12" table:formula="of:=VALUE(ABJAD(UNSUR([.$B85];1;2;1;[.$A$1]);7;1))" office:value-type="float" office:value="1194" calcext:value-type="float">
            <text:p>1194</text:p>
          </table:table-cell>
          <table:table-cell table:style-name="ce14" table:formula="of:=VALUE(ABJAD(UNSUR([.$B85];1;3;1;[.$A$1]);7;1))" office:value-type="float" office:value="1658" calcext:value-type="float">
            <text:p>1658</text:p>
          </table:table-cell>
          <table:table-cell table:style-name="ce16" table:formula="of:=VALUE(ABJAD([.$B85];7;1))" office:value-type="float" office:value="3541" calcext:value-type="float">
            <text:p>3541</text:p>
          </table:table-cell>
        </table:table-row>
        <table:table-row table:style-name="ro1">
          <table:table-cell/>
          <table:table-cell table:style-name="ce4" office:value-type="string" calcext:value-type="string">
            <text:p>TOPLAM</text:p>
          </table:table-cell>
          <table:table-cell table:style-name="ce4" table:formula="of:=SUM([.C3:.C85])" office:value-type="float" office:value="46632" calcext:value-type="float">
            <text:p>46632</text:p>
          </table:table-cell>
          <table:table-cell table:style-name="ce4" table:formula="of:=SUM([.D3:.D85])" office:value-type="float" office:value="20462" calcext:value-type="float">
            <text:p>20462</text:p>
          </table:table-cell>
          <table:table-cell table:style-name="ce4" table:formula="of:=SUM([.E3:.E85])" office:value-type="float" office:value="40450" calcext:value-type="float">
            <text:p>40450</text:p>
          </table:table-cell>
          <table:table-cell table:style-name="ce4" table:formula="of:=SUM([.F3:.F85])" office:value-type="float" office:value="109554" calcext:value-type="float">
            <text:p>109554</text:p>
          </table:table-cell>
          <table:table-cell table:style-name="ce4" table:formula="of:=SUM([.G3:.G85])" office:value-type="float" office:value="217098" calcext:value-type="float">
            <text:p>217098</text:p>
          </table:table-cell>
          <table:table-cell table:style-name="ce4" table:formula="of:=SUM([.H3:.H85])" office:value-type="float" office:value="57252" calcext:value-type="float">
            <text:p>57252</text:p>
          </table:table-cell>
          <table:table-cell table:style-name="ce4" table:formula="of:=SUM([.I3:.I85])" office:value-type="float" office:value="20462" calcext:value-type="float">
            <text:p>20462</text:p>
          </table:table-cell>
          <table:table-cell table:style-name="ce4" table:formula="of:=SUM([.J3:.J85])" office:value-type="float" office:value="48700" calcext:value-type="float">
            <text:p>48700</text:p>
          </table:table-cell>
          <table:table-cell table:style-name="ce4" table:formula="of:=SUM([.K3:.K85])" office:value-type="float" office:value="107854" calcext:value-type="float">
            <text:p>107854</text:p>
          </table:table-cell>
          <table:table-cell table:style-name="ce4" table:formula="of:=SUM([.L3:.L85])" office:value-type="float" office:value="234268" calcext:value-type="float">
            <text:p>234268</text:p>
          </table:table-cell>
        </table:table-row>
        <table:table-row table:style-name="ro7">
          <table:table-cell/>
          <table:table-cell table:style-name="ce4" office:value-type="string" calcext:value-type="string">
            <text:p>Üretilen Ulvi Hadim İsimleri</text:p>
          </table:table-cell>
          <table:table-cell table:style-name="ce10" table:formula="of:=HUDDAM([.C$86];&quot;ULVI&quot;; 1)" office:value-type="string" office:string-value="موغثفائيل" calcext:value-type="string">
            <text:p>موغثفائيل</text:p>
          </table:table-cell>
          <table:table-cell table:style-name="ce10" table:formula="of:=HUDDAM([.D$86];&quot;ULVI&quot;; 1)" office:value-type="string" office:string-value="كغتيائيل" calcext:value-type="string">
            <text:p>كغتيائيل</text:p>
          </table:table-cell>
          <table:table-cell table:style-name="ce10" table:formula="of:=HUDDAM([.E$86];&quot;ULVI&quot;; 1)" office:value-type="string" office:string-value="مغشصطئيل" calcext:value-type="string">
            <text:p>مغشصطئيل</text:p>
          </table:table-cell>
          <table:table-cell table:style-name="ce10" table:formula="of:=HUDDAM([.F$86];&quot;ULVI&quot;; 1)" office:value-type="string" office:string-value="قطغثجئيل" calcext:value-type="string">
            <text:p>قطغثجئيل</text:p>
          </table:table-cell>
          <table:table-cell table:style-name="ce10" table:formula="of:=HUDDAM([.G$86];&quot;ULVI&quot;; 1)" office:value-type="string" office:string-value="ريزغمزئيل" calcext:value-type="string">
            <text:p>ريزغمزئيل</text:p>
          </table:table-cell>
          <table:table-cell table:style-name="ce10" table:formula="of:=HUDDAM([.H$86];&quot;ULVI&quot;; 7)" office:value-type="string" office:string-value="نزشرائيل" calcext:value-type="string">
            <text:p>نزشرائيل</text:p>
          </table:table-cell>
          <table:table-cell table:style-name="ce10" table:formula="of:=HUDDAM([.I$86];&quot;ULVI&quot;; 7)" office:value-type="string" office:string-value="كشتيائيل" calcext:value-type="string">
            <text:p>كشتيائيل</text:p>
          </table:table-cell>
          <table:table-cell table:style-name="ce10" table:formula="of:=HUDDAM([.J$86];&quot;ULVI&quot;; 7)" office:value-type="string" office:string-value="محشخمطئيل" calcext:value-type="string">
            <text:p>محشخمطئيل</text:p>
          </table:table-cell>
          <table:table-cell table:style-name="ce10" table:formula="of:=HUDDAM([.K$86];&quot;ULVI&quot;; 7)" office:value-type="string" office:string-value="قزشظجئيل" calcext:value-type="string">
            <text:p>قزشظجئيل</text:p>
          </table:table-cell>
          <table:table-cell table:style-name="ce10" table:formula="of:=HUDDAM([.L$86];&quot;ULVI&quot;; 7)" office:value-type="string" office:string-value="رلدشريزئيل" calcext:value-type="string">
            <text:p>رلدشريزئيل</text:p>
          </table:table-cell>
        </table:table-row>
        <table:table-row table:style-name="ro7">
          <table:table-cell/>
          <table:table-cell table:style-name="ce4" office:value-type="string" calcext:value-type="string">
            <text:p>Üretilen Sufli Hadim İsimleri</text:p>
          </table:table-cell>
          <table:table-cell table:style-name="ce10" table:formula="of:=HUDDAM([.C$86];&quot;SUFLI&quot;; 1)" office:value-type="string" office:string-value="موغشيويوش" calcext:value-type="string">
            <text:p>موغشيويوش</text:p>
          </table:table-cell>
          <table:table-cell table:style-name="ce10" table:formula="of:=HUDDAM([.D$86];&quot;SUFLI&quot;; 1)" office:value-type="string" office:string-value="كغقمويوش" calcext:value-type="string">
            <text:p>كغقمويوش</text:p>
          </table:table-cell>
          <table:table-cell table:style-name="ce10" table:formula="of:=HUDDAM([.E$86];&quot;SUFLI&quot;; 1)" office:value-type="string" office:string-value="مغقلديوش" calcext:value-type="string">
            <text:p>مغقلديوش</text:p>
          </table:table-cell>
          <table:table-cell table:style-name="ce10" table:formula="of:=HUDDAM([.F$86];&quot;SUFLI&quot;; 1)" office:value-type="string" office:string-value="قطغرلحيوش" calcext:value-type="string">
            <text:p>قطغرلحيوش</text:p>
          </table:table-cell>
          <table:table-cell table:style-name="ce10" table:formula="of:=HUDDAM([.G$86];&quot;SUFLI&quot;; 1)" office:value-type="string" office:string-value="ريوغذفبيوش" calcext:value-type="string">
            <text:p>ريوغذفبيوش</text:p>
          </table:table-cell>
          <table:table-cell table:style-name="ce10" table:formula="of:=HUDDAM([.H$86];&quot;SUFLI&quot;; 7)" office:value-type="string" office:string-value="نوشرلويوش" calcext:value-type="string">
            <text:p>نوشرلويوش</text:p>
          </table:table-cell>
          <table:table-cell table:style-name="ce10" table:formula="of:=HUDDAM([.I$86];&quot;SUFLI&quot;; 7)" office:value-type="string" office:string-value="يطشتمويوش" calcext:value-type="string">
            <text:p>يطشتمويوش</text:p>
          </table:table-cell>
          <table:table-cell table:style-name="ce10" table:formula="of:=HUDDAM([.J$86];&quot;SUFLI&quot;; 7)" office:value-type="string" office:string-value="مزشخفديوش" calcext:value-type="string">
            <text:p>مزشخفديوش</text:p>
          </table:table-cell>
          <table:table-cell table:style-name="ce10" table:formula="of:=HUDDAM([.K$86];&quot;SUFLI&quot;; 7)" office:value-type="string" office:string-value="قوشظلحيوش" calcext:value-type="string">
            <text:p>قوشظلحيوش</text:p>
          </table:table-cell>
          <table:table-cell table:style-name="ce10" table:formula="of:=HUDDAM([.L$86];&quot;SUFLI&quot;; 7)" office:value-type="string" office:string-value="رلجشرنبيوش" calcext:value-type="string">
            <text:p>رلجشرنبيوش</text:p>
          </table:table-cell>
        </table:table-row>
        <table:table-row table:style-name="ro1" table:number-rows-repeated="1048487">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miri Quran Colored" svg:font-family="'Amiri Quran Colored'"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Devanagari" svg:font-family="'Noto Sans Devanagari'" style:font-family-generic="system" style:font-pitch="variable"/>
    <style:font-face style:name="Noto Sans UI" svg:font-family="'Noto Sans U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language="tr" fo:country="TR" style:font-name-asian="Source Han Sans CN"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0">00.00.0000</text:date>, <text:time style:data-style-name="N2" text:time-value="02:18:32.068790751">00:00:00</text:time></text:p>
        </style:region-right>
      </style:header>
      <style:header-left style:display="false"/>
      <style:footer>
        <text:p>Sayf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2T23:08:52.912747551</meta:creation-date>
    <dc:date>2024-01-20T02:19:27.465686331</dc:date>
    <meta:editing-duration>PT2H49M20S</meta:editing-duration>
    <meta:editing-cycles>16</meta:editing-cycles>
    <meta:generator>LibreOffice/7.0.4.2$Linux_X86_64 LibreOffice_project/00$Build-2</meta:generator>
    <meta:document-statistic meta:table-count="2" meta:cell-count="1149" meta:object-count="0"/>
  </office:meta>
</office:document-meta>
</file>

<file path=Basic/Standard/Ebced.xml><?xml version="1.0" encoding="utf-8"?>
<!DOCTYPE module  PUBLIC '-//OpenOffice.org//DTD OfficeDocument 1.0//EN'  'module.dtd'>
<script:module xmlns:script="http://openoffice.org/2000/script" script:name="Ebced" script:language="StarBasic" script:moduleType="normal">Function ABJAD(ByVal metin As String, tablo As Integer, Optional shadda As Integer, Optional detail As Integer) As Variant
    Dim SM, S, N    As Double : SM = 0 : N = 0 : S = 0
    Dim SH, counter, err, space, hrk As Integer : SH = 0 : err = 0 : space = 0 : hrk = 0
    Dim SN, choosen, nitem As String : nitem = "" : SN = ""
    For counter = 1 To LEN(metin)
        choosen = MID(metin, counter, 1)
        Select Case choosen
        Case "ا", "أ", "إ", "آ", "ء", "ى"
            Select Case tablo
            Case 1, 4, 5, 7, 10, 12, 15, 17, 20, 22, 25, 27, 30, 32, 35 : S = 1
            Case 0, 6, 11, 16, 21, 26, 31 : S = CDbl(ASGAR(choosen, tablo + 1))
            Case 2, 8, 13, 18, 23, 28, 33 : S = CDbl(ABJAD("الف", tablo - 1, 1))
            Case 3, 9, 14, 19, 24, 29, 34 : S = CDbl(BASTET(choosen, 1, -1 - (tablo - 2), 1, "ARABIC"))
            Case Else : err = 1
            End Select
        Case "ؤ"
            Select Case tablo
            Case 1, 4, 7, 10 : S = 7
            Case 12, 15 : S = 6
            Case 17, 20, 22, 25 : S = 801
            Case 27, 30 : S = 41
            Case 32, 35 : S = 901
            Case 0, 6, 11, 16, 21, 26, 31 : S = CDbl(ASGAR("و", tablo + 1)) + CDbl(ASGAR("ا", tablo + 1))
            Case 2, 8, 13, 18, 23, 28, 33 : S = CDbl(ABJAD("الف", tablo - 1, 1)) + CDbl(ABJAD("واو", tablo - 1, 1))
            Case 3, 9, 14, 19, 24, 29, 34 : S = CDbl(BASTET("و", 1, -1 - (tablo - 2), 1, "ARABIC")) + CDbl(BASTET("ا", 1, -1 - (tablo - 2), 1, "ARABIC"))
            Case 5 : S = 1
            Case Else : err = 1
            End Select
        Case "ئ"
            Select Case tablo
            Case 1, 4, 7, 10 : S = 11
            Case 12, 15 : S = 7
            Case 17, 20, 22, 25, 27, 30, 32, 35 : S = 1001
            Case 0, 6, 11, 16, 21, 26, 31 : S = CDbl(ASGAR("ي", tablo + 1)) + CDbl(ASGAR("ا", tablo + 1))
            Case 2, 8, 13, 18, 23, 28, 33 : S = CDbl(ABJAD("الف", tablo - 1, 1)) + CDbl(ABJAD("يا", tablo - 1, 1))
            Case 3, 9, 14, 19, 24, 29, 34 : S = CDbl(BASTET("ي", 1, -1 - (tablo - 2), 1, "ARABIC")) + CDbl(BASTET("ا", 1, -1 - (tablo - 2), 1, "ARABIC"))
            Case 5 : S = 1
            Case Else : err = 1
            End Select
        Case "ۀ"
            Select Case tablo
            Case 1, 4, 7, 10 : S = 15
            Case 12, 15 : S = 13
            Case 17, 20, 22, 25 : S = 1800
            Case 27, 30 : S = 1700
            Case 32, 35 : S = 1900
            Case 0, 6, 11, 16, 21, 26, 31 : S = CDbl(ASGAR("ي", tablo + 1)) + CDbl(ASGAR("ه", tablo + 1))
            Case 2, 8, 13, 18, 23, 28, 33 : S = CDbl(ABJAD("يا", tablo - 1, 1)) + CDbl(ABJAD("ها", tablo - 1, 1))
            Case 3, 9, 14, 19, 24, 29, 34 : S = CDbl(BASTET("ي", 1, -1 - (tablo - 2), 1, "ARABIC")) + CDbl(BASTET("ه", 1, -1 - (tablo - 2), 1, "ARABIC"))
            Case 5 : S = 1
            Case Else : err = 1
            End Select
        Case "ب", "ﭖ"
            Select Case tablo
            Case 1, 4, 7, 10, 17, 20, 22, 25, 27, 30, 32, 35 : S = 2
            Case 12, 15 : S = 9
            Case 0, 6, 11, 16, 21, 26, 31 : S = CDbl(ASGAR(choosen, tablo + 1))
            Case 2, 8, 13, 18, 23, 28, 33 : S = CDbl(ABJAD("با", tablo - 1, 1))
            Case 3, 9, 14, 19, 24, 29, 34 : S = CDbl(BASTET(choosen, 1, -1 - (tablo - 2), 1, "ARABIC"))
            Case 5 : S = 1
            Case Else : err = 1
            End Select
        Case "ج", "ﭺ"
            Select Case tablo
            Case 1, 4, 7, 10 : S = 3
            Case 12, 15 : S = 100
            Case 17, 20, 22, 25, 27, 30, 32, 35 : S = 5
            Case 0, 6, 11, 16, 21, 26, 31 : S = CDbl(ASGAR(choosen, tablo + 1))
            Case 2, 8, 13, 18, 23, 28, 33 : S = CDbl(ABJAD("جيم", tablo - 1, 1))
            Case 3, 9, 14, 19, 24, 29, 34 : S = CDbl(BASTET(choosen, 1, -1 - (tablo - 2), 1, "ARABIC"))
            Case 5 : S = 1
            Case Else : err = 1
            End Select
        Case "د"
            Select Case tablo
            Case 1, 4, 7, 10 : S = 4
            Case 12, 15 : S = 70
            Case 17, 20, 22, 25, 27, 30, 32, 35 : S = 8
            Case 0, 6, 11, 16, 21, 26, 31 : S = CDbl(ASGAR(choosen, tablo + 1))
            Case 2, 8, 13, 18, 23, 28, 33 : S = CDbl(ABJAD("دال", tablo - 1, 1))
            Case 3, 9, 14, 19, 24, 29, 34 : S = CDbl(BASTET(choosen, 1, -1 - (tablo - 2), 1, "ARABIC"))
            Case 5 : S = 1
            Case Else : err = 1
            End Select
        Case "ه", "ة"
            Select Case tablo
            Case 1, 4, 7, 10 : S = 5
            Case 12, 15 : S = 7
            Case 17, 20, 22, 25 : S = 800
            Case 27, 30 : S = 700
            Case 32, 35 : S = 900
            Case 0, 6, 11, 16, 21, 26, 31 : S = CDbl(ASGAR(choosen, tablo + 1))
            Case 2, 8, 13, 18, 23, 28, 33 : S = CDbl(ABJAD("ها", tablo - 1, 1))
            Case 3, 9, 14, 19, 24, 29, 34 : S = CDbl(BASTET(choosen, 1, -1 - (tablo - 2), 1, "ARABIC"))
            Case 5 : S = 1
            Case Else : err = 1
            End Select
        Case "و"
            Select Case tablo
            Case 1, 4, 7, 10 : S = 6
            Case 12, 15 : S = 5
            Case 17, 20, 22, 25 : S = 900
            Case 27, 30 : S = 40
            Case 32, 35 : S = 800
            Case 0, 6, 11, 16, 21, 26, 31 : S = CDbl(ASGAR(choosen, tablo + 1))
            Case 2, 8, 13, 18, 23, 28, 33 : S = CDbl(ABJAD("واو", tablo - 1, 1))
            Case 3, 9, 14, 19, 24, 29, 34 : S = CDbl(BASTET(choosen, 1, -1 - (tablo - 2), 1, "ARABIC"))
            Case 5 : S = 1
            Case Else : err = 1
            End Select
        Case "ز", "ﮊ"
            Select Case tablo
            Case 1, 4, 7, 10 : S = 7
            Case 12, 15, 27, 30 : S = 600
            Case 17, 20, 22, 25, 32, 35 : S = 20
            Case 0, 6, 11, 16, 21, 26, 31 : S = CDbl(ASGAR(choosen, tablo + 1))
            Case 2, 8, 13, 18, 23, 28, 33 : S = CDbl(ABJAD("زا", tablo - 1, 1))
            Case 3, 9, 14, 19, 24, 29, 34 : S = CDbl(BASTET(choosen, 1, -1 - (tablo - 2), 1, "ARABIC"))
            Case 5 : S = 1
            Case Else : err = 1
            End Select
        Case "ح"
            Select Case tablo
            Case 1, 4, 7, 10 : S = 8
            Case 12, 15 : S = 90
            Case 17, 20, 22, 25, 27, 30, 32, 35 : S = 6
            Case 0, 6, 11, 16, 21, 26, 31 : S = CDbl(ASGAR(choosen, tablo + 1))
            Case 2, 8, 13, 18, 23, 28, 33 : S = CDbl(ABJAD("حا", tablo - 1, 1))
            Case 3, 9, 14, 19, 24, 29, 34 : S = CDbl(BASTET(choosen, 1, -1 - (tablo - 2), 1, "ARABIC"))
            Case 5 : S = 1
            Case Else : err = 1
            End Select
        Case "ط"
            Select Case tablo
            Case 1, 4, 7, 10 : S = 9
            Case 12, 15 : S = 800
            Case 17, 20, 32, 35 : S = 70
            Case 22, 25 : S = 30
            Case 27, 30 : S = 100
            Case 0, 6, 11, 16, 21, 26, 31 : S = CDbl(ASGAR(choosen, tablo + 1))
            Case 2, 8, 13, 18, 23, 28, 33 : S = CDbl(ABJAD("طا", tablo - 1, 1))
            Case 3, 9, 14, 19, 24, 29, 34 : S = CDbl(BASTET(choosen, 1, -1 - (tablo - 2), 1, "ARABIC"))
            Case 5 : S = 1
            Case Else : err = 1
            End Select
        Case "ی", "ي"
            Select Case tablo
            Case 1, 4, 7, 10 : S = 10
            Case 12, 15 : S = 6
            Case 17, 20, 22, 25, 27, 30, 32, 35 : S = 1000
            Case 0, 6, 11, 16, 21, 26, 31 : S = CDbl(ASGAR(choosen, tablo + 1))
            Case 2, 8, 13, 18, 23, 28, 33 : S = CDbl(ABJAD("يا", tablo - 1, 1))
            Case 3, 9, 14, 19, 24, 29, 34 : S = CDbl(BASTET(choosen, 1, -1 - (tablo - 2), 1, "ARABIC"))
            Case 5 : S = 1
            Case Else : err = 1
            End Select
        Case "ك", "ﮒ", "ک"
            Select Case tablo
            Case 1, 4, 7, 10, 12, 15 : S = 20
            Case 17, 20, 32, 35 : S = 400
            Case 22, 25 : S = 50
            Case 27, 30 : S = 10
            Case 0, 6, 11, 16, 21, 26, 31 : S = CDbl(ASGAR(choosen, tablo + 1))
            Case 2, 8, 13, 18, 23, 28, 33 : S = CDbl(ABJAD("كاف", tablo - 1, 1))
            Case 3, 9, 14, 19, 24, 29, 34 : S = CDbl(BASTET(choosen, 1, -1 - (tablo - 2), 1, "ARABIC"))
            Case 5 : S = 1
            Case Else : err = 1
            End Select
        Case "ل"
            Select Case tablo
            Case 1, 4, 7, 10 : S = 30
            Case 12, 15 : S = 2
            Case 17, 20, 32, 35 : S = 500
            Case 22, 25 : S = 60
            Case 27, 30 : S = 20
            Case 0, 6, 11, 16, 21, 26, 31 : S = CDbl(ASGAR(choosen, tablo + 1))
            Case 2, 8, 13, 18, 23, 28, 33 : S = CDbl(ABJAD("لام", tablo - 1, 1))
            Case 3, 9, 14, 19, 24, 29, 34 : S = CDbl(BASTET(choosen, 1, -1 - (tablo - 2), 1, "ARABIC"))
            Case 5 : S = 1
            Case Else : err = 1
            End Select
        Case "ﻻ"
            Select Case tablo
            Case 1, 4, 7, 10 : S = 31
            Case 12, 15 : S = 3
            Case 17, 20, 32, 35 : S = 501
            Case 22, 25 : S = 61
            Case 27, 30 : S = 21
            Case 0, 6, 11, 16, 21, 26, 31 : S = CDbl(ASGAR("ا", tablo + 1)) + CDbl(ASGAR("ل", tablo + 1))
            Case 2, 8, 13, 18, 23, 28, 33 : S = CDbl(ABJAD("لام الف", tablo - 1, 1))
            Case 3, 9, 14, 19, 24, 29, 34 : S = CDbl(BASTET("لا", 1, -1 - (tablo - 2), 1, "ARABIC"))
            Case 5 : S = 2
            Case Else : err = 1
            End Select
        Case "م"
            Select Case tablo
            Case 1, 4, 7, 10 : S = 40
            Case 12, 15 : S = 4
            Case 17, 20, 32, 35 : S = 600
            Case 22, 25 : S = 70
            Case 27, 30 : S = 30
            Case 0, 6, 11, 16, 21, 26, 31 : S = CDbl(ASGAR(choosen, tablo + 1))
            Case 2, 8, 13, 18, 23, 28, 33 : S = CDbl(ABJAD("ميم", tablo - 1, 1))
            Case 3, 9, 14, 19, 24, 29, 34 : S = CDbl(BASTET(choosen, 1, -1 - (tablo - 2), 1, "ARABIC"))
            Case 5 : S = 1
            Case Else : err = 1
            End Select
        Case "ن", "ﯓ"
            Select Case tablo
            Case 1, 4, 7, 10, 27, 30 : S = 50
            Case 12, 15 : S = 3
            Case 17, 20, 32, 35 : S = 700
            Case 22, 25 : S = 80
            Case 0, 6, 11, 16, 21, 26, 31 : S = CDbl(ASGAR(choosen, tablo + 1))
            Case 2, 8, 13, 18, 23, 28, 33 : S = CDbl(ABJAD("نون", tablo - 1, 1))
            Case 3, 9, 14, 19, 24, 29, 34 : S = CDbl(BASTET(choosen, 1, -1 - (tablo - 2), 1, "ARABIC"))
            Case 5 : S = 1
            Case Else : err = 1
            End Select
        Case "س"
            Select Case tablo
            Case 1, 4, 12, 15 : S = 60
            Case 7, 10 : S = 300
            Case 17, 20, 32, 35 : S = 30
            Case 22, 25 : S = 600
            Case 27, 30 : S = 800
            Case 0, 6, 11, 16, 21, 26, 31 : S = CDbl(ASGAR(choosen, tablo + 1))
            Case 2, 8, 13, 18, 23, 28, 33 : S = CDbl(ABJAD("سين", tablo - 1, 1))
            Case 3, 9, 14, 19, 24, 29, 34 : S = CDbl(BASTET(choosen, 1, -1 - (tablo - 2), 1, "ARABIC"))
            Case 5 : S = 1
            Case Else : err = 1
            End Select
        Case "ع"
            Select Case tablo
            Case 1, 4, 7, 10 : S = 70
            Case 12, 15 : S = 30
            Case 17, 20, 32, 35 : S = 90
            Case 22, 25 : S = 200
            Case 27, 30 : S = 80
            Case 0, 6, 11, 16, 21, 26, 31 : S = CDbl(ASGAR(choosen, tablo + 1))
            Case 2, 8, 13, 18, 23, 28, 33 : S = CDbl(ABJAD("عين", tablo - 1, 1))
            Case 3, 9, 14, 19, 24, 29, 34 : S = CDbl(BASTET(choosen, 1, -1 - (tablo - 2), 1, "ARABIC"))
            Case 5 : S = 1
            Case Else : err = 1
            End Select
        Case "ف"
            Select Case tablo
            Case 1, 4, 7, 10 : S = 80
            Case 12, 15 : S = 40
            Case 17, 20, 32, 35 : S = 200
            Case 22, 25 : S = 400
            Case 27, 30 : S = 300
            Case 0, 6, 11, 16, 21, 26, 31 : S = CDbl(ASGAR(choosen, tablo + 1))
            Case 2, 8, 13, 18, 23, 28, 33 : S = CDbl(ABJAD("فا", tablo - 1, 1))
            Case 3, 9, 14, 19, 24, 29, 34 : S = CDbl(BASTET(choosen, 1, -1 - (tablo - 2), 1, "ARABIC"))
            Case 5 : S = 1
            Case Else : err = 1
            End Select
        Case "ص"
            Select Case tablo
            Case 1, 4, 22, 25 : S = 90
            Case 7, 10, 27, 30 : S = 60
            Case 12, 15 : S = 400
            Case 17, 20, 32, 35 : S = 50
            Case 0, 6, 11, 16, 21, 26, 31 : S = CDbl(ASGAR(choosen, tablo + 1))
            Case 2, 8, 13, 18, 23, 28, 33 : S = CDbl(ABJAD("صاد", tablo - 1, 1))
            Case 3, 9, 14, 19, 24, 29, 34 : S = CDbl(BASTET(choosen, 1, -1 - (tablo - 2), 1, "ARABIC"))
            Case 5 : S = 1
            Case Else : err = 1
            End Select
        Case "ق"
            Select Case tablo
            Case 1, 4, 7, 10 : S = 100
            Case 12, 15 : S = 50
            Case 17, 20, 32, 35 : S = 300
            Case 22, 25 : S = 500
            Case 27, 30 : S = 400
            Case 0, 6, 11, 16, 21, 26, 31 : S = CDbl(ASGAR(choosen, tablo + 1))
            Case 2, 8, 13, 18, 23, 28, 33 : S = CDbl(ABJAD("قاف", tablo - 1, 1))
            Case 3, 9, 14, 19, 24, 29, 34 : S = CDbl(BASTET(choosen, 1, -1 - (tablo - 2), 1, "ARABIC"))
            Case 5 : S = 1
            Case Else : err = 1
            End Select
        Case "ر"
            Select Case tablo
            Case 1, 4, 7, 10 : S = 200
            Case 12, 15 : S = 8
            Case 17, 20, 22, 25, 32, 35 : S = 10
            Case 27, 30 : S = 500
            Case 0, 6, 11, 16, 21, 26, 31 : S = CDbl(ASGAR(choosen, tablo + 1))
            Case 2, 8, 13, 18, 23, 28, 33 : S = CDbl(ABJAD("را", tablo - 1, 1))
            Case 3, 9, 14, 19, 24, 29, 34 : S = CDbl(BASTET(choosen, 1, -1 - (tablo - 2), 1, "ARABIC"))
            Case 5 : S = 1
            Case Else : err = 1
            End Select
        Case "ش"
            Select Case tablo
            Case 1, 4, 12, 15 : S = 300
            Case 7, 10 : S = 1000
            Case 17, 20, 32, 35 : S = 40
            Case 22, 25 : S = 700
            Case 27, 30 : S = 900
            Case 0, 6, 11, 16, 21, 26, 31 : S = CDbl(ASGAR(choosen, tablo + 1))
            Case 2, 8, 13, 18, 23, 28, 33 : S = CDbl(ABJAD("شين", tablo - 1, 1))
            Case 3, 9, 14, 19, 24, 29, 34 : S = CDbl(BASTET(choosen, 1, -1 - (tablo - 2), 1, "ARABIC"))
            Case 5 : S = 1
            Case Else : err = 1
            End Select
        Case "ت"
            Select Case tablo
            Case 1, 4, 7, 10 : S = 400
            Case 12, 15 : S = 10
            Case 17, 20, 22, 25, 27, 30, 32, 35 : S = 3
            Case 0, 6, 11, 16, 21, 26, 31 : S = CDbl(ASGAR(choosen, tablo + 1))
            Case 2, 8, 13, 18, 23, 28, 33 : S = CDbl(ABJAD("تا", tablo - 1, 1))
            Case 3, 9, 14, 19, 24, 29, 34 : S = CDbl(BASTET(choosen, 1, -1 - (tablo - 2), 1, "ARABIC"))
            Case 5 : S = 1
            Case Else : err = 1
            End Select
        Case "ث"
            Select Case tablo
            Case 1, 4, 7, 10 : S = 500
            Case 12, 15 : S = 700
            Case 17, 20, 22, 25, 27, 30, 32, 35 : S = 4
            Case 0, 6, 11, 16, 21, 26, 31 : S = CDbl(ASGAR(choosen, tablo + 1))
            Case 2, 8, 13, 18, 23, 28, 33 : S = CDbl(ABJAD("ثا", tablo - 1, 1))
            Case 3, 9, 14, 19, 24, 29, 34 : S = CDbl(BASTET(choosen, 1, -1 - (tablo - 2), 1, "ARABIC"))
            Case 5 : S = 1
            Case Else : err = 1
            End Select
        Case "خ"
            Select Case tablo
            Case 1, 4, 7, 10 : S = 600
            Case 12, 15 : S = 200
            Case 17, 20, 22, 25, 27, 30, 32, 35 : S = 7
            Case 0, 6, 11, 16, 21, 26, 31 : S = CDbl(ASGAR(choosen, tablo + 1))
            Case 2, 8, 13, 18, 23, 28, 33 : S = CDbl(ABJAD("خا", tablo - 1, 1))
            Case 3, 9, 14, 19, 24, 29, 34 : S = CDbl(BASTET(choosen, 1, -1 - (tablo - 2), 1, "ARABIC"))
            Case 5 : S = 1
            Case Else : err = 1
            End Select
        Case "ذ"
            Select Case tablo
            Case 1, 4, 7, 10 : S = 700
            Case 12, 15 : S = 80
            Case 17, 20, 22, 25, 27, 30, 32, 35 : S = 9
            Case 0, 6, 11, 16, 21, 26, 31 : S = CDbl(ASGAR(choosen, tablo + 1))
            Case 2, 8, 13, 18, 23, 28, 33 : S = CDbl(ABJAD("ذال", tablo - 1, 1))
            Case 3, 9, 14, 19, 24, 29, 34 : S = CDbl(BASTET(choosen, 1, -1 - (tablo - 2), 1, "ARABIC"))
            Case 5 : S = 1
            Case Else : err = 1
            End Select
        Case "ض"
            Select Case tablo
            Case 1, 4 : S = 800
            Case 7, 10 : S = 90
            Case 12, 15 : S = 500
            Case 17, 20, 32, 35 : S = 60
            Case 22, 25 : S = 100
            Case 27, 30 : S = 70
            Case 0, 6, 11, 16, 21, 26, 31 : S = CDbl(ASGAR(choosen, tablo + 1))
            Case 2, 8, 13, 18, 23, 28, 33 : S = CDbl(ABJAD("ضاد", tablo - 1, 1))
            Case 3, 9, 14, 19, 24, 29, 34 : S = CDbl(BASTET(choosen, 1, -1 - (tablo - 2), 1, "ARABIC"))
            Case 5 : S = 1
            Case Else : err = 1
            End Select
        Case "ظ"
            Select Case tablo
            Case 1, 4 : S = 900
            Case 7, 10 : S = 800
            Case 12, 15 : S = 1000
            Case 17, 20, 32, 35 : S = 80
            Case 22, 25 : S = 40
            Case 27, 30 : S = 200
            Case 0, 6, 11, 16, 21, 26, 31 : S = CDbl(ASGAR(choosen, tablo + 1))
            Case 2, 8, 13, 18, 23, 28, 33 : S = CDbl(ABJAD("ظا", tablo - 1, 1))
            Case 3, 9, 14, 19, 24, 29, 34 : S = CDbl(BASTET(choosen, 1, -1 - (tablo - 2), 1, "ARABIC"))
            Case 5 : S = 1
            Case Else : err = 1
            End Select
        Case "غ"
            Select Case tablo
            Case 1, 4 : S = 1000
            Case 7, 10, 12, 15 : S = 900
            Case 17, 20, 32, 35 : S = 100
            Case 22, 25 : S = 300
            Case 27, 30 : S = 90
            Case 0, 6, 11, 16, 21, 26, 31 : S = CDbl(ASGAR(choosen, tablo + 1))
            Case 2, 8, 13, 18, 23, 28, 33 : S = CDbl(ABJAD("غين", tablo - 1, 1))
            Case 3, 9, 14, 19, 24, 29, 34 : S = CDbl(BASTET(choosen, 1, -1 - (tablo - 2), 1, "ARABIC"))
            Case 5 : S = 1
            Case Else : err = 1
            End Select
        Case "א"
            Select Case tablo
            Case 1, 4 : S = 1
            Case 0 : S = CDbl(ASGAR(choosen, 1))
            Case 2 : S = CDbl(ABJAD("אלף", 1, 1))
            Case 3 : S = CDbl(BASTET(choosen, 1, -2, 1, "HEBREW"))
            Case 5 : S = 1
            Case Else : err = 1
            End Select
        Case "ב"
            Select Case tablo
            Case 1, 4 : S = 2
            Case 0 : S = CDbl(ASGAR(choosen, 1))
            Case 2 : S = CDbl(ABJAD("בית", 1, 1))
            Case 3 : S = CDbl(BASTET(choosen, 1, -2, 1, "HEBREW"))
            Case 5 : S = 1
            Case Else : err = 1
            End Select
        Case "ג"
            Select Case tablo
            Case 1, 4 : S = 3
            Case 0 : S = CDbl(ASGAR(choosen, 1))
            Case 2 : S = CDbl(ABJAD("גימל", 1, 1))
            Case 3 : S = CDbl(BASTET(choosen, 1, -2, 1, "HEBREW"))
            Case 5 : S = 1
            Case Else : err = 1
            End Select
        Case "ד"
            Select Case tablo
            Case 1, 4 : S = 4
            Case 0 : S = CDbl(ASGAR(choosen, 1))
            Case 2 : S = CDbl(ABJAD("דלת", 1, 1))
            Case 3 : S = CDbl(BASTET(choosen, 1, -2, 1, "HEBREW"))
            Case 5 : S = 1
            Case Else : err = 1
            End Select
        Case "ה"
            Select Case tablo
            Case 1, 4 : S = 5
            Case 0 : S = CDbl(ASGAR(choosen, 1))
            Case 2 : S = CDbl(ABJAD("הא", 1, 1))
            Case 3 : S = CDbl(BASTET(choosen, 1, -2, 1, "HEBREW"))
            Case 5 : S = 1
            Case Else : err = 1
            End Select
        Case "ו"
            Select Case tablo
            Case 1, 4 : S = 6
            Case 0 : S = CDbl(ASGAR(choosen, 1))
            Case 2 : S = CDbl(ABJAD("וו", 1, 1))
            Case 3 : S = CDbl(BASTET(choosen, 1, -2, 1, "HEBREW"))
            Case 5 : S = 1
            Case Else : err = 1
            End Select
        Case "ז"
            Select Case tablo
            Case 1, 4 : S = 7
            Case 0 : S = CDbl(ASGAR(choosen, 1))
            Case 2 : S = CDbl(ABJAD("זין", 1, 1))
            Case 3 : S = CDbl(BASTET(choosen, 1, -2, 1, "HEBREW"))
            Case 5 : S = 1
            Case Else : err = 1
            End Select
        Case "ח"
            Select Case tablo
            Case 1, 4 : S = 8
            Case 0 : S = CDbl(ASGAR(choosen, 1))
            Case 2 : S = CDbl(ABJAD("חית", 1, 1))
            Case 3 : S = CDbl(BASTET(choosen, 1, -2, 1, "HEBREW"))
            Case 5 : S = 1
            Case Else : err = 1
            End Select
        Case "ט"
            Select Case tablo
            Case 1, 4 : S = 9
            Case 0 : S = CDbl(ASGAR(choosen, 1))
            Case 2 : S = CDbl(ABJAD("טיח", 1, 1))
            Case 3 : S = CDbl(BASTET(choosen, 1, -2, 1, "HEBREW"))
            Case 5 : S = 1
            Case Else : err = 1
            End Select
        Case "י"
            Select Case tablo
            Case 1, 4 : S = 10
            Case 0 : S = CDbl(ASGAR(choosen, 1))
            Case 2 : S = CDbl(ABJAD("יוד", 1, 1))
            Case 3 : S = CDbl(BASTET(choosen, 1, -2, 1, "HEBREW"))
            Case 5 : S = 1
            Case Else : err = 1
            End Select
        Case "כ"
            Select Case tablo
            Case 1, 4 : S = 20
            Case 0 : S = CDbl(ASGAR(choosen, 1))
            Case 2 : S = CDbl(ABJAD("כף", 1, 1))
            Case 3 : S = CDbl(BASTET(choosen, 1, -2, 1, "HEBREW"))
            Case 5 : S = 1
            Case Else : err = 1
            End Select
        Case "ל"
            Select Case tablo
            Case 1, 4 : S = 30
            Case 0 : S = CDbl(ASGAR(choosen, 1))
            Case 2 : S = CDbl(ABJAD("למד", 1, 1))
            Case 3 : S = CDbl(BASTET(choosen, 1, -2, 1, "HEBREW"))
            Case 5 : S = 1
            Case Else : err = 1
            End Select
        Case "מ"
            Select Case tablo
            Case 1, 4 : S = 40
            Case 0 : S = CDbl(ASGAR(choosen, 1))
            Case 2 : S = CDbl(ABJAD("מם", 1, 1))
            Case 3 : S = CDbl(BASTET(choosen, 1, -2, 1, "HEBREW"))
            Case 5 : S = 1
            Case Else : err = 1
            End Select
        Case "נ"
            Select Case tablo
            Case 1, 4 : S = 50
            Case 0 : S = CDbl(ASGAR(choosen, 1))
            Case 2 : S = CDbl(ABJAD("נון", 1, 1))
            Case 3 : S = CDbl(BASTET(choosen, 1, -2, 1, "HEBREW"))
            Case 5 : S = 1
            Case Else : err = 1
            End Select
        Case "ס"
            Select Case tablo
            Case 1, 4 : S = 60
            Case 0 : S = CDbl(ASGAR(choosen, 1))
            Case 2 : S = CDbl(ABJAD("סמך", 1, 1))
            Case 3 : S = CDbl(BASTET(choosen, 1, -2, 1, "HEBREW"))
            Case 5 : S = 1
            Case Else : err = 1
            End Select
        Case "ע"
            Select Case tablo
            Case 1, 4 : S = 70
            Case 0 : S = CDbl(ASGAR(choosen, 1))
            Case 2 : S = CDbl(ABJAD("עין", 1, 1))
            Case 3 : S = CDbl(BASTET(choosen, 1, -2, 1, "HEBREW"))
            Case 5 : S = 1
            Case Else : err = 1
            End Select
        Case "פ"
            Select Case tablo
            Case 1, 4 : S = 80
            Case 0 : S = CDbl(ASGAR(choosen, 1))
            Case 2 : S = CDbl(ABJAD("פא", 1, 1))
            Case 3 : S = CDbl(BASTET(choosen, 1, -2, 1, "HEBREW"))
            Case 5 : S = 1
            Case Else : err = 1
            End Select
        Case "צ"
            Select Case tablo
            Case 1, 4 : S = 90
            Case 0 : S = CDbl(ASGAR(choosen, 1))
            Case 2 : S = CDbl(ABJAD("צדי", 1, 1))
            Case 3 : S = CDbl(BASTET(choosen, 1, -2, 1, "HEBREW"))
            Case 5 : S = 1
            Case Else : err = 1
            End Select
        Case "ק"
            Select Case tablo
            Case 1, 4 : S = 100
            Case 0 : S = CDbl(ASGAR(choosen, 1))
            Case 2 : S = CDbl(ABJAD("קוף", 1, 1))
            Case 3 : S = CDbl(BASTET(choosen, 1, -2, 1, "HEBREW"))
            Case 5 : S = 1
            Case Else : err = 1
            End Select
        Case "ר"
            Select Case tablo
            Case 1, 4 : S = 200
            Case 0 : S = CDbl(ASGAR(choosen, 1))
            Case 2 : S = CDbl(ABJAD("ריש", 1, 1))
            Case 3 : S = CDbl(BASTET(choosen, 1, -2, 1, "HEBREW"))
            Case 5 : S = 1
            Case Else : err = 1
            End Select
        Case "ש"
            Select Case tablo
            Case 1, 4 : S = 300
            Case 0 : S = CDbl(ASGAR(choosen, 1))
            Case 2 : S = CDbl(ABJAD("שין", 1, 1))
            Case 3 : S = CDbl(BASTET(choosen, 1, -2, 1, "HEBREW"))
            Case 5 : S = 1
            Case Else : err = 1
            End Select
        Case "ת"
            Select Case tablo
            Case 1, 4 : S = 400
            Case 0 : S = CDbl(ASGAR(choosen, 1))
            Case 2 : S = CDbl(ABJAD("תו", 1, 1))
            Case 3 : S = CDbl(BASTET(choosen, 1, -2, 1, "HEBREW"))
            Case 5 : S = 1
            Case Else : err = 1
            End Select
        Case "ך"
            Select Case tablo
            Case 1, 4 : S = 500
            Case 0 : S = CDbl(ASGAR(choosen, 1))
            Case 2 : S = CDbl(ABJAD("ךף", 1, 1))
            Case 3 : S = CDbl(BASTET(choosen, 1, -2, 1, "HEBREW"))
            Case 5 : S = 1
            Case Else : err = 1
            End Select
        Case "ם"
            Select Case tablo
            Case 1, 4 : S = 600
            Case 0 : S = CDbl(ASGAR(choosen, 1))
            Case 2 : S = CDbl(ABJAD("םם", 1, 1))
            Case 3 : S = CDbl(BASTET(choosen, 1, -2, 1, "HEBREW"))
            Case 5 : S = 1
            Case Else : err = 1
            End Select
        Case "ן"
            Select Case tablo
            Case 1, 4 : S = 700
            Case 0 : S = CDbl(ASGAR(choosen, 1))
            Case 2 : S = CDbl(ABJAD("וןן", 1, 1))
            Case 3 : S = CDbl(BASTET(choosen, 1, -2, 1, "HEBREW"))
            Case 5 : S = 1
            Case Else : err = 1
            End Select
        Case "ף"
            Select Case tablo
            Case 1, 4 : S = 800
            Case 0 : S = CDbl(ASGAR(choosen, 1))
            Case 2 : S = CDbl(ABJAD("ףא", 1, 1))
            Case 3 : S = CDbl(BASTET(choosen, 1, -2, 1, "HEBREW"))
            Case 5 : S = 1
            Case Else : err = 1
            End Select
        Case "ץ"
            Select Case tablo
            Case 1, 4 : S = 900
            Case 0 : S = CDbl(ASGAR(choosen, 1))
            Case 2 : S = CDbl(ABJAD("ץדי", 1, 1))
            Case 3 : S = CDbl(BASTET(choosen, 1, -2, 1, "HEBREW"))
            Case 5 : S = 1
            Case Else : err = 1
            End Select
        Case "A", "a"
            Select Case tablo
            Case 1, 4 : S = 1
            Case 0 : S = CDbl(ASGAR(choosen, 1))
            Case 2 : S = CDbl(ABJAD("aa", 1, 1))
            Case 3 : S = CDbl(BASTET(choosen, 1, -2, 1, "TURKCE"))
            Case 5 : S = 1
            Case Else : err = 1
            End Select
        Case "B", "b"
            Select Case tablo
            Case 1, 4 : S = 2
            Case 0 : S = CDbl(ASGAR(choosen, 1))
            Case 2 : S = CDbl(ABJAD("be", 1, 1))
            Case 3 : S = CDbl(BASTET(choosen, 1, -2, 1, "TURKCE"))
            Case 5 : S = 1
            Case Else : err = 1
            End Select
        Case "C", "c", "Ç", "ç"
            Select Case tablo
            Case 1, 4 : S = 3
            Case 0 : S = CDbl(ASGAR(choosen, 1))
            Case 2 : S = CDbl(ABJAD("ce", 1, 1))
            Case 3 : S = CDbl(BASTET(choosen, 1, -2, 1, "TURKCE"))
            Case 5 : S = 1
            Case Else : err = 1
            End Select
        Case "D", "d"
            Select Case tablo
            Case 1, 4 : S = 4
            Case 0 : S = CDbl(ASGAR(choosen, 1))
            Case 2 : S = CDbl(ABJAD("de", 1, 1))
            Case 3 : S = CDbl(BASTET(choosen, 1, -2, 1, "TURKCE"))
            Case 5 : S = 1
            Case Else : err = 1
            End Select
        Case "E", "e"
            Select Case tablo
            Case 1, 4 : S = 5
            Case 0 : S = CDbl(ASGAR(choosen, 1))
            Case 2 : S = CDbl(ABJAD("ee", 1, 1))
            Case 3 : S = CDbl(BASTET(choosen, 1, -2, 1, "TURKCE"))
            Case 5 : S = 1
            Case Else : err = 1
            End Select
        Case "F", "f"
            Select Case tablo
            Case 1, 4 : S = 6
            Case 0 : S = CDbl(ASGAR(choosen, 1))
            Case 2 : S = CDbl(ABJAD("fe", 1, 1))
            Case 3 : S = CDbl(BASTET(choosen, 1, -2, 1, "TURKCE"))
            Case 5 : S = 1
            Case Else : err = 1
            End Select
        Case "G", "g"
            Select Case tablo
            Case 1, 4 : S = 7
            Case 0 : S = CDbl(ASGAR(choosen, 1))
            Case 2 : S = CDbl(ABJAD("ge", 1, 1))
            Case 3 : S = CDbl(BASTET(choosen, 1, -2, 1, "TURKCE"))
            Case 5 : S = 1
            Case Else : err = 1
            End Select
        Case "Ğ", "ğ"
            Select Case tablo
            Case 1, 4 : S = 8
            Case 0 : S = CDbl(ASGAR(choosen, 1))
            Case 2 : S = CDbl(ABJAD("yumuşakge", 1, 1))
            Case 3 : S = CDbl(BASTET(choosen, 1, -2, 1, "TURKCE"))
            Case 5 : S = 1
            Case Else : err = 1
            End Select
        Case "H", "h"
            Select Case tablo
            Case 1, 4 : S = 9
            Case 0 : S = CDbl(ASGAR(choosen, 1))
            Case 2 : S = CDbl(ABJAD("He", 1, 1))
            Case 3 : S = CDbl(BASTET(choosen, 1, -2, 1, "TURKCE"))
            Case 5 : S = 1
            Case Else : err = 1
            End Select
        Case "I", "ı"
            Select Case tablo
            Case 1, 4 : S = 10
            Case 0 : S = CDbl(ASGAR(choosen, 1))
            Case 2 : S = CDbl(ABJAD("ıı", 1, 1))
            Case 3 : S = CDbl(BASTET(choosen, 1, -2, 1, "TURKCE"))
            Case 5 : S = 1
            Case Else : err = 1
            End Select
        Case "İ", "i"
            Select Case tablo
            Case 1, 4 : S = 20
            Case 0 : S = CDbl(ASGAR(choosen, 1))
            Case 2 : S = CDbl(ABJAD("ii", 1, 1))
            Case 3 : S = CDbl(BASTET(choosen, 1, -2, 1, "TURKCE"))
            Case 5 : S = 1
            Case Else : err = 1
            End Select
        Case "J", "j"
            Select Case tablo
            Case 1, 4 : S = 30
            Case 0 : S = CDbl(ASGAR(choosen, 1))
            Case 2 : S = CDbl(ABJAD("je", 1, 1))
            Case 3 : S = CDbl(BASTET(choosen, 1, -2, 1, "TURKCE"))
            Case 5 : S = 1
            Case Else : err = 1
            End Select
        Case "K", "k"
            Select Case tablo
            Case 1, 4 : S = 40
            Case 0 : S = CDbl(ASGAR(choosen, 1))
            Case 2 : S = CDbl(ABJAD("ke", 1, 1))
            Case 3 : S = CDbl(BASTET(choosen, 1, -2, 1, "TURKCE"))
            Case 5 : S = 1
            Case Else : err = 1
            End Select
        Case "L", "l"
            Select Case tablo
            Case 1, 4 : S = 50
            Case 0 : S = CDbl(ASGAR(choosen, 1))
            Case 2 : S = CDbl(ABJAD("le", 1, 1))
            Case 3 : S = CDbl(BASTET(choosen, 1, -2, 1, "TURKCE"))
            Case 5 : S = 1
            Case Else : err = 1
            End Select
        Case "M", "m"
            Select Case tablo
            Case 1, 4 : S = 60
            Case 0 : S = CDbl(ASGAR(choosen, 1))
            Case 2 : S = CDbl(ABJAD("me", 1, 1))
            Case 3 : S = CDbl(BASTET(choosen, 1, -2, 1, "TURKCE"))
            Case 5 : S = 1
            Case Else : err = 1
            End Select
        Case "N", "n"
            Select Case tablo
            Case 1, 4 : S = 70
            Case 0 : S = CDbl(ASGAR(choosen, 1))
            Case 2 : S = CDbl(ABJAD("ne", 1, 1))
            Case 3 : S = CDbl(BASTET(choosen, 1, -2, 1, "TURKCE"))
            Case 5 : S = 1
            Case Else : err = 1
            End Select
        Case "O", "o"
            Select Case tablo
            Case 1, 4 : S = 80
            Case 0 : S = CDbl(ASGAR(choosen, 1))
            Case 2 : S = CDbl(ABJAD("oo", 1, 1))
            Case 3 : S = CDbl(BASTET(choosen, 1, -2, 1, "TURKCE"))
            Case 5 : S = 1
            Case Else : err = 1
            End Select
        Case "Ö", "ö"
            Select Case tablo
            Case 1, 4 : S = 90
            Case 0 : S = CDbl(ASGAR(choosen, 1))
            Case 2 : S = CDbl(ABJAD("öö", 1, 1))
            Case 3 : S = CDbl(BASTET(choosen, 1, -2, 1, "TURKCE"))
            Case 5 : S = 1
            Case Else : err = 1
            End Select
        Case "P", "p"
            Select Case tablo
            Case 1, 4 : S = 100
            Case 0 : S = CDbl(ASGAR(choosen, 1))
            Case 2 : S = CDbl(ABJAD("pe", 1, 1))
            Case 3 : S = CDbl(BASTET(choosen, 1, -2, 1, "TURKCE"))
            Case 5 : S = 1
            Case Else : err = 1
            End Select
        Case "R", "r"
            Select Case tablo
            Case 1, 4 : S = 200
            Case 0 : S = CDbl(ASGAR(choosen, 1))
            Case 2 : S = CDbl(ABJAD("re", 1, 1))
            Case 3 : S = CDbl(BASTET(choosen, 1, -2, 1, "TURKCE"))
            Case 5 : S = 1
            Case Else : err = 1
            End Select
        Case "S", "s"
            Select Case tablo
            Case 1, 4 : S = 300
            Case 0 : S = CDbl(ASGAR(choosen, 1))
            Case 2 : S = CDbl(ABJAD("se", 1, 1))
            Case 3 : S = CDbl(BASTET(choosen, 1, -2, 1, "TURKCE"))
            Case 5 : S = 1
            Case Else : err = 1
            End Select
        Case "Ş", "ş"
            Select Case tablo
            Case 1, 4 : S = 400
            Case 0 : S = CDbl(ASGAR(choosen, 1))
            Case 2 : S = CDbl(ABJAD("şe", 1, 1))
            Case 3 : S = CDbl(BASTET(choosen, 1, -2, 1, "TURKCE"))
            Case 5 : S = 1
            Case Else : err = 1
            End Select
        Case "T", "t"
            Select Case tablo
            Case 1, 4 : S = 500
            Case 0 : S = CDbl(ASGAR(choosen, 1))
            Case 2 : S = CDbl(ABJAD("te", 1, 1))
            Case 3 : S = CDbl(BASTET(choosen, 1, -2, 1, "TURKCE"))
            Case 5 : S = 1
            Case Else : err = 1
            End Select
        Case "U", "u"
            Select Case tablo
            Case 1, 4 : S = 600
            Case 0 : S = CDbl(ASGAR(choosen, 1))
            Case 2 : S = CDbl(ABJAD("uu", 1, 1))
            Case 3 : S = CDbl(BASTET(choosen, 1, -2, 1, "TURKCE"))
            Case 5 : S = 1
            Case Else : err = 1
            End Select
        Case "Ü", "ü"
            Select Case tablo
            Case 1, 4 : S = 700
            Case 0 : S = CDbl(ASGAR(choosen, 1))
            Case 2 : S = CDbl(ABJAD("üü", 1, 1))
            Case 3 : S = CDbl(BASTET(choosen, 1, -2, 1, "TURKCE"))
            Case 5 : S = 1
            Case Else : err = 1
            End Select
        Case "V", "v"
            Select Case tablo
            Case 1, 4 : S = 800
            Case 0 : S = CDbl(ASGAR(choosen, 1))
            Case 2 : S = CDbl(ABJAD("ve", 1, 1))
            Case 3 : S = CDbl(BASTET(choosen, 1, -2, 1, "TURKCE"))
            Case 5 : S = 1
            Case Else : err = 1
            End Select
        Case "Y", "y"
            Select Case tablo
            Case 1, 4 : S = 900
            Case 0 : S = CDbl(ASGAR(choosen, 1))
            Case 2 : S = CDbl(ABJAD("ye", 1, 1))
            Case 3 : S = CDbl(BASTET(choosen, 1, -2, 1, "TURKCE"))
            Case 5 : S = 1
            Case Else : err = 1
            End Select
        Case "Z", "z"
            Select Case tablo
            Case 1, 4 : S = 1000
            Case 0 : S = CDbl(ASGAR(choosen, 1))
            Case 2 : S = CDbl(ABJAD("ze", 1, 1))
            Case 3 : S = CDbl(BASTET(choosen, 1, -2, 1, "TURKCE"))
            Case 5 : S = 1
            Case Else : err = 1
            End Select
        Case Else
            S = 0 : N = N + 1
            Select Case choosen
            Case "ّ"
                Select Case shadda
                Case 1 : S = 0
                Case 2
                    C = 1
                    Do
                        choosen = MID(metin, counter - C, 1)
                        S = CDbl(ABJAD(choosen, tablo, 1))
                        C = C + 1
                    Loop Until SAF(choosen, "") &lt;&gt; ""
                    SH = SH + 1
                Case Else : err = 3
                End Select
                hrk = hrk + 1
            Case "ٰ"
                C = 1
                Do
                    choosen = MID(metin, counter - C, 1)
                    If choosen = "ـ" Then S = CDbl(ABJAD("ا", tablo, 1))
                    C = C + 1
                Loop Until SAF(choosen, "") &lt;&gt; "" Or choosen = "ـ"
            Case " " : space = space + 1
            Case Chr(10)
            Case Chr(13)
            Case "َ", "ِ", "ً", "ٍ", "ُ", "ْ", "ٌ", "ـ" : hrk = hrk + 1
            Case Else : nitem = nitem + choosen : err = 2
            End Select
        End Select
        Select Case detail
        Case 1
            Select Case SAF(choosen, "")
            Case " "
            Case "ا" : SN = SN &amp; "[" &amp; "ا" &amp; "=" &amp; S &amp; "]"
            Case choosen : SN = SN &amp; "[" &amp; choosen &amp; "=" &amp; S &amp; "]"
            End Select
        Case Else : SM = SM + S
        End Select
    Next
    Select Case tablo
    Case 4, 10, 15, 20, 25, 30, 35
        Select Case detail
        Case 1 : SN = SN &amp; "[+" &amp; ((LEN(metin) - N) + SH) &amp; " harf]"
        Case Else : SM = SM + ((LEN(metin) - N) + SH)
        End Select
    Case Else
    End Select
    Select Case err
    Case 0
        Select Case detail
        Case 1 : ABJAD = SN
        Case Else : ABJAD = SM
        End Select
    Case 1 : ABJAD = "Tablo Kodu?"
    Case 2 : ABJAD = N - (space + hrk) &amp; " Tanımsız:" &amp; nitem &amp; "||" &amp; space &amp; " boşluk||" &amp; hrk &amp; " hareke"
    Case 3 : ABJAD = "Şedde Ayarı?"
    End Select
    ReDim S, SM, N
End Function
Function ALTAYAZ(ByVal girdi As String) As String
    Dim counter     As Integer
    Dim choosen, ss As String : ss = "" : ALTAYAZ = ""
    For counter = 1 To LEN(girdi)
        choosen = MID(girdi, counter, 1)
        Select Case choosen
        Case "1" : ss = ss &amp; "₁"
        Case "2" : ss = ss &amp; "₂"
        Case "3" : ss = ss &amp; "₃"
        Case "4" : ss = ss &amp; "₄"
        Case "5" : ss = ss &amp; "₅"
        Case "6" : ss = ss &amp; "₆"
        Case "7" : ss = ss &amp; "₇"
        Case "8" : ss = ss &amp; "₈"
        Case "9" : ss = ss &amp; "₉"
        Case "0" : ss = ss &amp; "₀"
        Case "+" : ss = ss &amp; "₊"
        Case "-" : ss = ss &amp; "₋"
        Case "=" : ss = ss &amp; "₌"
        Case "(", "[" : ss = ss &amp; "₍"
        Case ")", "]" : ss = ss &amp; "₎"
        Case " " : ss = ss &amp; " "
        Case Else : ss = ss &amp; choosen
        End Select
    Next
    ALTAYAZ = ss
    ReDim ALTAYAZ, ss
End Function
Function ASGAR(ByVal harf As String, Optional level As Integer) As String
    Dim C           As Double
    C = ABJAD(harf, level, 1)
    If C &gt; 12 Then
        ASGAR = C - (12 * DUZLE(C / 12))
    Else
        ASGAR = C
    End If
End Function
Function BASTET(ByVal metin As Variant, Optional MT As Variant, Optional tablo As Variant, Optional shadda As Integer, Optional language As Variant, Optional detail As Integer) As Variant
    Dim HM, invertablo, err As Integer : err = 0
    Dim Baster, NS  As Variant
    Select Case metin
    Case CStr(metin)
        Select Case tablo
        Case 0 To 35 : Baster = ABJAD(metin, tablo, shadda)
        Case -36 To -1 : invertablo = (-1 * tablo) - 1 : Baster = ABJAD(metin, invertablo, shadda)
        End Select
    Case Else
        Baster = metin
    End Select
    For HM = 1 To MT
        NS = ""
        NS = NUTKET(Baster, UCase(language))
        Baster = 0
        Select Case tablo
        Case 0 To 35 : Baster = CDbl(ABJAD(NS, tablo, 1)) + CDbl(ABJAD(NS, 5, 1))
        Case -36 To -1 : invertablo = (-1 * tablo) - 1 : Baster = CDbl(ABJAD(NS, invertablo, 1))
        Case Else : Baster = "Tablo Kodu?"
        End Select
    Next HM
    Select Case err
    Case 0
        Select Case detail
        Case 1 : BASTET =  NS
        Case Else : BASTET = Baster
        End Select
    Case 1 : BASTET = "Dil Tanımı?"
    Case Else
    End Select
End Function
Function DUZLE(ByVal numbertofloor As Double) As Double
    Dim mathfloor   As Object
    Dim P(1)        As Double
    mathfloor = CreateUnoService("com.sun.star.sheet.FunctionAccess")
    P(0) = numbertofloor
    P(1) = 0
    DUZLE = mathfloor.callFunction("ROUNDDOWN", P())
End Function
Function GetDigit(Digit, Lang)
    Select Case UCase(Lang)
    Case "ARABIC"
        Select Case Val(Digit)
        Case 1: GetDigit = "احد"
        Case 2: GetDigit = "اثنان"
        Case 3: GetDigit = "ثلاثة"
        Case 4: GetDigit = "أربعة"
        Case 5: GetDigit = "خمسة"
        Case 6: GetDigit = "ستة"
        Case 7: GetDigit = "سبعة"
        Case 8: GetDigit = "ثمانية"
        Case 9: GetDigit = "تسعة"
        Case Else: GetDigit = ""
        End Select
    Case "HEBREW"
        Select Case Val(Digit)
        Case 1: GetDigit = "אחת"
        Case 2: GetDigit = "שניים"
        Case 3: GetDigit = "שלושה"
        Case 4: GetDigit = "ארבעה"
        Case 5: GetDigit = "חמש"
        Case 6: GetDigit = "שישה"
        Case 7: GetDigit = "שבע"
        Case 8: GetDigit = "שמונה"
        Case 9: GetDigit = "תשע"
        Case Else: GetDigit = ""
        End Select
    Case "TURKCE"
        Select Case Val(Digit)
        Case 1: GetDigit = "bir"
        Case 2: GetDigit = "iki"
        Case 3: GetDigit = "üç"
        Case 4: GetDigit = "dört"
        Case 5: GetDigit = "beş"
        Case 6: GetDigit = "altı"
        Case 7: GetDigit = "yedi"
        Case 8: GetDigit = "sekiz"
        Case 9: GetDigit = "dokuz"
        Case Else: GetDigit = ""
        End Select
    Case Else
    End Select
End Function
Function GetHundreds(ByVal MyNumber, Lang, Optional Count, Optional Spell)
    Dim Result      As String
    MyNumber = Right("000" &amp; MyNumber, 3)
    Select Case UCase(Lang)
    Case "ARABIC"
        If Cdbl(Mid(MyNumber, 1, 1)) &gt; 0 Then
            If Cdbl(Right(MyNumber, 2)) = 0 And Cdbl(Mid(MyNumber, 1, 1)) = 2 Then
                If Count = 1 Then
                    Result = "مئتان "
                Else
                    Result = "مئتا "
                End If
            Else
                Select Case CDbl(Mid(MyNumber, 1, 1))
                Case 1 : Result = "مائة "
                Case 2 : Result = "مئتان "
                Case 3 : Result = "ثلاثمائة "
                Case 4 : Result = "أربعمائة "
                Case 5 : Result = "خمسمائة "
                Case 6 : Result = "ستمائة "
                Case 7 : Result = "سبعمائة "
                Case 8 : Result = "ثمانمائة "
                Case 9 : Result = "تسعمائة "
                Case Else
                End Select
            End If
        Else
        End If
        If LEN(Result) &gt; 0  And CDbl(Right(MyNumber, 2)) &lt;&gt; 0 Then Result = Result &amp; " و "
        If Mid(MyNumber, 2, 1) &lt;&gt; "0" Then
            Result = Result &amp; GetTens(Right(MyNumber, 2), Lang, Count, Cdbl(Mid(MyNumber, 1, 1)), Result &amp; Spell)
        Else
            Result = Result &amp; GetDigit(Mid(MyNumber, 3), Lang)
        End If
    Case "HEBREW"
        If Cdbl(Mid(MyNumber, 1, 1)) &gt; 0 Then
            Select Case CDbl(Mid(MyNumber, 1, 1))
            Case 1 : Result = "מאה "
            Case 2 : Result = "מאתיים "
            Case 3 : Result = "שלוש מאות "
            Case 4 : Result = "ארבע מאות "
            Case 5 : Result = "חמש מאות "
            Case 6 : Result = "שש מאות "
            Case 7 : Result = "שבע מאות "
            Case 8 : Result = "שמונה מאות "
            Case 9 : Result = "תשע מאות "
            Case Else
            End Select
        Else
        End If
        If LEN(Result) &gt; 0  And CDbl(Right(MyNumber, 2)) &lt;&gt; 0 Then Result = Result &amp; " ו "
        If Mid(MyNumber, 2, 1) &lt;&gt; "0" Then
            Result = Result &amp; GetTens(Right(MyNumber, 2), Lang, Count, Cdbl(Mid(MyNumber, 1, 1)), Result &amp; Spell)
        Else
            Result = Result &amp; GetDigit(Mid(MyNumber, 3), Lang)
        End If
    Case "TURKCE"
        If Mid(MyNumber, 1, 1) &lt;&gt; "0" Then
            If CDbl(Mid(MyNumber, 1, 1)) &gt; 1 Then
                Result = GetDigit(Mid(MyNumber, 1, 1), Lang) &amp; " yüz "
            Else
                Result = "yüz "
            End If
        End If
        If Mid(MyNumber, 2, 1) &lt;&gt; "0" Then
            Result = Result &amp; GetTens(Mid(MyNumber, 2), Lang)
        Else
            Result = Result &amp; GetDigit(Mid(MyNumber, 3), Lang)
        End If
    Case Else
    End Select
    GetHundreds = Result
End Function
Function GetTens(TensText, Lang, Optional Count, Optional Hundreds, Optional Spell)
    Dim Result      As String
    ReDim PlaceOnes(9), PlaceTwos(9) As String
    Result = ""
    Select Case UCase(Lang)
    Case "ARABIC"
        PlaceOnes(2) = "ألف "
        PlaceOnes(3) = "مليون "
        PlaceOnes(4) = "مليار "
        PlaceOnes(5) = "تريليون "
        PlaceTwos(2) = "ألفان "
        PlaceTwos(3) = "مليونان "
        PlaceTwos(4) = "ملياران "
        PlaceTwos(5) = "تريليونان "
        If CDbl(Left(TensText, 1)) = 1 Then
            Select Case Val(TensText)
            Case 10: Result = "عشرة"
            Case 11: Result = "إحدى عشرة"
            Case 12: Result = "اثنتا عشرة"
            Case 13: Result = "ثلاث عشرة"
            Case 14: Result = "أربع عشرة"
            Case 15: Result = "خمس عشرة"
            Case 16: Result = "ست عشرة"
            Case 17: Result = "سبع عشرة"
            Case 18: Result = "ثماني عشرة"
            Case 19: Result = "تسع عشرة"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و "
                Result = Result &amp; GetDigit(Right(TensText, 1), Lang, Count)
            Else
                If LEN(Spell) &gt; 0  And CDbl(Left(TensText, 1)) &lt;&gt; 0 Or LEN(Result) &gt; 0 And CDbl(Left(TensText, 1)) &lt;&gt; 0 Then Result = Result &amp; "و "
                Result = Result &amp; GetTensStatus(CDbl(Left(TensText, 1)), Lang)
            End If
        End If
    Case "HEBREW"
        PlaceOnes(2) = "אלפים "
        PlaceOnes(3) = "מיליון "
        PlaceOnes(4) = "מיליארד "
        PlaceOnes(5) = "טריליון "
        PlaceTwos(2) = "אלפיים "
        PlaceTwos(3) = "שני מיליון "
        PlaceTwos(4) = "שני מיליארד "
        PlaceTwos(5) = "שני טריליון "
        If CDbl(Left(TensText, 1)) = 1 Then
            Select Case Val(TensText)
            Case 10: Result = "עשר "
            Case 11: Result = "אחת עשרה "
            Case 12: Result = "שתים עשרה "
            Case 13: Result = "שלוש עשרה "
            Case 14: Result = "ארבע עשרה "
            Case 15: Result = "חמש עשרה "
            Case 16: Result = "שש עשרה "
            Case 17: Result = "שבע עשרה "
            Case 18: Result = "שמונה עשרה "
            Case 19: Result = "תשע עשרה "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ו "
                Result = Result &amp; GetDigit(Right(TensText, 1), Lang, Count)
            Else
                If LEN(Spell) &gt; 0  And CDbl(Left(TensText, 1)) &lt;&gt; 0 Or LEN(Result) &gt; 0 And CDbl(Left(TensText, 1)) &lt;&gt; 0 Then Result = Result &amp; "ו "
                Result = Result &amp; GetTensStatus(CDbl(Left(TensText, 1)), Lang)
            End If
        End If
    Case "TURKCE"
        Select Case Val(Left(TensText, 1))
        Case 1: Result = "on "
        Case 2: Result = "yirmi "
        Case 3: Result = "otuz "
        Case 4: Result = "kırk "
        Case 5: Result = "elli "
        Case 6: Result = "altmış "
        Case 7: Result = "yetmiş "
        Case 8: Result = "seksen "
        Case 9: Result = "doksan "
        Case Else
        End Select
        Result = Result &amp; GetDigit(Right(TensText, 1), Lang)
    Case Else
    End Select
    GetTens = Result
End Function
Function GetTensStatus(Tens, Lang)
    Select Case UCase(Lang)
    Case "ARABIC"
        Select Case Tens
        Case 2: Result = "عشرين "
        Case 3: Result = "ثلاثين "
        Case 4: Result = "أربعين "
        Case 5: Result = "خمسين "
        Case 6: Result = "ستين "
        Case 7: Result = "سبعين "
        Case 8: Result = "ثمانين "
        Case 9: Result = "تسعين "
        Case Else
        End Select
    Case "HEBREW"
        Select Case Tens
        Case 2: Result = "עשרים "
        Case 3: Result = "שלושים "
        Case 4: Result = "ארבעים "
        Case 5: Result = "חמישים "
        Case 6: Result = "שישים "
        Case 7: Result = "שבעים "
        Case 8: Result = "שמונים "
        Case 9: Result = "תשעים "
        Case Else
        End Select
    Case Else
    End Select
    GetTensStatus = Result
End Function
Function HEPART(Optional npotent As Double, Optional memec As Integer) As Double
    Dim result      As Double
    Dim R, kat	As Double: kat = 2
    result = 0
    On Error GoTo 726
    If DUZLE((result - 30) / 4) &lt; 1 Then
        Do
            result = npotent * kat
            R = DUZLE((result - 30) / 4)
            kat = kat + 1
        Loop Until 1 &lt;= R
    Else
        result = npotent
    End If
    ReDim result
    If memec = 1 Then
        HEPART = kat - 1
    Else
        HEPART = result
    End If
    726 If result = 0 Then MsgBox "HEPART() için değişken seçimlik değil; fakat, makrolar harika çalışıyorlar"
End Function
Function HUDDAM(ByVal num As Long, Optional htype As String, Optional method As Integer) As String
    Dim hpart(19), rest, counts, counting, counted, counter, part, preffixdepart As Integer : counts = 1
    Dim suffix      As Double
    Dim preffix, mode, eacher As String
    Dim GH, H       As String: GH = ""
    Select Case method
    Case 2, 8, 13, 18, 23, 28, 33 : method = method - 1 : mode = "eacher"
    Case 7, 12, 17, 22, 27, 32 : mode = "regular"
    Case Else : method = 1 : mode = "regular"
    End Select
    Select Case UCase(htype)
    Case "ULVI" : suffix = CDbl(ABJAD("ئيل", method, 1))
    Case "SUFLI" : suffix = CDbl(ABJAD("يوش", method, 1))
    Case "ŞER" : suffix = CDbl(ABJAD("طيش", method, 1))
    Case Else : suffix = CDbl(ABJAD(htype, method, 1))
    End Select
    If suffix &gt; num Then
        Do
            num = num + 361
        Loop Until suffix &lt; num
    Else
    End If
    preffix = CStr(num - suffix)
    preffixdepart = DUZLE(LEN(preffix) / 3) * 3
    If LEN(preffix) &gt; 3 Then
        For departs = LEN(preffix) To (LEN(preffix) - preffixdepart) + 1 Step - 3
            hpart(counts) = MID(preffix, departs - 2, 3)
            counts = counts + 1
        Next
        rest = LEN(preffix) - ((counts - 1) * 3)
        If rest &gt; 0 Then
            hpart(counts) = MID(preffix, 1, rest)
        Else
            counts = counts - 1
        End If
    Else
        hpart(1) = preffix
    End If
    For counter = counts To 1 Step - 1
        For counting = 1 To LEN(hpart(counter))
            eacher = ""
            choosen = MID(hpart(counter), counting, 1)
            turn = 3 - LEN(hpart(counter)) + counting
            Select Case turn
            Case 3
                Select Case CInt(choosen)
                Case 1
                    If 1 &lt; LEN(hpart(counter)) Then
                        H = "ا"
                    ElseIf counts = 1 Then
                        H = "ا"
                    Else
                    End If
                Case 2
                    Select Case method
                    Case 12 : H = "ل"
                    Case Else : H = "ب"
                    End Select
                Case 3
                    Select Case method
                    Case 12 : H = "ن"
                    Case 17, 22, 27, 32 : H = "ت"
                    Case Else : H = "ج"
                    End Select
                Case 4
                    Select Case method
                    Case 12 : H = "م"
                    Case 17, 22, 27, 32 : H = "ث"
                    Case Else : H = "د"
                    End Select
                Case 5
                    Select Case method
                    Case 12 : H = "و"
                    Case 17, 22, 27, 32 : H = "ج"
                    Case Else : H = "ه"
                    End Select
                Case 6
                    Select Case method
                    Case 12 : H = "ي"
                    Case 17, 22, 27, 32 : H = "ح"
                    Case Else : H = "و"
                    End Select
                Case 7
                    Select Case method
                    Case 12 : H = "ه"
                    Case 17, 22, 27, 32 : H = "خ"
                    Case Else : H = "ز"
                    End Select
                Case 8
                    Select Case method
                    Case 12 : H = "ر"
                    Case 17, 22, 27, 32 : H = "د"
                    Case Else : H = "ح"
                    End Select
                Case 9
                    Select Case method
                    Case 12 : H = "ب"
                    Case 17, 22, 27, 32 : H = "ذ"
                    Case Else : H = "ط"
                    End Select
                End Select
            Case 2
                Select Case CInt(choosen)
                Case 1
                    Select Case method
                    Case 12 : H = "ت"
                    Case 17, 22, 32 : H = "ر"
                    Case 27 : H = "ك"
                    Case Else : H = "ي"
                    End Select
                Case 2
                    Select Case method
                    Case 17, 22, 32 : H = "ز"
                    Case 27 : H = "ل"
                    Case Else : H = "ك"
                    End Select
                Case 3
                    Select Case method
                    Case 12 : H = "ع"
                    Case 17, 32 : H = "س"
                    Case 22 : H = "ط"
                    Case 27 : H = "م"
                    Case Else : H = "ل"
                    End Select
                Case 4
                    Select Case method
                    Case 12 : H = "ف"
                    Case 17, 32 : H = "ش"
                    Case 22 : H = "ظ"
                    Case 27 : H = "و"
                    Case Else : H = "م"
                    End Select
                Case 5
                    Select Case method
                    Case 12 : H = "ق"
                    Case 17, 32 : H = "ص"
                    Case 22 : H = "ك"
                    Case Else : H = "ن"
                    End Select
                Case 6
                    Select Case method
                    Case 7, 27 : H = "ص"
                    Case 17, 32 : H = "ض"
                    Case 22 : H = "ل"
                    Case Else : H = "س"
                    End Select
                Case 7
                    Select Case method
                    Case 12 : H = "د"
                    Case 17, 32 : H = "ط"
                    Case 22 : H = "م"
                    Case 27 : H = "ض"
                    Case Else : H = "ع"
                    End Select
                Case 8
                    Select Case method
                    Case 12 : H = "ذ"
                    Case 17, 32 : H = "ظ"
                    Case 22 : H = "ن"
                    Case 27 : H = "ع"
                    Case Else : H = "ف"
                    End Select
                Case 9
                    Select Case method
                    Case 7 : H = "ض"
                    Case 12 : H = "ح"
                    Case 17, 32 : H = "ع"
                    Case 27 : H = "غ"
                    Case Else : H = "ص"
                    End Select
                End Select
            Case 1
                Select Case CInt(choosen)
                Case 1
                    Select Case method
                    Case 12 : H = "ج"
                    Case 17, 32 : H = "غ"
                    Case 22 : H = "ض"
                    Case 27 : H = "ط"
                    Case Else : H = "ق"
                    End Select
                Case 2
                    Select Case method
                    Case 12 : H = "خ"
                    Case 17, 32 : H = "ف"
                    Case 22 : H = "ع"
                    Case 27 : H = "ظ"
                    Case Else : H = "ر"
                    End Select
                Case 3
                    Select Case method
                    Case 7 : H = "س"
                    Case 17, 32 : H = "ق"
                    Case 22 : H = "غ"
                    Case 27 : H = "ف"
                    Case Else : H = "ش"
                    End Select
                Case 4
                    Select Case method
                    Case 12 : H = "ص"
                    Case 17, 32 : H = "ك"
                    Case 22 : H = "ف"
                    Case 27 : H = "ق"
                    Case Else : H = "ت"
                    End Select
                Case 5
                    Select Case method
                    Case 12 : H = "ض"
                    Case 17, 32 : H = "ل"
                    Case 22 : H = "ق"
                    Case 27 : H = "ر"
                    Case Else : H = "ث"
                    End Select
                Case 6
                    Select Case method
                    Case 12, 27 : H = "ز"
                    Case 17, 32 : H = "م"
                    Case 22 : H = "س"
                    Case Else : H = "خ"
                    End Select
                Case 7
                    Select Case method
                    Case 12 : H = "ث"
                    Case 17, 32 : H = "ن"
                    Case 22 : H = "ش"
                    Case 27 : H = "ه"
                    Case Else : H = "ذ"
                    End Select
                Case 8
                    Select Case method
                    Case 7 : H = "ظ"
                    Case 12 : H = "ط"
                    Case 17, 22 : H = "ه"
                    Case 27 : H = "س"
                    Case 32 : H = "و"
                    Case Else : H = "ض"
                    End Select
                Case 9
                    Select Case method
                    Case 7, 12 : H = "غ"
                    Case 17, 22 : H = "و"
                    Case 27 : H = "ش"
                    Case 32 : H = "ه"
                    Case Else : H = "ظ"
                    End Select
                End Select
            End Select
            GH = GH &amp; H
            If CInt(hpart(counter)) &gt; 0 Then
                For counted = 1 To counter - 1
                    Select Case method
                    Case 7: eacher = eacher &amp; "ش"
                    Case 12: eacher = eacher &amp; "ظ"
                    Case 17, 22, 27, 32 : eacher = eacher &amp; "ي"
                    Case Else: eacher = eacher &amp; "غ"
                    End Select
                Next
            Else
            End If
            If mode = "eacher" Then GH = GH &amp; eacher : eacher = ""
            ReDim H, eacher
            H = ""
        Next
        If mode = "regular" Then GH = GH &amp; eacher : eacher = ""
    Next
    ReDim hpart(19)
    Select Case htype
    Case "ULVI" : GH = GH &amp; "ئيل"
    Case "SUFLI" : GH = GH &amp; "يوش"
    Case "ŞER" : GH = GH &amp; "طيش"
    Case Else : GH = GH &amp; htype
    End Select
    ReDim suffix, preffix
    HUDDAM = GH
End Function
Function NEWLINE(Optional amount As Double) As String
    Dim rows        As Double
    Dim NL          As String : NL = ""
    For rows = 1 To amount
        NL = NL &amp; Chr(10) &amp; Chr(13)
    Next rows
    NEWLINE = NL
End Function
Function NUMBERS2ARAB(Optional metin As String) As String
    Dim counter     As Integer
    Dim choosen, NA As String : NA = "" : NUMBERS2ARAB = ""
    For counter = 1 To LEN(metin)
        choosen = MID(metin, counter, 1)
        Select Case choosen
        Case "1" : NA = NA &amp; "١"
        Case "2" : NA = NA &amp; "٢"
        Case "3" : NA = NA &amp; "٣"
        Case "4" : NA = NA &amp; "٤"
        Case "5" : NA = NA &amp; "٥"
        Case "6" : NA = NA &amp; "٦"
        Case "7" : NA = NA &amp; "٧"
        Case "8" : NA = NA &amp; "٨"
        Case "9" : NA = NA &amp; "٩"
        Case "0" : NA = NA &amp; "٠"
        Case " " : NA = NA &amp; " "
        Case Else : NA = NA &amp; choosen
        End Select
    Next
    NUMBERS2ARAB = NA
    ReDim NUMBERS2ARAB, NA
End Function
Function NUMEROLOG(ByVal metin As String, Optional tablo As String, Optional outas As Variant, Optional shadda As Variant) As Variant
    Dim SM, S, C, D, N, sesli, sessiz, err, counter, space, hrk As Integer : NUMEROLOG = 0 : S = 0 : N = 0 : sesli = 0 : sessiz = 0
    Dim M, nitem, nesoohc, choosen As String : nitem = "" : err = 0 : tablo = LCase(tablo) : metin = UCase(metin)
    Select Case tablo
    Case "date"
        S = CDbl(CStr(Year(CDbl(metin))) &amp; CStr(Month(CDbl(metin))) &amp; CStr(Day(CDbl(metin))))
    Case Else
        For counter = 1 To LEN(metin)
            choosen = MID(metin, counter, 1)
            Select Case choosen
            Case "A"
                Select Case tablo
                Case "modern" : S = 1 : sesli = 1
                Case "tr", "en" : S = 1
                Case Else : err = 1
                End Select
            Case "B"
                Select Case tablo
                Case "modern" : S = 2 : sessiz = 2
                Case "tr", "en" : S = 2
                Case Else : err = 1
                End Select
            Case "C"
                Select Case tablo
                Case "modern" : S = 3 : sessiz = 3
                Case "tr", "en" : S = 3
                Case Else : err = 1
                End Select
            Case "Ç"
                Select Case tablo
                Case "modern" : S = 3 : sessiz = 3
                Case "tr" : S = 4
                Case "en" : S = 3
                Case Else : err = 1
                End Select
            Case "D"
                Select Case tablo
                Case "modern" : S = 4 : sessiz = 4
                Case "tr" : S = 5
                Case "en" : S = 4
                Case Else : err = 1
                End Select
            Case "E"
                Select Case tablo
                Case "modern" : S = 5 : sesli = 5
                Case "tr" : S = 6
                Case "en" : S = 5
                Case Else : err = 1
                End Select
            Case "F"
                Select Case tablo
                Case "modern" : S = 6 : sessiz = 6
                Case "tr" : S = 7
                Case "en" : S = 6
                Case Else : err = 1
                End Select
            Case "G"
                Select Case tablo
                Case "modern" : S = 7 : sessiz = 7
                Case "tr" : S = 8
                Case "en" : S = 7
                Case Else : err = 1
                End Select
            Case "Ğ"
                Select Case tablo
                Case "modern" : S = 7 : sessiz = 7
                Case "tr" : S = 9
                Case "en" : S = 7
                Case Else : err = 1
                End Select
            Case "H"
                Select Case tablo
                Case "modern" : S = 8 : sessiz = 8
                Case "tr" : S = 10
                Case "en" : S = 8
                Case Else : err = 1
                End Select
            Case "I"
                Select Case tablo
                Case "modern" : S = 9 : sesli = 9
                Case "tr" : S = 11
                Case "en" : S = 9
                Case Else : err = 1
                End Select
            Case "İ"
                Select Case tablo
                Case "modern" : S = 9 : sesli = 9
                Case "tr" : S = 12
                Case "en" : S = 9
                Case Else : err = 1
                End Select
            Case "J"
                Select Case tablo
                Case "modern" : S = 1 : sessiz = 1
                Case "tr" : S = 13
                Case "en" : S = 10
                Case Else : err = 1
                End Select
            Case "K"
                Select Case tablo
                Case "modern" : S = 2 : sessiz = 2
                Case "tr" : S = 14
                Case "en" : S = 11
                Case Else : err = 1
                End Select
            Case "L"
                Select Case tablo
                Case "modern" : S = 3 : sessiz = 3
                Case "tr" : S = 15
                Case "en" : S = 12
                Case Else : err = 1
                End Select
            Case "M"
                Select Case tablo
                Case "modern" : S = 4 : sessiz = 4
                Case "tr" : S = 16
                Case "en" : S = 13
                Case Else : err = 1
                End Select
            Case "N"
                Select Case tablo
                Case "modern" : S = 5 : sessiz = 5
                Case "tr" : S = 17
                Case "en" : S = 14
                Case Else : err = 1
                End Select
            Case "O"
                Select Case tablo
                Case "modern" : S = 6 : sesli = 6
                Case "tr" : S = 18
                Case "en" : S = 15
                Case Else : err = 1
                End Select
            Case "Ö"
                Select Case tablo
                Case "modern" : S = 6 : sesli = 6
                Case "tr" : S = 19
                Case "en" : S = 15
                Case Else : err = 1
                End Select
            Case "P"
                Select Case tablo
                Case "modern" : S = 7 : sessiz = 7
                Case "tr" : S = 20
                Case "en" : S = 16
                Case Else : err = 1
                End Select
            Case "Q"
                Select Case tablo
                Case "modern" : S = 8 : sessiz = 8
                Case "tr" : S = 0
                Case "en" : S = 17
                Case Else : err = 1
                End Select
            Case "R"
                Select Case tablo
                Case "modern" : S = 9 : sessiz = 9
                Case "tr" : S = 21
                Case "en" : S = 18
                Case Else : err = 1
                End Select
            Case "S"
                Select Case tablo
                Case "modern" : S = 1 : sessiz = 1
                Case "tr" : S = 22
                Case "en" : S = 19
                Case Else : err = 1
                End Select
            Case "Ş"
                Select Case tablo
                Case "modern" : S = 1 : sessiz = 1
                Case "tr" : S = 23
                Case "en" : S = 19
                Case Else : err = 1
                End Select
            Case "T"
                Select Case tablo
                Case "modern" : S = 2 : sessiz = 2
                Case "tr" : S = 24
                Case "en" : S = 20
                Case Else : err = 1
                End Select
            Case "U"
                Select Case tablo
                Case "modern" : S = 3 : sesli = 3
                Case "tr" : S = 25
                Case "en" : S = 21
                Case Else : err = 1
                End Select
            Case "Ü"
                Select Case tablo
                Case "modern" : S = 3 : sesli = 3
                Case "tr" : S = 26
                Case "en" : S = 21
                Case Else : err = 1
                End Select
            Case "V"
                Select Case tablo
                Case "modern" : S = 4 : sessiz = 4
                Case "tr" : S = 27
                Case "en" : S = 22
                Case Else : err = 1
                End Select
            Case "W"
                Select Case tablo
                Case "modern" : S = 5 : sessiz = 5
                Case "tr" : S = 0
                Case "en" : S = 23
                Case Else : err = 1
                End Select
            Case "X"
                Select Case tablo
                Case "modern" : S = 6 : sessiz = 6
                Case "tr" : S = 0
                Case "en" : S = 24
                Case Else : err = 1
                End Select
            Case "Y"
                Select Case tablo
                Case "modern" : S = 7 : sessiz = 7
                Case "tr" : S = 28
                Case "en" : S = 25
                Case Else : err = 1
                End Select
            Case "Z"
                Select Case tablo
                Case "modern" : S = 8 : sessiz = 8
                Case "tr" : S = 29
                Case "en" : S = 26
                End Select
            Case "ا", "أ", "إ", "آ", "ء", "ى", "ئ"
                Select Case tablo
                Case "arb(ebced)", "arb(mebced)", "arb(hica)", "arb(mhica)", "osman" : S = 1
                Case Else : err = 1
                End Select
            Case "ب"
                Select Case tablo
                Case "arb(ebced)", "arb(mebced)", "arb(hica)", "arb(mhica)", "osman" : S = 2
                Case Else : err = 1
                End Select
            Case "ﭖ"
                Select Case tablo
                Case "osman" : S = 3
                Case Else : err = 1
                End Select
            Case "ت"
                Select Case tablo
                Case "arb(ebced)", "arb(mebced)" : S = 22
                Case "arb(hica)", "arb(mhica)" : S = 3
                Case "osman" : S = 4
                Case Else : err = 1
                End Select
            Case "ث"
                Select Case tablo
                Case "arb(ebced)", "arb(mebced)" : S = 23
                Case "arb(hica)", "arb(mhica)" : S = 4
                Case "osman" : S = 5
                Case Else : err = 1
                End Select
            Case "ج"
                Select Case tablo
                Case "arb(ebced)", "arb(mebced)" : S = 3
                Case "arb(hica)", "arb(mhica)" : S = 5
                Case "osman" : S = 6
                Case Else : err = 1
                End Select
            Case "ﭺ"
                Select Case tablo
                Case "osman" : S = 7
                Case Else : err = 1
                End Select
            Case "ح"
                Select Case tablo
                Case "arb(ebced)", "arb(mebced)" : S = 8
                Case "arb(hica)", "arb(mhica)" : S = 6
                Case "osman" : S = 8
                Case Else : err = 1
                End Select
            Case "خ"
                Select Case tablo
                Case "arb(ebced)", "arb(mebced)" : S = 24
                Case "arb(hica)", "arb(mhica)" : S = 7
                Case "osman" : S = 9
                Case Else : err = 1
                End Select
            Case "د"
                Select Case tablo
                Case "arb(ebced)", "arb(mebced)" : S = 4
                Case "arb(hica)", "arb(mhica)" : S = 8
                Case "osman" : S = 10
                Case Else : err = 1
                End Select
            Case "ذ"
                Select Case tablo
                Case "arb(ebced)", "arb(mebced)" : S = 25
                Case "arb(hica)", "arb(mhica)" : S = 9
                Case "osman" : S = 11
                Case Else : err = 1
                End Select
            Case "ر"
                Select Case tablo
                Case "arb(ebced)", "arb(mebced)" : S = 20
                Case "arb(hica)", "arb(mhica)" : S = 10
                Case "osman" : S = 12
                Case Else : err = 1
                End Select
            Case "ز"
                Select Case tablo
                Case "arb(ebced)", "arb(mebced)" : S = 7
                Case "arb(hica)", "arb(mhica)" : S = 11
                Case "osman" : S = 13
                Case Else : err = 1
                End Select
            Case "ﮊ"
                Select Case tablo
                Case "osman" : S = 14
                Case Else : err = 1
                End Select
            Case "س"
                Select Case tablo
                Case "arb(ebced)" : S = 15
                Case "arb(mebced)" : S = 21
                Case "arb(hica)" : S = 12
                Case "arb(mhica)" : S = 24
                Case "osman" : S = 15
                Case Else : err = 1
                End Select
            Case "ش"
                Select Case tablo
                Case "arb(ebced)" : S = 21
                Case "arb(mebced)" : S = 28
                Case "arb(hica)" : S = 13
                Case "arb(mhica)" : S = 25
                Case "osman" : S = 16
                Case Else : err = 1
                End Select
            Case "ص"
                Select Case tablo
                Case "arb(ebced)" : S = 18
                Case "arb(mebced)" : S = 15
                Case "arb(hica)" : S = 14
                Case "arb(mhica)" : S = 18
                Case "osman" : S = 17
                Case Else : err = 1
                End Select
            Case "ض"
                Select Case tablo
                Case "arb(ebced)" : S = 26
                Case "arb(mebced)" : S = 18
                Case "arb(hica)" : S = 15
                Case "arb(mhica)" : S = 19
                Case "osman" : S = 18
                Case Else : err = 1
                End Select
            Case "ط"
                Select Case tablo
                Case "arb(ebced)", "arb(mebced)" : S = 9
                Case "arb(hica)" : S = 16
                Case "arb(mhica)" : S = 12
                Case "osman" : S = 19
                Case Else : err = 1
                End Select
            Case "ظ"
                Select Case tablo
                Case "arb(ebced)" : S = 27
                Case "arb(mebced)" : S = 26
                Case "arb(hica)" : S = 17
                Case "arb(mhica)" : S = 13
                Case "osman" : S = 20
                Case Else : err = 1
                End Select
            Case "ع"
                Select Case tablo
                Case "arb(ebced)", "arb(mebced)" : S = 16
                Case "arb(hica)" : S = 18
                Case "arb(mhica)" : S = 20
                Case "osman" : S = 21
                Case Else : err = 1
                End Select
            Case "غ"
                Select Case tablo
                Case "arb(ebced)" : S = 28
                Case "arb(mebced)" : S = 17
                Case "arb(hica)" : S = 19
                Case "arb(mhica)" : S = 21
                Case "osman" : S = 22
                Case Else : err = 1
                End Select
            Case "ف"
                Select Case tablo
                Case "arb(ebced)", "arb(mebced)" : S = 17
                Case "arb(hica)" : S = 20
                Case "arb(mhica)" : S = 22
                Case "osman" : S = 23
                Case Else : err = 1
                End Select
            Case "ق"
                Select Case tablo
                Case "arb(ebced)", "arb(mebced)" : S = 19
                Case "arb(hica)" : S = 21
                Case "arb(mhica)" : S = 23
                Case "osman" : S = 24
                Case Else : err = 1
                End Select
            Case "ك"
                Select Case tablo
                Case "arb(ebced)", "arb(mebced)" : S = 11
                Case "arb(hica)" : S = 22
                Case "arb(mhica)" : S = 14
                Case "osman" : S = 25
                Case Else : err = 1
                End Select
            Case "ﮒ"
                Select Case tablo
                Case "osman" : S = 26
                Case Else : err = 1
                End Select
            Case "ﯓ"
                Select Case tablo
                Case "osman" : S = 27
                Case Else : err = 1
                End Select
            Case "ل"
                Select Case tablo
                Case "arb(ebced)", "arb(mebced)" : S = 12
                Case "arb(hica)" : S = 23
                Case "arb(mhica)" : S = 15
                Case "osman" : S = 28
                Case Else : err = 1
                End Select
            Case "م"
                Select Case tablo
                Case "arb(ebced)", "arb(mebced)" : S = 13
                Case "arb(hica)" : S = 24
                Case "arb(mhica)" : S = 16
                Case "osman" : S = 29
                Case Else : err = 1
                End Select
            Case "ن"
                Select Case tablo
                Case "arb(ebced)", "arb(mebced)" : S = 14
                Case "arb(hica)" : S = 25
                Case "arb(mhica)" : S = 17
                Case "osman" : S = 30
                Case Else : err = 1
                End Select
            Case "و", "ؤ"
                Select Case tablo
                Case "arb(ebced)", "arb(mebced)" : S = 6
                Case "arb(hica)", "arb(mhica)" : S = 27
                Case "osman" : S = 31
                Case Else : err = 1
                End Select
            Case "ه", "ة"
                Select Case tablo
                Case "arb(ebced)", "arb(mebced)" : S = 5
                Case "arb(hica)", "arb(mhica)" : S = 26
                Case "osman" : S = 32
                Case Else : err = 1
                End Select
            Case "ﻻ"
                Select Case tablo
                Case "osman" : S = 33
                Case Else : err = 1
                End Select
            Case "ي"
                Select Case tablo
                Case "arb(ebced)", "arb(mebced)" : S = 10
                Case "arb(hica)", "arb(mhica)" : S = 28
                Case "osman" : S = 34
                Case Else : err = 1
                End Select
            Case Else
                N = N + 1
                Select Case choosen
                Case "ّ"
                    Select Case shadda
                    Case 1 : S = 0
                    Case 2
                        C = 1
                        Do
                            M = MID(metin, counter - C, 1)
                            S = CDbl(NUMEROLOG(M, tablo, outas, 1))
                            C = C + 1
                        Loop Until S &lt;&gt; 0
                    Case Else : err = 3
                    End Select
                    hrk = hrk + 1
                Case "ٰ"
                    C = 1
                    Do
                        M = MID(metin, counter - C, 1)
                        If M = "ـ" Then S = CDbl(NUMEROLOG("ا", tablo, outas, 1))
                        C = C + 1
                    Loop Until S &lt;&gt; 0 Or M = "ـ"
                Case " " : space = space + 1 : S = 0
                Case Chr(10)
                Case Chr(13)
                Case "َ", "ِ", "ً", "ٍ", "ُ", "ْ", "ٌ", "ـ" : hrk = hrk + 1  : S = 0
                Case Else : nitem = nitem &amp; choosen : err = 2
                End Select
            End Select
            If err = 1 Then
                nesoohc = nesoohc &amp; choosen : D = D + 1
            Else
                SM = SM + S
            End If
        Next counter
    End Select
    Select Case err
    Case 0
        Select Case outas
        Case "Sesli" : NUMEROLOG = RAKAMTOPLA(sesli, 1)
        Case "Sessiz" : NUMEROLOG = RAKAMTOPLA(sessiz, 1)
        Case "tam" : NUMEROLOG = SM
        Case "hepsi" : NUMEROLOG = RAKAMTOPLA(SM, 0)
        Case Else
            If CInt(outas) &gt; 0 Then
                NUMEROLOG = RAKAMTOPLA(SM, CInt(outas))
            Else
                NUMEROLOG = "Çıktı türü?"
            End If
        End Select
    Case 1 : NUMEROLOG = nesoohc &amp; " (" &amp; D &amp; " karakter        '" &amp; tablo &amp; "' için tanımsız)"
    Case 2 : NUMEROLOG = nitem &amp; " (" &amp; N  - (space + hrk) &amp; " karakter yöntemlerde tanımsız)"
    Case 3 : NUMEROLOG = "Şedde Ayarı?"
    End Select
    ReDim metin, SM, S, sesli, sessiz, N, C, D, M, nitem, tablo, err
End Function
Function NUTKET(ByVal MyNumber, Lang)
    Dim Temp, Spell
    Dim Count
    Count = 1
    ReDim Place(9), PlaceOnes(9), PlaceTwos(9), PlaceAppent(9), PlacePlural(9) As String
    Select Case UCase(Lang)
    Case "ARABIC"
        If Val(MyNumber) = 0 And Count = 1 Then
            NUTKET = "صفر"
            Exit Function
        Else
        End If
        PlaceOnes(2) = "ألف"
        PlaceOnes(3) = "مليون"
        PlaceOnes(4) = "مليار"
        PlaceOnes(5) = "تريليون"
        PlaceTwos(2) = "ألفان"
        PlaceTwos(3) = "مليونان"
        PlaceTwos(4) = "ملياران"
        PlaceTwos(5) = "تريليونان"
        PlaceAppent(2) = "ألفاً"
        PlaceAppent(3) = "مليوناً"
        PlaceAppent(4) = "ملياراً"
        PlaceAppent(5) = "تريليوناً"
        PlacePlural(2) = "آلاف"
        PlacePlural(3) = "ملايين"
        PlacePlural(4) = "مليارات"
        PlacePlural(5) = "تريليونات"
        Do While MyNumber &lt;&gt; ""
            EventHappenned = 0
            If Count &gt; 1 And CDbl(Right(MyNumber, 3)) = 1 Then
                Temp = ""
                If LEN(Spell) &gt; 0 Then
                    Spell = PlaceOnes(Count) &amp; " و " &amp; Spell
                Else
                    Spell = PlaceOnes(Count) &amp; " " &amp; Spell
                End If
            ElseIf Count &gt; 1 And CDbl(Right(MyNumber, 3)) = 2 Then
                Temp = ""
                If LEN(Spell) &gt; 0 Then
                    Spell = PlaceTwos(Count) &amp; " و " &amp; Spell
                Else
                    Spell = PlaceTwos(Count) &amp; " " &amp; Spell
                End If
            Else
                Temp = GetHundreds(Right(MyNumber, 3), Lang, Count, Spell)
            End If
            If Temp &lt;&gt; "" Then
                If Count &gt; 1 Then
                    If LEN(Spell) &gt; 0 Then Spell = " و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HEBREW"
        If Val(MyNumber) = 0 Then
            NUTKET = "אֶפֶס"
            Exit Function
        Else
        End If
        PlaceOnes(2) = "אלף"
        PlaceOnes(3) = "מיליון"
        PlaceOnes(4) = "מיליארד"
        PlaceOnes(5) = "טריליון"
        PlaceTwos(2) = "אלפיים "
        PlaceTwos(3) = "שני מיליון "
        PlaceTwos(4) = "שני מיליארד "
        PlaceTwos(5) = "שני טריליון "
        PlaceAppent(2) = "אלפא"
        PlaceAppent(3) = "מיליון"
        PlaceAppent(4) = "מיליארד"
        PlaceAppent(5) = "טריליון"
        PlacePlural(2) = "אלפים"
        PlacePlural(3) = "מיליונים"
        PlacePlural(4) = "מיליארדים"
        PlacePlural(5) = "טריליונים"
        Do While MyNumber &lt;&gt; ""
            EventHappenned = 0
            If Count &gt; 1 And CDbl(Right(MyNumber, 3)) = 1 Then
                Temp = ""
                If LEN(Spell) &gt; 0 Then
                    Spell = PlaceOnes(Count) &amp; " ו " &amp; Spell
                Else
                    Spell = PlaceOnes(Count) &amp; " " &amp; Spell
                End If
            ElseIf Count &gt; 1 And CDbl(Right(MyNumber, 3)) = 2 Then
                Temp = ""
                If LEN(Spell) &gt; 0 Then
                    Spell = PlaceTwos(Count) &amp; " ו " &amp; Spell
                Else
                    Spell = PlaceTwos(Count) &amp; " " &amp; Spell
                End If
            Else
                Temp = GetHundreds(Right(MyNumber, 3), Lang, Count, Spell)
            End If
            If Temp &lt;&gt; "" Then
                If Count &gt; 1 Then
                    If LEN(Spell) &gt; 0 Then Spell = " ו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TURKCE"
        If Val(MyNumber) = 0 Then
            NUTKET = "sıfır"
            Exit Function
        Else
        End If
        Place(2) = "bin "
        Place(3) = "milyon "
        Place(4) = "milyar "
        Place(5) = "trilyon "
        Do While MyNumber &lt;&gt; ""
            If Count = 2 And CDbl(Right(MyNumber, 3)) = 1 Then
                Temp = ""
                Spell = Place(Count) &amp; Spell
            Else
                Temp = GetHundreds(Right(MyNumber, 3), Lang)
            End If
            If Temp &lt;&gt; "" Then
                Spell = Temp &amp; " " &amp; Place(Count) &amp; Spell
                Temp = ""
            Else
            End If
            If Len(MyNumber) &gt; 3 Then
                MyNumber = Left(MyNumber, Len(MyNumber) - 3)
            Else
                MyNumber = ""
            End If
            Count = Count + 1
        Loop
    Case Else
    End Select
    NUTKET = Trim(Spell)
End Function
Function RAKAMTOPLA(ByVal valuez As Double, Optional d1g1tamount As Integer) As Variant
    Dim hepsi       As String
    Dim counter     As Integer
    Dim NewSum, choosen As Double
    If d1g1tamount = 0 Then
        hepsi = CStr(valuez)
        Do Until LEN(CStr(valuez)) = 1
            NewSum = 0
            For counter = 1 To LEN(CStr(valuez))
                choosen = CDbl(MID(CStr(valuez), counter, 1))
                NewSum = NewSum + choosen
            Next : valuez = NewSum : hepsi = hepsi &amp; " ► " &amp; NewSum
        Loop : ReDim hepsi : RAKAMTOPLA = hepsi
    Else
        Do Until LEN(CStr(valuez)) &lt;= d1g1tamount
            NewSum = 0
            For counter = 1 To LEN(CStr(valuez))
                choosen = MID(CStr(valuez), counter, 1)
                NewSum = NewSum + choosen
            Next : valuez = NewSum
        Loop : ReDim d1g1tamount, valuez : RAKAMTOPLA = valuez
    End If
End Function
Function SAF(ByVal metin As String, Optional ayrac As Variant, Optional shadda As Integer) As String
    Dim counter     As Integer
    Dim choosen, S, irun As String : SAF = ""
    Select Case ayrac
    Case 0 : irun = ""
    Case Else : irun = ayrac
    End Select
    For counter = 1 To LEN(metin)
        choosen = MID(metin, counter, 1) : S = ""
        Select Case shadda
        Case 2
            C = 1
            If choosen = "ّ" Then
                Do
                    choosen = MID(metin, counter - C, 1)
                    C = C + 1
                Loop Until SAF(choosen, "") &lt;&gt; ""
            Else
            End If
        Case Else
        End Select
        Select Case UCase(choosen)
        Case "ا", "ء", "ى", "ب", "ج", "د", "ه", "و", "ؤ", "ز" : S = choosen &amp; irun
        Case "ح", "ط", "ي", "ك", "ل", "م", "ن", "س", "ع", "ف" : S = choosen &amp; irun
        Case "ص", "ق", "ر", "ش", "ت", "ض", "ة", "ث", "خ", "ذ" : S = choosen &amp; irun
        Case "ض", "ظ", "غ", "ئ" : S = choosen &amp; irun
        Case "أ", "إ", "آ", "ىٰ" : S = "ا" &amp; irun
        Case "ک" : S = "ک" &amp; irun
        Case "ﮒ" : S = "ﮒ" &amp; irun
        Case "ی" : S = "ی" &amp; irun
        Case "ۀ" : S = "ۀ" &amp; irun
        Case "א", "ב", "ג", "ד", "ה", "ו", "ז", "ח", "ט", "י" : S = choosen &amp; irun
        Case "ל", "ס", "ע", "ק", "ר", "ש", "ת" : S = choosen &amp; irun
        Case "כ", "ך" ,"מ", "ם" , "נ", "ן" ,"פ", "ף", "צ", "ץ" : S = choosen &amp; irun
        Case "A", "B", "C", "Ç", "D", "E", "F", "G", "Ğ": S = choosen &amp; irun
        Case "H", "I", "İ", "J", "K", "L", "M", "N", "O": S = choosen &amp; irun
        Case "Ö", "P", "R", "S", "Ş", "T", "U", "Ü", "V": S = choosen &amp; irun
        Case "Y", "Z" : S = choosen &amp; irun
        Case " "
            Select Case ayrac
            Case "" : S = choosen
            Case 0 : S = ""
            Case Else : S = irun
            End Select
        Case Else : S = ""
        End Select
        SAF = SAF &amp; S
        ReDim choosen, S
    Next counter
End Function
Function SAY(ByVal metin As String, Optional met As String, Optional stype As Variant, Optional fastmode As Variant) As Double
    Dim CA, counter As Integer
    Dim choosen     As String
    If fastmode &lt;&gt; 1 Then metin = SAF(metin, "") : met = SAF(met, "")
    CA = LEN(metin) - LEN(met) + 1 : SAY = 0
    For counter = 1 To CA
        choosen = MID(metin, counter, LEN(met))
        Select Case stype
        Case 0
            If choosen = met Then SAY = SAY + 1
        Case 1
            If counter = CA And choosen = met Then
                If MID(metin, counter - 1, 1) = " " Then  SAY = SAY + 1
            ElseIf counter &lt; CA Then
                If MID(metin, counter + LEN(met), 1) = " " And choosen = met Then
                    If counter = 1 Then
                        SAY = SAY + 1
                    ElseIf MID(metin, counter - 1, 1) = " " Then
                        SAY = SAY + 1
                    Else
                    End If
                Else
                End If
            Else
            End If
        Case 2
            If counter &gt; 2 Then If choosen = met And MID(metin, counter - 2, 2) = "ال" Then SAY = SAY + 1
        Case 3
            If counter = CA And counter &gt; 2  Then
                If choosen = met And MID(metin, counter - 2, 2) = "ال" Then SAY = SAY + 1
            ElseIf counter &lt; CA And counter &gt; 3 Then
                If MID(metin, counter + LEN(met), 1) = " " Then
                    If MID(metin, counter - 3, 3) = "ال " And choosen = met Then SAY = SAY + 1
                Else
                End If
            Else
            End If
        End Select
    Next
End Function
Function ShamseyMe(ByVal metin As String) As Boolean
	Select Case metin
		Case "ن", "ل", "ظ", "ط", "ض", "ص","ش", "س", "ز", "ر", "ذ", "د", "ث", "ت" : ShamseyMe = 1
		Case Else : ShamseyMe = 0
	End Select
End Function
Function STR2UCODE(Optional STRNG As String) As String
	'LibreOffice Basic Kodundaki Karakterleri Excele Uygun Hale Getirmeye Çabalıyor...
	Dim counter, inside As Long
	Dim addafter, tocopy, kod As String
	inside = 0
	For counter = 1 To LEN(STRNG)
		kod = ""
		tocopy = MID(STRNG, counter, 1)
		Select Case tocopy
		Case Chr(34)
			If inside = 1 Then
				inside = 0
				addafter = " &amp; "
			Else
				inside = 1
				addafter = ""
			End If
		Case Else
			If inside = 1 Then
				If MID(STRNG, counter + 1, 1) = Chr(34) Then addafter = ""
				kod = "ChrW(" &amp; Asc(tocopy) &amp; ")" &amp; addafter
			Else
				kod = tocopy &amp; addafter
			End If
		End Select
		ReDim kod
		STR2UCODE = STR2UCODE &amp; kod
	Next
End Function
Function TEKSIR(ByVal metin As String, Optional ayrac As String, Optional shadda As Integer) As String
    Dim counter, produce, inverse, LengthDouble As Integer : LengthDouble = 0
    Dim newmetin, IKSIR, result As String
    Select Case shadda
    Case 2 : newmetin = SAF(metin, 0, 2)
    Case Else : newmetin = SAF(metin, 0)
    End Select
    result = SAF(newmetin, ayrac) &amp; Chr(10) &amp; Chr(13)
    IKSIR = newmetin
    For produce = 1 To LEN(newmetin) -1
        If LEN(newmetin) / 2 = DUZLE(LEN(newmetin) / 2) Then LengthDouble = 1
        IKSIR = ""
        For counter = 1 To DUZLE(LEN(newmetin) / 2)
            inverse = LEN(newmetin) + 1 - counter
            IKSIR = IKSIR &amp; MID(newmetin, inverse, 1)
            IKSIR = IKSIR &amp; MID(newmetin, counter, 1)
        Next counter
        If LengthDouble &lt;&gt; 1 Then IKSIR = IKSIR &amp; MID(newmetin, DUZLE(LEN(newmetin) / 2) + 1, 1)
        TEKSIR = result &amp; SAF(IKSIR, ayrac) &amp; Chr(10) &amp; Chr(13)
        result = TEKSIR
        newmetin = SAF(IKSIR, 0)
        ReDim IKSIR, result, inverse, newmetin
    Next produce
End Function
Function TESBIH(ByVal zkr As Variant, minimum As Double, boncuk As Double, bolum As Double) As String
    Dim outp        As String
    Dim turn, part, rest(1) As Double
    zkr = CDbl(zkr) : If zkr &lt; minimum Then zkr = zkr * zkr
    turn = DUZLE(zkr / boncuk)
    rest(0) = (zkr - (turn * boncuk))
    part = DUZLE(rest(0) / bolum)
    rest(1) = (rest(0) - (part * bolum))
    If turn &gt; 0 Then outp = "[" &amp; turn &amp; " tur]"
    If part &gt; 0 Then outp = outp &amp; "[" &amp; part &amp; "X" &amp; bolum &amp; "]"
    If rest(1) &gt; 0 Then outp = outp &amp; "[" &amp; rest(1) &amp; " kalan]"
    ReDim outp
    TESBIH = outp
End Function
Function TUMLE(range)
    Dim row, col    As Integer
    Dim result, cell As String
    result = ""
    On Error GoTo 276
    For row = LBound(range, 1) To UBound(range, 1)
        For col = LBound(range, 2) To UBound(range, 2)
            cell = range(row, col)
            If cell &lt;&gt; 0 And Len(Trim(cell)) &lt;&gt; 0 Then
                If result &lt;&gt; "" Then
                    result = result &amp; " "
                End If
                result = result &amp; range(row, col)
            End If
        Next  	REM ** Bu satırda uyarı vermesinin sebebi fonksiyonun kullanıldığı bir aralık girilmemiş olmasıdır.
    Next
    276 If result = "" Then MsgBox "TUMLE() için girilen aralıktaki tüm hücreler zaten boş; makrolar harika çalışıyorlar"
    TUMLE = result
End Function
Function UNSUR(ByVal metin As String, Optional otabiat As Variant, Optional otype As Variant, Optional shadda As Integer, Optional guide As Variant) As String
    Dim counter, adet As Integer
    Dim choosen, liste As String
    For counter = 1 To LEN(metin)
        choosen = MID(metin, counter, 1)
        If shadda = 2 Then
            C = 1
            If choosen = "ّ" Then
                Do
                    choosen = MID(metin, counter - C, 1)
                    C = C + 1
                Loop Until SAF(choosen, "") &lt;&gt; ""
            Else
            End If
        End If
        Select Case UCase(choosen)
        Case "ا", "ب", "ج", "س", "ص", "ر", "خ", "ه", "ز", "ح", "ط", "ي", "ی", "ل", "ة", "ث", "د", "ك", "ع", "ف", "ق", "ش", "ض", "و", "م", "ن", "ت", "ذ", "ظ", "غ" : selected = selected &amp; choosen
        Case "أ", "إ", "آ", "ء", "ى" : selected = selected &amp; "ا"
        Case "ؤ" : selected = selected &amp; "و" &amp; "ا"
        Case "ۀ" : selected = selected &amp; "ه" &amp; "ي"
        Case "ئ" : selected = selected &amp; "ي" &amp; "ا"
        Case "א", "ב", "ג", "ד", "ה", "ו", "ז", "ח", "ט", "י", "כ", "ל", "מ", "נ", "ס", "ע", "פ", "צ", "ק", "ר", "ש", "ת", "ם", "ן", "ף", "ץ", "ך" : selected = selected &amp; choosen
        Case "A", "B", "C", "Ç", "D", "E", "F", "G", "Ğ", "H", "I", "İ", "J", "K", "L", "M", "N", "O", "Ö", "P", "R", "S", "Ş", "T", "U", "Ü", "V", "Y", "Z" : selected = selected &amp; UCase(choosen)
        End Select
    Next counter
    Select Case guide
    Case "TURKCE", 0
        Select Case otype
        Case "fire", "ateş", 0
            For counter = 1 To LEN(selected)
                choosen = MID(selected, counter, 1)
                Select Case choosen
                Case "A", "D", "Ğ", "J", "N", "R", "U", "Z"
                    liste = liste &amp; choosen &amp; " "
                    adet = adet + 1
                Case Else
                End Select
            Next counter
        Case "air", "hava", 1
            For counter = 1 To LEN(selected)
                choosen = MID(selected, counter, 1)
                Select Case choosen
                Case "B", "E", "H", "K", "O", "S", "Ü"
                    liste = liste &amp; choosen &amp; " "
                    adet = adet + 1
                Case Else
                End Select
            Next counter
        Case "water", "su", 2
            For counter = 1 To LEN(selected)
                choosen = MID(selected, counter, 1)
                Select Case choosen
                Case "C", "F", "I", "L", "Ö", "Ş", "V"
                    liste = liste &amp; choosen &amp; " "
                    adet = adet + 1
                Case Else
                End Select
            Next counter
        Case "earth", "toprak", 3
            For counter = 1 To LEN(selected)
                choosen = MID(selected, counter, 1)
                Select Case choosen
                Case "Ç", "G", "İ", "M", "P", "T", "Y"
                    liste = liste &amp; choosen &amp; " "
                    adet = adet + 1
                Case Else
                End Select
            Next counter
        End Select
    Case "ARABI", 1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د", "ح", "ل", "ع", "ر", "خ", "غ"
                    liste = liste &amp; choosen &amp; " "
                    adet = adet + 1
                Case Else
                End Select
            Next counter
        Case "water", "su", 2
            For counter = 1 To LEN(selected)
                choosen = MID(selected, counter, 1)
                Select Case choosen
                Case "ب", "و", "ن", "ي", "ی", "ص", "ت", "ض"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BUNI", 2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ب", "و", "ن", "ي", "ی", "ص", "ت", "ض"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HUSEYNI", 3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ج", "ز", "ك", "س", "ق", "ث", "ظ"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ب", "و", "ي", "ی", "ن", "ص", "ت", "ض"
                    liste = liste &amp; choosen &amp; " "
                    adet = adet + 1
                Case Else
                End Select
            Next counter
        End Select
    Case "HEBREW", 4
        Select Case otype
        Case "fire", "ateş", 0
            For counter = 1 To LEN(selected)
                choosen = MID(selected, counter, 1)
                Select Case choosen
                Case "א", "ה", "ט", "מ", "פ", "ש", "ף"
                    liste = liste &amp; choosen &amp; " "
                    adet = adet + 1
                Case Else
                End Select
            Next counter
        Case "air", "hava", 1
            For counter = 1 To LEN(selected)
                choosen = MID(selected, counter, 1)
                Select Case choosen
                Case "ב", "ו", "י", "נ", "צ", "ת", "ץ"
                    liste = liste &amp; choosen &amp; " "
                    adet = adet + 1
                Case Else
                End Select
            Next counter
        Case "water", "su", 2
            For counter = 1 To LEN(selected)
                choosen = MID(selected, counter, 1)
                Select Case choosen
                Case "ג", "ז", "כ", "ס", "ק", "ם", "ך"
                    liste = liste &amp; choosen &amp; " "
                    adet = adet + 1
                Case Else
                End Select
            Next counter
        Case "earth", "toprak", 3
            For counter = 1 To LEN(selected)
                choosen = MID(selected, counter, 1)
                Select Case choosen
                Case "ד", "ח", "ל", "ע", "ר", "ן"
                    liste = liste &amp; choosen &amp; " "
                    adet = adet + 1
                Case Else
                End Select
            Next counter
        End Select
    Case Else
        Select Case otype
        Case "fire", "ateş", 0
            For counter = 1 To LEN(selected)
                choosen = MID(selected, counter, 1)
                Select Case choosen
                Case "ا", "ب", "ج", "س", "ص", "ر", "خ"
                    liste = liste &amp; choosen &amp; " "
                    adet = adet + 1
                Case Else
                End Select
            Next counter
        Case "air", "hava", 1
            For counter = 1 To LEN(selected)
                choosen = MID(selected, counter, 1)
                Select Case choosen
                Case "ه", "ز", "ح", "ط", "ي", "ل", "ة", "ث", "ی"
                    liste = liste &amp; choosen &amp; " "
                    adet = adet + 1
                Case Else
                End Select
            Next counter
        Case "water", "su", 2
            For counter = 1 To LEN(selected)
                choosen = MID(selected, counter, 1)
                Select Case choosen
                Case "د", "ك", "ع", "ف", "ق", "ش", "ض"
                    liste = liste &amp; choosen &amp; " "
                    adet = adet + 1
                Case Else
                End Select
            Next counter
        Case "earth", "toprak", 3
            For counter = 1 To LEN(selected)
                choosen = MID(selected, counter, 1)
                Select Case choosen
                Case "و", "م", "ن", "ت", "ذ", "ظ", "غ"
                    liste = liste &amp; choosen &amp; " "
                    adet = adet + 1
                Case Else
                End Select
            Next counter
        End Select
    End Select
    Select Case otabiat
    Case "liste", "list", 1 : UNSUR = liste
    Case "adet", "amount", 0 : UNSUR = adet
    End Select
End Function
Function WORDBYWORD(ByVal klmmetin As String, Optional tablo As Integer, Optional shadda As Integer, Optional detail As Integer) As String
    Dim content, word As String
    content = ""
    word = ""
    klmmetin = klmmetin &amp; " "
    For counter = 1 To LEN(klmmetin)
        klmchoosen = MID(klmmetin, counter, 1)
        word = word + klmchoosen
        Select Case klmchoosen
        Case " ", Chr(10)
            calculation =  "("  &amp; ABJAD(word, tablo, shadda, detail) &amp; ")" &amp; klmchoosen
            If calculation &lt;&gt; "(0) " Then content = content &amp; word &amp; ALTAYAZ(calculation)
            word = ""
            calculation = ""
        Case Else
        End Select
    Next
    ReDim word, calculation, content
    WORDBYWORD = conten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bc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